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86pt"/>
    </style:style>
    <style:style style:name="co2" style:family="table-column">
      <style:table-column-properties fo:break-before="auto" style:column-width="37.76pt"/>
    </style:style>
    <style:style style:name="co3" style:family="table-column">
      <style:table-column-properties fo:break-before="auto" style:column-width="70.36pt"/>
    </style:style>
    <style:style style:name="co4" style:family="table-column">
      <style:table-column-properties fo:break-before="auto" style:column-width="95.44pt"/>
    </style:style>
    <style:style style:name="co5" style:family="table-column">
      <style:table-column-properties fo:break-before="auto" style:column-width="77.75pt"/>
    </style:style>
    <style:style style:name="co6" style:family="table-column">
      <style:table-column-properties fo:break-before="auto" style:column-width="47.34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52.55pt"/>
    </style:style>
    <style:style style:name="co9" style:family="table-column">
      <style:table-column-properties fo:break-before="auto" style:column-width="79.2pt"/>
    </style:style>
    <style:style style:name="co10" style:family="table-column">
      <style:table-column-properties fo:break-before="auto" style:column-width="60.69pt"/>
    </style:style>
    <style:style style:name="co11" style:family="table-column">
      <style:table-column-properties fo:break-before="auto" style:column-width="82.86pt"/>
    </style:style>
    <style:style style:name="co12" style:family="table-column">
      <style:table-column-properties fo:break-before="auto" style:column-width="55.5pt"/>
    </style:style>
    <style:style style:name="co13" style:family="table-column">
      <style:table-column-properties fo:break-before="auto" style:column-width="93.26pt"/>
    </style:style>
    <style:style style:name="co14" style:family="table-column">
      <style:table-column-properties fo:break-before="auto" style:column-width="40.71pt"/>
    </style:style>
    <style:style style:name="co15" style:family="table-column">
      <style:table-column-properties fo:break-before="auto" style:column-width="62.84pt"/>
    </style:style>
    <style:style style:name="co16" style:family="table-column">
      <style:table-column-properties fo:break-before="auto" style:column-width="75.49pt"/>
    </style:style>
    <style:style style:name="co17" style:family="table-column">
      <style:table-column-properties fo:break-before="auto" style:column-width="80.65pt"/>
    </style:style>
    <style:style style:name="co18" style:family="table-column">
      <style:table-column-properties fo:break-before="auto" style:column-width="44.39pt"/>
    </style:style>
    <style:style style:name="co19" style:family="table-column">
      <style:table-column-properties fo:break-before="auto" style:column-width="54.06pt"/>
    </style:style>
    <style:style style:name="co20" style:family="table-column">
      <style:table-column-properties fo:break-before="auto" style:column-width="51.11pt"/>
    </style:style>
    <style:style style:name="co21" style:family="table-column">
      <style:table-column-properties fo:break-before="auto" style:column-width="616.59pt"/>
    </style:style>
    <style:style style:name="co22" style:family="table-column">
      <style:table-column-properties fo:break-before="auto" style:column-width="74.75pt"/>
    </style:style>
    <style:style style:name="co23" style:family="table-column">
      <style:table-column-properties fo:break-before="auto" style:column-width="213.9pt"/>
    </style:style>
    <style:style style:name="co24" style:family="table-column">
      <style:table-column-properties fo:break-before="auto" style:column-width="102.84pt"/>
    </style:style>
    <style:style style:name="co25" style:family="table-column">
      <style:table-column-properties fo:break-before="auto" style:column-width="97pt"/>
    </style:style>
    <style:style style:name="co26" style:family="table-column">
      <style:table-column-properties fo:break-before="auto" style:column-width="101.4pt"/>
    </style:style>
    <style:style style:name="co27" style:family="table-column">
      <style:table-column-properties fo:break-before="auto" style:column-width="105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ta1" style:family="table" style:master-page-name="PageStyle_5f_Supply">
      <style:table-properties table:display="true" style:writing-mode="lr-tb"/>
    </style:style>
    <style:style style:name="ta2" style:family="table" style:master-page-name="PageStyle_5f_Comparis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ff00" fo:background-color="#f3f3f3" style:diagonal-bl-tr="none" style:diagonal-tl-br="none" fo:border-left="0.74pt solid #00ff00" fo:border-right="0.74pt solid #b7b7b7" style:rotation-align="none" fo:border-top="0.74pt solid #00ff00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fo:background-color="#fde9d9" style:diagonal-bl-tr="none" style:diagonal-tl-br="none" fo:border-left="none" fo:border-right="0.74pt solid #b7b7b7" style:rotation-align="none" fo:border-top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be5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">
      <style:table-cell-properties fo:border-bottom="0.74pt solid #00ff00" fo:background-color="#f3f3f3" style:diagonal-bl-tr="none" style:diagonal-tl-br="none" style:text-align-source="fix" style:repeat-content="false" fo:wrap-option="no-wrap" fo:border-left="none" style:direction="ltr" fo:border-right="0.74pt solid #00ff00" style:rotation-angle="0" style:rotation-align="none" style:shrink-to-fit="false" fo:border-top="0.74pt solid #00ff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fo:border-bottom="0.74pt solid #00ff00" fo:background-color="#f3f3f3" style:diagonal-bl-tr="none" style:diagonal-tl-br="none" fo:border-left="none" fo:border-right="0.74pt solid #00ff00" style:rotation-align="none" fo:border-top="0.74pt solid #00ff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25">
      <style:table-cell-properties fo:background-color="#fde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26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25">
      <style:table-cell-properties style:rotation-align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1">
      <style:table-cell-properties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1">
      <style:table-cell-properties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1">
      <style:table-cell-properties fo:background-color="#fde9d9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1">
      <style:table-cell-properties fo:background-color="#fde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25">
      <style:table-cell-properties fo:border-bottom="none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1">
      <style:table-cell-properties fo:border-bottom="none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order-bottom="none" style:diagonal-bl-tr="none" style:diagonal-tl-br="none" fo:border-left="none" fo:border-right="2.49pt solid #cccccc" style:rotation-align="none" fo:border-top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1">
      <style:table-cell-properties fo:border-bottom="none" style:diagonal-bl-tr="none" style:diagonal-tl-br="none" fo:border-left="none" fo:border-right="2.49pt solid #cccccc" style:rotation-align="none" fo:border-top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2.49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1">
      <style:table-cell-properties fo:border-bottom="none" fo:background-color="#fde9d9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fo:background-color="#f3f3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6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1">
      <style:table-cell-properties fo:border-bottom="0.74pt solid #00ff00" fo:background-color="#f3f3f3" style:diagonal-bl-tr="none" style:diagonal-tl-br="none" fo:border-left="none" fo:border-right="0.74pt solid #00ff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">
      <style:table-cell-properties fo:border-bottom="0.74pt solid #00ff00" fo:background-color="#f3f3f3" style:diagonal-bl-tr="none" style:diagonal-tl-br="none" style:text-align-source="fix" style:repeat-content="false" fo:wrap-option="no-wrap" fo:border-left="none" style:direction="ltr" fo:border-right="0.74pt solid #00ff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25">
      <style:table-cell-properties fo:background-color="#f2dbd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2dbdb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6">
      <style:table-cell-properties fo:background-color="#f2db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26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fo:border="none" style:rotation-align="none"/>
      <style:text-properties fo:color="#11a9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2" style:family="table-cell" style:parent-style-name="Default" style:data-style-name="N11">
      <style:table-cell-properties fo:background-color="#f2dbdb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1">
      <style:table-cell-properties fo:background-color="#f2dbd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25">
      <style:table-cell-properties fo:border-bottom="none" fo:background-color="#f2dbdb" style:diagonal-bl-tr="none" style:diagonal-tl-br="none" fo:border-left="none" fo:border-right="2.49pt solid #cccccc" style:rotation-align="none" fo:border-top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1">
      <style:table-cell-properties fo:border-bottom="none" fo:background-color="#f2dbdb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25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eaf1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26">
      <style:table-cell-properties fo:background-color="#eaf1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eaf1dd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1">
      <style:table-cell-properties fo:background-color="#eaf1dd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11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25">
      <style:table-cell-properties fo:border-bottom="none" fo:background-color="#eaf1dd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1">
      <style:table-cell-properties fo:border-bottom="none" fo:background-color="#eaf1dd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25">
      <style:table-cell-properties fo:background-color="#cfe2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126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cfe2f3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1">
      <style:table-cell-properties fo:background-color="#cfe2f3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cfe2f3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1">
      <style:table-cell-properties fo:background-color="#cfe2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25">
      <style:table-cell-properties fo:border-bottom="none" fo:background-color="#cfe2f3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1">
      <style:table-cell-properties fo:border-bottom="none" fo:background-color="#cfe2f3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25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28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25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28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25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28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25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28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 office:value-type="string" calcext:value-type="string">
            <text:p>Set zoom to 50% or 75%</text:p>
          </table:table-cell>
          <table:table-cell table:number-columns-repeated="1023"/>
        </table:table-row>
        <table:table-row table:style-name="ro1">
          <table:table-cell>
            <draw:frame table:end-cell-address="Supply.J31" table:end-x="62.73pt" table:end-y="11.23pt" draw:z-index="1" draw:name="Chart 2" draw:style-name="gr1" draw:text-style-name="P1" svg:width="662.23pt" svg:height="452.98pt" svg:x="60.75pt" svg:y="0.74pt">
              <draw:object draw:notify-on-update-of-ranges="Supply.B46:Supply.B71 Supply.I46:Supply.I71 Supply.O46:Supply.O71 Supply.T46:Supply.T71 Supply.D46:Supply.D71 Supply.I46:Supply.I71 Supply.O46:Supply.O71 Supply.T46:Supply.T71 Supply.D46:Supply.D71 Supply.Y46:Supply.Y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Supply.AD31" table:end-x="4.03pt" table:end-y="11.23pt" draw:z-index="0" draw:name="Chart 1" draw:style-name="gr1" draw:text-style-name="P1" svg:width="1193.22pt" svg:height="452.98pt" svg:x="61.51pt" svg:y="0.74pt">
              <draw:object draw:notify-on-update-of-ranges="Supply.B46:Supply.B144 Supply.I46:Supply.I144 Supply.O46:Supply.O144 Supply.T46:Supply.T144 Supply.D46:Supply.D144 Supply.I46:Supply.I144 Supply.O46:Supply.O144 Supply.T46:Supply.T144 Supply.D46:Supply.D144 Supply.Y46:Supply.Y1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"/>
          <table:table-cell table:style-name="ce1"/>
          <table:table-cell table:style-name="ce114"/>
          <table:table-cell table:style-name="ce1"/>
          <table:table-cell table:number-columns-repeated="992"/>
        </table:table-row>
        <table:table-row table:style-name="ro1">
          <table:table-cell table:number-columns-repeated="29"/>
          <table:table-cell table:style-name="ce1" table:number-columns-repeated="3"/>
          <table:table-cell table:number-columns-repeated="992"/>
        </table:table-row>
        <table:table-row table:style-name="ro1">
          <table:table-cell table:number-columns-repeated="29"/>
          <table:table-cell table:style-name="ce107" table:number-columns-repeated="2"/>
          <table:table-cell table:style-name="ce1"/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/>
          <table:table-cell table:style-name="ce1"/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 table:style-name="ce1" table:number-columns-repeated="2"/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 table:style-name="ce107" office:value-type="string" calcext:value-type="string">
            <text:p>CURRENT:</text:p>
          </table:table-cell>
          <table:table-cell table:style-name="ce1"/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 table:style-name="ce2" office:value-type="string" calcext:value-type="string">
            <text:p>Parameter 1:</text:p>
          </table:table-cell>
          <table:table-cell table:style-name="ce117" office:value-type="string" calcext:value-type="string">
            <text:p>Initial emission/reward ("inflation" as some would call it): ~3385 NIM/min. That is much higher than any of RED, GREEN and BLUE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 table:style-name="ce2" office:value-type="string" calcext:value-type="string">
            <text:p>Parameter 2:</text:p>
          </table:table-cell>
          <table:table-cell table:style-name="ce117" office:value-type="string" calcext:value-type="string">
            <text:p>Annual emission/reward change: ~12% less reward every year. Thus the reward decreases faster than all of RED, GREEN and BLUE over time. That means the emission/reward starts falling below GREEN after 14 years, below BLUE after 17 years and below RED after 18 years. After 50 years it is ~97.2% lower than the emission/reward rate of RED, 96% lower than the reward rate of GREEN, and ~97% lower than the reward rate of BLUE. After 75 years it is over 99% lower than the emission/reward rates of RED, GREEN and BLUE. 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2" table:number-columns-repeated="2"/>
          <table:table-cell table:style-name="ce118" office:value-type="string" calcext:value-type="string">
            <text:p>S/F Ratio initially is around 3.7, so much lower than all of RED, GREEN and BLUE (Gold ~ 62, BTC ~27.5), it naturally only increases from there (as reward rate decreases)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 table:style-name="ce2" office:value-type="string" calcext:value-type="string">
            <text:p>Projected 1YR</text:p>
          </table:table-cell>
          <table:table-cell table:style-name="ce119" office:value-type="string" calcext:value-type="string">
            <text:p>Coin Supply: 8'294'932'916, annual growth rate ("inflation"): 25.23%, annual staking reward (50% of coin supply staking assumed): 50.45%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2"/>
          <table:table-cell table:style-name="ce2" office:value-type="string" calcext:value-type="string">
            <text:p>10YR</text:p>
          </table:table-cell>
          <table:table-cell table:style-name="ce119" office:value-type="string" calcext:value-type="string">
            <text:p>Coin Supply: 16'820'305'122, annual growth rate ("inflation"): 3.38%, annual staking reward (50% of coin supply staking assumed): 6.75%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8"/>
          <table:table-cell table:style-name="ce2" office:value-type="string" calcext:value-type="string">
            <text:p>25YR</text:p>
          </table:table-cell>
          <table:table-cell table:style-name="ce119" office:value-type="string" calcext:value-type="string">
            <text:p>Coin Supply: 20'342'414'902, annual growth rate ("inflation"): 0.42%, annual staking reward (50% of coin supply staking assumed): 0.85%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9"/>
          <table:table-cell table:style-name="ce2" office:value-type="string" calcext:value-type="string">
            <text:p>50YR</text:p>
          </table:table-cell>
          <table:table-cell table:style-name="ce119" office:value-type="string" calcext:value-type="string">
            <text:p>Coin Supply: 20'966'771'774, annual growth rate ("inflation"): 0.02%, annual staking reward (50% of coin supply staking assumed): 0.04%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9"/>
          <table:table-cell table:style-name="ce2" office:value-type="string" calcext:value-type="string">
            <text:p>CAP 98 YR</text:p>
          </table:table-cell>
          <table:table-cell table:style-name="ce1" office:value-type="string" calcext:value-type="string">
            <text:p>Coin Supply: 21'000'000'000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9"/>
          <table:table-cell table:style-name="ce115" office:value-type="string" calcext:value-type="string">
            <text:p>ISSUES:</text:p>
          </table:table-cell>
          <table:table-cell table:style-name="ce120" office:value-type="string" calcext:value-type="string">
            <text:p>Immediately visible is the excessively high current rate of coin emission ("inlfation"). In addition there are the llarge changes in reward rate ni time (stability preferred).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9"/>
          <table:table-cell table:style-name="ce108" office:value-type="string" calcext:value-type="string">
            <text:p>RED (S2):</text:p>
          </table:table-cell>
          <table:table-cell table:style-name="ce1"/>
          <table:table-cell table:number-columns-repeated="992"/>
        </table:table-row>
        <table:table-row table:style-name="ro1">
          <table:table-cell table:number-columns-repeated="29"/>
          <table:table-cell table:style-name="ce109"/>
          <table:table-cell table:style-name="ce109" office:value-type="string" calcext:value-type="string">
            <text:p>Parameter 1:</text:p>
          </table:table-cell>
          <table:table-cell table:style-name="ce121" office:value-type="string" calcext:value-type="string">
            <text:p>Initial emission/reward ("inflation" as some would call it): ~400 NIM/min. That is lower than both GREEN and BLUE (and significantly lower than CURRENT)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9"/>
          <table:table-cell table:style-name="ce109" office:value-type="string" calcext:value-type="string">
            <text:p>Parameter 2:</text:p>
          </table:table-cell>
          <table:table-cell table:style-name="ce122" office:value-type="string" calcext:value-type="string">
            <text:p>Annual emission/reward change: ~0.79% less reward every year. Thus the reward decreases slower over time than any of GREEN, BLUE or CURRENT. That means the emission/reward starts exceeding CURRENT after 18 years, GREEN after 34 years and BLUE after 40 years. After 50 years it is ~44% higher than the emission/reward rate of GREEN and ~7% higher than the reward rate of BLUE (CURRENT reward rate by then is too small to even compare). After 75 years it is ~163% higher than the emission/reward rate of GREEN and ~27% higher than the reward rate of BLUE (CURRENT reward by then is effectively zero). </text:p>
          </table:table-cell>
          <table:table-cell table:number-columns-repeated="992"/>
        </table:table-row>
        <table:table-row table:style-name="ro1">
          <table:table-cell table:number-columns-repeated="29"/>
          <table:table-cell table:style-name="ce109" table:number-columns-repeated="2"/>
          <table:table-cell table:style-name="ce121" office:value-type="string" calcext:value-type="string">
            <text:p>S/F Ratio initially is around 31, so higher than both GREEN, BLUE and of course CURRENT (Gold ~ 62, BTC ~27.5), it naturally only increases from there (as reward rate decreases)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09"/>
          <table:table-cell table:style-name="ce109" office:value-type="string" calcext:value-type="string">
            <text:p>Projected 1YR</text:p>
          </table:table-cell>
          <table:table-cell table:style-name="ce122" office:value-type="string" calcext:value-type="string">
            <text:p>Coin Supply: 6'832'835'827, annual growth rate ("inflation"): 3.15%, annual staking reward (50% of coin supply staking assumed): 6.31% 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0"/>
          <table:table-cell table:style-name="ce109" office:value-type="string" calcext:value-type="string">
            <text:p>10YR</text:p>
          </table:table-cell>
          <table:table-cell table:style-name="ce122" office:value-type="string" calcext:value-type="string">
            <text:p>Coin Supply: 8'646'100'191, annual growth rate ("inflation"): 2.31%, annual staking reward (50% of coin supply staking assumed): 4.62% 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09" office:value-type="string" calcext:value-type="string">
            <text:p>25YR</text:p>
          </table:table-cell>
          <table:table-cell table:style-name="ce122" office:value-type="string" calcext:value-type="string">
            <text:p>Coin Supply: 11'396'146'489, annual growth rate ("inflation"): 1.54%, annual staking reward (50% of coin supply staking assumed): 3.09% 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09" office:value-type="string" calcext:value-type="string">
            <text:p>50YR</text:p>
          </table:table-cell>
          <table:table-cell table:style-name="ce122" office:value-type="string" calcext:value-type="string">
            <text:p>Coin Supply: 15'311'339'150, annual growth rate ("inflation"): 0.94%, annual staking reward (50% of coin supply staking assumed): 1.87% 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09" office:value-type="string" calcext:value-type="string">
            <text:p>CAP 98 YR</text:p>
          </table:table-cell>
          <table:table-cell table:style-name="ce121" office:value-type="string" calcext:value-type="string">
            <text:p>Coin Supply: 21'000'000'000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10" office:value-type="string" calcext:value-type="string">
            <text:p>GREEN (S1):</text:p>
          </table:table-cell>
          <table:table-cell table:style-name="ce1"/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11" office:value-type="string" calcext:value-type="string">
            <text:p>Parameter 1:</text:p>
          </table:table-cell>
          <table:table-cell table:style-name="ce123" office:value-type="string" calcext:value-type="string">
            <text:p>Initial emission/reward ("inflation" as some would call it): ~900 NIM/min. That is higher than both RED and BLUE (but still significantly lower than CURRENT)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11" office:value-type="string" calcext:value-type="string">
            <text:p>Parameter 2:</text:p>
          </table:table-cell>
          <table:table-cell table:style-name="ce124" office:value-type="string" calcext:value-type="string">
            <text:p>Annual emission/reward change: ~3.15% <text:s/>less reward every year. Thus the reward decreases faster over time than both RED and BLUE, but slower than CURRENT. That means the emission/reward starts exceeding CURRENT after 14 years, while falling below BLUE after 31 years and below RED after 34 years. After 50 years it is ~31% lower than the emission/reward rate of RED and ~26% lower than the reward rate of BLUE (CURRENT reward rate by then is too small to even compare). After 75 years it is ~62% lower than the emission/reward rate of RED and ~52% lower than the reward rate of BLUE (CURRENT reward by then is effectively zero). 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 table:number-columns-repeated="2"/>
          <table:table-cell table:style-name="ce123" office:value-type="string" calcext:value-type="string">
            <text:p>S/F Ratio initially around 14 so lower than both RED and BLUE, but higher than CURRENT (Gold ~ 62, BTC ~27.5), it naturally only increases from there (as reward rate decreases)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1"/>
          <table:table-cell table:style-name="ce111" office:value-type="string" calcext:value-type="string">
            <text:p>Projected 1YR</text:p>
          </table:table-cell>
          <table:table-cell table:style-name="ce124" office:value-type="string" calcext:value-type="string">
            <text:p>Coin Supply: 7'088'314'032, annual growth rate ("inflation"): 7.01%, annual staking reward (50% of coin supply staking assumed): 14.02%</text:p>
          </table:table-cell>
          <table:table-cell table:number-columns-repeated="992"/>
        </table:table-row>
        <table:table-row table:style-name="ro2">
          <table:table-cell table:number-columns-repeated="29"/>
          <table:table-cell table:style-name="ce112"/>
          <table:table-cell table:style-name="ce111" office:value-type="string" calcext:value-type="string">
            <text:p>10YR</text:p>
          </table:table-cell>
          <table:table-cell table:style-name="ce124" office:value-type="string" calcext:value-type="string">
            <text:p>Coin Supply: 10'714'431'294, annual growth rate ("inflation"): 3.42%, annual staking reward (50% of coin supply staking assumed): 6.83%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1" office:value-type="string" calcext:value-type="string">
            <text:p>DEFINITION</text:p>
          </table:table-cell>
          <table:table-cell table:number-columns-repeated="14"/>
          <table:table-cell table:style-name="ce113"/>
          <table:table-cell table:style-name="ce111" office:value-type="string" calcext:value-type="string">
            <text:p>25YR</text:p>
          </table:table-cell>
          <table:table-cell table:style-name="ce124" office:value-type="string" calcext:value-type="string">
            <text:p>Coin Supply: 14'864'867'919, annual growth rate ("inflation"): 1.50%, annual staking reward (50% of coin supply staking assumed): 2.99%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21" office:value-type="string" calcext:value-type="string">
            <text:p>* Purely for demonstrational purposes, the calculations use April 14 2020 as the time for PoS switch</text:p>
          </table:table-cell>
          <table:table-cell table:number-columns-repeated="10"/>
          <table:table-cell table:style-name="ce69" office:value-type="string" calcext:value-type="string">
            <text:p>adj reward % p.a. = % change of share of network supply</text:p>
          </table:table-cell>
          <table:table-cell table:number-columns-repeated="14"/>
          <table:table-cell table:style-name="ce113"/>
          <table:table-cell table:style-name="ce111" office:value-type="string" calcext:value-type="string">
            <text:p>50YR</text:p>
          </table:table-cell>
          <table:table-cell table:style-name="ce124" office:value-type="string" calcext:value-type="string">
            <text:p>Coin Supply: 18'574'224'212, annual growth rate ("inflation"): 0.53%, annual staking reward (50% of coin supply staking assumed): 1.07%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22" office:value-type="string" calcext:value-type="string">
            <text:p><text:s text:c="3"/>ALL NUMBERS ARE APPROXIMATIONS &amp; subject to adjustments</text:p>
          </table:table-cell>
          <table:table-cell table:number-columns-repeated="10"/>
          <table:table-cell table:style-name="ce69" office:value-type="string" calcext:value-type="string">
            <text:p>S/F = stock to flow ratio = how many years it would take to reach current supply from scratch at current emission rate (higher = more scarce, GOLD ~ 62, BTC ~27.5)</text:p>
          </table:table-cell>
          <table:table-cell table:number-columns-repeated="14"/>
          <table:table-cell table:style-name="ce113"/>
          <table:table-cell table:style-name="ce111" office:value-type="string" calcext:value-type="string">
            <text:p>CAP 98 YR</text:p>
          </table:table-cell>
          <table:table-cell table:style-name="ce123" office:value-type="string" calcext:value-type="string">
            <text:p>Coin Supply: 21'000'000'000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13"/>
          <table:table-cell table:number-columns-repeated="4"/>
          <table:table-cell table:style-name="ce50"/>
          <table:table-cell table:number-columns-repeated="4"/>
          <table:table-cell table:style-name="ce50"/>
          <table:table-cell table:style-name="ce8"/>
          <table:table-cell table:number-columns-repeated="4"/>
          <table:table-cell table:style-name="ce50"/>
          <table:table-cell/>
          <table:table-cell table:style-name="ce8"/>
          <table:table-cell table:number-columns-repeated="2"/>
          <table:table-cell table:style-name="ce50"/>
          <table:table-cell table:number-columns-repeated="4"/>
          <table:table-cell table:style-name="ce50"/>
          <table:table-cell table:style-name="ce113"/>
          <table:table-cell table:style-name="ce116" office:value-type="string" calcext:value-type="string">
            <text:p>BLUE :</text:p>
          </table:table-cell>
          <table:table-cell table:style-name="ce1"/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13"/>
          <table:table-cell table:style-name="ce23" office:value-type="string" calcext:value-type="string" table:number-columns-spanned="26" table:number-rows-spanned="1">
            <text:p>NIM issuance/reward</text:p>
          </table:table-cell>
          <table:covered-table-cell table:number-columns-repeated="25" table:style-name="ce32"/>
          <table:table-cell table:style-name="ce113"/>
          <table:table-cell table:style-name="ce113" office:value-type="string" calcext:value-type="string">
            <text:p>Parameter 1:</text:p>
          </table:table-cell>
          <table:table-cell table:style-name="ce125" office:value-type="string" calcext:value-type="string">
            <text:p>Initial emission/reward ("inflation" as some would call it): ~525 NIM/min. That is higher than RED but lower than GREEN (and also significantly lower than CURRENT)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4" office:value-type="string" calcext:value-type="string">
            <text:p>CURRENT:</text:p>
          </table:table-cell>
          <table:table-cell table:style-name="ce24" table:number-columns-repeated="2"/>
          <table:table-cell table:style-name="ce45"/>
          <table:table-cell table:style-name="ce51"/>
          <table:table-cell table:style-name="ce60" office:value-type="string" calcext:value-type="string">
            <text:p>Lower Bound</text:p>
          </table:table-cell>
          <table:table-cell table:style-name="ce24" table:number-columns-repeated="2"/>
          <table:table-cell table:style-name="ce67"/>
          <table:table-cell table:style-name="ce68"/>
          <table:table-cell table:style-name="ce9"/>
          <table:table-cell table:style-name="ce70" office:value-type="string" calcext:value-type="string">
            <text:p>RED:</text:p>
          </table:table-cell>
          <table:table-cell table:style-name="ce24" table:number-columns-repeated="2"/>
          <table:table-cell table:style-name="ce83"/>
          <table:table-cell table:style-name="ce85"/>
          <table:table-cell table:style-name="ce83" office:value-type="string" calcext:value-type="string">
            <text:p>GREEN:</text:p>
          </table:table-cell>
          <table:table-cell table:style-name="ce9"/>
          <table:table-cell table:style-name="ce91"/>
          <table:table-cell/>
          <table:table-cell table:style-name="ce50"/>
          <table:table-cell table:style-name="ce45" office:value-type="string" calcext:value-type="string">
            <text:p>BLUE:</text:p>
          </table:table-cell>
          <table:table-cell table:style-name="ce9"/>
          <table:table-cell table:style-name="ce91"/>
          <table:table-cell/>
          <table:table-cell table:style-name="ce50"/>
          <table:table-cell table:style-name="ce113"/>
          <table:table-cell table:style-name="ce113" office:value-type="string" calcext:value-type="string">
            <text:p>Parameter 2:</text:p>
          </table:table-cell>
          <table:table-cell table:style-name="ce126" office:value-type="string" calcext:value-type="string">
            <text:p>Annual emission/reward change: ~1.47% less reward every year. Thus the reward decreases faster over time than RED, but slower than BLUE and of course CURRENT. That means the emission/reward starts exceeding CURRENT after 17 years and GREEN after 31 years, while it falls below RED after 40 years. After 50 years it is ~31% lower than the emission/reward rate of RED and ~22% lower than the reward rate of GREEN (CURRENT reward rate by then is too small to even compare). After 75 years it is ~62% lower than the emission/reward rate of RED and ~44% lower than the reward rate of BLUE (CURRENT reward by then is effectively zero). 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2" office:value-type="string" calcext:value-type="string">
            <text:p>Initial NIM per minute</text:p>
          </table:table-cell>
          <table:table-cell table:style-name="ce25" table:formula="of:=(433880129.334725*EXP(-0.000000235788480377594 * [.C46]))/100000" office:value-type="float" office:value="3384.57288879145" calcext:value-type="float">
            <text:p>3385</text:p>
          </table:table-cell>
          <table:table-cell/>
          <table:table-cell table:style-name="ce29" table:number-columns-repeated="2"/>
          <table:table-cell table:style-name="ce52"/>
          <table:table-cell table:style-name="ce28" office:value-type="float" office:value="280" calcext:value-type="float">
            <text:p><text:s/>280 </text:p>
          </table:table-cell>
          <table:table-cell table:style-name="ce62" office:value-type="float" office:value="290" calcext:value-type="float">
            <text:p><text:s/>290 </text:p>
          </table:table-cell>
          <table:table-cell table:style-name="ce29" table:number-columns-repeated="2"/>
          <table:table-cell table:style-name="ce52"/>
          <table:table-cell table:style-name="ce8"/>
          <table:table-cell table:style-name="ce28" office:value-type="float" office:value="400" calcext:value-type="float">
            <text:p><text:s/>400 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3300" calcext:value-type="float">
            <text:p>3300</text:p>
          </table:table-cell>
          <table:table-cell table:style-name="ce29"/>
          <table:table-cell table:style-name="ce52"/>
          <table:table-cell table:style-name="ce28" office:value-type="float" office:value="900" calcext:value-type="float">
            <text:p><text:s/>900 </text:p>
          </table:table-cell>
          <table:table-cell table:style-name="ce74" office:value-type="float" office:value="900" calcext:value-type="float">
            <text:p>900</text:p>
          </table:table-cell>
          <table:table-cell table:style-name="ce74"/>
          <table:table-cell/>
          <table:table-cell table:style-name="ce50"/>
          <table:table-cell table:style-name="ce28" office:value-type="float" office:value="525" calcext:value-type="float">
            <text:p><text:s/>525 </text:p>
          </table:table-cell>
          <table:table-cell table:style-name="ce74" office:value-type="float" office:value="600" calcext:value-type="float">
            <text:p>600</text:p>
          </table:table-cell>
          <table:table-cell table:style-name="ce74"/>
          <table:table-cell/>
          <table:table-cell table:style-name="ce50"/>
          <table:table-cell table:style-name="ce113" table:number-columns-repeated="2"/>
          <table:table-cell table:style-name="ce125" office:value-type="string" calcext:value-type="string">
            <text:p>S/F Ratio initially around 24 so lower than RED but higher than GREEN and of course CURRENT (Gold ~ 62, BTC ~27.5), it naturally only increases from there (as reward rate decreases)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2" office:value-type="string" calcext:value-type="string">
            <text:p>Percent reduction in issuance/reward p.a.</text:p>
          </table:table-cell>
          <table:table-cell table:style-name="ce8" office:value-type="string" calcext:value-type="string">
            <text:p>n/a</text:p>
          </table:table-cell>
          <table:table-cell/>
          <table:table-cell table:style-name="ce39" table:number-columns-repeated="2"/>
          <table:table-cell table:style-name="ce53"/>
          <table:table-cell table:style-name="ce8" office:value-type="string" calcext:value-type="string">
            <text:p>n/a</text:p>
          </table:table-cell>
          <table:table-cell table:style-name="ce63"/>
          <table:table-cell table:style-name="ce39" table:number-columns-repeated="2"/>
          <table:table-cell table:style-name="ce53"/>
          <table:table-cell table:style-name="ce8"/>
          <table:table-cell table:style-name="ce71" office:value-type="percentage" office:value="0.0079" calcext:value-type="percentage">
            <text:p>0.79%</text:p>
          </table:table-cell>
          <table:table-cell table:style-name="ce63" office:value-type="percentage" office:value="0.0079" calcext:value-type="percentage">
            <text:p>0.79%</text:p>
          </table:table-cell>
          <table:table-cell table:style-name="ce63" office:value-type="percentage" office:value="0.1204" calcext:value-type="percentage">
            <text:p>12.04%</text:p>
          </table:table-cell>
          <table:table-cell table:style-name="ce39"/>
          <table:table-cell table:style-name="ce53"/>
          <table:table-cell table:style-name="ce71" office:value-type="percentage" office:value="0.0315" calcext:value-type="percentage">
            <text:p>3.15%</text:p>
          </table:table-cell>
          <table:table-cell table:style-name="ce63" office:value-type="percentage" office:value="0.0315" calcext:value-type="percentage">
            <text:p>3.15%</text:p>
          </table:table-cell>
          <table:table-cell table:number-columns-repeated="2"/>
          <table:table-cell table:style-name="ce50"/>
          <table:table-cell table:style-name="ce71" office:value-type="percentage" office:value="0.0147" calcext:value-type="percentage">
            <text:p>1.47%</text:p>
          </table:table-cell>
          <table:table-cell table:style-name="ce63" office:value-type="percentage" office:value="0.0185" calcext:value-type="percentage">
            <text:p>1.85%</text:p>
          </table:table-cell>
          <table:table-cell table:number-columns-repeated="2"/>
          <table:table-cell table:style-name="ce50"/>
          <table:table-cell table:style-name="ce113"/>
          <table:table-cell table:style-name="ce113" office:value-type="string" calcext:value-type="string">
            <text:p>Projected 1YR</text:p>
          </table:table-cell>
          <table:table-cell table:style-name="ce126" office:value-type="string" calcext:value-type="string">
            <text:p>Coin Supply: 6'897'161'398, annual growth rate ("inflation"): 4.12%, annual staking reward (50% of coin supply staking assumed): 8.25%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2" office:value-type="string" calcext:value-type="string">
            <text:p>Percent of NIM circulation staked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5"/>
          <table:table-cell table:style-name="ce40" table:number-columns-repeated="2"/>
          <table:table-cell table:style-name="ce54"/>
          <table:table-cell table:style-name="ce26" office:value-type="percentage" office:value="0.5" calcext:value-type="percentage">
            <text:p>50%</text:p>
          </table:table-cell>
          <table:table-cell table:style-name="ce40" table:number-columns-repeated="3"/>
          <table:table-cell table:style-name="ce54"/>
          <table:table-cell table:style-name="ce8"/>
          <table:table-cell table:style-name="ce72" office:value-type="percentage" office:value="0.5" calcext:value-type="percentage">
            <text:p>50%</text:p>
          </table:table-cell>
          <table:table-cell table:style-name="ce8"/>
          <table:table-cell table:style-name="ce15"/>
          <table:table-cell table:style-name="ce40"/>
          <table:table-cell table:style-name="ce54"/>
          <table:table-cell table:style-name="ce72" office:value-type="percentage" office:value="0.5" calcext:value-type="percentage">
            <text:p>50%</text:p>
          </table:table-cell>
          <table:table-cell table:style-name="ce8"/>
          <table:table-cell table:number-columns-repeated="2"/>
          <table:table-cell table:style-name="ce50"/>
          <table:table-cell table:style-name="ce72" office:value-type="percentage" office:value="0.5" calcext:value-type="percentage">
            <text:p>50%</text:p>
          </table:table-cell>
          <table:table-cell table:style-name="ce8"/>
          <table:table-cell table:number-columns-repeated="2"/>
          <table:table-cell table:style-name="ce50"/>
          <table:table-cell table:style-name="ce1"/>
          <table:table-cell table:style-name="ce113" office:value-type="string" calcext:value-type="string">
            <text:p>10YR</text:p>
          </table:table-cell>
          <table:table-cell table:style-name="ce126" office:value-type="string" calcext:value-type="string">
            <text:p>Coin Supply: 9'197'171'169, annual growth rate ("inflation"): 2.69%, annual staking reward (50% of coin supply staking assumed): 5.38%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15" office:value-type="string" calcext:value-type="string">
            <text:p>Initial NIM per day (avg)</text:p>
          </table:table-cell>
          <table:table-cell table:style-name="ce27" table:formula="of:=AVERAGE(433880129.334725*EXP(-0.000000235788480377594 * [.C46]);433880129.334725*EXP(-0.000000235788480377594 * [.C47]))/100000*60*24" office:value-type="float" office:value="4590475.0433318" calcext:value-type="float">
            <text:p>4,590,475</text:p>
          </table:table-cell>
          <table:table-cell/>
          <table:table-cell table:style-name="ce41" table:number-columns-repeated="2"/>
          <table:table-cell table:style-name="ce55"/>
          <table:table-cell table:style-name="ce41" table:formula="of:=[.I38]*60*24" office:value-type="float" office:value="403200" calcext:value-type="float">
            <text:p><text:s/>403,200 </text:p>
          </table:table-cell>
          <table:table-cell table:style-name="ce41" table:number-columns-repeated="3"/>
          <table:table-cell table:style-name="ce55"/>
          <table:table-cell table:style-name="ce8"/>
          <table:table-cell table:style-name="ce41" table:formula="of:=AVERAGE([.O$38];[.O$38]*(1-[.O$39])^[.$B47])*60*24" office:value-type="float" office:value="573724.8" calcext:value-type="float">
            <text:p><text:s/>573,725 </text:p>
          </table:table-cell>
          <table:table-cell table:style-name="ce41"/>
          <table:table-cell table:style-name="ce80"/>
          <table:table-cell table:style-name="ce41"/>
          <table:table-cell table:style-name="ce55"/>
          <table:table-cell table:style-name="ce41" table:formula="of:=AVERAGE([.T$38];[.T$38]*(1-[.T$39])^[.$B47])*60*24" office:value-type="float" office:value="1275588" calcext:value-type="float">
            <text:p><text:s/>1,275,588 </text:p>
          </table:table-cell>
          <table:table-cell table:style-name="ce8"/>
          <table:table-cell table:number-columns-repeated="2"/>
          <table:table-cell table:style-name="ce50"/>
          <table:table-cell table:style-name="ce41" table:formula="of:=AVERAGE([.Y$38];[.Y$38]*(1-[.Y$39])^[.$B47])*60*24" office:value-type="float" office:value="750443.4" calcext:value-type="float">
            <text:p><text:s/>750,443 </text:p>
          </table:table-cell>
          <table:table-cell table:style-name="ce8"/>
          <table:table-cell table:number-columns-repeated="2"/>
          <table:table-cell table:style-name="ce50"/>
          <table:table-cell table:style-name="ce1"/>
          <table:table-cell table:style-name="ce113" office:value-type="string" calcext:value-type="string">
            <text:p>25YR</text:p>
          </table:table-cell>
          <table:table-cell table:style-name="ce126" office:value-type="string" calcext:value-type="string">
            <text:p>Coin Supply: 12'413'521'612, annual growth rate ("inflation"): 1.58%, annual staking reward (50% of coin supply staking assumed): 3.16%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15" office:value-type="string" calcext:value-type="string">
            <text:p>Initial NIM per week (avg)</text:p>
          </table:table-cell>
          <table:table-cell table:style-name="ce27" table:formula="of:=AVERAGE(433880129.334725*EXP(-0.000000235788480377594 * [.C46]);433880129.334725*EXP(-0.000000235788480377594 * [.C47]))/100000*60*24*7" office:value-type="float" office:value="32133325.3033226" calcext:value-type="float">
            <text:p>32,133,325</text:p>
          </table:table-cell>
          <table:table-cell table:style-name="ce33"/>
          <table:table-cell table:style-name="ce41" table:number-columns-repeated="2"/>
          <table:table-cell table:style-name="ce56" table:formula="of:=(1+[.G47])/(1+[.F47])-1" office:value-type="percentage" office:value="0.201440196411414" calcext:value-type="percentage">
            <text:p>20.14%</text:p>
          </table:table-cell>
          <table:table-cell table:style-name="ce41" table:formula="of:=[.I41]*7" office:value-type="float" office:value="2822400" calcext:value-type="float">
            <text:p><text:s/>2,822,400 </text:p>
          </table:table-cell>
          <table:table-cell table:style-name="ce41" table:number-columns-repeated="3"/>
          <table:table-cell table:style-name="ce55"/>
          <table:table-cell table:style-name="ce8"/>
          <table:table-cell table:style-name="ce41" table:formula="of:=[.O41]*7" office:value-type="float" office:value="4016073.6" calcext:value-type="float">
            <text:p><text:s/>4,016,074 </text:p>
          </table:table-cell>
          <table:table-cell table:style-name="ce41"/>
          <table:table-cell table:style-name="ce81"/>
          <table:table-cell table:style-name="ce41"/>
          <table:table-cell table:style-name="ce55"/>
          <table:table-cell table:style-name="ce41" table:formula="of:=[.T41]*7" office:value-type="float" office:value="8929116" calcext:value-type="float">
            <text:p><text:s/>8,929,116 </text:p>
          </table:table-cell>
          <table:table-cell table:style-name="ce8"/>
          <table:table-cell table:number-columns-repeated="2"/>
          <table:table-cell table:style-name="ce50"/>
          <table:table-cell table:style-name="ce41" table:formula="of:=[.Y41]*7" office:value-type="float" office:value="5253103.8" calcext:value-type="float">
            <text:p><text:s/>5,253,104 </text:p>
          </table:table-cell>
          <table:table-cell table:style-name="ce8"/>
          <table:table-cell table:number-columns-repeated="2"/>
          <table:table-cell table:style-name="ce50"/>
          <table:table-cell table:style-name="ce1"/>
          <table:table-cell table:style-name="ce113" office:value-type="string" calcext:value-type="string">
            <text:p>50YR</text:p>
          </table:table-cell>
          <table:table-cell table:style-name="ce126" office:value-type="string" calcext:value-type="string">
            <text:p>Coin Supply: 16'414'509'851, annual growth rate ("inflation"): 0.82%, annual staking reward (50% of coin supply staking assumed): 1.64%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15" office:value-type="string" calcext:value-type="string">
            <text:p>Initial NIM per year (avg)</text:p>
          </table:table-cell>
          <table:table-cell table:style-name="ce27" table:formula="of:=AVERAGE(433880129.334725*EXP(-0.000000235788480377594 * [.C46]);433880129.334725*EXP(-0.000000235788480377594 * [.C47]))/100000*60*24*7*52" office:value-type="float" office:value="1670932915.77277" calcext:value-type="float">
            <text:p>1,670,932,916</text:p>
          </table:table-cell>
          <table:table-cell table:style-name="ce33"/>
          <table:table-cell table:style-name="ce41" table:number-columns-repeated="2"/>
          <table:table-cell table:style-name="ce55"/>
          <table:table-cell table:style-name="ce41" table:formula="of:=[.I42]*52" office:value-type="float" office:value="146764800" calcext:value-type="float">
            <text:p><text:s/>146,764,800 </text:p>
          </table:table-cell>
          <table:table-cell table:style-name="ce41" table:number-columns-repeated="3"/>
          <table:table-cell table:style-name="ce55"/>
          <table:table-cell table:style-name="ce8"/>
          <table:table-cell table:style-name="ce41" table:formula="of:=[.O42]*52" office:value-type="float" office:value="208835827.2" calcext:value-type="float">
            <text:p><text:s/>208,835,827 </text:p>
          </table:table-cell>
          <table:table-cell table:style-name="ce41"/>
          <table:table-cell table:style-name="ce80"/>
          <table:table-cell table:style-name="ce41"/>
          <table:table-cell table:style-name="ce55"/>
          <table:table-cell table:style-name="ce41" table:formula="of:=[.T42]*52" office:value-type="float" office:value="464314032" calcext:value-type="float">
            <text:p><text:s/>464,314,032 </text:p>
          </table:table-cell>
          <table:table-cell table:style-name="ce8"/>
          <table:table-cell table:number-columns-repeated="2"/>
          <table:table-cell table:style-name="ce50"/>
          <table:table-cell table:style-name="ce41" table:formula="of:=[.Y42]*52" office:value-type="float" office:value="273161397.6" calcext:value-type="float">
            <text:p><text:s/>273,161,398 </text:p>
          </table:table-cell>
          <table:table-cell table:style-name="ce8"/>
          <table:table-cell table:number-columns-repeated="2"/>
          <table:table-cell table:style-name="ce50"/>
          <table:table-cell table:style-name="ce1"/>
          <table:table-cell table:style-name="ce113" office:value-type="string" calcext:value-type="string">
            <text:p>CAP 98 YR</text:p>
          </table:table-cell>
          <table:table-cell table:style-name="ce125" office:value-type="string" calcext:value-type="string">
            <text:p>Coin Supply: 21'000'000'000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13"/>
          <table:table-cell table:number-columns-repeated="3"/>
          <table:table-cell table:style-name="ce46" office:value-type="string" calcext:value-type="string" table:number-columns-spanned="2" table:number-rows-spanned="1">
            <text:p>total stake</text:p>
          </table:table-cell>
          <table:covered-table-cell table:style-name="ce57"/>
          <table:table-cell/>
          <table:table-cell table:style-name="ce1"/>
          <table:table-cell/>
          <table:table-cell table:style-name="ce46" office:value-type="string" calcext:value-type="string" table:number-columns-spanned="2" table:number-rows-spanned="1">
            <text:p>total stake</text:p>
          </table:table-cell>
          <table:covered-table-cell table:style-name="ce57"/>
          <table:table-cell table:style-name="ce8"/>
          <table:table-cell table:number-columns-repeated="3"/>
          <table:table-cell table:style-name="ce46" office:value-type="string" calcext:value-type="string" table:number-columns-spanned="2" table:number-rows-spanned="1">
            <text:p>total stake</text:p>
          </table:table-cell>
          <table:covered-table-cell table:style-name="ce57"/>
          <table:table-cell/>
          <table:table-cell table:style-name="ce8"/>
          <table:table-cell/>
          <table:table-cell table:style-name="ce46" office:value-type="string" calcext:value-type="string" table:number-columns-spanned="2" table:number-rows-spanned="1">
            <text:p>total stake</text:p>
          </table:table-cell>
          <table:covered-table-cell table:style-name="ce57"/>
          <table:table-cell/>
          <table:table-cell table:style-name="ce8"/>
          <table:table-cell/>
          <table:table-cell table:style-name="ce46" office:value-type="string" calcext:value-type="string" table:number-columns-spanned="2" table:number-rows-spanned="1">
            <text:p>total stake</text:p>
          </table:table-cell>
          <table:covered-table-cell table:style-name="ce57"/>
          <table:table-cell table:style-name="ce8"/>
          <table:table-cell table:style-name="ce1"/>
          <table:table-cell table:style-name="ce127"/>
          <table:table-cell table:number-columns-repeated="992"/>
        </table:table-row>
        <table:table-row table:style-name="ro5">
          <table:table-cell table:style-name="ce2"/>
          <table:table-cell table:style-name="ce8" office:value-type="string" calcext:value-type="string">
            <text:p>year</text:p>
          </table:table-cell>
          <table:table-cell table:style-name="ce16" office:value-type="string" calcext:value-type="string">
            <text:p>blockheight</text:p>
          </table:table-cell>
          <table:table-cell table:style-name="ce8" office:value-type="string" calcext:value-type="string">
            <text:p>NIM circulation</text:p>
          </table:table-cell>
          <table:table-cell table:style-name="ce34" office:value-type="string" calcext:value-type="string">
            <text:p>growth/reward</text:p>
            <text:p>per minute</text:p>
          </table:table-cell>
          <table:table-cell table:style-name="ce34" office:value-type="string" calcext:value-type="string">
            <text:p>growth</text:p>
            <text:p>% p.a.</text:p>
          </table:table-cell>
          <table:table-cell table:style-name="ce47" office:value-type="string" calcext:value-type="string">
            <text:p>reward</text:p>
            <text:p>% p.a.</text:p>
          </table:table-cell>
          <table:table-cell table:style-name="ce58" office:value-type="string" calcext:value-type="string">
            <text:p>adj reward</text:p>
            <text:p>% p.a.</text:p>
          </table:table-cell>
          <table:table-cell table:style-name="ce8" office:value-type="string" calcext:value-type="string">
            <text:p>NIM circulation</text:p>
          </table:table-cell>
          <table:table-cell table:style-name="ce34" office:value-type="string" calcext:value-type="string">
            <text:p>growth/reward</text:p>
            <text:p>per minute</text:p>
          </table:table-cell>
          <table:table-cell table:style-name="ce34" office:value-type="string" calcext:value-type="string">
            <text:p>growth</text:p>
            <text:p>% p.a.</text:p>
          </table:table-cell>
          <table:table-cell table:style-name="ce47" office:value-type="string" calcext:value-type="string">
            <text:p>reward</text:p>
            <text:p>% p.a.</text:p>
          </table:table-cell>
          <table:table-cell table:style-name="ce58" office:value-type="string" calcext:value-type="string">
            <text:p>adj reward</text:p>
            <text:p>% p.a.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NIM circulation</text:p>
          </table:table-cell>
          <table:table-cell table:style-name="ce34" office:value-type="string" calcext:value-type="string">
            <text:p>growth/reward</text:p>
            <text:p>per minute</text:p>
          </table:table-cell>
          <table:table-cell table:style-name="ce34" office:value-type="string" calcext:value-type="string">
            <text:p>growth</text:p>
            <text:p>% p.a.</text:p>
          </table:table-cell>
          <table:table-cell table:style-name="ce47" office:value-type="string" calcext:value-type="string">
            <text:p>reward</text:p>
            <text:p>% p.a.</text:p>
          </table:table-cell>
          <table:table-cell table:style-name="ce58" office:value-type="string" calcext:value-type="string">
            <text:p>adj reward</text:p>
            <text:p>% p.a.</text:p>
          </table:table-cell>
          <table:table-cell table:style-name="ce8" office:value-type="string" calcext:value-type="string">
            <text:p>NIM circulation</text:p>
          </table:table-cell>
          <table:table-cell table:style-name="ce34" office:value-type="string" calcext:value-type="string">
            <text:p>growth/reward</text:p>
            <text:p>per minute</text:p>
          </table:table-cell>
          <table:table-cell table:style-name="ce34" office:value-type="string" calcext:value-type="string">
            <text:p>growth</text:p>
            <text:p>% p.a.</text:p>
          </table:table-cell>
          <table:table-cell table:style-name="ce47" office:value-type="string" calcext:value-type="string">
            <text:p>reward</text:p>
            <text:p>% p.a.</text:p>
          </table:table-cell>
          <table:table-cell table:style-name="ce58" office:value-type="string" calcext:value-type="string">
            <text:p>adj reward</text:p>
            <text:p>% p.a.</text:p>
          </table:table-cell>
          <table:table-cell table:style-name="ce8" office:value-type="string" calcext:value-type="string">
            <text:p>NIM circulation</text:p>
          </table:table-cell>
          <table:table-cell table:style-name="ce34" office:value-type="string" calcext:value-type="string">
            <text:p>growth/reward</text:p>
            <text:p>per minute</text:p>
          </table:table-cell>
          <table:table-cell table:style-name="ce34" office:value-type="string" calcext:value-type="string">
            <text:p>growth</text:p>
            <text:p>% p.a.</text:p>
          </table:table-cell>
          <table:table-cell table:style-name="ce47" office:value-type="string" calcext:value-type="string">
            <text:p>reward</text:p>
            <text:p>% p.a.</text:p>
          </table:table-cell>
          <table:table-cell table:style-name="ce58" office:value-type="string" calcext:value-type="string">
            <text:p>adj reward</text:p>
            <text:p>% p.a.</text:p>
          </table:table-cell>
          <table:table-cell table:style-name="ce47"/>
          <table:table-cell table:style-name="ce1"/>
          <table:table-cell table:style-name="ce119"/>
          <table:table-cell table:number-columns-repeated="992"/>
        </table:table-row>
        <table:table-row table:style-name="ro2">
          <table:table-cell table:style-name="ce4" office:value-type="string" calcext:value-type="string">
            <text:p>PoS fork 4/14/2020*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1053361" calcext:value-type="float">
            <text:p>1053361</text:p>
          </table:table-cell>
          <table:table-cell table:style-name="ce28" office:value-type="float" office:value="6624000000" calcext:value-type="float">
            <text:p><text:s/>6,624,000,000 </text:p>
          </table:table-cell>
          <table:table-cell table:style-name="ce20" table:number-columns-repeated="2"/>
          <table:table-cell table:style-name="ce29"/>
          <table:table-cell table:style-name="ce55"/>
          <table:table-cell table:style-name="ce61" table:formula="of:=[.D46]" office:value-type="float" office:value="6624000000" calcext:value-type="float">
            <text:p><text:s/>6,624,000,000 </text:p>
          </table:table-cell>
          <table:table-cell table:style-name="ce20" table:number-columns-repeated="2"/>
          <table:table-cell table:style-name="ce29"/>
          <table:table-cell table:style-name="ce55"/>
          <table:table-cell table:style-name="ce10" office:value-type="float" office:value="0" calcext:value-type="float">
            <text:p>0</text:p>
          </table:table-cell>
          <table:table-cell table:style-name="ce73" table:formula="of:=[.D46]" office:value-type="float" office:value="6624000000" calcext:value-type="float">
            <text:p><text:s/>6,624,000,000 </text:p>
          </table:table-cell>
          <table:table-cell table:style-name="ce75" table:number-columns-repeated="2"/>
          <table:table-cell table:style-name="ce73"/>
          <table:table-cell table:style-name="ce86"/>
          <table:table-cell table:style-name="ce88" table:formula="of:=[.D46]" office:value-type="float" office:value="6624000000" calcext:value-type="float">
            <text:p><text:s/>6,624,000,000 </text:p>
          </table:table-cell>
          <table:table-cell table:style-name="ce89"/>
          <table:table-cell table:style-name="ce92"/>
          <table:table-cell table:style-name="ce94"/>
          <table:table-cell table:style-name="ce96"/>
          <table:table-cell table:style-name="ce98" table:formula="of:=[.I46]" office:value-type="float" office:value="6624000000" calcext:value-type="float">
            <text:p><text:s/>6,624,000,000 </text:p>
          </table:table-cell>
          <table:table-cell table:style-name="ce99"/>
          <table:table-cell table:style-name="ce101"/>
          <table:table-cell table:style-name="ce103"/>
          <table:table-cell table:style-name="ce105"/>
          <table:table-cell table:style-name="ce2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8" table:formula="of:=[.C46]+60*24*7*52" office:value-type="float" office:value="1577521" calcext:value-type="float">
            <text:p>1577521</text:p>
          </table:table-cell>
          <table:table-cell table:style-name="ce29" table:formula="of:=[.D46]+[.E47]*60*24*7*52" office:value-type="float" office:value="8294932915.77277" calcext:value-type="float">
            <text:p><text:s/>8,294,932,916 </text:p>
          </table:table-cell>
          <table:table-cell table:style-name="ce35" table:formula="of:=AVERAGE(433880129.334725*EXP(-0.000000235788480377594 * [.C46]);433880129.334725*EXP(-0.000000235788480377594 * [.C47]))/100000" office:value-type="float" office:value="3187.82989120264" calcext:value-type="float">
            <text:p><text:s/>3,187.8 </text:p>
          </table:table-cell>
          <table:table-cell table:style-name="ce42" table:formula="of:=([.D47]-[.D46])/[.D46]" office:value-type="percentage" office:value="0.252254365303861" calcext:value-type="percentage">
            <text:p>25.23%</text:p>
          </table:table-cell>
          <table:table-cell table:style-name="ce39" table:formula="of:=([.D47]-[.D46])/([.D46]*[.D$40])" office:value-type="percentage" office:value="0.504508730607722" calcext:value-type="percentage">
            <text:p>50.45%</text:p>
          </table:table-cell>
          <table:table-cell table:style-name="ce53" table:formula="of:=(1+[.G47])/(1+[.F47])-1" office:value-type="percentage" office:value="0.201440196411414" calcext:value-type="percentage">
            <text:p>20.14%</text:p>
          </table:table-cell>
          <table:table-cell table:style-name="ce29" table:formula="of:=[.I46]+[.J47]*60*24*7*52" office:value-type="float" office:value="6770764800" calcext:value-type="float">
            <text:p><text:s/>6,770,764,8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47]-[.I46])/[.I46]" office:value-type="percentage" office:value="0.0221565217391304" calcext:value-type="percentage">
            <text:p>2.22%</text:p>
          </table:table-cell>
          <table:table-cell table:style-name="ce39" table:formula="of:=([.I47]-[.I46])/([.I46]*[.I$40])" office:value-type="percentage" office:value="0.0443130434782609" calcext:value-type="percentage">
            <text:p>4.43%</text:p>
          </table:table-cell>
          <table:table-cell table:style-name="ce53" table:formula="of:=(1+[.L47])/(1+[.K47])-1" office:value-type="percentage" office:value="0.0216762514036819" calcext:value-type="percentage">
            <text:p>2.17%</text:p>
          </table:table-cell>
          <table:table-cell table:style-name="ce10" office:value-type="float" office:value="1" calcext:value-type="float">
            <text:p>1</text:p>
          </table:table-cell>
          <table:table-cell table:style-name="ce73" table:formula="of:=[.O46]+[.P47]*60*24*7*52" office:value-type="float" office:value="6832835827.2" calcext:value-type="float">
            <text:p><text:s/>6,832,835,827 </text:p>
          </table:table-cell>
          <table:table-cell table:style-name="ce76" table:formula="of:=AVERAGE([.O$38];[.O$38]*(1-[.O$39])^[.$B47])" office:value-type="float" office:value="398.42" calcext:value-type="float">
            <text:p><text:s/>398.4 </text:p>
          </table:table-cell>
          <table:table-cell table:style-name="ce82" table:formula="of:=([.O47]-[.O46])/[.O46]" office:value-type="percentage" office:value="0.0315271478260869" calcext:value-type="percentage">
            <text:p>3.15%</text:p>
          </table:table-cell>
          <table:table-cell table:style-name="ce84" table:formula="of:=([.O47]-[.O46])/([.O46]*[.O$40])" office:value-type="percentage" office:value="0.0630542956521739" calcext:value-type="percentage">
            <text:p>6.31%</text:p>
          </table:table-cell>
          <table:table-cell table:style-name="ce87" table:formula="of:=(1+[.R47])/(1+[.Q47])-1" office:value-type="percentage" office:value="0.0305635657699648" calcext:value-type="percentage">
            <text:p>3.06%</text:p>
          </table:table-cell>
          <table:table-cell table:style-name="ce88" table:formula="of:=[.T46]+[.U47]*60*24*7*52" office:value-type="float" office:value="7088314032" calcext:value-type="float">
            <text:p><text:s/>7,088,314,032 </text:p>
          </table:table-cell>
          <table:table-cell table:style-name="ce90" table:formula="of:=AVERAGE([.T$38];[.T$38]*(1-[.T$39])^[.$B47])" office:value-type="float" office:value="885.825" calcext:value-type="float">
            <text:p><text:s/>885.8 </text:p>
          </table:table-cell>
          <table:table-cell table:style-name="ce93" table:formula="of:=([.T47]-[.T46])/[.T46]" office:value-type="percentage" office:value="0.0700957173913044" calcext:value-type="percentage">
            <text:p>7.01%</text:p>
          </table:table-cell>
          <table:table-cell table:style-name="ce95" table:formula="of:=([.T47]-[.T46])/([.T46]*[.T$40])" office:value-type="percentage" office:value="0.140191434782609" calcext:value-type="percentage">
            <text:p>14.02%</text:p>
          </table:table-cell>
          <table:table-cell table:style-name="ce97" table:formula="of:=(1+[.W47])/(1+[.V47])-1" office:value-type="percentage" office:value="0.0655041565460937" calcext:value-type="percentage">
            <text:p>6.55%</text:p>
          </table:table-cell>
          <table:table-cell table:style-name="ce98" table:formula="of:=[.Y46]+[.Z47]*60*24*7*52" office:value-type="float" office:value="6897161397.6" calcext:value-type="float">
            <text:p><text:s/>6,897,161,398 </text:p>
          </table:table-cell>
          <table:table-cell table:style-name="ce100" table:formula="of:=AVERAGE([.Y$38];[.Y$38]*(1-[.Y$39])^[.$B47])" office:value-type="float" office:value="521.14125" calcext:value-type="float">
            <text:p><text:s/>521.1 </text:p>
          </table:table-cell>
          <table:table-cell table:style-name="ce102" table:formula="of:=([.Y47]-[.Y46])/[.Y46]" office:value-type="percentage" office:value="0.0412381336956522" calcext:value-type="percentage">
            <text:p>4.12%</text:p>
          </table:table-cell>
          <table:table-cell table:style-name="ce104" table:formula="of:=([.Y47]-[.Y46])/([.Y46]*[.Y$40])" office:value-type="percentage" office:value="0.0824762673913045" calcext:value-type="percentage">
            <text:p>8.25%</text:p>
          </table:table-cell>
          <table:table-cell table:style-name="ce106" table:formula="of:=(1+[.AB47])/(1+[.AA47])-1" office:value-type="percentage" office:value="0.0396049014736775" calcext:value-type="percentage">
            <text:p>3.9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47]+1" office:value-type="float" office:value="2" calcext:value-type="float">
            <text:p>2</text:p>
          </table:table-cell>
          <table:table-cell table:style-name="ce18" table:formula="of:=[.C47]+60*24*7*52" office:value-type="float" office:value="2101681" calcext:value-type="float">
            <text:p>2101681</text:p>
          </table:table-cell>
          <table:table-cell table:style-name="ce29" table:formula="of:=[.D47]+[.E48]*60*24*7*52" office:value-type="float" office:value="9771605367.12616" calcext:value-type="float">
            <text:p><text:s/>9,771,605,367 </text:p>
          </table:table-cell>
          <table:table-cell table:style-name="ce35" table:formula="of:=AVERAGE(433880129.334725*EXP(-0.000000235788480377594 * [.C47]);433880129.334725*EXP(-0.000000235788480377594 * [.C48]))/100000" office:value-type="float" office:value="2817.2169783146" calcext:value-type="float">
            <text:p><text:s/>2,817.2 </text:p>
          </table:table-cell>
          <table:table-cell table:style-name="ce42" table:formula="of:=([.D48]-[.D47])/[.D47]" office:value-type="percentage" office:value="0.178021023960965" calcext:value-type="percentage">
            <text:p>17.80%</text:p>
          </table:table-cell>
          <table:table-cell table:style-name="ce39" table:formula="of:=([.D48]-[.D47])/([.D47]*[.D$40])" office:value-type="percentage" office:value="0.35604204792193" calcext:value-type="percentage">
            <text:p>35.60%</text:p>
          </table:table-cell>
          <table:table-cell table:style-name="ce53" table:formula="of:=(1+[.G48])/(1+[.F48])-1" office:value-type="percentage" office:value="0.151118715489804" calcext:value-type="percentage">
            <text:p>15.11%</text:p>
          </table:table-cell>
          <table:table-cell table:style-name="ce29" table:formula="of:=[.I47]+[.J48]*60*24*7*52" office:value-type="float" office:value="6917529600" calcext:value-type="float">
            <text:p><text:s/>6,917,529,6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48]-[.I47])/[.I47]" office:value-type="percentage" office:value="0.0216762514036819" calcext:value-type="percentage">
            <text:p>2.17%</text:p>
          </table:table-cell>
          <table:table-cell table:style-name="ce39" table:formula="of:=([.I48]-[.I47])/([.I47]*[.I$40])" office:value-type="percentage" office:value="0.0433525028073638" calcext:value-type="percentage">
            <text:p>4.34%</text:p>
          </table:table-cell>
          <table:table-cell table:style-name="ce53" table:formula="of:=(1+[.L48])/(1+[.K48])-1" office:value-type="percentage" office:value="0.0212163602451372" calcext:value-type="percentage">
            <text:p>2.12%</text:p>
          </table:table-cell>
          <table:table-cell table:style-name="ce10" table:formula="of:=[.N47]+1" office:value-type="float" office:value="2" calcext:value-type="float">
            <text:p>2</text:p>
          </table:table-cell>
          <table:table-cell table:style-name="ce73" table:formula="of:=[.O47]+[.P48]*60*24*7*52" office:value-type="float" office:value="7040435937.76512" calcext:value-type="float">
            <text:p><text:s/>7,040,435,938 </text:p>
          </table:table-cell>
          <table:table-cell table:style-name="ce76" table:formula="of:=AVERAGE([.P47];[.O$38]*(1-[.O$39])^[.$B48])" office:value-type="float" office:value="396.062482" calcext:value-type="float">
            <text:p><text:s/>396.1 </text:p>
          </table:table-cell>
          <table:table-cell table:style-name="ce82" table:formula="of:=([.O48]-[.O47])/[.O47]" office:value-type="percentage" office:value="0.0303827160223446" calcext:value-type="percentage">
            <text:p>3.04%</text:p>
          </table:table-cell>
          <table:table-cell table:style-name="ce84" table:formula="of:=([.O48]-[.O47])/([.O47]*[.O$40])" office:value-type="percentage" office:value="0.0607654320446892" calcext:value-type="percentage">
            <text:p>6.08%</text:p>
          </table:table-cell>
          <table:table-cell table:style-name="ce87" table:formula="of:=(1+[.R48])/(1+[.Q48])-1" office:value-type="percentage" office:value="0.0294868261568217" calcext:value-type="percentage">
            <text:p>2.95%</text:p>
          </table:table-cell>
          <table:table-cell table:style-name="ce88" table:formula="of:=[.T47]+[.U48]*60*24*7*52" office:value-type="float" office:value="7541717155.992" calcext:value-type="float">
            <text:p><text:s/>7,541,717,156 </text:p>
          </table:table-cell>
          <table:table-cell table:style-name="ce90" table:formula="of:=AVERAGE([.U47];[.T$38]*(1-[.T$39])^[.$B48])" office:value-type="float" office:value="865.0090125" calcext:value-type="float">
            <text:p><text:s/>865.0 </text:p>
          </table:table-cell>
          <table:table-cell table:style-name="ce93" table:formula="of:=([.T48]-[.T47])/[.T47]" office:value-type="percentage" office:value="0.0639648754196165" calcext:value-type="percentage">
            <text:p>6.40%</text:p>
          </table:table-cell>
          <table:table-cell table:style-name="ce95" table:formula="of:=([.T48]-[.T47])/([.T47]*[.T$40])" office:value-type="percentage" office:value="0.127929750839233" calcext:value-type="percentage">
            <text:p>12.79%</text:p>
          </table:table-cell>
          <table:table-cell table:style-name="ce97" table:formula="of:=(1+[.W48])/(1+[.V48])-1" office:value-type="percentage" office:value="0.0601193487655214" calcext:value-type="percentage">
            <text:p>6.01%</text:p>
          </table:table-cell>
          <table:table-cell table:style-name="ce98" table:formula="of:=[.Y47]+[.Z48]*60*24*7*52" office:value-type="float" office:value="7167318623.85528" calcext:value-type="float">
            <text:p><text:s/>7,167,318,624 </text:p>
          </table:table-cell>
          <table:table-cell table:style-name="ce100" table:formula="of:=AVERAGE([.Z47];[.Y$38]*(1-[.Y$39])^[.$B48])" office:value-type="float" office:value="515.409848625" calcext:value-type="float">
            <text:p><text:s/>515.4 </text:p>
          </table:table-cell>
          <table:table-cell table:style-name="ce102" table:formula="of:=([.Y48]-[.Y47])/[.Y47]" office:value-type="percentage" office:value="0.0391693351339126" calcext:value-type="percentage">
            <text:p>3.92%</text:p>
          </table:table-cell>
          <table:table-cell table:style-name="ce104" table:formula="of:=([.Y48]-[.Y47])/([.Y47]*[.Y$40])" office:value-type="percentage" office:value="0.0783386702678252" calcext:value-type="percentage">
            <text:p>7.83%</text:p>
          </table:table-cell>
          <table:table-cell table:style-name="ce106" table:formula="of:=(1+[.AB48])/(1+[.AA48])-1" office:value-type="percentage" office:value="0.0376929281971787" calcext:value-type="percentage">
            <text:p>3.7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48]+1" office:value-type="float" office:value="3" calcext:value-type="float">
            <text:p>3</text:p>
          </table:table-cell>
          <table:table-cell table:style-name="ce18" table:formula="of:=[.C48]+60*24*7*52" office:value-type="float" office:value="2625841" calcext:value-type="float">
            <text:p>2625841</text:p>
          </table:table-cell>
          <table:table-cell table:style-name="ce29" table:formula="of:=[.D48]+[.E49]*60*24*7*52" office:value-type="float" office:value="11076601820.3066" calcext:value-type="float">
            <text:p><text:s/>11,076,601,820 </text:p>
          </table:table-cell>
          <table:table-cell table:style-name="ce35" table:formula="of:=AVERAGE(433880129.334725*EXP(-0.000000235788480377594 * [.C48]);433880129.334725*EXP(-0.000000235788480377594 * [.C49]))/100000" office:value-type="float" office:value="2489.69103552444" calcext:value-type="float">
            <text:p><text:s/>2,489.7 </text:p>
          </table:table-cell>
          <table:table-cell table:style-name="ce42" table:formula="of:=([.D49]-[.D48])/[.D48]" office:value-type="percentage" office:value="0.133549852265912" calcext:value-type="percentage">
            <text:p>13.35%</text:p>
          </table:table-cell>
          <table:table-cell table:style-name="ce39" table:formula="of:=([.D49]-[.D48])/([.D48]*[.D$40])" office:value-type="percentage" office:value="0.267099704531824" calcext:value-type="percentage">
            <text:p>26.71%</text:p>
          </table:table-cell>
          <table:table-cell table:style-name="ce53" table:formula="of:=(1+[.G49])/(1+[.F49])-1" office:value-type="percentage" office:value="0.117815596728236" calcext:value-type="percentage">
            <text:p>11.78%</text:p>
          </table:table-cell>
          <table:table-cell table:style-name="ce29" table:formula="of:=[.I48]+[.J49]*60*24*7*52" office:value-type="float" office:value="7064294400" calcext:value-type="float">
            <text:p><text:s/>7,064,294,4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49]-[.I48])/[.I48]" office:value-type="percentage" office:value="0.0212163602451372" calcext:value-type="percentage">
            <text:p>2.12%</text:p>
          </table:table-cell>
          <table:table-cell table:style-name="ce39" table:formula="of:=([.I49]-[.I48])/([.I48]*[.I$40])" office:value-type="percentage" office:value="0.0424327204902744" calcext:value-type="percentage">
            <text:p>4.24%</text:p>
          </table:table-cell>
          <table:table-cell table:style-name="ce53" table:formula="of:=(1+[.L49])/(1+[.K49])-1" office:value-type="percentage" office:value="0.0207755780959524" calcext:value-type="percentage">
            <text:p>2.08%</text:p>
          </table:table-cell>
          <table:table-cell table:style-name="ce10" table:formula="of:=[.N48]+1" office:value-type="float" office:value="3" calcext:value-type="float">
            <text:p>3</text:p>
          </table:table-cell>
          <table:table-cell table:style-name="ce73" table:formula="of:=[.O48]+[.P49]*60*24*7*52" office:value-type="float" office:value="7246603050.65678" calcext:value-type="float">
            <text:p><text:s/>7,246,603,051 </text:p>
          </table:table-cell>
          <table:table-cell table:style-name="ce76" table:formula="of:=AVERAGE([.P48];[.O$38]*(1-[.O$39])^[.B49])" office:value-type="float" office:value="393.3285883922" calcext:value-type="float">
            <text:p><text:s/>393.3 </text:p>
          </table:table-cell>
          <table:table-cell table:style-name="ce82" table:formula="of:=([.O49]-[.O48])/[.O48]" office:value-type="percentage" office:value="0.0292832879546235" calcext:value-type="percentage">
            <text:p>2.93%</text:p>
          </table:table-cell>
          <table:table-cell table:style-name="ce84" table:formula="of:=([.O49]-[.O48])/([.O48]*[.O$40])" office:value-type="percentage" office:value="0.0585665759092471" calcext:value-type="percentage">
            <text:p>5.86%</text:p>
          </table:table-cell>
          <table:table-cell table:style-name="ce87" table:formula="of:=(1+[.R49])/(1+[.Q49])-1" office:value-type="percentage" office:value="0.0284501733364533" calcext:value-type="percentage">
            <text:p>2.85%</text:p>
          </table:table-cell>
          <table:table-cell table:style-name="ce88" table:formula="of:=[.T48]+[.U49]*60*24*7*52" office:value-type="float" office:value="7982695573.57825" calcext:value-type="float">
            <text:p><text:s/>7,982,695,574 </text:p>
          </table:table-cell>
          <table:table-cell table:style-name="ce90" table:formula="of:=AVERAGE([.U48];[.T$38]*(1-[.T$39])^[.$B49])" office:value-type="float" office:value="841.30497860625" calcext:value-type="float">
            <text:p><text:s/>841.3 </text:p>
          </table:table-cell>
          <table:table-cell table:style-name="ce93" table:formula="of:=([.T49]-[.T48])/[.T48]" office:value-type="percentage" office:value="0.058471884912296" calcext:value-type="percentage">
            <text:p>5.85%</text:p>
          </table:table-cell>
          <table:table-cell table:style-name="ce95" table:formula="of:=([.T49]-[.T48])/([.T48]*[.T$40])" office:value-type="percentage" office:value="0.116943769824592" calcext:value-type="percentage">
            <text:p>11.69%</text:p>
          </table:table-cell>
          <table:table-cell table:style-name="ce97" table:formula="of:=(1+[.W49])/(1+[.V49])-1" office:value-type="percentage" office:value="0.055241793141384" calcext:value-type="percentage">
            <text:p>5.52%</text:p>
          </table:table-cell>
          <table:table-cell table:style-name="ce98" table:formula="of:=[.Y48]+[.Z49]*60*24*7*52" office:value-type="float" office:value="7434010189.48461" calcext:value-type="float">
            <text:p><text:s/>7,434,010,189 </text:p>
          </table:table-cell>
          <table:table-cell table:style-name="ce100" table:formula="of:=AVERAGE([.Z48];[.Y$38]*(1-[.Y$39])^[.$B49])" office:value-type="float" office:value="508.798011350213" calcext:value-type="float">
            <text:p><text:s/>508.8 </text:p>
          </table:table-cell>
          <table:table-cell table:style-name="ce102" table:formula="of:=([.Y49]-[.Y48])/[.Y48]" office:value-type="percentage" office:value="0.0372093916324143" calcext:value-type="percentage">
            <text:p>3.72%</text:p>
          </table:table-cell>
          <table:table-cell table:style-name="ce104" table:formula="of:=([.Y49]-[.Y48])/([.Y48]*[.Y$40])" office:value-type="percentage" office:value="0.0744187832648286" calcext:value-type="percentage">
            <text:p>7.44%</text:p>
          </table:table-cell>
          <table:table-cell table:style-name="ce106" table:formula="of:=(1+[.AB49])/(1+[.AA49])-1" office:value-type="percentage" office:value="0.0358745224759798" calcext:value-type="percentage">
            <text:p>3.5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49]+1" office:value-type="float" office:value="4" calcext:value-type="float">
            <text:p>4</text:p>
          </table:table-cell>
          <table:table-cell table:style-name="ce18" table:formula="of:=[.C49]+60*24*7*52" office:value-type="float" office:value="3150001" calcext:value-type="float">
            <text:p>3150001</text:p>
          </table:table-cell>
          <table:table-cell table:style-name="ce29" table:formula="of:=[.D49]+[.E50]*60*24*7*52" office:value-type="float" office:value="12229881101.2012" calcext:value-type="float">
            <text:p><text:s/>12,229,881,101 </text:p>
          </table:table-cell>
          <table:table-cell table:style-name="ce35" table:formula="of:=AVERAGE(433880129.334725*EXP(-0.000000235788480377594 * [.C49]);433880129.334725*EXP(-0.000000235788480377594 * [.C50]))/100000" office:value-type="float" office:value="2200.24282832452" calcext:value-type="float">
            <text:p><text:s/>2,200.2 </text:p>
          </table:table-cell>
          <table:table-cell table:style-name="ce42" table:formula="of:=([.D50]-[.D49])/[.D49]" office:value-type="percentage" office:value="0.104118510316069" calcext:value-type="percentage">
            <text:p>10.41%</text:p>
          </table:table-cell>
          <table:table-cell table:style-name="ce39" table:formula="of:=([.D50]-[.D49])/([.D49]*[.D$40])" office:value-type="percentage" office:value="0.208237020632137" calcext:value-type="percentage">
            <text:p>20.82%</text:p>
          </table:table-cell>
          <table:table-cell table:style-name="ce53" table:formula="of:=(1+[.G50])/(1+[.F50])-1" office:value-type="percentage" office:value="0.0943001220822419" calcext:value-type="percentage">
            <text:p>9.43%</text:p>
          </table:table-cell>
          <table:table-cell table:style-name="ce29" table:formula="of:=[.I49]+[.J50]*60*24*7*52" office:value-type="float" office:value="7211059200" calcext:value-type="float">
            <text:p><text:s/>7,211,059,2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0]-[.I49])/[.I49]" office:value-type="percentage" office:value="0.0207755780959525" calcext:value-type="percentage">
            <text:p>2.08%</text:p>
          </table:table-cell>
          <table:table-cell table:style-name="ce39" table:formula="of:=([.I50]-[.I49])/([.I49]*[.I$40])" office:value-type="percentage" office:value="0.041551156191905" calcext:value-type="percentage">
            <text:p>4.16%</text:p>
          </table:table-cell>
          <table:table-cell table:style-name="ce53" table:formula="of:=(1+[.L50])/(1+[.K50])-1" office:value-type="percentage" office:value="0.020352738194134" calcext:value-type="percentage">
            <text:p>2.04%</text:p>
          </table:table-cell>
          <table:table-cell table:style-name="ce10" table:formula="of:=[.N49]+1" office:value-type="float" office:value="4" calcext:value-type="float">
            <text:p>4</text:p>
          </table:table-cell>
          <table:table-cell table:style-name="ce73" table:formula="of:=[.O49]+[.P50]*60*24*7*52" office:value-type="float" office:value="7451244964.95659" calcext:value-type="float">
            <text:p><text:s/>7,451,244,965 </text:p>
          </table:table-cell>
          <table:table-cell table:style-name="ce76" table:formula="of:=AVERAGE([.P49];[.O$38]*(1-[.O$39])^[.B50])" office:value-type="float" office:value="390.418792543902" calcext:value-type="float">
            <text:p><text:s/>390.4 </text:p>
          </table:table-cell>
          <table:table-cell table:style-name="ce82" table:formula="of:=([.O50]-[.O49])/[.O49]" office:value-type="percentage" office:value="0.0282397025018866" calcext:value-type="percentage">
            <text:p>2.82%</text:p>
          </table:table-cell>
          <table:table-cell table:style-name="ce84" table:formula="of:=([.O50]-[.O49])/([.O49]*[.O$40])" office:value-type="percentage" office:value="0.0564794050037732" calcext:value-type="percentage">
            <text:p>5.65%</text:p>
          </table:table-cell>
          <table:table-cell table:style-name="ce87" table:formula="of:=(1+[.R50])/(1+[.Q50])-1" office:value-type="percentage" office:value="0.0274641238158519" calcext:value-type="percentage">
            <text:p>2.75%</text:p>
          </table:table-cell>
          <table:table-cell table:style-name="ce88" table:formula="of:=[.T49]+[.U50]*60*24*7*52" office:value-type="float" office:value="8410711917.01054" calcext:value-type="float">
            <text:p><text:s/>8,410,711,917 </text:p>
          </table:table-cell>
          <table:table-cell table:style-name="ce90" table:formula="of:=AVERAGE([.U49];[.T$38]*(1-[.T$39])^[.$B50])" office:value-type="float" office:value="816.575746780153" calcext:value-type="float">
            <text:p><text:s/>816.6 </text:p>
          </table:table-cell>
          <table:table-cell table:style-name="ce93" table:formula="of:=([.T50]-[.T49])/[.T49]" office:value-type="percentage" office:value="0.0536180215676728" calcext:value-type="percentage">
            <text:p>5.36%</text:p>
          </table:table-cell>
          <table:table-cell table:style-name="ce95" table:formula="of:=([.T50]-[.T49])/([.T49]*[.T$40])" office:value-type="percentage" office:value="0.107236043135346" calcext:value-type="percentage">
            <text:p>10.72%</text:p>
          </table:table-cell>
          <table:table-cell table:style-name="ce97" table:formula="of:=(1+[.W50])/(1+[.V50])-1" office:value-type="percentage" office:value="0.0508894309608474" calcext:value-type="percentage">
            <text:p>5.09%</text:p>
          </table:table-cell>
          <table:table-cell table:style-name="ce98" table:formula="of:=[.Y49]+[.Z50]*60*24*7*52" office:value-type="float" office:value="7697034214.39918" calcext:value-type="float">
            <text:p><text:s/>7,697,034,214 </text:p>
          </table:table-cell>
          <table:table-cell table:style-name="ce100" table:formula="of:=AVERAGE([.Z49];[.Y$38]*(1-[.Y$39])^[.$B50])" office:value-type="float" office:value="501.801024333364" calcext:value-type="float">
            <text:p><text:s/>501.8 </text:p>
          </table:table-cell>
          <table:table-cell table:style-name="ce102" table:formula="of:=([.Y50]-[.Y49])/[.Y49]" office:value-type="percentage" office:value="0.0353811762710015" calcext:value-type="percentage">
            <text:p>3.54%</text:p>
          </table:table-cell>
          <table:table-cell table:style-name="ce104" table:formula="of:=([.Y50]-[.Y49])/([.Y49]*[.Y$40])" office:value-type="percentage" office:value="0.0707623525420031" calcext:value-type="percentage">
            <text:p>7.08%</text:p>
          </table:table-cell>
          <table:table-cell table:style-name="ce106" table:formula="of:=(1+[.AB50])/(1+[.AA50])-1" office:value-type="percentage" office:value="0.0341721262486434" calcext:value-type="percentage">
            <text:p>3.4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0]+1" office:value-type="float" office:value="5" calcext:value-type="float">
            <text:p>5</text:p>
          </table:table-cell>
          <table:table-cell table:style-name="ce18" table:formula="of:=[.C50]+60*24*7*52" office:value-type="float" office:value="3674161" calcext:value-type="float">
            <text:p>3674161</text:p>
          </table:table-cell>
          <table:table-cell table:style-name="ce29" table:formula="of:=[.D50]+[.E51]*60*24*7*52" office:value-type="float" office:value="13249081648.8343" calcext:value-type="float">
            <text:p><text:s/>13,249,081,649 </text:p>
          </table:table-cell>
          <table:table-cell table:style-name="ce35" table:formula="of:=AVERAGE(433880129.334725*EXP(-0.000000235788480377594 * [.C50]);433880129.334725*EXP(-0.000000235788480377594 * [.C51]))/100000" office:value-type="float" office:value="1944.44548922663" calcext:value-type="float">
            <text:p><text:s/>1,944.4 </text:p>
          </table:table-cell>
          <table:table-cell table:style-name="ce42" table:formula="of:=([.D51]-[.D50])/[.D50]" office:value-type="percentage" office:value="0.0833369138423532" calcext:value-type="percentage">
            <text:p>8.33%</text:p>
          </table:table-cell>
          <table:table-cell table:style-name="ce39" table:formula="of:=([.D51]-[.D50])/([.D50]*[.D$40])" office:value-type="percentage" office:value="0.166673827684706" calcext:value-type="percentage">
            <text:p>16.67%</text:p>
          </table:table-cell>
          <table:table-cell table:style-name="ce53" table:formula="of:=(1+[.G51])/(1+[.F51])-1" office:value-type="percentage" office:value="0.0769261277609159" calcext:value-type="percentage">
            <text:p>7.69%</text:p>
          </table:table-cell>
          <table:table-cell table:style-name="ce29" table:formula="of:=[.I50]+[.J51]*60*24*7*52" office:value-type="float" office:value="7357824000" calcext:value-type="float">
            <text:p><text:s/>7,357,824,0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1]-[.I50])/[.I50]" office:value-type="percentage" office:value="0.0203527381941338" calcext:value-type="percentage">
            <text:p>2.04%</text:p>
          </table:table-cell>
          <table:table-cell table:style-name="ce39" table:formula="of:=([.I51]-[.I50])/([.I50]*[.I$40])" office:value-type="percentage" office:value="0.0407054763882676" calcext:value-type="percentage">
            <text:p>4.07%</text:p>
          </table:table-cell>
          <table:table-cell table:style-name="ce53" table:formula="of:=(1+[.L51])/(1+[.K51])-1" office:value-type="percentage" office:value="0.0199467668702054" calcext:value-type="percentage">
            <text:p>1.99%</text:p>
          </table:table-cell>
          <table:table-cell table:style-name="ce10" table:formula="of:=[.N50]+1" office:value-type="float" office:value="5" calcext:value-type="float">
            <text:p>5</text:p>
          </table:table-cell>
          <table:table-cell table:style-name="ce73" table:formula="of:=[.O50]+[.P51]*60*24*7*52" office:value-type="float" office:value="7654321968.93343" calcext:value-type="float">
            <text:p><text:s/>7,654,321,969 </text:p>
          </table:table-cell>
          <table:table-cell table:style-name="ce76" table:formula="of:=AVERAGE([.P50];[.O$38]*(1-[.O$39])^[.B51])" office:value-type="float" office:value="387.433234082805" calcext:value-type="float">
            <text:p><text:s/>387.4 </text:p>
          </table:table-cell>
          <table:table-cell table:style-name="ce82" table:formula="of:=([.O51]-[.O50])/[.O50]" office:value-type="percentage" office:value="0.0272541038352543" calcext:value-type="percentage">
            <text:p>2.73%</text:p>
          </table:table-cell>
          <table:table-cell table:style-name="ce84" table:formula="of:=([.O51]-[.O50])/([.O50]*[.O$40])" office:value-type="percentage" office:value="0.0545082076705087" calcext:value-type="percentage">
            <text:p>5.45%</text:p>
          </table:table-cell>
          <table:table-cell table:style-name="ce87" table:formula="of:=(1+[.R51])/(1+[.Q51])-1" office:value-type="percentage" office:value="0.0265310245376495" calcext:value-type="percentage">
            <text:p>2.65%</text:p>
          </table:table-cell>
          <table:table-cell table:style-name="ce88" table:formula="of:=[.T50]+[.U51]*60*24*7*52" office:value-type="float" office:value="8825710118.62471" calcext:value-type="float">
            <text:p><text:s/>8,825,710,119 </text:p>
          </table:table-cell>
          <table:table-cell table:style-name="ce90" table:formula="of:=AVERAGE([.U50];[.T$38]*(1-[.T$39])^[.$B51])" office:value-type="float" office:value="791.739548256578" calcext:value-type="float">
            <text:p><text:s/>791.7 </text:p>
          </table:table-cell>
          <table:table-cell table:style-name="ce93" table:formula="of:=([.T51]-[.T50])/[.T50]" office:value-type="percentage" office:value="0.0493416259775634" calcext:value-type="percentage">
            <text:p>4.93%</text:p>
          </table:table-cell>
          <table:table-cell table:style-name="ce95" table:formula="of:=([.T51]-[.T50])/([.T50]*[.T$40])" office:value-type="percentage" office:value="0.0986832519551268" calcext:value-type="percentage">
            <text:p>9.87%</text:p>
          </table:table-cell>
          <table:table-cell table:style-name="ce97" table:formula="of:=(1+[.W51])/(1+[.V51])-1" office:value-type="percentage" office:value="0.047021508302024" calcext:value-type="percentage">
            <text:p>4.70%</text:p>
          </table:table-cell>
          <table:table-cell table:style-name="ce98" table:formula="of:=[.Y50]+[.Z51]*60*24*7*52" office:value-type="float" office:value="7956318198.79752" calcext:value-type="float">
            <text:p><text:s/>7,956,318,199 </text:p>
          </table:table-cell>
          <table:table-cell table:style-name="ce100" table:formula="of:=AVERAGE([.Z50];[.Y$38]*(1-[.Y$39])^[.$B51])" office:value-type="float" office:value="494.665721150664" calcext:value-type="float">
            <text:p><text:s/>494.7 </text:p>
          </table:table-cell>
          <table:table-cell table:style-name="ce102" table:formula="of:=([.Y51]-[.Y50])/[.Y50]" office:value-type="percentage" office:value="0.033686219545871" calcext:value-type="percentage">
            <text:p>3.37%</text:p>
          </table:table-cell>
          <table:table-cell table:style-name="ce104" table:formula="of:=([.Y51]-[.Y50])/([.Y50]*[.Y$40])" office:value-type="percentage" office:value="0.067372439091742" calcext:value-type="percentage">
            <text:p>6.74%</text:p>
          </table:table-cell>
          <table:table-cell table:style-name="ce106" table:formula="of:=(1+[.AB51])/(1+[.AA51])-1" office:value-type="percentage" office:value="0.0325884382599881" calcext:value-type="percentage">
            <text:p>3.2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5"/>
          <table:table-cell table:style-name="ce10" table:formula="of:=[.B51]+1" office:value-type="float" office:value="6" calcext:value-type="float">
            <text:p>6</text:p>
          </table:table-cell>
          <table:table-cell table:style-name="ce18" table:formula="of:=[.C51]+60*24*7*52" office:value-type="float" office:value="4198321" calcext:value-type="float">
            <text:p>4198321</text:p>
          </table:table-cell>
          <table:table-cell table:style-name="ce29" table:formula="of:=[.D51]+[.E52]*60*24*7*52" office:value-type="float" office:value="14149791280.4941" calcext:value-type="float">
            <text:p><text:s/>14,149,791,280 </text:p>
          </table:table-cell>
          <table:table-cell table:style-name="ce35" table:formula="of:=AVERAGE(433880129.334725*EXP(-0.000000235788480377594 * [.C51]);433880129.334725*EXP(-0.000000235788480377594 * [.C52]))/100000" office:value-type="float" office:value="1718.38681253783" calcext:value-type="float">
            <text:p><text:s/>1,718.4 </text:p>
          </table:table-cell>
          <table:table-cell table:style-name="ce42" table:formula="of:=([.D52]-[.D51])/[.D51]" office:value-type="percentage" office:value="0.0679827972634676" calcext:value-type="percentage">
            <text:p>6.80%</text:p>
          </table:table-cell>
          <table:table-cell table:style-name="ce39" table:formula="of:=([.D52]-[.D51])/([.D51]*[.D$40])" office:value-type="percentage" office:value="0.135965594526935" calcext:value-type="percentage">
            <text:p>13.60%</text:p>
          </table:table-cell>
          <table:table-cell table:style-name="ce53" table:formula="of:=(1+[.G52])/(1+[.F52])-1" office:value-type="percentage" office:value="0.0636553298776557" calcext:value-type="percentage">
            <text:p>6.37%</text:p>
          </table:table-cell>
          <table:table-cell table:style-name="ce29" table:formula="of:=[.I51]+[.J52]*60*24*7*52" office:value-type="float" office:value="7504588800" calcext:value-type="float">
            <text:p><text:s/>7,504,588,8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2]-[.I51])/[.I51]" office:value-type="percentage" office:value="0.0199467668702051" calcext:value-type="percentage">
            <text:p>1.99%</text:p>
          </table:table-cell>
          <table:table-cell table:style-name="ce39" table:formula="of:=([.I52]-[.I51])/([.I51]*[.I$40])" office:value-type="percentage" office:value="0.0398935337404102" calcext:value-type="percentage">
            <text:p>3.99%</text:p>
          </table:table-cell>
          <table:table-cell table:style-name="ce53" table:formula="of:=(1+[.L52])/(1+[.K52])-1" office:value-type="percentage" office:value="0.0195566744443081" calcext:value-type="percentage">
            <text:p>1.96%</text:p>
          </table:table-cell>
          <table:table-cell table:style-name="ce10" table:formula="of:=[.N51]+1" office:value-type="float" office:value="6" calcext:value-type="float">
            <text:p>6</text:p>
          </table:table-cell>
          <table:table-cell table:style-name="ce73" table:formula="of:=[.O51]+[.P52]*60*24*7*52" office:value-type="float" office:value="7855820544.97886" calcext:value-type="float">
            <text:p><text:s/>7,855,820,545 </text:p>
          </table:table-cell>
          <table:table-cell table:style-name="ce76" table:formula="of:=AVERAGE([.P51];[.O$38]*(1-[.O$39])^[.B52])" office:value-type="float" office:value="384.421886533551" calcext:value-type="float">
            <text:p><text:s/>384.4 </text:p>
          </table:table-cell>
          <table:table-cell table:style-name="ce82" table:formula="of:=([.O52]-[.O51])/[.O51]" office:value-type="percentage" office:value="0.0263248105924009" calcext:value-type="percentage">
            <text:p>2.63%</text:p>
          </table:table-cell>
          <table:table-cell table:style-name="ce84" table:formula="of:=([.O52]-[.O51])/([.O51]*[.O$40])" office:value-type="percentage" office:value="0.0526496211848017" calcext:value-type="percentage">
            <text:p>5.26%</text:p>
          </table:table-cell>
          <table:table-cell table:style-name="ce87" table:formula="of:=(1+[.R52])/(1+[.Q52])-1" office:value-type="percentage" office:value="0.0256495899940352" calcext:value-type="percentage">
            <text:p>2.56%</text:p>
          </table:table-cell>
          <table:table-cell table:style-name="ce88" table:formula="of:=[.T51]+[.U52]*60*24*7*52" office:value-type="float" office:value="9227868063.38803" calcext:value-type="float">
            <text:p><text:s/>9,227,868,063 </text:p>
          </table:table-cell>
          <table:table-cell table:style-name="ce90" table:formula="of:=AVERAGE([.U51];[.T$38]*(1-[.T$39])^[.$B52])" office:value-type="float" office:value="767.242721236496" calcext:value-type="float">
            <text:p><text:s/>767.2 </text:p>
          </table:table-cell>
          <table:table-cell table:style-name="ce93" table:formula="of:=([.T52]-[.T51])/[.T51]" office:value-type="percentage" office:value="0.0455666387585805" calcext:value-type="percentage">
            <text:p>4.56%</text:p>
          </table:table-cell>
          <table:table-cell table:style-name="ce95" table:formula="of:=([.T52]-[.T51])/([.T51]*[.T$40])" office:value-type="percentage" office:value="0.0911332775171611" calcext:value-type="percentage">
            <text:p>9.11%</text:p>
          </table:table-cell>
          <table:table-cell table:style-name="ce97" table:formula="of:=(1+[.W52])/(1+[.V52])-1" office:value-type="percentage" office:value="0.0435808078313236" calcext:value-type="percentage">
            <text:p>4.36%</text:p>
          </table:table-cell>
          <table:table-cell table:style-name="ce98" table:formula="of:=[.Y51]+[.Z52]*60*24*7*52" office:value-type="float" office:value="8211853914.95019" calcext:value-type="float">
            <text:p><text:s/>8,211,853,915 </text:p>
          </table:table-cell>
          <table:table-cell table:style-name="ce100" table:formula="of:=AVERAGE([.Z51];[.Y$38]*(1-[.Y$39])^[.$B52])" office:value-type="float" office:value="487.514720987249" calcext:value-type="float">
            <text:p><text:s/>487.5 </text:p>
          </table:table-cell>
          <table:table-cell table:style-name="ce102" table:formula="of:=([.Y52]-[.Y51])/[.Y51]" office:value-type="percentage" office:value="0.0321173323851348" calcext:value-type="percentage">
            <text:p>3.21%</text:p>
          </table:table-cell>
          <table:table-cell table:style-name="ce104" table:formula="of:=([.Y52]-[.Y51])/([.Y51]*[.Y$40])" office:value-type="percentage" office:value="0.0642346647702695" calcext:value-type="percentage">
            <text:p>6.42%</text:p>
          </table:table-cell>
          <table:table-cell table:style-name="ce106" table:formula="of:=(1+[.AB52])/(1+[.AA52])-1" office:value-type="percentage" office:value="0.0311179081848325" calcext:value-type="percentage">
            <text:p>3.1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2]+1" office:value-type="float" office:value="7" calcext:value-type="float">
            <text:p>7</text:p>
          </table:table-cell>
          <table:table-cell table:style-name="ce18" table:formula="of:=[.C52]+60*24*7*52" office:value-type="float" office:value="4722481" calcext:value-type="float">
            <text:p>4722481</text:p>
          </table:table-cell>
          <table:table-cell table:style-name="ce29" table:formula="of:=[.D52]+[.E53]*60*24*7*52" office:value-type="float" office:value="14945785594.3206" calcext:value-type="float">
            <text:p><text:s/>14,945,785,594 </text:p>
          </table:table-cell>
          <table:table-cell table:style-name="ce35" table:formula="of:=AVERAGE(433880129.334725*EXP(-0.000000235788480377594 * [.C52]);433880129.334725*EXP(-0.000000235788480377594 * [.C53]))/100000" office:value-type="float" office:value="1518.60942045661" calcext:value-type="float">
            <text:p><text:s/>1,518.6 </text:p>
          </table:table-cell>
          <table:table-cell table:style-name="ce42" table:formula="of:=([.D53]-[.D52])/[.D52]" office:value-type="percentage" office:value="0.0562548448982309" calcext:value-type="percentage">
            <text:p>5.63%</text:p>
          </table:table-cell>
          <table:table-cell table:style-name="ce39" table:formula="of:=([.D53]-[.D52])/([.D52]*[.D$40])" office:value-type="percentage" office:value="0.112509689796462" calcext:value-type="percentage">
            <text:p>11.25%</text:p>
          </table:table-cell>
          <table:table-cell table:style-name="ce53" table:formula="of:=(1+[.G53])/(1+[.F53])-1" office:value-type="percentage" office:value="0.0532587804637723" calcext:value-type="percentage">
            <text:p>5.33%</text:p>
          </table:table-cell>
          <table:table-cell table:style-name="ce29" table:formula="of:=[.I52]+[.J53]*60*24*7*52" office:value-type="float" office:value="7651353600" calcext:value-type="float">
            <text:p><text:s/>7,651,353,6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3]-[.I52])/[.I52]" office:value-type="percentage" office:value="0.019556674444308" calcext:value-type="percentage">
            <text:p>1.96%</text:p>
          </table:table-cell>
          <table:table-cell table:style-name="ce39" table:formula="of:=([.I53]-[.I52])/([.I52]*[.I$40])" office:value-type="percentage" office:value="0.039113348888616" calcext:value-type="percentage">
            <text:p>3.91%</text:p>
          </table:table-cell>
          <table:table-cell table:style-name="ce53" table:formula="of:=(1+[.L53])/(1+[.K53])-1" office:value-type="percentage" office:value="0.0191815471709476" calcext:value-type="percentage">
            <text:p>1.92%</text:p>
          </table:table-cell>
          <table:table-cell table:style-name="ce10" table:formula="of:=[.N52]+1" office:value-type="float" office:value="7" calcext:value-type="float">
            <text:p>7</text:p>
          </table:table-cell>
          <table:table-cell table:style-name="ce73" table:formula="of:=[.O52]+[.P53]*60*24*7*52" office:value-type="float" office:value="8055740222.47352" calcext:value-type="float">
            <text:p><text:s/>8,055,740,222 </text:p>
          </table:table-cell>
          <table:table-cell table:style-name="ce76" table:formula="of:=AVERAGE([.P52];[.O$38]*(1-[.O$39])^[.B53])" office:value-type="float" office:value="381.409641129936" calcext:value-type="float">
            <text:p><text:s/>381.4 </text:p>
          </table:table-cell>
          <table:table-cell table:style-name="ce82" table:formula="of:=([.O53]-[.O52])/[.O52]" office:value-type="percentage" office:value="0.0254486054448441" calcext:value-type="percentage">
            <text:p>2.54%</text:p>
          </table:table-cell>
          <table:table-cell table:style-name="ce84" table:formula="of:=([.O53]-[.O52])/([.O52]*[.O$40])" office:value-type="percentage" office:value="0.0508972108896882" calcext:value-type="percentage">
            <text:p>5.09%</text:p>
          </table:table-cell>
          <table:table-cell table:style-name="ce87" table:formula="of:=(1+[.R53])/(1+[.Q53])-1" office:value-type="percentage" office:value="0.024817046227104" calcext:value-type="percentage">
            <text:p>2.48%</text:p>
          </table:table-cell>
          <table:table-cell table:style-name="ce88" table:formula="of:=[.T52]+[.U53]*60*24*7*52" office:value-type="float" office:value="9617474126.1413" calcext:value-type="float">
            <text:p><text:s/>9,617,474,126 </text:p>
          </table:table-cell>
          <table:table-cell table:style-name="ce90" table:formula="of:=AVERAGE([.U52];[.T$38]*(1-[.T$39])^[.$B53])" office:value-type="float" office:value="743.296059892547" calcext:value-type="float">
            <text:p><text:s/>743.3 </text:p>
          </table:table-cell>
          <table:table-cell table:style-name="ce93" table:formula="of:=([.T53]-[.T52])/[.T52]" office:value-type="percentage" office:value="0.0422205931074216" calcext:value-type="percentage">
            <text:p>4.22%</text:p>
          </table:table-cell>
          <table:table-cell table:style-name="ce95" table:formula="of:=([.T53]-[.T52])/([.T52]*[.T$40])" office:value-type="percentage" office:value="0.0844411862148433" calcext:value-type="percentage">
            <text:p>8.44%</text:p>
          </table:table-cell>
          <table:table-cell table:style-name="ce97" table:formula="of:=(1+[.W53])/(1+[.V53])-1" office:value-type="percentage" office:value="0.0405102272845515" calcext:value-type="percentage">
            <text:p>4.05%</text:p>
          </table:table-cell>
          <table:table-cell table:style-name="ce98" table:formula="of:=[.Y52]+[.Z53]*60*24*7*52" office:value-type="float" office:value="8463664859.23793" calcext:value-type="float">
            <text:p><text:s/>8,463,664,859 </text:p>
          </table:table-cell>
          <table:table-cell table:style-name="ce100" table:formula="of:=AVERAGE([.Z52];[.Y$38]*(1-[.Y$39])^[.$B53])" office:value-type="float" office:value="480.408547557486" calcext:value-type="float">
            <text:p><text:s/>480.4 </text:p>
          </table:table-cell>
          <table:table-cell table:style-name="ce102" table:formula="of:=([.Y53]-[.Y52])/[.Y52]" office:value-type="percentage" office:value="0.0306643234153611" calcext:value-type="percentage">
            <text:p>3.07%</text:p>
          </table:table-cell>
          <table:table-cell table:style-name="ce104" table:formula="of:=([.Y53]-[.Y52])/([.Y52]*[.Y$40])" office:value-type="percentage" office:value="0.0613286468307223" calcext:value-type="percentage">
            <text:p>6.13%</text:p>
          </table:table-cell>
          <table:table-cell table:style-name="ce106" table:formula="of:=(1+[.AB53])/(1+[.AA53])-1" office:value-type="percentage" office:value="0.0297519985107735" calcext:value-type="percentage">
            <text:p>2.9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3]+1" office:value-type="float" office:value="8" calcext:value-type="float">
            <text:p>8</text:p>
          </table:table-cell>
          <table:table-cell table:style-name="ce18" table:formula="of:=[.C53]+60*24*7*52" office:value-type="float" office:value="5246641" calcext:value-type="float">
            <text:p>5246641</text:p>
          </table:table-cell>
          <table:table-cell table:style-name="ce29" table:formula="of:=[.D53]+[.E54]*60*24*7*52" office:value-type="float" office:value="15649238655.5215" calcext:value-type="float">
            <text:p><text:s/>15,649,238,656 </text:p>
          </table:table-cell>
          <table:table-cell table:style-name="ce35" table:formula="of:=AVERAGE(433880129.334725*EXP(-0.000000235788480377594 * [.C53]);433880129.334725*EXP(-0.000000235788480377594 * [.C54]))/100000" office:value-type="float" office:value="1342.05788538009" calcext:value-type="float">
            <text:p><text:s/>1,342.1 </text:p>
          </table:table-cell>
          <table:table-cell table:style-name="ce42" table:formula="of:=([.D54]-[.D53])/[.D53]" office:value-type="percentage" office:value="0.0470669846533955" calcext:value-type="percentage">
            <text:p>4.71%</text:p>
          </table:table-cell>
          <table:table-cell table:style-name="ce39" table:formula="of:=([.D54]-[.D53])/([.D53]*[.D$40])" office:value-type="percentage" office:value="0.094133969306791" calcext:value-type="percentage">
            <text:p>9.41%</text:p>
          </table:table-cell>
          <table:table-cell table:style-name="ce53" table:formula="of:=(1+[.G54])/(1+[.F54])-1" office:value-type="percentage" office:value="0.0449512641915415" calcext:value-type="percentage">
            <text:p>4.50%</text:p>
          </table:table-cell>
          <table:table-cell table:style-name="ce29" table:formula="of:=[.I53]+[.J54]*60*24*7*52" office:value-type="float" office:value="7798118400" calcext:value-type="float">
            <text:p><text:s/>7,798,118,4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4]-[.I53])/[.I53]" office:value-type="percentage" office:value="0.0191815471709476" calcext:value-type="percentage">
            <text:p>1.92%</text:p>
          </table:table-cell>
          <table:table-cell table:style-name="ce39" table:formula="of:=([.I54]-[.I53])/([.I53]*[.I$40])" office:value-type="percentage" office:value="0.0383630943418953" calcext:value-type="percentage">
            <text:p>3.84%</text:p>
          </table:table-cell>
          <table:table-cell table:style-name="ce53" table:formula="of:=(1+[.L54])/(1+[.K54])-1" office:value-type="percentage" office:value="0.0188205400933641" calcext:value-type="percentage">
            <text:p>1.88%</text:p>
          </table:table-cell>
          <table:table-cell table:style-name="ce10" table:formula="of:=[.N53]+1" office:value-type="float" office:value="8" calcext:value-type="float">
            <text:p>8</text:p>
          </table:table-cell>
          <table:table-cell table:style-name="ce73" table:formula="of:=[.O53]+[.P54]*60*24*7*52" office:value-type="float" office:value="8254087004.61598" calcext:value-type="float">
            <text:p><text:s/>8,254,087,005 </text:p>
          </table:table-cell>
          <table:table-cell table:style-name="ce76" table:formula="of:=AVERAGE([.P53];[.O$38]*(1-[.O$39])^[.B54])" office:value-type="float" office:value="378.408848715009" calcext:value-type="float">
            <text:p><text:s/>378.4 </text:p>
          </table:table-cell>
          <table:table-cell table:style-name="ce82" table:formula="of:=([.O54]-[.O53])/[.O53]" office:value-type="percentage" office:value="0.0246217947283256" calcext:value-type="percentage">
            <text:p>2.46%</text:p>
          </table:table-cell>
          <table:table-cell table:style-name="ce84" table:formula="of:=([.O54]-[.O53])/([.O53]*[.O$40])" office:value-type="percentage" office:value="0.0492435894566512" calcext:value-type="percentage">
            <text:p>4.92%</text:p>
          </table:table-cell>
          <table:table-cell table:style-name="ce87" table:formula="of:=(1+[.R54])/(1+[.Q54])-1" office:value-type="percentage" office:value="0.0240301298049725" calcext:value-type="percentage">
            <text:p>2.40%</text:p>
          </table:table-cell>
          <table:table-cell table:style-name="ce88" table:formula="of:=[.T53]+[.U54]*60*24*7*52" office:value-type="float" office:value="9994865644.54285" calcext:value-type="float">
            <text:p><text:s/>9,994,865,645 </text:p>
          </table:table-cell>
          <table:table-cell table:style-name="ce90" table:formula="of:=AVERAGE([.U53];[.T$38]*(1-[.T$39])^[.$B54])" office:value-type="float" office:value="719.992976193431" calcext:value-type="float">
            <text:p><text:s/>720.0 </text:p>
          </table:table-cell>
          <table:table-cell table:style-name="ce93" table:formula="of:=([.T54]-[.T53])/[.T53]" office:value-type="percentage" office:value="0.0392401906625107" calcext:value-type="percentage">
            <text:p>3.92%</text:p>
          </table:table-cell>
          <table:table-cell table:style-name="ce95" table:formula="of:=([.T54]-[.T53])/([.T53]*[.T$40])" office:value-type="percentage" office:value="0.0784803813250214" calcext:value-type="percentage">
            <text:p>7.85%</text:p>
          </table:table-cell>
          <table:table-cell table:style-name="ce97" table:formula="of:=(1+[.W54])/(1+[.V54])-1" office:value-type="percentage" office:value="0.037758538415932" calcext:value-type="percentage">
            <text:p>3.78%</text:p>
          </table:table-cell>
          <table:table-cell table:style-name="ce98" table:formula="of:=[.Y53]+[.Z54]*60*24*7*52" office:value-type="float" office:value="8711789984.22588" calcext:value-type="float">
            <text:p><text:s/>8,711,789,984 </text:p>
          </table:table-cell>
          <table:table-cell table:style-name="ce100" table:formula="of:=AVERAGE([.Z53];[.Y$38]*(1-[.Y$39])^[.$B54])" office:value-type="float" office:value="473.376688392766" calcext:value-type="float">
            <text:p><text:s/>473.4 </text:p>
          </table:table-cell>
          <table:table-cell table:style-name="ce102" table:formula="of:=([.Y54]-[.Y53])/[.Y53]" office:value-type="percentage" office:value="0.0293165111230898" calcext:value-type="percentage">
            <text:p>2.93%</text:p>
          </table:table-cell>
          <table:table-cell table:style-name="ce104" table:formula="of:=([.Y54]-[.Y53])/([.Y53]*[.Y$40])" office:value-type="percentage" office:value="0.0586330222461797" calcext:value-type="percentage">
            <text:p>5.86%</text:p>
          </table:table-cell>
          <table:table-cell table:style-name="ce106" table:formula="of:=(1+[.AB54])/(1+[.AA54])-1" office:value-type="percentage" office:value="0.0284815319741667" calcext:value-type="percentage">
            <text:p>2.8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4]+1" office:value-type="float" office:value="9" calcext:value-type="float">
            <text:p>9</text:p>
          </table:table-cell>
          <table:table-cell table:style-name="ce18" table:formula="of:=[.C54]+60*24*7*52" office:value-type="float" office:value="5770801" calcext:value-type="float">
            <text:p>5770801</text:p>
          </table:table-cell>
          <table:table-cell table:style-name="ce29" table:formula="of:=[.D54]+[.E55]*60*24*7*52" office:value-type="float" office:value="16270909188.4854" calcext:value-type="float">
            <text:p><text:s/>16,270,909,188 </text:p>
          </table:table-cell>
          <table:table-cell table:style-name="ce35" table:formula="of:=AVERAGE(433880129.334725*EXP(-0.000000235788480377594 * [.C54]);433880129.334725*EXP(-0.000000235788480377594 * [.C55]))/100000" office:value-type="float" office:value="1186.03199970229" calcext:value-type="float">
            <text:p><text:s/>1,186.0 </text:p>
          </table:table-cell>
          <table:table-cell table:style-name="ce42" table:formula="of:=([.D55]-[.D54])/[.D54]" office:value-type="percentage" office:value="0.0397252893031068" calcext:value-type="percentage">
            <text:p>3.97%</text:p>
          </table:table-cell>
          <table:table-cell table:style-name="ce39" table:formula="of:=([.D55]-[.D54])/([.D54]*[.D$40])" office:value-type="percentage" office:value="0.0794505786062135" calcext:value-type="percentage">
            <text:p>7.95%</text:p>
          </table:table-cell>
          <table:table-cell table:style-name="ce53" table:formula="of:=(1+[.G55])/(1+[.F55])-1" office:value-type="percentage" office:value="0.0382074858732477" calcext:value-type="percentage">
            <text:p>3.82%</text:p>
          </table:table-cell>
          <table:table-cell table:style-name="ce29" table:formula="of:=[.I54]+[.J55]*60*24*7*52" office:value-type="float" office:value="7944883200" calcext:value-type="float">
            <text:p><text:s/>7,944,883,2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5]-[.I54])/[.I54]" office:value-type="percentage" office:value="0.0188205400933641" calcext:value-type="percentage">
            <text:p>1.88%</text:p>
          </table:table-cell>
          <table:table-cell table:style-name="ce39" table:formula="of:=([.I55]-[.I54])/([.I54]*[.I$40])" office:value-type="percentage" office:value="0.0376410801867281" calcext:value-type="percentage">
            <text:p>3.76%</text:p>
          </table:table-cell>
          <table:table-cell table:style-name="ce53" table:formula="of:=(1+[.L55])/(1+[.K55])-1" office:value-type="percentage" office:value="0.0184728706899051" calcext:value-type="percentage">
            <text:p>1.85%</text:p>
          </table:table-cell>
          <table:table-cell table:style-name="ce10" table:formula="of:=[.N54]+1" office:value-type="float" office:value="9" calcext:value-type="float">
            <text:p>9</text:p>
          </table:table-cell>
          <table:table-cell table:style-name="ce73" table:formula="of:=[.O54]+[.P55]*60*24*7*52" office:value-type="float" office:value="8450870082.22952" calcext:value-type="float">
            <text:p><text:s/>8,450,870,082 </text:p>
          </table:table-cell>
          <table:table-cell table:style-name="ce76" table:formula="of:=AVERAGE([.P54];[.O$38]*(1-[.O$39])^[.B55])" office:value-type="float" office:value="375.42559068516" calcext:value-type="float">
            <text:p><text:s/>375.4 </text:p>
          </table:table-cell>
          <table:table-cell table:style-name="ce82" table:formula="of:=([.O55]-[.O54])/[.O54]" office:value-type="percentage" office:value="0.0238406837126245" calcext:value-type="percentage">
            <text:p>2.38%</text:p>
          </table:table-cell>
          <table:table-cell table:style-name="ce84" table:formula="of:=([.O55]-[.O54])/([.O54]*[.O$40])" office:value-type="percentage" office:value="0.0476813674252491" calcext:value-type="percentage">
            <text:p>4.77%</text:p>
          </table:table-cell>
          <table:table-cell table:style-name="ce87" table:formula="of:=(1+[.R55])/(1+[.Q55])-1" office:value-type="percentage" office:value="0.0232855405063352" calcext:value-type="percentage">
            <text:p>2.33%</text:p>
          </table:table-cell>
          <table:table-cell table:style-name="ce88" table:formula="of:=[.T54]+[.U55]*60*24*7*52" office:value-type="float" office:value="10360398353.4273" calcext:value-type="float">
            <text:p><text:s/>10,360,398,353 </text:p>
          </table:table-cell>
          <table:table-cell table:style-name="ce90" table:formula="of:=AVERAGE([.U54];[.T$38]*(1-[.T$39])^[.$B55])" office:value-type="float" office:value="697.368568537088" calcext:value-type="float">
            <text:p><text:s/>697.4 </text:p>
          </table:table-cell>
          <table:table-cell table:style-name="ce93" table:formula="of:=([.T55]-[.T54])/[.T54]" office:value-type="percentage" office:value="0.0365720482780055" calcext:value-type="percentage">
            <text:p>3.66%</text:p>
          </table:table-cell>
          <table:table-cell table:style-name="ce95" table:formula="of:=([.T55]-[.T54])/([.T54]*[.T$40])" office:value-type="percentage" office:value="0.0731440965560109" calcext:value-type="percentage">
            <text:p>7.31%</text:p>
          </table:table-cell>
          <table:table-cell table:style-name="ce97" table:formula="of:=(1+[.W55])/(1+[.V55])-1" office:value-type="percentage" office:value="0.035281723386966" calcext:value-type="percentage">
            <text:p>3.53%</text:p>
          </table:table-cell>
          <table:table-cell table:style-name="ce98" table:formula="of:=[.Y54]+[.Z55]*60*24*7*52" office:value-type="float" office:value="8956275570.66713" calcext:value-type="float">
            <text:p><text:s/>8,956,275,571 </text:p>
          </table:table-cell>
          <table:table-cell table:style-name="ce100" table:formula="of:=AVERAGE([.Z54];[.Y$38]*(1-[.Y$39])^[.$B55])" office:value-type="float" office:value="466.43312431558" calcext:value-type="float">
            <text:p><text:s/>466.4 </text:p>
          </table:table-cell>
          <table:table-cell table:style-name="ce102" table:formula="of:=([.Y55]-[.Y54])/[.Y54]" office:value-type="percentage" office:value="0.0280637603619847" calcext:value-type="percentage">
            <text:p>2.81%</text:p>
          </table:table-cell>
          <table:table-cell table:style-name="ce104" table:formula="of:=([.Y55]-[.Y54])/([.Y54]*[.Y$40])" office:value-type="percentage" office:value="0.0561275207239694" calcext:value-type="percentage">
            <text:p>5.61%</text:p>
          </table:table-cell>
          <table:table-cell table:style-name="ce106" table:formula="of:=(1+[.AB55])/(1+[.AA55])-1" office:value-type="percentage" office:value="0.0272976846806696" calcext:value-type="percentage">
            <text:p>2.7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5]+1" office:value-type="float" office:value="10" calcext:value-type="float">
            <text:p>10</text:p>
          </table:table-cell>
          <table:table-cell table:style-name="ce18" table:formula="of:=[.C55]+60*24*7*52" office:value-type="float" office:value="6294961" calcext:value-type="float">
            <text:p>6294961</text:p>
          </table:table-cell>
          <table:table-cell table:style-name="ce29" table:formula="of:=[.D55]+[.E56]*60*24*7*52" office:value-type="float" office:value="16820305122.4457" calcext:value-type="float">
            <text:p><text:s/>16,820,305,122 </text:p>
          </table:table-cell>
          <table:table-cell table:style-name="ce35" table:formula="of:=AVERAGE(433880129.334725*EXP(-0.000000235788480377594 * [.C55]);433880129.334725*EXP(-0.000000235788480377594 * [.C56]))/100000" office:value-type="float" office:value="1048.14547840417" calcext:value-type="float">
            <text:p><text:s/>1,048.1 </text:p>
          </table:table-cell>
          <table:table-cell table:style-name="ce42" table:formula="of:=([.D56]-[.D55])/[.D55]" office:value-type="percentage" office:value="0.0337655337876956" calcext:value-type="percentage">
            <text:p>3.38%</text:p>
          </table:table-cell>
          <table:table-cell table:style-name="ce39" table:formula="of:=([.D56]-[.D55])/([.D55]*[.D$40])" office:value-type="percentage" office:value="0.0675310675753912" calcext:value-type="percentage">
            <text:p>6.75%</text:p>
          </table:table-cell>
          <table:table-cell table:style-name="ce53" table:formula="of:=(1+[.G56])/(1+[.F56])-1" office:value-type="percentage" office:value="0.0326626615843724" calcext:value-type="percentage">
            <text:p>3.27%</text:p>
          </table:table-cell>
          <table:table-cell table:style-name="ce29" table:formula="of:=[.I55]+[.J56]*60*24*7*52" office:value-type="float" office:value="8091648000" calcext:value-type="float">
            <text:p><text:s/>8,091,648,0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6]-[.I55])/[.I55]" office:value-type="percentage" office:value="0.0184728706899052" calcext:value-type="percentage">
            <text:p>1.85%</text:p>
          </table:table-cell>
          <table:table-cell table:style-name="ce39" table:formula="of:=([.I56]-[.I55])/([.I55]*[.I$40])" office:value-type="percentage" office:value="0.0369457413798103" calcext:value-type="percentage">
            <text:p>3.69%</text:p>
          </table:table-cell>
          <table:table-cell table:style-name="ce53" table:formula="of:=(1+[.L56])/(1+[.K56])-1" office:value-type="percentage" office:value="0.0181378132118453" calcext:value-type="percentage">
            <text:p>1.81%</text:p>
          </table:table-cell>
          <table:table-cell table:style-name="ce10" table:formula="of:=[.N55]+1" office:value-type="float" office:value="10" calcext:value-type="float">
            <text:p>10</text:p>
          </table:table-cell>
          <table:table-cell table:style-name="ce73" table:formula="of:=[.O55]+[.P56]*60*24*7*52" office:value-type="float" office:value="8646100191.0549" calcext:value-type="float">
            <text:p><text:s/>8,646,100,191 </text:p>
          </table:table-cell>
          <table:table-cell table:style-name="ce76" table:formula="of:=AVERAGE([.P55];[.O$38]*(1-[.O$39])^[.B56])" office:value-type="float" office:value="372.462814456248" calcext:value-type="float">
            <text:p><text:s/>372.5 </text:p>
          </table:table-cell>
          <table:table-cell table:style-name="ce82" table:formula="of:=([.O56]-[.O55])/[.O55]" office:value-type="percentage" office:value="0.0231017761397037" calcext:value-type="percentage">
            <text:p>2.31%</text:p>
          </table:table-cell>
          <table:table-cell table:style-name="ce84" table:formula="of:=([.O56]-[.O55])/([.O55]*[.O$40])" office:value-type="percentage" office:value="0.0462035522794075" calcext:value-type="percentage">
            <text:p>4.62%</text:p>
          </table:table-cell>
          <table:table-cell table:style-name="ce87" table:formula="of:=(1+[.R56])/(1+[.Q56])-1" office:value-type="percentage" office:value="0.0225801349176324" calcext:value-type="percentage">
            <text:p>2.26%</text:p>
          </table:table-cell>
          <table:table-cell table:style-name="ce88" table:formula="of:=[.T55]+[.U56]*60*24*7*52" office:value-type="float" office:value="10714431293.638" calcext:value-type="float">
            <text:p><text:s/>10,714,431,294 </text:p>
          </table:table-cell>
          <table:table-cell table:style-name="ce90" table:formula="of:=AVERAGE([.U55];[.T$38]*(1-[.T$39])^[.$B56])" office:value-type="float" office:value="675.429144175045" calcext:value-type="float">
            <text:p><text:s/>675.4 </text:p>
          </table:table-cell>
          <table:table-cell table:style-name="ce93" table:formula="of:=([.T56]-[.T55])/[.T55]" office:value-type="percentage" office:value="0.034171749785439" calcext:value-type="percentage">
            <text:p>3.42%</text:p>
          </table:table-cell>
          <table:table-cell table:style-name="ce95" table:formula="of:=([.T56]-[.T55])/([.T55]*[.T$40])" office:value-type="percentage" office:value="0.0683434995708781" calcext:value-type="percentage">
            <text:p>6.83%</text:p>
          </table:table-cell>
          <table:table-cell table:style-name="ce97" table:formula="of:=(1+[.W56])/(1+[.V56])-1" office:value-type="percentage" office:value="0.0330426254560991" calcext:value-type="percentage">
            <text:p>3.30%</text:p>
          </table:table-cell>
          <table:table-cell table:style-name="ce98" table:formula="of:=[.Y55]+[.Z56]*60*24*7*52" office:value-type="float" office:value="9197171169.38301" calcext:value-type="float">
            <text:p><text:s/>9,197,171,169 </text:p>
          </table:table-cell>
          <table:table-cell table:style-name="ce100" table:formula="of:=AVERAGE([.Z55];[.Y$38]*(1-[.Y$39])^[.$B56])" office:value-type="float" office:value="459.584094009235" calcext:value-type="float">
            <text:p><text:s/>459.6 </text:p>
          </table:table-cell>
          <table:table-cell table:style-name="ce102" table:formula="of:=([.Y56]-[.Y55])/[.Y55]" office:value-type="percentage" office:value="0.0268968497915409" calcext:value-type="percentage">
            <text:p>2.69%</text:p>
          </table:table-cell>
          <table:table-cell table:style-name="ce104" table:formula="of:=([.Y56]-[.Y55])/([.Y55]*[.Y$40])" office:value-type="percentage" office:value="0.0537936995830819" calcext:value-type="percentage">
            <text:p>5.38%</text:p>
          </table:table-cell>
          <table:table-cell table:style-name="ce106" table:formula="of:=(1+[.AB56])/(1+[.AA56])-1" office:value-type="percentage" office:value="0.0261923578760621" calcext:value-type="percentage">
            <text:p>2.62%</text:p>
          </table:table-cell>
          <table:table-cell table:style-name="ce48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6]+1" office:value-type="float" office:value="11" calcext:value-type="float">
            <text:p>11</text:p>
          </table:table-cell>
          <table:table-cell table:style-name="ce18" table:formula="of:=[.C56]+60*24*7*52" office:value-type="float" office:value="6819121" calcext:value-type="float">
            <text:p>6819121</text:p>
          </table:table-cell>
          <table:table-cell table:style-name="ce29" table:formula="of:=[.D56]+[.E57]*60*24*7*52" office:value-type="float" office:value="17305829007.2808" calcext:value-type="float">
            <text:p><text:s/>17,305,829,007 </text:p>
          </table:table-cell>
          <table:table-cell table:style-name="ce35" table:formula="of:=AVERAGE(433880129.334725*EXP(-0.000000235788480377594 * [.C56]);433880129.334725*EXP(-0.000000235788480377594 * [.C57]))/100000" office:value-type="float" office:value="926.289462826364" calcext:value-type="float">
            <text:p><text:s/>926.3 </text:p>
          </table:table-cell>
          <table:table-cell table:style-name="ce42" table:formula="of:=([.D57]-[.D56])/[.D56]" office:value-type="percentage" office:value="0.0288653434822157" calcext:value-type="percentage">
            <text:p>2.89%</text:p>
          </table:table-cell>
          <table:table-cell table:style-name="ce39" table:formula="of:=([.D57]-[.D56])/([.D56]*[.D$40])" office:value-type="percentage" office:value="0.0577306869644313" calcext:value-type="percentage">
            <text:p>5.77%</text:p>
          </table:table-cell>
          <table:table-cell table:style-name="ce53" table:formula="of:=(1+[.G57])/(1+[.F57])-1" office:value-type="percentage" office:value="0.028055511506025" calcext:value-type="percentage">
            <text:p>2.81%</text:p>
          </table:table-cell>
          <table:table-cell table:style-name="ce29" table:formula="of:=[.I56]+[.J57]*60*24*7*52" office:value-type="float" office:value="8238412800" calcext:value-type="float">
            <text:p><text:s/>8,238,412,8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7]-[.I56])/[.I56]" office:value-type="percentage" office:value="0.0181378132118451" calcext:value-type="percentage">
            <text:p>1.81%</text:p>
          </table:table-cell>
          <table:table-cell table:style-name="ce39" table:formula="of:=([.I57]-[.I56])/([.I56]*[.I$40])" office:value-type="percentage" office:value="0.0362756264236902" calcext:value-type="percentage">
            <text:p>3.63%</text:p>
          </table:table-cell>
          <table:table-cell table:style-name="ce53" table:formula="of:=(1+[.L57])/(1+[.K57])-1" office:value-type="percentage" office:value="0.017814693626423" calcext:value-type="percentage">
            <text:p>1.78%</text:p>
          </table:table-cell>
          <table:table-cell table:style-name="ce10" table:formula="of:=[.N56]+1" office:value-type="float" office:value="11" calcext:value-type="float">
            <text:p>11</text:p>
          </table:table-cell>
          <table:table-cell table:style-name="ce73" table:formula="of:=[.O56]+[.P57]*60*24*7*52" office:value-type="float" office:value="8839788790.78307" calcext:value-type="float">
            <text:p><text:s/>8,839,788,791 </text:p>
          </table:table-cell>
          <table:table-cell table:style-name="ce76" table:formula="of:=AVERAGE([.P56];[.O$38]*(1-[.O$39])^[.B57])" office:value-type="float" office:value="369.521901190793" calcext:value-type="float">
            <text:p><text:s/>369.5 </text:p>
          </table:table-cell>
          <table:table-cell table:style-name="ce82" table:formula="of:=([.O57]-[.O56])/[.O56]" office:value-type="percentage" office:value="0.0224018453925104" calcext:value-type="percentage">
            <text:p>2.24%</text:p>
          </table:table-cell>
          <table:table-cell table:style-name="ce84" table:formula="of:=([.O57]-[.O56])/([.O56]*[.O$40])" office:value-type="percentage" office:value="0.0448036907850208" calcext:value-type="percentage">
            <text:p>4.48%</text:p>
          </table:table-cell>
          <table:table-cell table:style-name="ce87" table:formula="of:=(1+[.R57])/(1+[.Q57])-1" office:value-type="percentage" office:value="0.0219109985897084" calcext:value-type="percentage">
            <text:p>2.19%</text:p>
          </table:table-cell>
          <table:table-cell table:style-name="ce88" table:formula="of:=[.T56]+[.U57]*60*24*7*52" office:value-type="float" office:value="11057319452.0603" calcext:value-type="float">
            <text:p><text:s/>11,057,319,452 </text:p>
          </table:table-cell>
          <table:table-cell table:style-name="ce90" table:formula="of:=AVERAGE([.U56];[.T$38]*(1-[.T$39])^[.$B57])" office:value-type="float" office:value="654.166968906969" calcext:value-type="float">
            <text:p><text:s/>654.2 </text:p>
          </table:table-cell>
          <table:table-cell table:style-name="ce93" table:formula="of:=([.T57]-[.T56])/[.T56]" office:value-type="percentage" office:value="0.0320024599556559" calcext:value-type="percentage">
            <text:p>3.20%</text:p>
          </table:table-cell>
          <table:table-cell table:style-name="ce95" table:formula="of:=([.T57]-[.T56])/([.T56]*[.T$40])" office:value-type="percentage" office:value="0.0640049199113117" calcext:value-type="percentage">
            <text:p>6.40%</text:p>
          </table:table-cell>
          <table:table-cell table:style-name="ce97" table:formula="of:=(1+[.W57])/(1+[.V57])-1" office:value-type="percentage" office:value="0.031010061697945" calcext:value-type="percentage">
            <text:p>3.10%</text:p>
          </table:table-cell>
          <table:table-cell table:style-name="ce98" table:formula="of:=[.Y56]+[.Z57]*60*24*7*52" office:value-type="float" office:value="9434527577.99543" calcext:value-type="float">
            <text:p><text:s/>9,434,527,578 </text:p>
          </table:table-cell>
          <table:table-cell table:style-name="ce100" table:formula="of:=AVERAGE([.Z56];[.Y$38]*(1-[.Y$39])^[.$B57])" office:value-type="float" office:value="452.831976137846" calcext:value-type="float">
            <text:p><text:s/>452.8 </text:p>
          </table:table-cell>
          <table:table-cell table:style-name="ce102" table:formula="of:=([.Y57]-[.Y56])/[.Y56]" office:value-type="percentage" office:value="0.0258075449767166" calcext:value-type="percentage">
            <text:p>2.58%</text:p>
          </table:table-cell>
          <table:table-cell table:style-name="ce104" table:formula="of:=([.Y57]-[.Y56])/([.Y56]*[.Y$40])" office:value-type="percentage" office:value="0.0516150899534332" calcext:value-type="percentage">
            <text:p>5.16%</text:p>
          </table:table-cell>
          <table:table-cell table:style-name="ce106" table:formula="of:=(1+[.AB57])/(1+[.AA57])-1" office:value-type="percentage" office:value="0.0251582717470677" calcext:value-type="percentage">
            <text:p>2.5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7]+1" office:value-type="float" office:value="12" calcext:value-type="float">
            <text:p>12</text:p>
          </table:table-cell>
          <table:table-cell table:style-name="ce18" table:formula="of:=[.C57]+60*24*7*52" office:value-type="float" office:value="7343281" calcext:value-type="float">
            <text:p>7343281</text:p>
          </table:table-cell>
          <table:table-cell table:style-name="ce29" table:formula="of:=[.D57]+[.E58]*60*24*7*52" office:value-type="float" office:value="17734906523.4649" calcext:value-type="float">
            <text:p><text:s/>17,734,906,523 </text:p>
          </table:table-cell>
          <table:table-cell table:style-name="ce35" table:formula="of:=AVERAGE(433880129.334725*EXP(-0.000000235788480377594 * [.C57]);433880129.334725*EXP(-0.000000235788480377594 * [.C58]))/100000" office:value-type="float" office:value="818.600267445221" calcext:value-type="float">
            <text:p><text:s/>818.6 </text:p>
          </table:table-cell>
          <table:table-cell table:style-name="ce42" table:formula="of:=([.D58]-[.D57])/[.D57]" office:value-type="percentage" office:value="0.0247938146160792" calcext:value-type="percentage">
            <text:p>2.48%</text:p>
          </table:table-cell>
          <table:table-cell table:style-name="ce39" table:formula="of:=([.D58]-[.D57])/([.D57]*[.D$40])" office:value-type="percentage" office:value="0.0495876292321584" calcext:value-type="percentage">
            <text:p>4.96%</text:p>
          </table:table-cell>
          <table:table-cell table:style-name="ce53" table:formula="of:=(1+[.G58])/(1+[.F58])-1" office:value-type="percentage" office:value="0.024193954200795" calcext:value-type="percentage">
            <text:p>2.42%</text:p>
          </table:table-cell>
          <table:table-cell table:style-name="ce29" table:formula="of:=[.I57]+[.J58]*60*24*7*52" office:value-type="float" office:value="8385177600" calcext:value-type="float">
            <text:p><text:s/>8,385,177,6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8]-[.I57])/[.I57]" office:value-type="percentage" office:value="0.0178146936264228" calcext:value-type="percentage">
            <text:p>1.78%</text:p>
          </table:table-cell>
          <table:table-cell table:style-name="ce39" table:formula="of:=([.I58]-[.I57])/([.I57]*[.I$40])" office:value-type="percentage" office:value="0.0356293872528456" calcext:value-type="percentage">
            <text:p>3.56%</text:p>
          </table:table-cell>
          <table:table-cell table:style-name="ce53" table:formula="of:=(1+[.L58])/(1+[.K58])-1" office:value-type="percentage" office:value="0.0175028850909493" calcext:value-type="percentage">
            <text:p>1.75%</text:p>
          </table:table-cell>
          <table:table-cell table:style-name="ce10" table:formula="of:=[.N57]+1" office:value-type="float" office:value="12" calcext:value-type="float">
            <text:p>12</text:p>
          </table:table-cell>
          <table:table-cell table:style-name="ce73" table:formula="of:=[.O57]+[.P58]*60*24*7*52" office:value-type="float" office:value="9031947654.95463" calcext:value-type="float">
            <text:p><text:s/>9,031,947,655 </text:p>
          </table:table-cell>
          <table:table-cell table:style-name="ce76" table:formula="of:=AVERAGE([.P57];[.O$38]*(1-[.O$39])^[.B58])" office:value-type="float" office:value="366.603449655761" calcext:value-type="float">
            <text:p><text:s/>366.6 </text:p>
          </table:table-cell>
          <table:table-cell table:style-name="ce82" table:formula="of:=([.O58]-[.O57])/[.O57]" office:value-type="percentage" office:value="0.0217379474464278" calcext:value-type="percentage">
            <text:p>2.17%</text:p>
          </table:table-cell>
          <table:table-cell table:style-name="ce84" table:formula="of:=([.O58]-[.O57])/([.O57]*[.O$40])" office:value-type="percentage" office:value="0.0434758948928557" calcext:value-type="percentage">
            <text:p>4.35%</text:p>
          </table:table-cell>
          <table:table-cell table:style-name="ce87" table:formula="of:=(1+[.R58])/(1+[.Q58])-1" office:value-type="percentage" office:value="0.0212754625594129" calcext:value-type="percentage">
            <text:p>2.13%</text:p>
          </table:table-cell>
          <table:table-cell table:style-name="ce88" table:formula="of:=[.T57]+[.U58]*60*24*7*52" office:value-type="float" office:value="11389410261.4064" calcext:value-type="float">
            <text:p><text:s/>11,389,410,261 </text:p>
          </table:table-cell>
          <table:table-cell table:style-name="ce90" table:formula="of:=AVERAGE([.U57];[.T$38]*(1-[.T$39])^[.$B58])" office:value-type="float" office:value="633.567630773118" calcext:value-type="float">
            <text:p><text:s/>633.6 </text:p>
          </table:table-cell>
          <table:table-cell table:style-name="ce93" table:formula="of:=([.T58]-[.T57])/[.T57]" office:value-type="percentage" office:value="0.0300335728551424" calcext:value-type="percentage">
            <text:p>3.00%</text:p>
          </table:table-cell>
          <table:table-cell table:style-name="ce95" table:formula="of:=([.T58]-[.T57])/([.T57]*[.T$40])" office:value-type="percentage" office:value="0.0600671457102848" calcext:value-type="percentage">
            <text:p>6.01%</text:p>
          </table:table-cell>
          <table:table-cell table:style-name="ce97" table:formula="of:=(1+[.W58])/(1+[.V58])-1" office:value-type="percentage" office:value="0.0291578581966923" calcext:value-type="percentage">
            <text:p>2.92%</text:p>
          </table:table-cell>
          <table:table-cell table:style-name="ce98" table:formula="of:=[.Y57]+[.Z58]*60*24*7*52" office:value-type="float" office:value="9668395835.00006" calcext:value-type="float">
            <text:p><text:s/>9,668,395,835 </text:p>
          </table:table-cell>
          <table:table-cell table:style-name="ce100" table:formula="of:=AVERAGE([.Z57];[.Y$38]*(1-[.Y$39])^[.$B58])" office:value-type="float" office:value="446.177230243893" calcext:value-type="float">
            <text:p><text:s/>446.2 </text:p>
          </table:table-cell>
          <table:table-cell table:style-name="ce102" table:formula="of:=([.Y58]-[.Y57])/[.Y57]" office:value-type="percentage" office:value="0.0247885498315888" calcext:value-type="percentage">
            <text:p>2.48%</text:p>
          </table:table-cell>
          <table:table-cell table:style-name="ce104" table:formula="of:=([.Y58]-[.Y57])/([.Y57]*[.Y$40])" office:value-type="percentage" office:value="0.0495770996631777" calcext:value-type="percentage">
            <text:p>4.96%</text:p>
          </table:table-cell>
          <table:table-cell table:style-name="ce106" table:formula="of:=(1+[.AB58])/(1+[.AA58])-1" office:value-type="percentage" office:value="0.0241889410607317" calcext:value-type="percentage">
            <text:p>2.4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8]+1" office:value-type="float" office:value="13" calcext:value-type="float">
            <text:p>13</text:p>
          </table:table-cell>
          <table:table-cell table:style-name="ce18" table:formula="of:=[.C58]+60*24*7*52" office:value-type="float" office:value="7867441" calcext:value-type="float">
            <text:p>7867441</text:p>
          </table:table-cell>
          <table:table-cell table:style-name="ce29" table:formula="of:=[.D58]+[.E59]*60*24*7*52" office:value-type="float" office:value="18114100051.6211" calcext:value-type="float">
            <text:p><text:s/>18,114,100,052 </text:p>
          </table:table-cell>
          <table:table-cell table:style-name="ce35" table:formula="of:=AVERAGE(433880129.334725*EXP(-0.000000235788480377594 * [.C58]);433880129.334725*EXP(-0.000000235788480377594 * [.C59]))/100000" office:value-type="float" office:value="723.430876366345" calcext:value-type="float">
            <text:p><text:s/>723.4 </text:p>
          </table:table-cell>
          <table:table-cell table:style-name="ce42" table:formula="of:=([.D59]-[.D58])/[.D58]" office:value-type="percentage" office:value="0.0213811968873068" calcext:value-type="percentage">
            <text:p>2.14%</text:p>
          </table:table-cell>
          <table:table-cell table:style-name="ce39" table:formula="of:=([.D59]-[.D58])/([.D58]*[.D$40])" office:value-type="percentage" office:value="0.0427623937746137" calcext:value-type="percentage">
            <text:p>4.28%</text:p>
          </table:table-cell>
          <table:table-cell table:style-name="ce53" table:formula="of:=(1+[.G59])/(1+[.F59])-1" office:value-type="percentage" office:value="0.0209336112241609" calcext:value-type="percentage">
            <text:p>2.09%</text:p>
          </table:table-cell>
          <table:table-cell table:style-name="ce29" table:formula="of:=[.I58]+[.J59]*60*24*7*52" office:value-type="float" office:value="8531942400" calcext:value-type="float">
            <text:p><text:s/>8,531,942,4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59]-[.I58])/[.I58]" office:value-type="percentage" office:value="0.0175028850909491" calcext:value-type="percentage">
            <text:p>1.75%</text:p>
          </table:table-cell>
          <table:table-cell table:style-name="ce39" table:formula="of:=([.I59]-[.I58])/([.I58]*[.I$40])" office:value-type="percentage" office:value="0.0350057701818981" calcext:value-type="percentage">
            <text:p>3.50%</text:p>
          </table:table-cell>
          <table:table-cell table:style-name="ce53" table:formula="of:=(1+[.L59])/(1+[.K59])-1" office:value-type="percentage" office:value="0.0172018038940347" calcext:value-type="percentage">
            <text:p>1.72%</text:p>
          </table:table-cell>
          <table:table-cell table:style-name="ce10" table:formula="of:=[.N58]+1" office:value-type="float" office:value="13" calcext:value-type="float">
            <text:p>13</text:p>
          </table:table-cell>
          <table:table-cell table:style-name="ce73" table:formula="of:=[.O58]+[.P59]*60*24*7*52" office:value-type="float" office:value="9222588666.28987" calcext:value-type="float">
            <text:p><text:s/>9,222,588,666 </text:p>
          </table:table-cell>
          <table:table-cell table:style-name="ce76" table:formula="of:=AVERAGE([.P58];[.O$38]*(1-[.O$39])^[.B59])" office:value-type="float" office:value="363.707668145668" calcext:value-type="float">
            <text:p><text:s/>363.7 </text:p>
          </table:table-cell>
          <table:table-cell table:style-name="ce82" table:formula="of:=([.O59]-[.O58])/[.O58]" office:value-type="percentage" office:value="0.0211074087913535" calcext:value-type="percentage">
            <text:p>2.11%</text:p>
          </table:table-cell>
          <table:table-cell table:style-name="ce84" table:formula="of:=([.O59]-[.O58])/([.O58]*[.O$40])" office:value-type="percentage" office:value="0.0422148175827069" calcext:value-type="percentage">
            <text:p>4.22%</text:p>
          </table:table-cell>
          <table:table-cell table:style-name="ce87" table:formula="of:=(1+[.R59])/(1+[.Q59])-1" office:value-type="percentage" office:value="0.0206710955278813" calcext:value-type="percentage">
            <text:p>2.07%</text:p>
          </table:table-cell>
          <table:table-cell table:style-name="ce88" table:formula="of:=[.T58]+[.U59]*60*24*7*52" office:value-type="float" office:value="11711042024.215" calcext:value-type="float">
            <text:p><text:s/>11,711,042,024 </text:p>
          </table:table-cell>
          <table:table-cell table:style-name="ce90" table:formula="of:=AVERAGE([.U58];[.T$38]*(1-[.T$39])^[.$B59])" office:value-type="float" office:value="613.613711097124" calcext:value-type="float">
            <text:p><text:s/>613.6 </text:p>
          </table:table-cell>
          <table:table-cell table:style-name="ce93" table:formula="of:=([.T59]-[.T58])/[.T58]" office:value-type="percentage" office:value="0.0282395449304812" calcext:value-type="percentage">
            <text:p>2.82%</text:p>
          </table:table-cell>
          <table:table-cell table:style-name="ce95" table:formula="of:=([.T59]-[.T58])/([.T58]*[.T$40])" office:value-type="percentage" office:value="0.0564790898609623" calcext:value-type="percentage">
            <text:p>5.65%</text:p>
          </table:table-cell>
          <table:table-cell table:style-name="ce97" table:formula="of:=(1+[.W59])/(1+[.V59])-1" office:value-type="percentage" office:value="0.0274639747806924" calcext:value-type="percentage">
            <text:p>2.75%</text:p>
          </table:table-cell>
          <table:table-cell table:style-name="ce98" table:formula="of:=[.Y58]+[.Z59]*60*24*7*52" office:value-type="float" office:value="9898826722.42615" calcext:value-type="float">
            <text:p><text:s/>9,898,826,722 </text:p>
          </table:table-cell>
          <table:table-cell table:style-name="ce100" table:formula="of:=AVERAGE([.Z58];[.Y$38]*(1-[.Y$39])^[.$B59])" office:value-type="float" office:value="439.619367036945" calcext:value-type="float">
            <text:p><text:s/>439.6 </text:p>
          </table:table-cell>
          <table:table-cell table:style-name="ce102" table:formula="of:=([.Y59]-[.Y58])/[.Y58]" office:value-type="percentage" office:value="0.0238334147007008" calcext:value-type="percentage">
            <text:p>2.38%</text:p>
          </table:table-cell>
          <table:table-cell table:style-name="ce104" table:formula="of:=([.Y59]-[.Y58])/([.Y58]*[.Y$40])" office:value-type="percentage" office:value="0.0476668294014015" calcext:value-type="percentage">
            <text:p>4.77%</text:p>
          </table:table-cell>
          <table:table-cell table:style-name="ce106" table:formula="of:=(1+[.AB59])/(1+[.AA59])-1" office:value-type="percentage" office:value="0.0232786060295445" calcext:value-type="percentage">
            <text:p>2.3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59]+1" office:value-type="float" office:value="14" calcext:value-type="float">
            <text:p>14</text:p>
          </table:table-cell>
          <table:table-cell table:style-name="ce18" table:formula="of:=[.C59]+60*24*7*52" office:value-type="float" office:value="8391601" calcext:value-type="float">
            <text:p>8391601</text:p>
          </table:table-cell>
          <table:table-cell table:style-name="ce29" table:formula="of:=[.D59]+[.E60]*60*24*7*52" office:value-type="float" office:value="18449209038.6272" calcext:value-type="float">
            <text:p><text:s/>18,449,209,039 </text:p>
          </table:table-cell>
          <table:table-cell table:style-name="ce35" table:formula="of:=AVERAGE(433880129.334725*EXP(-0.000000235788480377594 * [.C59]);433880129.334725*EXP(-0.000000235788480377594 * [.C60]))/100000" office:value-type="float" office:value="639.32575359829" calcext:value-type="float">
            <text:p><text:s/>639.3 </text:p>
          </table:table-cell>
          <table:table-cell table:style-name="ce42" table:formula="of:=([.D60]-[.D59])/[.D59]" office:value-type="percentage" office:value="0.0184998970995576" calcext:value-type="percentage">
            <text:p>1.85%</text:p>
          </table:table-cell>
          <table:table-cell table:style-name="ce39" table:formula="of:=([.D60]-[.D59])/([.D59]*[.D$40])" office:value-type="percentage" office:value="0.0369997941991152" calcext:value-type="percentage">
            <text:p>3.70%</text:p>
          </table:table-cell>
          <table:table-cell table:style-name="ce53" table:formula="of:=(1+[.G60])/(1+[.F60])-1" office:value-type="percentage" office:value="0.0181638674213329" calcext:value-type="percentage">
            <text:p>1.82%</text:p>
          </table:table-cell>
          <table:table-cell table:style-name="ce29" table:formula="of:=[.I59]+[.J60]*60*24*7*52" office:value-type="float" office:value="8678707200" calcext:value-type="float">
            <text:p><text:s/>8,678,707,2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0]-[.I59])/[.I59]" office:value-type="percentage" office:value="0.0172018038940347" calcext:value-type="percentage">
            <text:p>1.72%</text:p>
          </table:table-cell>
          <table:table-cell table:style-name="ce39" table:formula="of:=([.I60]-[.I59])/([.I59]*[.I$40])" office:value-type="percentage" office:value="0.0344036077880695" calcext:value-type="percentage">
            <text:p>3.44%</text:p>
          </table:table-cell>
          <table:table-cell table:style-name="ce53" table:formula="of:=(1+[.L60])/(1+[.K60])-1" office:value-type="percentage" office:value="0.0169109058086439" calcext:value-type="percentage">
            <text:p>1.69%</text:p>
          </table:table-cell>
          <table:table-cell table:style-name="ce10" table:formula="of:=[.N59]+1" office:value-type="float" office:value="14" calcext:value-type="float">
            <text:p>14</text:p>
          </table:table-cell>
          <table:table-cell table:style-name="ce73" table:formula="of:=[.O59]+[.P60]*60*24*7*52" office:value-type="float" office:value="9411723714.73086" calcext:value-type="float">
            <text:p><text:s/>9,411,723,715 </text:p>
          </table:table-cell>
          <table:table-cell table:style-name="ce76" table:formula="of:=AVERAGE([.P59];[.O$38]*(1-[.O$39])^[.B60])" office:value-type="float" office:value="360.834570438411" calcext:value-type="float">
            <text:p><text:s/>360.8 </text:p>
          </table:table-cell>
          <table:table-cell table:style-name="ce82" table:formula="of:=([.O60]-[.O59])/[.O59]" office:value-type="percentage" office:value="0.0205078048349179" calcext:value-type="percentage">
            <text:p>2.05%</text:p>
          </table:table-cell>
          <table:table-cell table:style-name="ce84" table:formula="of:=([.O60]-[.O59])/([.O59]*[.O$40])" office:value-type="percentage" office:value="0.0410156096698357" calcext:value-type="percentage">
            <text:p>4.10%</text:p>
          </table:table-cell>
          <table:table-cell table:style-name="ce87" table:formula="of:=(1+[.R60])/(1+[.Q60])-1" office:value-type="percentage" office:value="0.020095686419797" calcext:value-type="percentage">
            <text:p>2.01%</text:p>
          </table:table-cell>
          <table:table-cell table:style-name="ce88" table:formula="of:=[.T59]+[.U60]*60*24*7*52" office:value-type="float" office:value="12022543293.4737" calcext:value-type="float">
            <text:p><text:s/>12,022,543,293 </text:p>
          </table:table-cell>
          <table:table-cell table:style-name="ce90" table:formula="of:=AVERAGE([.U59];[.T$38]*(1-[.T$39])^[.$B60])" office:value-type="float" office:value="594.286609544244" calcext:value-type="float">
            <text:p><text:s/>594.3 </text:p>
          </table:table-cell>
          <table:table-cell table:style-name="ce93" table:formula="of:=([.T60]-[.T59])/[.T59]" office:value-type="percentage" office:value="0.0265989370215406" calcext:value-type="percentage">
            <text:p>2.66%</text:p>
          </table:table-cell>
          <table:table-cell table:style-name="ce95" table:formula="of:=([.T60]-[.T59])/([.T59]*[.T$40])" office:value-type="percentage" office:value="0.0531978740430812" calcext:value-type="percentage">
            <text:p>5.32%</text:p>
          </table:table-cell>
          <table:table-cell table:style-name="ce97" table:formula="of:=(1+[.W60])/(1+[.V60])-1" office:value-type="percentage" office:value="0.0259097648188802" calcext:value-type="percentage">
            <text:p>2.59%</text:p>
          </table:table-cell>
          <table:table-cell table:style-name="ce98" table:formula="of:=[.Y59]+[.Z60]*60*24*7*52" office:value-type="float" office:value="10125870522.7068" calcext:value-type="float">
            <text:p><text:s/>10,125,870,523 </text:p>
          </table:table-cell>
          <table:table-cell table:style-name="ce100" table:formula="of:=AVERAGE([.Z59];[.Y$38]*(1-[.Y$39])^[.$B60])" office:value-type="float" office:value="433.15743338032" calcext:value-type="float">
            <text:p><text:s/>433.2 </text:p>
          </table:table-cell>
          <table:table-cell table:style-name="ce102" table:formula="of:=([.Y60]-[.Y59])/[.Y59]" office:value-type="percentage" office:value="0.0229364354632304" calcext:value-type="percentage">
            <text:p>2.29%</text:p>
          </table:table-cell>
          <table:table-cell table:style-name="ce104" table:formula="of:=([.Y60]-[.Y59])/([.Y59]*[.Y$40])" office:value-type="percentage" office:value="0.0458728709264609" calcext:value-type="percentage">
            <text:p>4.59%</text:p>
          </table:table-cell>
          <table:table-cell table:style-name="ce106" table:formula="of:=(1+[.AB60])/(1+[.AA60])-1" office:value-type="percentage" office:value="0.022422151238404" calcext:value-type="percentage">
            <text:p>2.2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0]+1" office:value-type="float" office:value="15" calcext:value-type="float">
            <text:p>15</text:p>
          </table:table-cell>
          <table:table-cell table:style-name="ce18" table:formula="of:=[.C60]+60*24*7*52" office:value-type="float" office:value="8915761" calcext:value-type="float">
            <text:p>8915761</text:p>
          </table:table-cell>
          <table:table-cell table:style-name="ce29" table:formula="of:=[.D60]+[.E61]*60*24*7*52" office:value-type="float" office:value="18745358695.29" calcext:value-type="float">
            <text:p><text:s/>18,745,358,695 </text:p>
          </table:table-cell>
          <table:table-cell table:style-name="ce35" table:formula="of:=AVERAGE(433880129.334725*EXP(-0.000000235788480377594 * [.C60]);433880129.334725*EXP(-0.000000235788480377594 * [.C61]))/100000" office:value-type="float" office:value="564.998581850738" calcext:value-type="float">
            <text:p><text:s/>565.0 </text:p>
          </table:table-cell>
          <table:table-cell table:style-name="ce42" table:formula="of:=([.D61]-[.D60])/[.D60]" office:value-type="percentage" office:value="0.0160521600705393" calcext:value-type="percentage">
            <text:p>1.61%</text:p>
          </table:table-cell>
          <table:table-cell table:style-name="ce39" table:formula="of:=([.D61]-[.D60])/([.D60]*[.D$40])" office:value-type="percentage" office:value="0.0321043201410786" calcext:value-type="percentage">
            <text:p>3.21%</text:p>
          </table:table-cell>
          <table:table-cell table:style-name="ce53" table:formula="of:=(1+[.G61])/(1+[.F61])-1" office:value-type="percentage" office:value="0.0157985590714409" calcext:value-type="percentage">
            <text:p>1.58%</text:p>
          </table:table-cell>
          <table:table-cell table:style-name="ce29" table:formula="of:=[.I60]+[.J61]*60*24*7*52" office:value-type="float" office:value="8825472000" calcext:value-type="float">
            <text:p><text:s/>8,825,472,0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1]-[.I60])/[.I60]" office:value-type="percentage" office:value="0.0169109058086439" calcext:value-type="percentage">
            <text:p>1.69%</text:p>
          </table:table-cell>
          <table:table-cell table:style-name="ce39" table:formula="of:=([.I61]-[.I60])/([.I60]*[.I$40])" office:value-type="percentage" office:value="0.0338218116172879" calcext:value-type="percentage">
            <text:p>3.38%</text:p>
          </table:table-cell>
          <table:table-cell table:style-name="ce53" table:formula="of:=(1+[.L61])/(1+[.K61])-1" office:value-type="percentage" office:value="0.0166296828090329" calcext:value-type="percentage">
            <text:p>1.66%</text:p>
          </table:table-cell>
          <table:table-cell table:style-name="ce10" table:formula="of:=[.N60]+1" office:value-type="float" office:value="15" calcext:value-type="float">
            <text:p>15</text:p>
          </table:table-cell>
          <table:table-cell table:style-name="ce73" table:formula="of:=[.O60]+[.P61]*60*24*7*52" office:value-type="float" office:value="9599364646.83683" calcext:value-type="float">
            <text:p><text:s/>9,599,364,647 </text:p>
          </table:table-cell>
          <table:table-cell table:style-name="ce76" table:formula="of:=AVERAGE([.P60];[.O$38]*(1-[.O$39])^[.B61])" office:value-type="float" office:value="357.984073767494" calcext:value-type="float">
            <text:p><text:s/>358.0 </text:p>
          </table:table-cell>
          <table:table-cell table:style-name="ce82" table:formula="of:=([.O61]-[.O60])/[.O60]" office:value-type="percentage" office:value="0.0199369358677924" calcext:value-type="percentage">
            <text:p>1.99%</text:p>
          </table:table-cell>
          <table:table-cell table:style-name="ce84" table:formula="of:=([.O61]-[.O60])/([.O60]*[.O$40])" office:value-type="percentage" office:value="0.0398738717355849" calcext:value-type="percentage">
            <text:p>3.99%</text:p>
          </table:table-cell>
          <table:table-cell table:style-name="ce87" table:formula="of:=(1+[.R61])/(1+[.Q61])-1" office:value-type="percentage" office:value="0.0195472241142338" calcext:value-type="percentage">
            <text:p>1.95%</text:p>
          </table:table-cell>
          <table:table-cell table:style-name="ce88" table:formula="of:=[.T60]+[.U61]*60*24*7*52" office:value-type="float" office:value="12324232726.2401" calcext:value-type="float">
            <text:p><text:s/>12,324,232,726 </text:p>
          </table:table-cell>
          <table:table-cell table:style-name="ce90" table:formula="of:=AVERAGE([.U60];[.T$38]*(1-[.T$39])^[.$B61])" office:value-type="float" office:value="575.567446516941" calcext:value-type="float">
            <text:p><text:s/>575.6 </text:p>
          </table:table-cell>
          <table:table-cell table:style-name="ce93" table:formula="of:=([.T61]-[.T60])/[.T60]" office:value-type="percentage" office:value="0.0250936449469961" calcext:value-type="percentage">
            <text:p>2.51%</text:p>
          </table:table-cell>
          <table:table-cell table:style-name="ce95" table:formula="of:=([.T61]-[.T60])/([.T60]*[.T$40])" office:value-type="percentage" office:value="0.0501872898939922" calcext:value-type="percentage">
            <text:p>5.02%</text:p>
          </table:table-cell>
          <table:table-cell table:style-name="ce97" table:formula="of:=(1+[.W61])/(1+[.V61])-1" office:value-type="percentage" office:value="0.0244793683686271" calcext:value-type="percentage">
            <text:p>2.45%</text:p>
          </table:table-cell>
          <table:table-cell table:style-name="ce98" table:formula="of:=[.Y60]+[.Z61]*60*24*7*52" office:value-type="float" office:value="10349576902.5731" calcext:value-type="float">
            <text:p><text:s/>10,349,576,903 </text:p>
          </table:table-cell>
          <table:table-cell table:style-name="ce100" table:formula="of:=AVERAGE([.Z60];[.Y$38]*(1-[.Y$39])^[.$B61])" office:value-type="float" office:value="426.790254629038" calcext:value-type="float">
            <text:p><text:s/>426.8 </text:p>
          </table:table-cell>
          <table:table-cell table:style-name="ce102" table:formula="of:=([.Y61]-[.Y60])/[.Y60]" office:value-type="percentage" office:value="0.0220925578067293" calcext:value-type="percentage">
            <text:p>2.21%</text:p>
          </table:table-cell>
          <table:table-cell table:style-name="ce104" table:formula="of:=([.Y61]-[.Y60])/([.Y60]*[.Y$40])" office:value-type="percentage" office:value="0.0441851156134586" calcext:value-type="percentage">
            <text:p>4.42%</text:p>
          </table:table-cell>
          <table:table-cell table:style-name="ce106" table:formula="of:=(1+[.AB61])/(1+[.AA61])-1" office:value-type="percentage" office:value="0.0216150265824624" calcext:value-type="percentage">
            <text:p>2.1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1]+1" office:value-type="float" office:value="16" calcext:value-type="float">
            <text:p>16</text:p>
          </table:table-cell>
          <table:table-cell table:style-name="ce18" table:formula="of:=[.C61]+60*24*7*52" office:value-type="float" office:value="9439921" calcext:value-type="float">
            <text:p>9439921</text:p>
          </table:table-cell>
          <table:table-cell table:style-name="ce29" table:formula="of:=[.D61]+[.E62]*60*24*7*52" office:value-type="float" office:value="19007078382.1451" calcext:value-type="float">
            <text:p><text:s/>19,007,078,382 </text:p>
          </table:table-cell>
          <table:table-cell table:style-name="ce35" table:formula="of:=AVERAGE(433880129.334725*EXP(-0.000000235788480377594 * [.C61]);433880129.334725*EXP(-0.000000235788480377594 * [.C62]))/100000" office:value-type="float" office:value="499.312589390735" calcext:value-type="float">
            <text:p><text:s/>499.3 </text:p>
          </table:table-cell>
          <table:table-cell table:style-name="ce42" table:formula="of:=([.D62]-[.D61])/[.D61]" office:value-type="percentage" office:value="0.013961839360311" calcext:value-type="percentage">
            <text:p>1.40%</text:p>
          </table:table-cell>
          <table:table-cell table:style-name="ce39" table:formula="of:=([.D62]-[.D61])/([.D61]*[.D$40])" office:value-type="percentage" office:value="0.0279236787206221" calcext:value-type="percentage">
            <text:p>2.79%</text:p>
          </table:table-cell>
          <table:table-cell table:style-name="ce53" table:formula="of:=(1+[.G62])/(1+[.F62])-1" office:value-type="percentage" office:value="0.0137695905490085" calcext:value-type="percentage">
            <text:p>1.38%</text:p>
          </table:table-cell>
          <table:table-cell table:style-name="ce29" table:formula="of:=[.I61]+[.J62]*60*24*7*52" office:value-type="float" office:value="8972236800" calcext:value-type="float">
            <text:p><text:s/>8,972,236,8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2]-[.I61])/[.I61]" office:value-type="percentage" office:value="0.0166296828090328" calcext:value-type="percentage">
            <text:p>1.66%</text:p>
          </table:table-cell>
          <table:table-cell table:style-name="ce39" table:formula="of:=([.I62]-[.I61])/([.I61]*[.I$40])" office:value-type="percentage" office:value="0.0332593656180655" calcext:value-type="percentage">
            <text:p>3.33%</text:p>
          </table:table-cell>
          <table:table-cell table:style-name="ce53" table:formula="of:=(1+[.L62])/(1+[.K62])-1" office:value-type="percentage" office:value="0.0163576601099069" calcext:value-type="percentage">
            <text:p>1.64%</text:p>
          </table:table-cell>
          <table:table-cell table:style-name="ce10" table:formula="of:=[.N61]+1" office:value-type="float" office:value="16" calcext:value-type="float">
            <text:p>16</text:p>
          </table:table-cell>
          <table:table-cell table:style-name="ce73" table:formula="of:=[.O61]+[.P62]*60*24*7*52" office:value-type="float" office:value="9785523240.853" calcext:value-type="float">
            <text:p><text:s/>9,785,523,241 </text:p>
          </table:table-cell>
          <table:table-cell table:style-name="ce76" table:formula="of:=AVERAGE([.P61];[.O$38]*(1-[.O$39])^[.B62])" office:value-type="float" office:value="355.156047802505" calcext:value-type="float">
            <text:p><text:s/>355.2 </text:p>
          </table:table-cell>
          <table:table-cell table:style-name="ce82" table:formula="of:=([.O62]-[.O61])/[.O61]" office:value-type="percentage" office:value="0.0193928036765958" calcext:value-type="percentage">
            <text:p>1.94%</text:p>
          </table:table-cell>
          <table:table-cell table:style-name="ce84" table:formula="of:=([.O62]-[.O61])/([.O61]*[.O$40])" office:value-type="percentage" office:value="0.0387856073531916" calcext:value-type="percentage">
            <text:p>3.88%</text:p>
          </table:table-cell>
          <table:table-cell table:style-name="ce87" table:formula="of:=(1+[.R62])/(1+[.Q62])-1" office:value-type="percentage" office:value="0.0190238773578277" calcext:value-type="percentage">
            <text:p>1.90%</text:p>
          </table:table-cell>
          <table:table-cell table:style-name="ce88" table:formula="of:=[.T61]+[.U62]*60*24*7*52" office:value-type="float" office:value="12616419168.6189" calcext:value-type="float">
            <text:p><text:s/>12,616,419,169 </text:p>
          </table:table-cell>
          <table:table-cell table:style-name="ce90" table:formula="of:=AVERAGE([.U61];[.T$38]*(1-[.T$39])^[.$B62])" office:value-type="float" office:value="557.437504538327" calcext:value-type="float">
            <text:p><text:s/>557.4 </text:p>
          </table:table-cell>
          <table:table-cell table:style-name="ce93" table:formula="of:=([.T62]-[.T61])/[.T61]" office:value-type="percentage" office:value="0.0237082866632908" calcext:value-type="percentage">
            <text:p>2.37%</text:p>
          </table:table-cell>
          <table:table-cell table:style-name="ce95" table:formula="of:=([.T62]-[.T61])/([.T61]*[.T$40])" office:value-type="percentage" office:value="0.0474165733265816" calcext:value-type="percentage">
            <text:p>4.74%</text:p>
          </table:table-cell>
          <table:table-cell table:style-name="ce97" table:formula="of:=(1+[.W62])/(1+[.V62])-1" office:value-type="percentage" office:value="0.0231592212079932" calcext:value-type="percentage">
            <text:p>2.32%</text:p>
          </table:table-cell>
          <table:table-cell table:style-name="ce98" table:formula="of:=[.Y61]+[.Z62]*60*24*7*52" office:value-type="float" office:value="10569994860.3804" calcext:value-type="float">
            <text:p><text:s/>10,569,994,860 </text:p>
          </table:table-cell>
          <table:table-cell table:style-name="ce100" table:formula="of:=AVERAGE([.Z61];[.Y$38]*(1-[.Y$39])^[.$B62])" office:value-type="float" office:value="420.516555645696" calcext:value-type="float">
            <text:p><text:s/>420.5 </text:p>
          </table:table-cell>
          <table:table-cell table:style-name="ce102" table:formula="of:=([.Y62]-[.Y61])/[.Y61]" office:value-type="percentage" office:value="0.0212972916557049" calcext:value-type="percentage">
            <text:p>2.13%</text:p>
          </table:table-cell>
          <table:table-cell table:style-name="ce104" table:formula="of:=([.Y62]-[.Y61])/([.Y61]*[.Y$40])" office:value-type="percentage" office:value="0.0425945833114098" calcext:value-type="percentage">
            <text:p>4.26%</text:p>
          </table:table-cell>
          <table:table-cell table:style-name="ce106" table:formula="of:=(1+[.AB62])/(1+[.AA62])-1" office:value-type="percentage" office:value="0.0208531754952355" calcext:value-type="percentage">
            <text:p>2.0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2]+1" office:value-type="float" office:value="17" calcext:value-type="float">
            <text:p>17</text:p>
          </table:table-cell>
          <table:table-cell table:style-name="ce18" table:formula="of:=[.C62]+60*24*7*52" office:value-type="float" office:value="9964081" calcext:value-type="float">
            <text:p>9964081</text:p>
          </table:table-cell>
          <table:table-cell table:style-name="ce29" table:formula="of:=[.D62]+[.E63]*60*24*7*52" office:value-type="float" office:value="19238370882.2255" calcext:value-type="float">
            <text:p><text:s/>19,238,370,882 </text:p>
          </table:table-cell>
          <table:table-cell table:style-name="ce35" table:formula="of:=AVERAGE(433880129.334725*EXP(-0.000000235788480377594 * [.C62]);433880129.334725*EXP(-0.000000235788480377594 * [.C63]))/100000" office:value-type="float" office:value="441.263164072763" calcext:value-type="float">
            <text:p><text:s/>441.3 </text:p>
          </table:table-cell>
          <table:table-cell table:style-name="ce42" table:formula="of:=([.D63]-[.D62])/[.D62]" office:value-type="percentage" office:value="0.0121687560513062" calcext:value-type="percentage">
            <text:p>1.22%</text:p>
          </table:table-cell>
          <table:table-cell table:style-name="ce39" table:formula="of:=([.D63]-[.D62])/([.D62]*[.D$40])" office:value-type="percentage" office:value="0.0243375121026124" calcext:value-type="percentage">
            <text:p>2.43%</text:p>
          </table:table-cell>
          <table:table-cell table:style-name="ce53" table:formula="of:=(1+[.G63])/(1+[.F63])-1" office:value-type="percentage" office:value="0.0120224576964607" calcext:value-type="percentage">
            <text:p>1.20%</text:p>
          </table:table-cell>
          <table:table-cell table:style-name="ce29" table:formula="of:=[.I62]+[.J63]*60*24*7*52" office:value-type="float" office:value="9119001600" calcext:value-type="float">
            <text:p><text:s/>9,119,001,6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3]-[.I62])/[.I62]" office:value-type="percentage" office:value="0.016357660109907" calcext:value-type="percentage">
            <text:p>1.64%</text:p>
          </table:table-cell>
          <table:table-cell table:style-name="ce39" table:formula="of:=([.I63]-[.I62])/([.I62]*[.I$40])" office:value-type="percentage" office:value="0.0327153202198141" calcext:value-type="percentage">
            <text:p>3.27%</text:p>
          </table:table-cell>
          <table:table-cell table:style-name="ce53" table:formula="of:=(1+[.L63])/(1+[.K63])-1" office:value-type="percentage" office:value="0.0160943934914979" calcext:value-type="percentage">
            <text:p>1.61%</text:p>
          </table:table-cell>
          <table:table-cell table:style-name="ce10" table:formula="of:=[.N62]+1" office:value-type="float" office:value="17" calcext:value-type="float">
            <text:p>17</text:p>
          </table:table-cell>
          <table:table-cell table:style-name="ce73" table:formula="of:=[.O62]+[.P63]*60*24*7*52" office:value-type="float" office:value="9970211194.61334" calcext:value-type="float">
            <text:p><text:s/>9,970,211,195 </text:p>
          </table:table-cell>
          <table:table-cell table:style-name="ce76" table:formula="of:=AVERAGE([.P62];[.O$38]*(1-[.O$39])^[.B63])" office:value-type="float" office:value="352.350339133752" calcext:value-type="float">
            <text:p><text:s/>352.4 </text:p>
          </table:table-cell>
          <table:table-cell table:style-name="ce82" table:formula="of:=([.O63]-[.O62])/[.O62]" office:value-type="percentage" office:value="0.0188735900180897" calcext:value-type="percentage">
            <text:p>1.89%</text:p>
          </table:table-cell>
          <table:table-cell table:style-name="ce84" table:formula="of:=([.O63]-[.O62])/([.O62]*[.O$40])" office:value-type="percentage" office:value="0.0377471800361793" calcext:value-type="percentage">
            <text:p>3.77%</text:p>
          </table:table-cell>
          <table:table-cell table:style-name="ce87" table:formula="of:=(1+[.R63])/(1+[.Q63])-1" office:value-type="percentage" office:value="0.0185239760879017" calcext:value-type="percentage">
            <text:p>1.85%</text:p>
          </table:table-cell>
          <table:table-cell table:style-name="ce88" table:formula="of:=[.T62]+[.U63]*60*24*7*52" office:value-type="float" office:value="12899401851.4351" calcext:value-type="float">
            <text:p><text:s/>12,899,401,851 </text:p>
          </table:table-cell>
          <table:table-cell table:style-name="ce90" table:formula="of:=AVERAGE([.U62];[.T$38]*(1-[.T$39])^[.$B63])" office:value-type="float" office:value="539.878439438705" calcext:value-type="float">
            <text:p><text:s/>539.9 </text:p>
          </table:table-cell>
          <table:table-cell table:style-name="ce93" table:formula="of:=([.T63]-[.T62])/[.T62]" office:value-type="percentage" office:value="0.0224297147260342" calcext:value-type="percentage">
            <text:p>2.24%</text:p>
          </table:table-cell>
          <table:table-cell table:style-name="ce95" table:formula="of:=([.T63]-[.T62])/([.T62]*[.T$40])" office:value-type="percentage" office:value="0.0448594294520684" calcext:value-type="percentage">
            <text:p>4.49%</text:p>
          </table:table-cell>
          <table:table-cell table:style-name="ce97" table:formula="of:=(1+[.W63])/(1+[.V63])-1" office:value-type="percentage" office:value="0.0219376592864815" calcext:value-type="percentage">
            <text:p>2.19%</text:p>
          </table:table-cell>
          <table:table-cell table:style-name="ce98" table:formula="of:=[.Y62]+[.Z63]*60*24*7*52" office:value-type="float" office:value="10787172705.0703" calcext:value-type="float">
            <text:p><text:s/>10,787,172,705 </text:p>
          </table:table-cell>
          <table:table-cell table:style-name="ce100" table:formula="of:=AVERAGE([.Z62];[.Y$38]*(1-[.Y$39])^[.$B63])" office:value-type="float" office:value="414.335021157557" calcext:value-type="float">
            <text:p><text:s/>414.3 </text:p>
          </table:table-cell>
          <table:table-cell table:style-name="ce102" table:formula="of:=([.Y63]-[.Y62])/[.Y62]" office:value-type="percentage" office:value="0.0205466367352737" calcext:value-type="percentage">
            <text:p>2.05%</text:p>
          </table:table-cell>
          <table:table-cell table:style-name="ce104" table:formula="of:=([.Y63]-[.Y62])/([.Y62]*[.Y$40])" office:value-type="percentage" office:value="0.0410932734705473" calcext:value-type="percentage">
            <text:p>4.11%</text:p>
          </table:table-cell>
          <table:table-cell table:style-name="ce106" table:formula="of:=(1+[.AB63])/(1+[.AA63])-1" office:value-type="percentage" office:value="0.0201329718757415" calcext:value-type="percentage">
            <text:p>2.0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3]+1" office:value-type="float" office:value="18" calcext:value-type="float">
            <text:p>18</text:p>
          </table:table-cell>
          <table:table-cell table:style-name="ce18" table:formula="of:=[.C63]+60*24*7*52" office:value-type="float" office:value="10488241" calcext:value-type="float">
            <text:p>10488241</text:p>
          </table:table-cell>
          <table:table-cell table:style-name="ce29" table:formula="of:=[.D63]+[.E64]*60*24*7*52" office:value-type="float" office:value="19442773620.2704" calcext:value-type="float">
            <text:p><text:s/>19,442,773,620 </text:p>
          </table:table-cell>
          <table:table-cell table:style-name="ce35" table:formula="of:=AVERAGE(433880129.334725*EXP(-0.000000235788480377594 * [.C63]);433880129.334725*EXP(-0.000000235788480377594 * [.C64]))/100000" office:value-type="float" office:value="389.962488638824" calcext:value-type="float">
            <text:p><text:s/>390.0 </text:p>
          </table:table-cell>
          <table:table-cell table:style-name="ce42" table:formula="of:=([.D64]-[.D63])/[.D63]" office:value-type="percentage" office:value="0.0106247425676659" calcext:value-type="percentage">
            <text:p>1.06%</text:p>
          </table:table-cell>
          <table:table-cell table:style-name="ce39" table:formula="of:=([.D64]-[.D63])/([.D63]*[.D$40])" office:value-type="percentage" office:value="0.0212494851353319" calcext:value-type="percentage">
            <text:p>2.12%</text:p>
          </table:table-cell>
          <table:table-cell table:style-name="ce53" table:formula="of:=(1+[.G64])/(1+[.F64])-1" office:value-type="percentage" office:value="0.0105130441796544" calcext:value-type="percentage">
            <text:p>1.05%</text:p>
          </table:table-cell>
          <table:table-cell table:style-name="ce29" table:formula="of:=[.I63]+[.J64]*60*24*7*52" office:value-type="float" office:value="9265766400" calcext:value-type="float">
            <text:p><text:s/>9,265,766,4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4]-[.I63])/[.I63]" office:value-type="percentage" office:value="0.016094393491498" calcext:value-type="percentage">
            <text:p>1.61%</text:p>
          </table:table-cell>
          <table:table-cell table:style-name="ce39" table:formula="of:=([.I64]-[.I63])/([.I63]*[.I$40])" office:value-type="percentage" office:value="0.032188786982996" calcext:value-type="percentage">
            <text:p>3.22%</text:p>
          </table:table-cell>
          <table:table-cell table:style-name="ce53" table:formula="of:=(1+[.L64])/(1+[.K64])-1" office:value-type="percentage" office:value="0.015839466878854" calcext:value-type="percentage">
            <text:p>1.58%</text:p>
          </table:table-cell>
          <table:table-cell table:style-name="ce10" table:formula="of:=[.N63]+1" office:value-type="float" office:value="18" calcext:value-type="float">
            <text:p>18</text:p>
          </table:table-cell>
          <table:table-cell table:style-name="ce73" table:formula="of:=[.O63]+[.P64]*60*24*7*52" office:value-type="float" office:value="10153440119.8574" calcext:value-type="float">
            <text:p><text:s/>10,153,440,120 </text:p>
          </table:table-cell>
          <table:table-cell table:style-name="ce76" table:formula="of:=AVERAGE([.P63];[.O$38]*(1-[.O$39])^[.B64])" office:value-type="float" office:value="349.566783509038" calcext:value-type="float">
            <text:p><text:s/>349.6 </text:p>
          </table:table-cell>
          <table:table-cell table:style-name="ce82" table:formula="of:=([.O64]-[.O63])/[.O63]" office:value-type="percentage" office:value="0.0183776373105407" calcext:value-type="percentage">
            <text:p>1.84%</text:p>
          </table:table-cell>
          <table:table-cell table:style-name="ce84" table:formula="of:=([.O64]-[.O63])/([.O63]*[.O$40])" office:value-type="percentage" office:value="0.0367552746210814" calcext:value-type="percentage">
            <text:p>3.68%</text:p>
          </table:table-cell>
          <table:table-cell table:style-name="ce87" table:formula="of:=(1+[.R64])/(1+[.Q64])-1" office:value-type="percentage" office:value="0.0180459945674716" calcext:value-type="percentage">
            <text:p>1.80%</text:p>
          </table:table-cell>
          <table:table-cell table:style-name="ce88" table:formula="of:=[.T63]+[.U64]*60*24*7*52" office:value-type="float" office:value="13173470636.4287" calcext:value-type="float">
            <text:p><text:s/>13,173,470,636 </text:p>
          </table:table-cell>
          <table:table-cell table:style-name="ce90" table:formula="of:=AVERAGE([.U63];[.T$38]*(1-[.T$39])^[.$B64])" office:value-type="float" office:value="522.872376743053" calcext:value-type="float">
            <text:p><text:s/>522.9 </text:p>
          </table:table-cell>
          <table:table-cell table:style-name="ce93" table:formula="of:=([.T64]-[.T63])/[.T63]" office:value-type="percentage" office:value="0.0212466274134369" calcext:value-type="percentage">
            <text:p>2.12%</text:p>
          </table:table-cell>
          <table:table-cell table:style-name="ce95" table:formula="of:=([.T64]-[.T63])/([.T63]*[.T$40])" office:value-type="percentage" office:value="0.0424932548268738" calcext:value-type="percentage">
            <text:p>4.25%</text:p>
          </table:table-cell>
          <table:table-cell table:style-name="ce97" table:formula="of:=(1+[.W64])/(1+[.V64])-1" office:value-type="percentage" office:value="0.0208045998323143" calcext:value-type="percentage">
            <text:p>2.08%</text:p>
          </table:table-cell>
          <table:table-cell table:style-name="ce98" table:formula="of:=[.Y63]+[.Z64]*60*24*7*52" office:value-type="float" office:value="11001158050.8746" calcext:value-type="float">
            <text:p><text:s/>11,001,158,051 </text:p>
          </table:table-cell>
          <table:table-cell table:style-name="ce100" table:formula="of:=AVERAGE([.Z63];[.Y$38]*(1-[.Y$39])^[.$B64])" office:value-type="float" office:value="408.244325786467" calcext:value-type="float">
            <text:p><text:s/>408.2 </text:p>
          </table:table-cell>
          <table:table-cell table:style-name="ce102" table:formula="of:=([.Y64]-[.Y63])/[.Y63]" office:value-type="percentage" office:value="0.0198370186196846" calcext:value-type="percentage">
            <text:p>1.98%</text:p>
          </table:table-cell>
          <table:table-cell table:style-name="ce104" table:formula="of:=([.Y64]-[.Y63])/([.Y63]*[.Y$40])" office:value-type="percentage" office:value="0.0396740372393692" calcext:value-type="percentage">
            <text:p>3.97%</text:p>
          </table:table-cell>
          <table:table-cell table:style-name="ce106" table:formula="of:=(1+[.AB64])/(1+[.AA64])-1" office:value-type="percentage" office:value="0.0194511654877299" calcext:value-type="percentage">
            <text:p>1.9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4]+1" office:value-type="float" office:value="19" calcext:value-type="float">
            <text:p>19</text:p>
          </table:table-cell>
          <table:table-cell table:style-name="ce18" table:formula="of:=[.C64]+60*24*7*52" office:value-type="float" office:value="11012401" calcext:value-type="float">
            <text:p>11012401</text:p>
          </table:table-cell>
          <table:table-cell table:style-name="ce29" table:formula="of:=[.D64]+[.E65]*60*24*7*52" office:value-type="float" office:value="19623412764.6687" calcext:value-type="float">
            <text:p><text:s/>19,623,412,765 </text:p>
          </table:table-cell>
          <table:table-cell table:style-name="ce35" table:formula="of:=AVERAGE(433880129.334725*EXP(-0.000000235788480377594 * [.C64]);433880129.334725*EXP(-0.000000235788480377594 * [.C65]))/100000" office:value-type="float" office:value="344.625962298337" calcext:value-type="float">
            <text:p><text:s/>344.6 </text:p>
          </table:table-cell>
          <table:table-cell table:style-name="ce42" table:formula="of:=([.D65]-[.D64])/[.D64]" office:value-type="percentage" office:value="0.00929081148226547" calcext:value-type="percentage">
            <text:p>0.93%</text:p>
          </table:table-cell>
          <table:table-cell table:style-name="ce39" table:formula="of:=([.D65]-[.D64])/([.D64]*[.D$40])" office:value-type="percentage" office:value="0.0185816229645309" calcext:value-type="percentage">
            <text:p>1.86%</text:p>
          </table:table-cell>
          <table:table-cell table:style-name="ce53" table:formula="of:=(1+[.G65])/(1+[.F65])-1" office:value-type="percentage" office:value="0.0092052868970649" calcext:value-type="percentage">
            <text:p>0.92%</text:p>
          </table:table-cell>
          <table:table-cell table:style-name="ce29" table:formula="of:=[.I64]+[.J65]*60*24*7*52" office:value-type="float" office:value="9412531200" calcext:value-type="float">
            <text:p><text:s/>9,412,531,2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5]-[.I64])/[.I64]" office:value-type="percentage" office:value="0.0158394668788542" calcext:value-type="percentage">
            <text:p>1.58%</text:p>
          </table:table-cell>
          <table:table-cell table:style-name="ce39" table:formula="of:=([.I65]-[.I64])/([.I64]*[.I$40])" office:value-type="percentage" office:value="0.0316789337577084" calcext:value-type="percentage">
            <text:p>3.17%</text:p>
          </table:table-cell>
          <table:table-cell table:style-name="ce53" table:formula="of:=(1+[.L65])/(1+[.K65])-1" office:value-type="percentage" office:value="0.0155924901476023" calcext:value-type="percentage">
            <text:p>1.56%</text:p>
          </table:table-cell>
          <table:table-cell table:style-name="ce10" table:formula="of:=[.N64]+1" office:value-type="float" office:value="19" calcext:value-type="float">
            <text:p>19</text:p>
          </table:table-cell>
          <table:table-cell table:style-name="ce73" table:formula="of:=[.O64]+[.P65]*60*24*7*52" office:value-type="float" office:value="10335221539.7513" calcext:value-type="float">
            <text:p><text:s/>10,335,221,540 </text:p>
          </table:table-cell>
          <table:table-cell table:style-name="ce76" table:formula="of:=AVERAGE([.P64];[.O$38]*(1-[.O$39])^[.B65])" office:value-type="float" office:value="346.805211946539" calcext:value-type="float">
            <text:p><text:s/>346.8 </text:p>
          </table:table-cell>
          <table:table-cell table:style-name="ce82" table:formula="of:=([.O65]-[.O64])/[.O64]" office:value-type="percentage" office:value="0.0179034315215374" calcext:value-type="percentage">
            <text:p>1.79%</text:p>
          </table:table-cell>
          <table:table-cell table:style-name="ce84" table:formula="of:=([.O65]-[.O64])/([.O64]*[.O$40])" office:value-type="percentage" office:value="0.0358068630430748" calcext:value-type="percentage">
            <text:p>3.58%</text:p>
          </table:table-cell>
          <table:table-cell table:style-name="ce87" table:formula="of:=(1+[.R65])/(1+[.Q65])-1" office:value-type="percentage" office:value="0.0175885363651598" calcext:value-type="percentage">
            <text:p>1.76%</text:p>
          </table:table-cell>
          <table:table-cell table:style-name="ce88" table:formula="of:=[.T64]+[.U65]*60*24*7*52" office:value-type="float" office:value="13438906283.0381" calcext:value-type="float">
            <text:p><text:s/>13,438,906,283 </text:p>
          </table:table-cell>
          <table:table-cell table:style-name="ce90" table:formula="of:=AVERAGE([.U64];[.T$38]*(1-[.T$39])^[.$B65])" office:value-type="float" office:value="506.401950948981" calcext:value-type="float">
            <text:p><text:s/>506.4 </text:p>
          </table:table-cell>
          <table:table-cell table:style-name="ce93" table:formula="of:=([.T65]-[.T64])/[.T64]" office:value-type="percentage" office:value="0.0201492570891232" calcext:value-type="percentage">
            <text:p>2.01%</text:p>
          </table:table-cell>
          <table:table-cell table:style-name="ce95" table:formula="of:=([.T65]-[.T64])/([.T64]*[.T$40])" office:value-type="percentage" office:value="0.0402985141782464" calcext:value-type="percentage">
            <text:p>4.03%</text:p>
          </table:table-cell>
          <table:table-cell table:style-name="ce97" table:formula="of:=(1+[.W65])/(1+[.V65])-1" office:value-type="percentage" office:value="0.0197512834020157" calcext:value-type="percentage">
            <text:p>1.98%</text:p>
          </table:table-cell>
          <table:table-cell table:style-name="ce98" table:formula="of:=[.Y64]+[.Z65]*60*24*7*52" office:value-type="float" office:value="11211997819.8111" calcext:value-type="float">
            <text:p><text:s/>11,211,997,820 </text:p>
          </table:table-cell>
          <table:table-cell table:style-name="ce100" table:formula="of:=AVERAGE([.Z64];[.Y$38]*(1-[.Y$39])^[.$B65])" office:value-type="float" office:value="402.243148917369" calcext:value-type="float">
            <text:p><text:s/>402.2 </text:p>
          </table:table-cell>
          <table:table-cell table:style-name="ce102" table:formula="of:=([.Y65]-[.Y64])/[.Y64]" office:value-type="percentage" office:value="0.0191652340564061" calcext:value-type="percentage">
            <text:p>1.92%</text:p>
          </table:table-cell>
          <table:table-cell table:style-name="ce104" table:formula="of:=([.Y65]-[.Y64])/([.Y64]*[.Y$40])" office:value-type="percentage" office:value="0.0383304681128122" calcext:value-type="percentage">
            <text:p>3.83%</text:p>
          </table:table-cell>
          <table:table-cell table:style-name="ce106" table:formula="of:=(1+[.AB65])/(1+[.AA65])-1" office:value-type="percentage" office:value="0.0188048349923851" calcext:value-type="percentage">
            <text:p>1.8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5]+1" office:value-type="float" office:value="20" calcext:value-type="float">
            <text:p>20</text:p>
          </table:table-cell>
          <table:table-cell table:style-name="ce18" table:formula="of:=[.C65]+60*24*7*52" office:value-type="float" office:value="11536561" calcext:value-type="float">
            <text:p>11536561</text:p>
          </table:table-cell>
          <table:table-cell table:style-name="ce29" table:formula="of:=[.D65]+[.E66]*60*24*7*52" office:value-type="float" office:value="19783051039.5815" calcext:value-type="float">
            <text:p><text:s/>19,783,051,040 </text:p>
          </table:table-cell>
          <table:table-cell table:style-name="ce35" table:formula="of:=AVERAGE(433880129.334725*EXP(-0.000000235788480377594 * [.C65]);433880129.334725*EXP(-0.000000235788480377594 * [.C66]))/100000" office:value-type="float" office:value="304.560200917311" calcext:value-type="float">
            <text:p><text:s/>304.6 </text:p>
          </table:table-cell>
          <table:table-cell table:style-name="ce42" table:formula="of:=([.D66]-[.D65])/[.D65]" office:value-type="percentage" office:value="0.00813509234235965" calcext:value-type="percentage">
            <text:p>0.81%</text:p>
          </table:table-cell>
          <table:table-cell table:style-name="ce39" table:formula="of:=([.D66]-[.D65])/([.D65]*[.D$40])" office:value-type="percentage" office:value="0.0162701846847193" calcext:value-type="percentage">
            <text:p>1.63%</text:p>
          </table:table-cell>
          <table:table-cell table:style-name="ce53" table:formula="of:=(1+[.G66])/(1+[.F66])-1" office:value-type="percentage" office:value="0.00806944664872056" calcext:value-type="percentage">
            <text:p>0.81%</text:p>
          </table:table-cell>
          <table:table-cell table:style-name="ce29" table:formula="of:=[.I65]+[.J66]*60*24*7*52" office:value-type="float" office:value="9559296000" calcext:value-type="float">
            <text:p><text:s/>9,559,296,0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6]-[.I65])/[.I65]" office:value-type="percentage" office:value="0.0155924901476024" calcext:value-type="percentage">
            <text:p>1.56%</text:p>
          </table:table-cell>
          <table:table-cell table:style-name="ce39" table:formula="of:=([.I66]-[.I65])/([.I65]*[.I$40])" office:value-type="percentage" office:value="0.0311849802952048" calcext:value-type="percentage">
            <text:p>3.12%</text:p>
          </table:table-cell>
          <table:table-cell table:style-name="ce53" table:formula="of:=(1+[.L66])/(1+[.K66])-1" office:value-type="percentage" office:value="0.015353097131839" calcext:value-type="percentage">
            <text:p>1.54%</text:p>
          </table:table-cell>
          <table:table-cell table:style-name="ce10" table:formula="of:=[.N65]+1" office:value-type="float" office:value="20" calcext:value-type="float">
            <text:p>20</text:p>
          </table:table-cell>
          <table:table-cell table:style-name="ce73" table:formula="of:=[.O65]+[.P66]*60*24*7*52" office:value-type="float" office:value="10515566888.0077" calcext:value-type="float">
            <text:p><text:s/>10,515,566,888 </text:p>
          </table:table-cell>
          <table:table-cell table:style-name="ce76" table:formula="of:=AVERAGE([.P65];[.O$38]*(1-[.O$39])^[.B66])" office:value-type="float" office:value="344.065453785772" calcext:value-type="float">
            <text:p><text:s/>344.1 </text:p>
          </table:table-cell>
          <table:table-cell table:style-name="ce82" table:formula="of:=([.O66]-[.O65])/[.O65]" office:value-type="percentage" office:value="0.0174495870807128" calcext:value-type="percentage">
            <text:p>1.74%</text:p>
          </table:table-cell>
          <table:table-cell table:style-name="ce84" table:formula="of:=([.O66]-[.O65])/([.O65]*[.O$40])" office:value-type="percentage" office:value="0.0348991741614256" calcext:value-type="percentage">
            <text:p>3.49%</text:p>
          </table:table-cell>
          <table:table-cell table:style-name="ce87" table:formula="of:=(1+[.R66])/(1+[.Q66])-1" office:value-type="percentage" office:value="0.0171503210599155" calcext:value-type="percentage">
            <text:p>1.72%</text:p>
          </table:table-cell>
          <table:table-cell table:style-name="ce88" table:formula="of:=[.T65]+[.U66]*60*24*7*52" office:value-type="float" office:value="13695980720.9509" calcext:value-type="float">
            <text:p><text:s/>13,695,980,721 </text:p>
          </table:table-cell>
          <table:table-cell table:style-name="ce90" table:formula="of:=AVERAGE([.U65];[.T$38]*(1-[.T$39])^[.$B66])" office:value-type="float" office:value="490.450316530754" calcext:value-type="float">
            <text:p><text:s/>490.5 </text:p>
          </table:table-cell>
          <table:table-cell table:style-name="ce93" table:formula="of:=([.T66]-[.T65])/[.T65]" office:value-type="percentage" office:value="0.0191291190293682" calcext:value-type="percentage">
            <text:p>1.91%</text:p>
          </table:table-cell>
          <table:table-cell table:style-name="ce95" table:formula="of:=([.T66]-[.T65])/([.T65]*[.T$40])" office:value-type="percentage" office:value="0.0382582380587363" calcext:value-type="percentage">
            <text:p>3.83%</text:p>
          </table:table-cell>
          <table:table-cell table:style-name="ce97" table:formula="of:=(1+[.W66])/(1+[.V66])-1" office:value-type="percentage" office:value="0.0187700642364013" calcext:value-type="percentage">
            <text:p>1.88%</text:p>
          </table:table-cell>
          <table:table-cell table:style-name="ce98" table:formula="of:=[.Y65]+[.Z66]*60*24*7*52" office:value-type="float" office:value="11419738248.0021" calcext:value-type="float">
            <text:p><text:s/>11,419,738,248 </text:p>
          </table:table-cell>
          <table:table-cell table:style-name="ce100" table:formula="of:=AVERAGE([.Z65];[.Y$38]*(1-[.Y$39])^[.$B66])" office:value-type="float" office:value="396.330181988265" calcext:value-type="float">
            <text:p><text:s/>396.3 </text:p>
          </table:table-cell>
          <table:table-cell table:style-name="ce102" table:formula="of:=([.Y66]-[.Y65])/[.Y65]" office:value-type="percentage" office:value="0.0185284042620755" calcext:value-type="percentage">
            <text:p>1.85%</text:p>
          </table:table-cell>
          <table:table-cell table:style-name="ce104" table:formula="of:=([.Y66]-[.Y65])/([.Y65]*[.Y$40])" office:value-type="percentage" office:value="0.0370568085241511" calcext:value-type="percentage">
            <text:p>3.71%</text:p>
          </table:table-cell>
          <table:table-cell table:style-name="ce106" table:formula="of:=(1+[.AB66])/(1+[.AA66])-1" office:value-type="percentage" office:value="0.0181913476193132" calcext:value-type="percentage">
            <text:p>1.8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6]+1" office:value-type="float" office:value="21" calcext:value-type="float">
            <text:p>21</text:p>
          </table:table-cell>
          <table:table-cell table:style-name="ce18" table:formula="of:=[.C66]+60*24*7*52" office:value-type="float" office:value="12060721" calcext:value-type="float">
            <text:p>12060721</text:p>
          </table:table-cell>
          <table:table-cell table:style-name="ce29" table:formula="of:=[.D66]+[.E67]*60*24*7*52" office:value-type="float" office:value="19924129978.4905" calcext:value-type="float">
            <text:p><text:s/>19,924,129,978 </text:p>
          </table:table-cell>
          <table:table-cell table:style-name="ce35" table:formula="of:=AVERAGE(433880129.334725*EXP(-0.000000235788480377594 * [.C66]);433880129.334725*EXP(-0.000000235788480377594 * [.C67]))/100000" office:value-type="float" office:value="269.152432289749" calcext:value-type="float">
            <text:p><text:s/>269.2 </text:p>
          </table:table-cell>
          <table:table-cell table:style-name="ce42" table:formula="of:=([.D67]-[.D66])/[.D66]" office:value-type="percentage" office:value="0.00713130338827559" calcext:value-type="percentage">
            <text:p>0.71%</text:p>
          </table:table-cell>
          <table:table-cell table:style-name="ce39" table:formula="of:=([.D67]-[.D66])/([.D66]*[.D$40])" office:value-type="percentage" office:value="0.0142626067765512" calcext:value-type="percentage">
            <text:p>1.43%</text:p>
          </table:table-cell>
          <table:table-cell table:style-name="ce53" table:formula="of:=(1+[.G67])/(1+[.F67])-1" office:value-type="percentage" office:value="0.00708080799820632" calcext:value-type="percentage">
            <text:p>0.71%</text:p>
          </table:table-cell>
          <table:table-cell table:style-name="ce29" table:formula="of:=[.I66]+[.J67]*60*24*7*52" office:value-type="float" office:value="9706060800" calcext:value-type="float">
            <text:p><text:s/>9,706,060,8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7]-[.I66])/[.I66]" office:value-type="percentage" office:value="0.015353097131839" calcext:value-type="percentage">
            <text:p>1.54%</text:p>
          </table:table-cell>
          <table:table-cell table:style-name="ce39" table:formula="of:=([.I67]-[.I66])/([.I66]*[.I$40])" office:value-type="percentage" office:value="0.030706194263678" calcext:value-type="percentage">
            <text:p>3.07%</text:p>
          </table:table-cell>
          <table:table-cell table:style-name="ce53" table:formula="of:=(1+[.L67])/(1+[.K67])-1" office:value-type="percentage" office:value="0.0151209438127566" calcext:value-type="percentage">
            <text:p>1.51%</text:p>
          </table:table-cell>
          <table:table-cell table:style-name="ce10" table:formula="of:=[.N66]+1" office:value-type="float" office:value="21" calcext:value-type="float">
            <text:p>21</text:p>
          </table:table-cell>
          <table:table-cell table:style-name="ce73" table:formula="of:=[.O66]+[.P67]*60*24*7*52" office:value-type="float" office:value="10694487508.8026" calcext:value-type="float">
            <text:p><text:s/>10,694,487,509 </text:p>
          </table:table-cell>
          <table:table-cell table:style-name="ce76" table:formula="of:=AVERAGE([.P66];[.O$38]*(1-[.O$39])^[.B67])" office:value-type="float" office:value="341.34733820767" calcext:value-type="float">
            <text:p><text:s/>341.3 </text:p>
          </table:table-cell>
          <table:table-cell table:style-name="ce82" table:formula="of:=([.O67]-[.O66])/[.O66]" office:value-type="percentage" office:value="0.0170148335986506" calcext:value-type="percentage">
            <text:p>1.70%</text:p>
          </table:table-cell>
          <table:table-cell table:style-name="ce84" table:formula="of:=([.O67]-[.O66])/([.O66]*[.O$40])" office:value-type="percentage" office:value="0.0340296671973013" calcext:value-type="percentage">
            <text:p>3.40%</text:p>
          </table:table-cell>
          <table:table-cell table:style-name="ce87" table:formula="of:=(1+[.R67])/(1+[.Q67])-1" office:value-type="percentage" office:value="0.0167301724975284" calcext:value-type="percentage">
            <text:p>1.67%</text:p>
          </table:table-cell>
          <table:table-cell table:style-name="ce88" table:formula="of:=[.T66]+[.U67]*60*24*7*52" office:value-type="float" office:value="13944957321.1551" calcext:value-type="float">
            <text:p><text:s/>13,944,957,321 </text:p>
          </table:table-cell>
          <table:table-cell table:style-name="ce90" table:formula="of:=AVERAGE([.U66];[.T$38]*(1-[.T$39])^[.$B67])" office:value-type="float" office:value="475.001145078369" calcext:value-type="float">
            <text:p><text:s/>475.0 </text:p>
          </table:table-cell>
          <table:table-cell table:style-name="ce93" table:formula="of:=([.T67]-[.T66])/[.T66]" office:value-type="percentage" office:value="0.0181788077303157" calcext:value-type="percentage">
            <text:p>1.82%</text:p>
          </table:table-cell>
          <table:table-cell table:style-name="ce95" table:formula="of:=([.T67]-[.T66])/([.T66]*[.T$40])" office:value-type="percentage" office:value="0.0363576154606315" calcext:value-type="percentage">
            <text:p>3.64%</text:p>
          </table:table-cell>
          <table:table-cell table:style-name="ce97" table:formula="of:=(1+[.W67])/(1+[.V67])-1" office:value-type="percentage" office:value="0.0178542389532141" calcext:value-type="percentage">
            <text:p>1.79%</text:p>
          </table:table-cell>
          <table:table-cell table:style-name="ce98" table:formula="of:=[.Y66]+[.Z67]*60*24*7*52" office:value-type="float" office:value="11624424893.8275" calcext:value-type="float">
            <text:p><text:s/>11,624,424,894 </text:p>
          </table:table-cell>
          <table:table-cell table:style-name="ce100" table:formula="of:=AVERAGE([.Z66];[.Y$38]*(1-[.Y$39])^[.$B67])" office:value-type="float" office:value="390.504131993028" calcext:value-type="float">
            <text:p><text:s/>390.5 </text:p>
          </table:table-cell>
          <table:table-cell table:style-name="ce102" table:formula="of:=([.Y67]-[.Y66])/[.Y66]" office:value-type="percentage" office:value="0.0179239349782187" calcext:value-type="percentage">
            <text:p>1.79%</text:p>
          </table:table-cell>
          <table:table-cell table:style-name="ce104" table:formula="of:=([.Y67]-[.Y66])/([.Y66]*[.Y$40])" office:value-type="percentage" office:value="0.0358478699564374" calcext:value-type="percentage">
            <text:p>3.58%</text:p>
          </table:table-cell>
          <table:table-cell table:style-name="ce106" table:formula="of:=(1+[.AB67])/(1+[.AA67])-1" office:value-type="percentage" office:value="0.0176083245145446" calcext:value-type="percentage">
            <text:p>1.7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7]+1" office:value-type="float" office:value="22" calcext:value-type="float">
            <text:p>22</text:p>
          </table:table-cell>
          <table:table-cell table:style-name="ce18" table:formula="of:=[.C67]+60*24*7*52" office:value-type="float" office:value="12584881" calcext:value-type="float">
            <text:p>12584881</text:p>
          </table:table-cell>
          <table:table-cell table:style-name="ce29" table:formula="of:=[.D67]+[.E68]*60*24*7*52" office:value-type="float" office:value="20048807265.404" calcext:value-type="float">
            <text:p><text:s/>20,048,807,265 </text:p>
          </table:table-cell>
          <table:table-cell table:style-name="ce35" table:formula="of:=AVERAGE(433880129.334725*EXP(-0.000000235788480377594 * [.C67]);433880129.334725*EXP(-0.000000235788480377594 * [.C68]))/100000" office:value-type="float" office:value="237.861124300862" calcext:value-type="float">
            <text:p><text:s/>237.9 </text:p>
          </table:table-cell>
          <table:table-cell table:style-name="ce42" table:formula="of:=([.D68]-[.D67])/[.D67]" office:value-type="percentage" office:value="0.00625760256774764" calcext:value-type="percentage">
            <text:p>0.63%</text:p>
          </table:table-cell>
          <table:table-cell table:style-name="ce39" table:formula="of:=([.D68]-[.D67])/([.D67]*[.D$40])" office:value-type="percentage" office:value="0.0125152051354953" calcext:value-type="percentage">
            <text:p>1.25%</text:p>
          </table:table-cell>
          <table:table-cell table:style-name="ce53" table:formula="of:=(1+[.G68])/(1+[.F68])-1" office:value-type="percentage" office:value="0.00621868848670526" calcext:value-type="percentage">
            <text:p>0.62%</text:p>
          </table:table-cell>
          <table:table-cell table:style-name="ce29" table:formula="of:=[.I67]+[.J68]*60*24*7*52" office:value-type="float" office:value="9852825600" calcext:value-type="float">
            <text:p><text:s/>9,852,825,6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8]-[.I67])/[.I67]" office:value-type="percentage" office:value="0.0151209438127567" calcext:value-type="percentage">
            <text:p>1.51%</text:p>
          </table:table-cell>
          <table:table-cell table:style-name="ce39" table:formula="of:=([.I68]-[.I67])/([.I67]*[.I$40])" office:value-type="percentage" office:value="0.0302418876255133" calcext:value-type="percentage">
            <text:p>3.02%</text:p>
          </table:table-cell>
          <table:table-cell table:style-name="ce53" table:formula="of:=(1+[.L68])/(1+[.K68])-1" office:value-type="percentage" office:value="0.0148957066691608" calcext:value-type="percentage">
            <text:p>1.49%</text:p>
          </table:table-cell>
          <table:table-cell table:style-name="ce10" table:formula="of:=[.N67]+1" office:value-type="float" office:value="22" calcext:value-type="float">
            <text:p>22</text:p>
          </table:table-cell>
          <table:table-cell table:style-name="ce73" table:formula="of:=[.O67]+[.P68]*60*24*7*52" office:value-type="float" office:value="10871994657.0882" calcext:value-type="float">
            <text:p><text:s/>10,871,994,657 </text:p>
          </table:table-cell>
          <table:table-cell table:style-name="ce76" table:formula="of:=AVERAGE([.P67];[.O$38]*(1-[.O$39])^[.B68])" office:value-type="float" office:value="338.650694989232" calcext:value-type="float">
            <text:p><text:s/>338.7 </text:p>
          </table:table-cell>
          <table:table-cell table:style-name="ce82" table:formula="of:=([.O68]-[.O67])/[.O67]" office:value-type="percentage" office:value="0.0165980041717239" calcext:value-type="percentage">
            <text:p>1.66%</text:p>
          </table:table-cell>
          <table:table-cell table:style-name="ce84" table:formula="of:=([.O68]-[.O67])/([.O67]*[.O$40])" office:value-type="percentage" office:value="0.0331960083434478" calcext:value-type="percentage">
            <text:p>3.32%</text:p>
          </table:table-cell>
          <table:table-cell table:style-name="ce87" table:formula="of:=(1+[.R68])/(1+[.Q68])-1" office:value-type="percentage" office:value="0.0163270084178917" calcext:value-type="percentage">
            <text:p>1.63%</text:p>
          </table:table-cell>
          <table:table-cell table:style-name="ce88" table:formula="of:=[.T67]+[.U68]*60*24*7*52" office:value-type="float" office:value="14186091161.9959" calcext:value-type="float">
            <text:p><text:s/>14,186,091,162 </text:p>
          </table:table-cell>
          <table:table-cell table:style-name="ce90" table:formula="of:=AVERAGE([.U67];[.T$38]*(1-[.T$39])^[.$B68])" office:value-type="float" office:value="460.038615767567" calcext:value-type="float">
            <text:p><text:s/>460.0 </text:p>
          </table:table-cell>
          <table:table-cell table:style-name="ce93" table:formula="of:=([.T68]-[.T67])/[.T67]" office:value-type="percentage" office:value="0.0172918306802501" calcext:value-type="percentage">
            <text:p>1.73%</text:p>
          </table:table-cell>
          <table:table-cell table:style-name="ce95" table:formula="of:=([.T68]-[.T67])/([.T67]*[.T$40])" office:value-type="percentage" office:value="0.0345836613605002" calcext:value-type="percentage">
            <text:p>3.46%</text:p>
          </table:table-cell>
          <table:table-cell table:style-name="ce97" table:formula="of:=(1+[.W68])/(1+[.V68])-1" office:value-type="percentage" office:value="0.0169979057717264" calcext:value-type="percentage">
            <text:p>1.70%</text:p>
          </table:table-cell>
          <table:table-cell table:style-name="ce98" table:formula="of:=[.Y67]+[.Z68]*60*24*7*52" office:value-type="float" office:value="11826102646.9238" calcext:value-type="float">
            <text:p><text:s/>11,826,102,647 </text:p>
          </table:table-cell>
          <table:table-cell table:style-name="ce100" table:formula="of:=AVERAGE([.Z67];[.Y$38]*(1-[.Y$39])^[.$B68])" office:value-type="float" office:value="384.763723092726" calcext:value-type="float">
            <text:p><text:s/>384.8 </text:p>
          </table:table-cell>
          <table:table-cell table:style-name="ce102" table:formula="of:=([.Y68]-[.Y67])/[.Y67]" office:value-type="percentage" office:value="0.0173494822271485" calcext:value-type="percentage">
            <text:p>1.73%</text:p>
          </table:table-cell>
          <table:table-cell table:style-name="ce104" table:formula="of:=([.Y68]-[.Y67])/([.Y67]*[.Y$40])" office:value-type="percentage" office:value="0.034698964454297" calcext:value-type="percentage">
            <text:p>3.47%</text:p>
          </table:table-cell>
          <table:table-cell table:style-name="ce106" table:formula="of:=(1+[.AB68])/(1+[.AA68])-1" office:value-type="percentage" office:value="0.017053610907795" calcext:value-type="percentage">
            <text:p>1.7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8]+1" office:value-type="float" office:value="23" calcext:value-type="float">
            <text:p>23</text:p>
          </table:table-cell>
          <table:table-cell table:style-name="ce18" table:formula="of:=[.C68]+60*24*7*52" office:value-type="float" office:value="13109041" calcext:value-type="float">
            <text:p>13109041</text:p>
          </table:table-cell>
          <table:table-cell table:style-name="ce29" table:formula="of:=[.D68]+[.E69]*60*24*7*52" office:value-type="float" office:value="20158989734.8239" calcext:value-type="float">
            <text:p><text:s/>20,158,989,735 </text:p>
          </table:table-cell>
          <table:table-cell table:style-name="ce35" table:formula="of:=AVERAGE(433880129.334725*EXP(-0.000000235788480377594 * [.C68]);433880129.334725*EXP(-0.000000235788480377594 * [.C69]))/100000" office:value-type="float" office:value="210.207702647704" calcext:value-type="float">
            <text:p><text:s/>210.2 </text:p>
          </table:table-cell>
          <table:table-cell table:style-name="ce42" table:formula="of:=([.D69]-[.D68])/[.D68]" office:value-type="percentage" office:value="0.00549571193743522" calcext:value-type="percentage">
            <text:p>0.55%</text:p>
          </table:table-cell>
          <table:table-cell table:style-name="ce39" table:formula="of:=([.D69]-[.D68])/([.D68]*[.D$40])" office:value-type="percentage" office:value="0.0109914238748704" calcext:value-type="percentage">
            <text:p>1.10%</text:p>
          </table:table-cell>
          <table:table-cell table:style-name="ce53" table:formula="of:=(1+[.G69])/(1+[.F69])-1" office:value-type="percentage" office:value="0.00546567416667143" calcext:value-type="percentage">
            <text:p>0.55%</text:p>
          </table:table-cell>
          <table:table-cell table:style-name="ce29" table:formula="of:=[.I68]+[.J69]*60*24*7*52" office:value-type="float" office:value="9999590400" calcext:value-type="float">
            <text:p><text:s/>9,999,590,4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69]-[.I68])/[.I68]" office:value-type="percentage" office:value="0.014895706669161" calcext:value-type="percentage">
            <text:p>1.49%</text:p>
          </table:table-cell>
          <table:table-cell table:style-name="ce39" table:formula="of:=([.I69]-[.I68])/([.I68]*[.I$40])" office:value-type="percentage" office:value="0.0297914133383219" calcext:value-type="percentage">
            <text:p>2.98%</text:p>
          </table:table-cell>
          <table:table-cell table:style-name="ce53" table:formula="of:=(1+[.L69])/(1+[.K69])-1" office:value-type="percentage" office:value="0.0146770811732446" calcext:value-type="percentage">
            <text:p>1.47%</text:p>
          </table:table-cell>
          <table:table-cell table:style-name="ce10" table:formula="of:=[.N68]+1" office:value-type="float" office:value="23" calcext:value-type="float">
            <text:p>23</text:p>
          </table:table-cell>
          <table:table-cell table:style-name="ce73" table:formula="of:=[.O68]+[.P69]*60*24*7*52" office:value-type="float" office:value="11048099499.0997" calcext:value-type="float">
            <text:p><text:s/>11,048,099,499 </text:p>
          </table:table-cell>
          <table:table-cell table:style-name="ce76" table:formula="of:=AVERAGE([.P68];[.O$38]*(1-[.O$39])^[.B69])" office:value-type="float" office:value="335.975354875518" calcext:value-type="float">
            <text:p><text:s/>336.0 </text:p>
          </table:table-cell>
          <table:table-cell table:style-name="ce82" table:formula="of:=([.O69]-[.O68])/[.O68]" office:value-type="percentage" office:value="0.0161980250695521" calcext:value-type="percentage">
            <text:p>1.62%</text:p>
          </table:table-cell>
          <table:table-cell table:style-name="ce84" table:formula="of:=([.O69]-[.O68])/([.O68]*[.O$40])" office:value-type="percentage" office:value="0.0323960501391042" calcext:value-type="percentage">
            <text:p>3.24%</text:p>
          </table:table-cell>
          <table:table-cell table:style-name="ce87" table:formula="of:=(1+[.R69])/(1+[.Q69])-1" office:value-type="percentage" office:value="0.0159398312828285" calcext:value-type="percentage">
            <text:p>1.59%</text:p>
          </table:table-cell>
          <table:table-cell table:style-name="ce88" table:formula="of:=[.T68]+[.U69]*60*24*7*52" office:value-type="float" office:value="14419629288.6216" calcext:value-type="float">
            <text:p><text:s/>14,419,629,289 </text:p>
          </table:table-cell>
          <table:table-cell table:style-name="ce90" table:formula="of:=AVERAGE([.U68];[.T$38]*(1-[.T$39])^[.$B69])" office:value-type="float" office:value="445.547402750472" calcext:value-type="float">
            <text:p><text:s/>445.5 </text:p>
          </table:table-cell>
          <table:table-cell table:style-name="ce93" table:formula="of:=([.T69]-[.T68])/[.T68]" office:value-type="percentage" office:value="0.0164624718647888" calcext:value-type="percentage">
            <text:p>1.65%</text:p>
          </table:table-cell>
          <table:table-cell table:style-name="ce95" table:formula="of:=([.T69]-[.T68])/([.T68]*[.T$40])" office:value-type="percentage" office:value="0.0329249437295777" calcext:value-type="percentage">
            <text:p>3.29%</text:p>
          </table:table-cell>
          <table:table-cell table:style-name="ce97" table:formula="of:=(1+[.W69])/(1+[.V69])-1" office:value-type="percentage" office:value="0.0161958481699647" calcext:value-type="percentage">
            <text:p>1.62%</text:p>
          </table:table-cell>
          <table:table-cell table:style-name="ce98" table:formula="of:=[.Y68]+[.Z69]*60*24*7*52" office:value-type="float" office:value="12024815737.5318" calcext:value-type="float">
            <text:p><text:s/>12,024,815,738 </text:p>
          </table:table-cell>
          <table:table-cell table:style-name="ce100" table:formula="of:=AVERAGE([.Z68];[.Y$38]*(1-[.Y$39])^[.$B69])" office:value-type="float" office:value="379.10769728326" calcext:value-type="float">
            <text:p><text:s/>379.1 </text:p>
          </table:table-cell>
          <table:table-cell table:style-name="ce102" table:formula="of:=([.Y69]-[.Y68])/[.Y68]" office:value-type="percentage" office:value="0.0168029228682268" calcext:value-type="percentage">
            <text:p>1.68%</text:p>
          </table:table-cell>
          <table:table-cell table:style-name="ce104" table:formula="of:=([.Y69]-[.Y68])/([.Y68]*[.Y$40])" office:value-type="percentage" office:value="0.0336058457364537" calcext:value-type="percentage">
            <text:p>3.36%</text:p>
          </table:table-cell>
          <table:table-cell table:style-name="ce106" table:formula="of:=(1+[.AB69])/(1+[.AA69])-1" office:value-type="percentage" office:value="0.0165252503610323" calcext:value-type="percentage">
            <text:p>1.6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69]+1" office:value-type="float" office:value="24" calcext:value-type="float">
            <text:p>24</text:p>
          </table:table-cell>
          <table:table-cell table:style-name="ce18" table:formula="of:=[.C69]+60*24*7*52" office:value-type="float" office:value="13633201" calcext:value-type="float">
            <text:p>13633201</text:p>
          </table:table-cell>
          <table:table-cell table:style-name="ce29" table:formula="of:=[.D69]+[.E70]*60*24*7*52" office:value-type="float" office:value="20256362535.179" calcext:value-type="float">
            <text:p><text:s/>20,256,362,535 </text:p>
          </table:table-cell>
          <table:table-cell table:style-name="ce35" table:formula="of:=AVERAGE(433880129.334725*EXP(-0.000000235788480377594 * [.C69]);433880129.334725*EXP(-0.000000235788480377594 * [.C70]))/100000" office:value-type="float" office:value="185.769231446728" calcext:value-type="float">
            <text:p><text:s/>185.8 </text:p>
          </table:table-cell>
          <table:table-cell table:style-name="ce42" table:formula="of:=([.D70]-[.D69])/[.D69]" office:value-type="percentage" office:value="0.00483024207244424" calcext:value-type="percentage">
            <text:p>0.48%</text:p>
          </table:table-cell>
          <table:table-cell table:style-name="ce39" table:formula="of:=([.D70]-[.D69])/([.D69]*[.D$40])" office:value-type="percentage" office:value="0.00966048414488848" calcext:value-type="percentage">
            <text:p>0.97%</text:p>
          </table:table-cell>
          <table:table-cell table:style-name="ce53" table:formula="of:=(1+[.G70])/(1+[.F70])-1" office:value-type="percentage" office:value="0.00480702298776547" calcext:value-type="percentage">
            <text:p>0.48%</text:p>
          </table:table-cell>
          <table:table-cell table:style-name="ce29" table:formula="of:=[.I69]+[.J70]*60*24*7*52" office:value-type="float" office:value="10146355200" calcext:value-type="float">
            <text:p><text:s/>10,146,355,2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70]-[.I69])/[.I69]" office:value-type="percentage" office:value="0.0146770811732449" calcext:value-type="percentage">
            <text:p>1.47%</text:p>
          </table:table-cell>
          <table:table-cell table:style-name="ce39" table:formula="of:=([.I70]-[.I69])/([.I69]*[.I$40])" office:value-type="percentage" office:value="0.0293541623464897" calcext:value-type="percentage">
            <text:p>2.94%</text:p>
          </table:table-cell>
          <table:table-cell table:style-name="ce53" table:formula="of:=(1+[.L70])/(1+[.K70])-1" office:value-type="percentage" office:value="0.0144647804169127" calcext:value-type="percentage">
            <text:p>1.45%</text:p>
          </table:table-cell>
          <table:table-cell table:style-name="ce10" table:formula="of:=[.N69]+1" office:value-type="float" office:value="24" calcext:value-type="float">
            <text:p>24</text:p>
          </table:table-cell>
          <table:table-cell table:style-name="ce73" table:formula="of:=[.O69]+[.P70]*60*24*7*52" office:value-type="float" office:value="11222813112.9581" calcext:value-type="float">
            <text:p><text:s/>11,222,813,113 </text:p>
          </table:table-cell>
          <table:table-cell table:style-name="ce76" table:formula="of:=AVERAGE([.P69];[.O$38]*(1-[.O$39])^[.B70])" office:value-type="float" office:value="333.321149760352" calcext:value-type="float">
            <text:p><text:s/>333.3 </text:p>
          </table:table-cell>
          <table:table-cell table:style-name="ce82" table:formula="of:=([.O70]-[.O69])/[.O69]" office:value-type="percentage" office:value="0.0158139066246302" calcext:value-type="percentage">
            <text:p>1.58%</text:p>
          </table:table-cell>
          <table:table-cell table:style-name="ce84" table:formula="of:=([.O70]-[.O69])/([.O69]*[.O$40])" office:value-type="percentage" office:value="0.0316278132492604" calcext:value-type="percentage">
            <text:p>3.16%</text:p>
          </table:table-cell>
          <table:table-cell table:style-name="ce87" table:formula="of:=(1+[.R70])/(1+[.Q70])-1" office:value-type="percentage" office:value="0.0155677201517916" calcext:value-type="percentage">
            <text:p>1.56%</text:p>
          </table:table-cell>
          <table:table-cell table:style-name="ce88" table:formula="of:=[.T69]+[.U70]*60*24*7*52" office:value-type="float" office:value="14645810965.1443" calcext:value-type="float">
            <text:p><text:s/>14,645,810,965 </text:p>
          </table:table-cell>
          <table:table-cell table:style-name="ce90" table:formula="of:=AVERAGE([.U69];[.T$38]*(1-[.T$39])^[.$B70])" office:value-type="float" office:value="431.512661253624" calcext:value-type="float">
            <text:p><text:s/>431.5 </text:p>
          </table:table-cell>
          <table:table-cell table:style-name="ce93" table:formula="of:=([.T70]-[.T69])/[.T69]" office:value-type="percentage" office:value="0.0156856790140353" calcext:value-type="percentage">
            <text:p>1.57%</text:p>
          </table:table-cell>
          <table:table-cell table:style-name="ce95" table:formula="of:=([.T70]-[.T69])/([.T69]*[.T$40])" office:value-type="percentage" office:value="0.0313713580280705" calcext:value-type="percentage">
            <text:p>3.14%</text:p>
          </table:table-cell>
          <table:table-cell table:style-name="ce97" table:formula="of:=(1+[.W70])/(1+[.V70])-1" office:value-type="percentage" office:value="0.0154434381995638" calcext:value-type="percentage">
            <text:p>1.54%</text:p>
          </table:table-cell>
          <table:table-cell table:style-name="ce98" table:formula="of:=[.Y69]+[.Z70]*60*24*7*52" office:value-type="float" office:value="12220607745.949" calcext:value-type="float">
            <text:p><text:s/>12,220,607,746 </text:p>
          </table:table-cell>
          <table:table-cell table:style-name="ce100" table:formula="of:=AVERAGE([.Z69];[.Y$38]*(1-[.Y$39])^[.$B70])" office:value-type="float" office:value="373.534814593195" calcext:value-type="float">
            <text:p><text:s/>373.5 </text:p>
          </table:table-cell>
          <table:table-cell table:style-name="ce102" table:formula="of:=([.Y70]-[.Y69])/[.Y69]" office:value-type="percentage" office:value="0.0162823292007764" calcext:value-type="percentage">
            <text:p>1.63%</text:p>
          </table:table-cell>
          <table:table-cell table:style-name="ce104" table:formula="of:=([.Y70]-[.Y69])/([.Y69]*[.Y$40])" office:value-type="percentage" office:value="0.0325646584015528" calcext:value-type="percentage">
            <text:p>3.26%</text:p>
          </table:table-cell>
          <table:table-cell table:style-name="ce106" table:formula="of:=(1+[.AB70])/(1+[.AA70])-1" office:value-type="percentage" office:value="0.016021462474489" calcext:value-type="percentage">
            <text:p>1.60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10" table:formula="of:=[.B70]+1" office:value-type="float" office:value="25" calcext:value-type="float">
            <text:p>25</text:p>
          </table:table-cell>
          <table:table-cell table:style-name="ce18" table:formula="of:=[.C70]+60*24*7*52" office:value-type="float" office:value="14157361" calcext:value-type="float">
            <text:p>14157361</text:p>
          </table:table-cell>
          <table:table-cell table:style-name="ce29" table:formula="of:=[.D70]+[.E71]*60*24*7*52" office:value-type="float" office:value="20342414901.7571" calcext:value-type="float">
            <text:p><text:s/>20,342,414,902 </text:p>
          </table:table-cell>
          <table:table-cell table:style-name="ce35" table:formula="of:=AVERAGE(433880129.334725*EXP(-0.000000235788480377594 * [.C70]);433880129.334725*EXP(-0.000000235788480377594 * [.C71]))/100000" office:value-type="float" office:value="164.171944784274" calcext:value-type="float">
            <text:p><text:s/>164.2 </text:p>
          </table:table-cell>
          <table:table-cell table:style-name="ce42" table:formula="of:=([.D71]-[.D70])/[.D70]" office:value-type="percentage" office:value="0.00424816481382968" calcext:value-type="percentage">
            <text:p>0.42%</text:p>
          </table:table-cell>
          <table:table-cell table:style-name="ce39" table:formula="of:=([.D71]-[.D70])/([.D70]*[.D$40])" office:value-type="percentage" office:value="0.00849632962765935" calcext:value-type="percentage">
            <text:p>0.85%</text:p>
          </table:table-cell>
          <table:table-cell table:style-name="ce53" table:formula="of:=(1+[.G71])/(1+[.F71])-1" office:value-type="percentage" office:value="0.0042301942514551" calcext:value-type="percentage">
            <text:p>0.42%</text:p>
          </table:table-cell>
          <table:table-cell table:style-name="ce29" table:formula="of:=[.I70]+[.J71]*60*24*7*52" office:value-type="float" office:value="10293120000" calcext:value-type="float">
            <text:p><text:s/>10,293,120,000 </text:p>
          </table:table-cell>
          <table:table-cell table:style-name="ce35" table:formula="of:=[.I$38]" office:value-type="float" office:value="280" calcext:value-type="float">
            <text:p><text:s/>280.0 </text:p>
          </table:table-cell>
          <table:table-cell table:style-name="ce42" table:formula="of:=([.I71]-[.I70])/[.I70]" office:value-type="percentage" office:value="0.0144647804169127" calcext:value-type="percentage">
            <text:p>1.45%</text:p>
          </table:table-cell>
          <table:table-cell table:style-name="ce39" table:formula="of:=([.I71]-[.I70])/([.I70]*[.I$40])" office:value-type="percentage" office:value="0.0289295608338253" calcext:value-type="percentage">
            <text:p>2.89%</text:p>
          </table:table-cell>
          <table:table-cell table:style-name="ce53" table:formula="of:=(1+[.L71])/(1+[.K71])-1" office:value-type="percentage" office:value="0.014258533855624" calcext:value-type="percentage">
            <text:p>1.43%</text:p>
          </table:table-cell>
          <table:table-cell table:style-name="ce10" table:formula="of:=[.N70]+1" office:value-type="float" office:value="25" calcext:value-type="float">
            <text:p>25</text:p>
          </table:table-cell>
          <table:table-cell table:style-name="ce73" table:formula="of:=[.O70]+[.P71]*60*24*7*52" office:value-type="float" office:value="11396146489.3164" calcext:value-type="float">
            <text:p><text:s/>11,396,146,489 </text:p>
          </table:table-cell>
          <table:table-cell table:style-name="ce76" table:formula="of:=AVERAGE([.P70];[.O$38]*(1-[.O$39])^[.B71])" office:value-type="float" office:value="330.687912771421" calcext:value-type="float">
            <text:p><text:s/>330.7 </text:p>
          </table:table-cell>
          <table:table-cell table:style-name="ce82" table:formula="of:=([.O71]-[.O70])/[.O70]" office:value-type="percentage" office:value="0.0154447351669907" calcext:value-type="percentage">
            <text:p>1.54%</text:p>
          </table:table-cell>
          <table:table-cell table:style-name="ce84" table:formula="of:=([.O71]-[.O70])/([.O70]*[.O$40])" office:value-type="percentage" office:value="0.0308894703339814" calcext:value-type="percentage">
            <text:p>3.09%</text:p>
          </table:table-cell>
          <table:table-cell table:style-name="ce87" table:formula="of:=(1+[.R71])/(1+[.Q71])-1" office:value-type="percentage" office:value="0.0152098234715363" calcext:value-type="percentage">
            <text:p>1.52%</text:p>
          </table:table-cell>
          <table:table-cell table:style-name="ce88" table:formula="of:=[.T70]+[.U71]*60*24*7*52" office:value-type="float" office:value="14864867919.2994" calcext:value-type="float">
            <text:p><text:s/>14,864,867,919 </text:p>
          </table:table-cell>
          <table:table-cell table:style-name="ce90" table:formula="of:=AVERAGE([.U70];[.T$38]*(1-[.T$39])^[.$B71])" office:value-type="float" office:value="417.920013269031" calcext:value-type="float">
            <text:p><text:s/>417.9 </text:p>
          </table:table-cell>
          <table:table-cell table:style-name="ce93" table:formula="of:=([.T71]-[.T70])/[.T70]" office:value-type="percentage" office:value="0.0149569699265157" calcext:value-type="percentage">
            <text:p>1.50%</text:p>
          </table:table-cell>
          <table:table-cell table:style-name="ce95" table:formula="of:=([.T71]-[.T70])/([.T70]*[.T$40])" office:value-type="percentage" office:value="0.0299139398530313" calcext:value-type="percentage">
            <text:p>2.99%</text:p>
          </table:table-cell>
          <table:table-cell table:style-name="ce97" table:formula="of:=(1+[.W71])/(1+[.V71])-1" office:value-type="percentage" office:value="0.0147365557060004" calcext:value-type="percentage">
            <text:p>1.47%</text:p>
          </table:table-cell>
          <table:table-cell table:style-name="ce98" table:formula="of:=[.Y70]+[.Z71]*60*24*7*52" office:value-type="float" office:value="12413521611.963" calcext:value-type="float">
            <text:p><text:s/>12,413,521,612 </text:p>
          </table:table-cell>
          <table:table-cell table:style-name="ce100" table:formula="of:=AVERAGE([.Z70];[.Y$38]*(1-[.Y$39])^[.$B71])" office:value-type="float" office:value="368.043853048675" calcext:value-type="float">
            <text:p><text:s/>368.0 </text:p>
          </table:table-cell>
          <table:table-cell table:style-name="ce102" table:formula="of:=([.Y71]-[.Y70])/[.Y70]" office:value-type="percentage" office:value="0.015785946985979" calcext:value-type="percentage">
            <text:p>1.58%</text:p>
          </table:table-cell>
          <table:table-cell table:style-name="ce104" table:formula="of:=([.Y71]-[.Y70])/([.Y70]*[.Y$40])" office:value-type="percentage" office:value="0.0315718939719579" calcext:value-type="percentage">
            <text:p>3.16%</text:p>
          </table:table-cell>
          <table:table-cell table:style-name="ce106" table:formula="of:=(1+[.AB71])/(1+[.AA71])-1" office:value-type="percentage" office:value="0.0155406235268549" calcext:value-type="percentage">
            <text:p>1.5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1]+1" office:value-type="float" office:value="26" calcext:value-type="float">
            <text:p>26</text:p>
          </table:table-cell>
          <table:table-cell table:style-name="ce18" table:formula="of:=[.C71]+60*24*7*52" office:value-type="float" office:value="14681521" calcext:value-type="float">
            <text:p>14681521</text:p>
          </table:table-cell>
          <table:table-cell table:style-name="ce29" table:formula="of:=[.D71]+[.E72]*60*24*7*52" office:value-type="float" office:value="20418462933.3089" calcext:value-type="float">
            <text:p><text:s/>20,418,462,933 </text:p>
          </table:table-cell>
          <table:table-cell table:style-name="ce35" table:formula="of:=AVERAGE(433880129.334725*EXP(-0.000000235788480377594 * [.C71]);433880129.334725*EXP(-0.000000235788480377594 * [.C72]))/100000" office:value-type="float" office:value="145.085530280507" calcext:value-type="float">
            <text:p><text:s/>145.1 </text:p>
          </table:table-cell>
          <table:table-cell table:style-name="ce42" table:formula="of:=([.D72]-[.D71])/[.D71]" office:value-type="percentage" office:value="0.00373839742818644" calcext:value-type="percentage">
            <text:p>0.37%</text:p>
          </table:table-cell>
          <table:table-cell table:style-name="ce39" table:formula="of:=([.D72]-[.D71])/([.D71]*[.D$40])" office:value-type="percentage" office:value="0.00747679485637288" calcext:value-type="percentage">
            <text:p>0.75%</text:p>
          </table:table-cell>
          <table:table-cell table:style-name="ce53" table:formula="of:=(1+[.G72])/(1+[.F72])-1" office:value-type="percentage" office:value="0.00372447386466956" calcext:value-type="percentage">
            <text:p>0.37%</text:p>
          </table:table-cell>
          <table:table-cell table:style-name="ce29" table:formula="of:=[.I71]+[.J72]*60*24*7*52" office:value-type="float" office:value="10439884800" calcext:value-type="float">
            <text:p><text:s/>10,439,884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2]-[.I71])/[.I71]" office:value-type="percentage" office:value="0.0142585338556239" calcext:value-type="percentage">
            <text:p>1.43%</text:p>
          </table:table-cell>
          <table:table-cell table:style-name="ce39" table:formula="of:=([.I72]-[.I71])/([.I71]*[.I$40])" office:value-type="percentage" office:value="0.0285170677112479" calcext:value-type="percentage">
            <text:p>2.85%</text:p>
          </table:table-cell>
          <table:table-cell table:style-name="ce53" table:formula="of:=(1+[.L72])/(1+[.K72])-1" office:value-type="percentage" office:value="0.014058086158192" calcext:value-type="percentage">
            <text:p>1.41%</text:p>
          </table:table-cell>
          <table:table-cell table:style-name="ce8" table:formula="of:=[.N71]+1" office:value-type="float" office:value="26" calcext:value-type="float">
            <text:p>26</text:p>
          </table:table-cell>
          <table:table-cell table:style-name="ce29" table:formula="of:=[.O71]+[.P72]*60*24*7*52" office:value-type="float" office:value="11568110532.0261" calcext:value-type="float">
            <text:p><text:s/>11,568,110,532 </text:p>
          </table:table-cell>
          <table:table-cell table:style-name="ce77" table:formula="of:=AVERAGE([.P71];[.O$38]*(1-[.O$39])^[.B72])" office:value-type="float" office:value="328.075478307614" calcext:value-type="float">
            <text:p><text:s/>328.1 </text:p>
          </table:table-cell>
          <table:table-cell table:style-name="ce39" table:formula="of:=([.O72]-[.O71])/[.O71]" office:value-type="percentage" office:value="0.0150896658682767" calcext:value-type="percentage">
            <text:p>1.51%</text:p>
          </table:table-cell>
          <table:table-cell table:style-name="ce39" table:formula="of:=([.O72]-[.O71])/([.O71]*[.O$40])" office:value-type="percentage" office:value="0.0301793317365534" calcext:value-type="percentage">
            <text:p>3.02%</text:p>
          </table:table-cell>
          <table:table-cell table:style-name="ce53" table:formula="of:=(1+[.R72])/(1+[.Q72])-1" office:value-type="percentage" office:value="0.0148653526635694" calcext:value-type="percentage">
            <text:p>1.49%</text:p>
          </table:table-cell>
          <table:table-cell table:style-name="ce29" table:formula="of:=[.T71]+[.U72]*60*24*7*52" office:value-type="float" office:value="15077024579.62" calcext:value-type="float">
            <text:p><text:s/>15,077,024,580 </text:p>
          </table:table-cell>
          <table:table-cell table:style-name="ce77" table:formula="of:=AVERAGE([.U71];[.T$38]*(1-[.T$39])^[.$B72])" office:value-type="float" office:value="404.755533273504" calcext:value-type="float">
            <text:p><text:s/>404.8 </text:p>
          </table:table-cell>
          <table:table-cell table:style-name="ce39" table:formula="of:=([.T72]-[.T71])/[.T71]" office:value-type="percentage" office:value="0.0142723542161578" calcext:value-type="percentage">
            <text:p>1.43%</text:p>
          </table:table-cell>
          <table:table-cell table:style-name="ce39" table:formula="of:=([.T72]-[.T71])/([.T71]*[.T$40])" office:value-type="percentage" office:value="0.0285447084323155" calcext:value-type="percentage">
            <text:p>2.85%</text:p>
          </table:table-cell>
          <table:table-cell table:style-name="ce53" table:formula="of:=(1+[.W72])/(1+[.V72])-1" office:value-type="percentage" office:value="0.0140715204913453" calcext:value-type="percentage">
            <text:p>1.41%</text:p>
          </table:table-cell>
          <table:table-cell table:style-name="ce29" table:formula="of:=[.Y71]+[.Z72]*60*24*7*52" office:value-type="float" office:value="12603599644.2068" calcext:value-type="float">
            <text:p><text:s/>12,603,599,644 </text:p>
          </table:table-cell>
          <table:table-cell table:style-name="ce77" table:formula="of:=AVERAGE([.Z71];[.Y$38]*(1-[.Y$39])^[.$B72])" office:value-type="float" office:value="362.633608523859" calcext:value-type="float">
            <text:p><text:s/>362.6 </text:p>
          </table:table-cell>
          <table:table-cell table:style-name="ce39" table:formula="of:=([.Y72]-[.Y71])/[.Y71]" office:value-type="percentage" office:value="0.015312176365866" calcext:value-type="percentage">
            <text:p>1.53%</text:p>
          </table:table-cell>
          <table:table-cell table:style-name="ce39" table:formula="of:=([.Y72]-[.Y71])/([.Y71]*[.Y$40])" office:value-type="percentage" office:value="0.030624352731732" calcext:value-type="percentage">
            <text:p>3.06%</text:p>
          </table:table-cell>
          <table:table-cell table:style-name="ce53" table:formula="of:=(1+[.AB72])/(1+[.AA72])-1" office:value-type="percentage" office:value="0.0150812496119896" calcext:value-type="percentage">
            <text:p>1.5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2]+1" office:value-type="float" office:value="27" calcext:value-type="float">
            <text:p>27</text:p>
          </table:table-cell>
          <table:table-cell table:style-name="ce18" table:formula="of:=[.C72]+60*24*7*52" office:value-type="float" office:value="15205681" calcext:value-type="float">
            <text:p>15205681</text:p>
          </table:table-cell>
          <table:table-cell table:style-name="ce29" table:formula="of:=[.D72]+[.E73]*60*24*7*52" office:value-type="float" office:value="20485669720.6744" calcext:value-type="float">
            <text:p><text:s/>20,485,669,721 </text:p>
          </table:table-cell>
          <table:table-cell table:style-name="ce35" table:formula="of:=AVERAGE(433880129.334725*EXP(-0.000000235788480377594 * [.C72]);433880129.334725*EXP(-0.000000235788480377594 * [.C73]))/100000" office:value-type="float" office:value="128.218077238689" calcext:value-type="float">
            <text:p><text:s/>128.2 </text:p>
          </table:table-cell>
          <table:table-cell table:style-name="ce42" table:formula="of:=([.D73]-[.D72])/[.D72]" office:value-type="percentage" office:value="0.00329147142882128" calcext:value-type="percentage">
            <text:p>0.33%</text:p>
          </table:table-cell>
          <table:table-cell table:style-name="ce39" table:formula="of:=([.D73]-[.D72])/([.D72]*[.D$40])" office:value-type="percentage" office:value="0.00658294285764256" calcext:value-type="percentage">
            <text:p>0.66%</text:p>
          </table:table-cell>
          <table:table-cell table:style-name="ce53" table:formula="of:=(1+[.G73])/(1+[.F73])-1" office:value-type="percentage" office:value="0.00328067318675962" calcext:value-type="percentage">
            <text:p>0.33%</text:p>
          </table:table-cell>
          <table:table-cell table:style-name="ce29" table:formula="of:=[.I72]+[.J73]*60*24*7*52" office:value-type="float" office:value="10586649600" calcext:value-type="float">
            <text:p><text:s/>10,586,649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3]-[.I72])/[.I72]" office:value-type="percentage" office:value="0.0140580861581921" calcext:value-type="percentage">
            <text:p>1.41%</text:p>
          </table:table-cell>
          <table:table-cell table:style-name="ce39" table:formula="of:=([.I73]-[.I72])/([.I72]*[.I$40])" office:value-type="percentage" office:value="0.0281161723163842" calcext:value-type="percentage">
            <text:p>2.81%</text:p>
          </table:table-cell>
          <table:table-cell table:style-name="ce53" table:formula="of:=(1+[.L73])/(1+[.K73])-1" office:value-type="percentage" office:value="0.0138631961522557" calcext:value-type="percentage">
            <text:p>1.39%</text:p>
          </table:table-cell>
          <table:table-cell table:style-name="ce8" table:formula="of:=[.N72]+1" office:value-type="float" office:value="27" calcext:value-type="float">
            <text:p>27</text:p>
          </table:table-cell>
          <table:table-cell table:style-name="ce29" table:formula="of:=[.O72]+[.P73]*60*24*7*52" office:value-type="float" office:value="11738716058.8108" calcext:value-type="float">
            <text:p><text:s/>11,738,716,059 </text:p>
          </table:table-cell>
          <table:table-cell table:style-name="ce77" table:formula="of:=AVERAGE([.P72];[.O$38]*(1-[.O$39])^[.B73])" office:value-type="float" office:value="325.483682052528" calcext:value-type="float">
            <text:p><text:s/>325.5 </text:p>
          </table:table-cell>
          <table:table-cell table:style-name="ce39" table:formula="of:=([.O73]-[.O72])/[.O72]" office:value-type="percentage" office:value="0.0147479163785939" calcext:value-type="percentage">
            <text:p>1.47%</text:p>
          </table:table-cell>
          <table:table-cell table:style-name="ce39" table:formula="of:=([.O73]-[.O72])/([.O72]*[.O$40])" office:value-type="percentage" office:value="0.0294958327571879" calcext:value-type="percentage">
            <text:p>2.95%</text:p>
          </table:table-cell>
          <table:table-cell table:style-name="ce53" table:formula="of:=(1+[.R73])/(1+[.Q73])-1" office:value-type="percentage" office:value="0.0145335764090317" calcext:value-type="percentage">
            <text:p>1.45%</text:p>
          </table:table-cell>
          <table:table-cell table:style-name="ce29" table:formula="of:=[.T72]+[.U73]*60*24*7*52" office:value-type="float" office:value="15282498305.2513" calcext:value-type="float">
            <text:p><text:s/>15,282,498,305 </text:p>
          </table:table-cell>
          <table:table-cell table:style-name="ce77" table:formula="of:=AVERAGE([.U72];[.T$38]*(1-[.T$39])^[.$B73])" office:value-type="float" office:value="392.005734186613" calcext:value-type="float">
            <text:p><text:s/>392.0 </text:p>
          </table:table-cell>
          <table:table-cell table:style-name="ce39" table:formula="of:=([.T73]-[.T72])/[.T72]" office:value-type="percentage" office:value="0.0136282676032112" calcext:value-type="percentage">
            <text:p>1.36%</text:p>
          </table:table-cell>
          <table:table-cell table:style-name="ce39" table:formula="of:=([.T73]-[.T72])/([.T72]*[.T$40])" office:value-type="percentage" office:value="0.0272565352064224" calcext:value-type="percentage">
            <text:p>2.73%</text:p>
          </table:table-cell>
          <table:table-cell table:style-name="ce53" table:formula="of:=(1+[.W73])/(1+[.V73])-1" office:value-type="percentage" office:value="0.0134450350673785" calcext:value-type="percentage">
            <text:p>1.34%</text:p>
          </table:table-cell>
          <table:table-cell table:style-name="ce29" table:formula="of:=[.Y72]+[.Z73]*60*24*7*52" office:value-type="float" office:value="12790883529.4069" calcext:value-type="float">
            <text:p><text:s/>12,790,883,529 </text:p>
          </table:table-cell>
          <table:table-cell table:style-name="ce77" table:formula="of:=AVERAGE([.Z72];[.Y$38]*(1-[.Y$39])^[.$B73])" office:value-type="float" office:value="357.302894536058" calcext:value-type="float">
            <text:p><text:s/>357.3 </text:p>
          </table:table-cell>
          <table:table-cell table:style-name="ce39" table:formula="of:=([.Y73]-[.Y72])/[.Y72]" office:value-type="percentage" office:value="0.0148595552450846" calcext:value-type="percentage">
            <text:p>1.49%</text:p>
          </table:table-cell>
          <table:table-cell table:style-name="ce39" table:formula="of:=([.Y73]-[.Y72])/([.Y72]*[.Y$40])" office:value-type="percentage" office:value="0.0297191104901692" calcext:value-type="percentage">
            <text:p>2.97%</text:p>
          </table:table-cell>
          <table:table-cell table:style-name="ce53" table:formula="of:=(1+[.AB73])/(1+[.AA73])-1" office:value-type="percentage" office:value="0.0146419819060539" calcext:value-type="percentage">
            <text:p>1.4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3]+1" office:value-type="float" office:value="28" calcext:value-type="float">
            <text:p>28</text:p>
          </table:table-cell>
          <table:table-cell table:style-name="ce18" table:formula="of:=[.C73]+60*24*7*52" office:value-type="float" office:value="15729841" calcext:value-type="float">
            <text:p>15729841</text:p>
          </table:table-cell>
          <table:table-cell table:style-name="ce29" table:formula="of:=[.D73]+[.E74]*60*24*7*52" office:value-type="float" office:value="20545063135.2811" calcext:value-type="float">
            <text:p><text:s/>20,545,063,135 </text:p>
          </table:table-cell>
          <table:table-cell table:style-name="ce35" table:formula="of:=AVERAGE(433880129.334725*EXP(-0.000000235788480377594 * [.C73]);433880129.334725*EXP(-0.000000235788480377594 * [.C74]))/100000" office:value-type="float" office:value="113.311612115983" calcext:value-type="float">
            <text:p><text:s/>113.3 </text:p>
          </table:table-cell>
          <table:table-cell table:style-name="ce42" table:formula="of:=([.D74]-[.D73])/[.D73]" office:value-type="percentage" office:value="0.0028992664343686" calcext:value-type="percentage">
            <text:p>0.29%</text:p>
          </table:table-cell>
          <table:table-cell table:style-name="ce39" table:formula="of:=([.D74]-[.D73])/([.D73]*[.D$40])" office:value-type="percentage" office:value="0.0057985328687372" calcext:value-type="percentage">
            <text:p>0.58%</text:p>
          </table:table-cell>
          <table:table-cell table:style-name="ce53" table:formula="of:=(1+[.G74])/(1+[.F74])-1" office:value-type="percentage" office:value="0.00289088498855561" calcext:value-type="percentage">
            <text:p>0.29%</text:p>
          </table:table-cell>
          <table:table-cell table:style-name="ce29" table:formula="of:=[.I73]+[.J74]*60*24*7*52" office:value-type="float" office:value="10733414400" calcext:value-type="float">
            <text:p><text:s/>10,733,414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4]-[.I73])/[.I73]" office:value-type="percentage" office:value="0.0138631961522558" calcext:value-type="percentage">
            <text:p>1.39%</text:p>
          </table:table-cell>
          <table:table-cell table:style-name="ce39" table:formula="of:=([.I74]-[.I73])/([.I73]*[.I$40])" office:value-type="percentage" office:value="0.0277263923045115" calcext:value-type="percentage">
            <text:p>2.77%</text:p>
          </table:table-cell>
          <table:table-cell table:style-name="ce53" table:formula="of:=(1+[.L74])/(1+[.K74])-1" office:value-type="percentage" office:value="0.0136736358562659" calcext:value-type="percentage">
            <text:p>1.37%</text:p>
          </table:table-cell>
          <table:table-cell table:style-name="ce8" table:formula="of:=[.N73]+1" office:value-type="float" office:value="28" calcext:value-type="float">
            <text:p>28</text:p>
          </table:table-cell>
          <table:table-cell table:style-name="ce29" table:formula="of:=[.O73]+[.P74]*60*24*7*52" office:value-type="float" office:value="11907973801.94" calcext:value-type="float">
            <text:p><text:s/>11,907,973,802 </text:p>
          </table:table-cell>
          <table:table-cell table:style-name="ce77" table:formula="of:=AVERAGE([.P73];[.O$38]*(1-[.O$39])^[.B74])" office:value-type="float" office:value="322.912360976085" calcext:value-type="float">
            <text:p><text:s/>322.9 </text:p>
          </table:table-cell>
          <table:table-cell table:style-name="ce39" table:formula="of:=([.O74]-[.O73])/[.O73]" office:value-type="percentage" office:value="0.014418761155926" calcext:value-type="percentage">
            <text:p>1.44%</text:p>
          </table:table-cell>
          <table:table-cell table:style-name="ce39" table:formula="of:=([.O74]-[.O73])/([.O73]*[.O$40])" office:value-type="percentage" office:value="0.0288375223118519" calcext:value-type="percentage">
            <text:p>2.88%</text:p>
          </table:table-cell>
          <table:table-cell table:style-name="ce53" table:formula="of:=(1+[.R74])/(1+[.Q74])-1" office:value-type="percentage" office:value="0.014213815544476" calcext:value-type="percentage">
            <text:p>1.42%</text:p>
          </table:table-cell>
          <table:table-cell table:style-name="ce29" table:formula="of:=[.T73]+[.U74]*60*24*7*52" office:value-type="float" office:value="15481499608.5805" calcext:value-type="float">
            <text:p><text:s/>15,481,499,609 </text:p>
          </table:table-cell>
          <table:table-cell table:style-name="ce77" table:formula="of:=AVERAGE([.U73];[.T$38]*(1-[.T$39])^[.$B74])" office:value-type="float" office:value="379.657553665346" calcext:value-type="float">
            <text:p><text:s/>379.7 </text:p>
          </table:table-cell>
          <table:table-cell table:style-name="ce39" table:formula="of:=([.T74]-[.T73])/[.T73]" office:value-type="percentage" office:value="0.0130215164663783" calcext:value-type="percentage">
            <text:p>1.30%</text:p>
          </table:table-cell>
          <table:table-cell table:style-name="ce39" table:formula="of:=([.T74]-[.T73])/([.T73]*[.T$40])" office:value-type="percentage" office:value="0.0260430329327566" calcext:value-type="percentage">
            <text:p>2.60%</text:p>
          </table:table-cell>
          <table:table-cell table:style-name="ce53" table:formula="of:=(1+[.W74])/(1+[.V74])-1" office:value-type="percentage" office:value="0.0128541361212149" calcext:value-type="percentage">
            <text:p>1.29%</text:p>
          </table:table-cell>
          <table:table-cell table:style-name="ce29" table:formula="of:=[.Y73]+[.Z74]*60*24*7*52" office:value-type="float" office:value="12975414341.5095" calcext:value-type="float">
            <text:p><text:s/>12,975,414,342 </text:p>
          </table:table-cell>
          <table:table-cell table:style-name="ce77" table:formula="of:=AVERAGE([.Z73];[.Y$38]*(1-[.Y$39])^[.$B74])" office:value-type="float" office:value="352.050542015128" calcext:value-type="float">
            <text:p><text:s/>352.1 </text:p>
          </table:table-cell>
          <table:table-cell table:style-name="ce39" table:formula="of:=([.Y74]-[.Y73])/[.Y73]" office:value-type="percentage" office:value="0.0144267447732133" calcext:value-type="percentage">
            <text:p>1.44%</text:p>
          </table:table-cell>
          <table:table-cell table:style-name="ce39" table:formula="of:=([.Y74]-[.Y73])/([.Y73]*[.Y$40])" office:value-type="percentage" office:value="0.0288534895464265" calcext:value-type="percentage">
            <text:p>2.89%</text:p>
          </table:table-cell>
          <table:table-cell table:style-name="ce53" table:formula="of:=(1+[.AB74])/(1+[.AA74])-1" office:value-type="percentage" office:value="0.0142215737583284" calcext:value-type="percentage">
            <text:p>1.4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4]+1" office:value-type="float" office:value="29" calcext:value-type="float">
            <text:p>29</text:p>
          </table:table-cell>
          <table:table-cell table:style-name="ce18" table:formula="of:=[.C74]+60*24*7*52" office:value-type="float" office:value="16254001" calcext:value-type="float">
            <text:p>16254001</text:p>
          </table:table-cell>
          <table:table-cell table:style-name="ce29" table:formula="of:=[.D74]+[.E75]*60*24*7*52" office:value-type="float" office:value="20597551549.5757" calcext:value-type="float">
            <text:p><text:s/>20,597,551,550 </text:p>
          </table:table-cell>
          <table:table-cell table:style-name="ce35" table:formula="of:=AVERAGE(433880129.334725*EXP(-0.000000235788480377594 * [.C74]);433880129.334725*EXP(-0.000000235788480377594 * [.C75]))/100000" office:value-type="float" office:value="100.138153034545" calcext:value-type="float">
            <text:p><text:s/>100.1 </text:p>
          </table:table-cell>
          <table:table-cell table:style-name="ce42" table:formula="of:=([.D75]-[.D74])/[.D74]" office:value-type="percentage" office:value="0.00255479449972827" calcext:value-type="percentage">
            <text:p>0.26%</text:p>
          </table:table-cell>
          <table:table-cell table:style-name="ce39" table:formula="of:=([.D75]-[.D74])/([.D74]*[.D$40])" office:value-type="percentage" office:value="0.00510958899945654" calcext:value-type="percentage">
            <text:p>0.51%</text:p>
          </table:table-cell>
          <table:table-cell table:style-name="ce53" table:formula="of:=(1+[.G75])/(1+[.F75])-1" office:value-type="percentage" office:value="0.0025482841573794" calcext:value-type="percentage">
            <text:p>0.25%</text:p>
          </table:table-cell>
          <table:table-cell table:style-name="ce29" table:formula="of:=[.I74]+[.J75]*60*24*7*52" office:value-type="float" office:value="10880179200" calcext:value-type="float">
            <text:p><text:s/>10,880,179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5]-[.I74])/[.I74]" office:value-type="percentage" office:value="0.0136736358562658" calcext:value-type="percentage">
            <text:p>1.37%</text:p>
          </table:table-cell>
          <table:table-cell table:style-name="ce39" table:formula="of:=([.I75]-[.I74])/([.I74]*[.I$40])" office:value-type="percentage" office:value="0.0273472717125317" calcext:value-type="percentage">
            <text:p>2.73%</text:p>
          </table:table-cell>
          <table:table-cell table:style-name="ce53" table:formula="of:=(1+[.L75])/(1+[.K75])-1" office:value-type="percentage" office:value="0.0134891895898184" calcext:value-type="percentage">
            <text:p>1.35%</text:p>
          </table:table-cell>
          <table:table-cell table:style-name="ce8" table:formula="of:=[.N74]+1" office:value-type="float" office:value="29" calcext:value-type="float">
            <text:p>29</text:p>
          </table:table-cell>
          <table:table-cell table:style-name="ce29" table:formula="of:=[.O74]+[.P75]*60*24*7*52" office:value-type="float" office:value="12075894408.9016" calcext:value-type="float">
            <text:p><text:s/>12,075,894,409 </text:p>
          </table:table-cell>
          <table:table-cell table:style-name="ce77" table:formula="of:=AVERAGE([.P74];[.O$38]*(1-[.O$39])^[.B75])" office:value-type="float" office:value="320.36135333026" calcext:value-type="float">
            <text:p><text:s/>320.4 </text:p>
          </table:table-cell>
          <table:table-cell table:style-name="ce39" table:formula="of:=([.O75]-[.O74])/[.O74]" office:value-type="percentage" office:value="0.0141015264019336" calcext:value-type="percentage">
            <text:p>1.41%</text:p>
          </table:table-cell>
          <table:table-cell table:style-name="ce39" table:formula="of:=([.O75]-[.O74])/([.O74]*[.O$40])" office:value-type="percentage" office:value="0.0282030528038671" calcext:value-type="percentage">
            <text:p>2.82%</text:p>
          </table:table-cell>
          <table:table-cell table:style-name="ce53" table:formula="of:=(1+[.R75])/(1+[.Q75])-1" office:value-type="percentage" office:value="0.0139054384938815" calcext:value-type="percentage">
            <text:p>1.39%</text:p>
          </table:table-cell>
          <table:table-cell table:style-name="ce29" table:formula="of:=[.T74]+[.U75]*60*24*7*52" office:value-type="float" office:value="15674232370.8825" calcext:value-type="float">
            <text:p><text:s/>15,674,232,371 </text:p>
          </table:table-cell>
          <table:table-cell table:style-name="ce77" table:formula="of:=AVERAGE([.U74];[.T$38]*(1-[.T$39])^[.$B75])" office:value-type="float" office:value="367.698340777694" calcext:value-type="float">
            <text:p><text:s/>367.7 </text:p>
          </table:table-cell>
          <table:table-cell table:style-name="ce39" table:formula="of:=([.T75]-[.T74])/[.T74]" office:value-type="percentage" office:value="0.0124492308351845" calcext:value-type="percentage">
            <text:p>1.24%</text:p>
          </table:table-cell>
          <table:table-cell table:style-name="ce39" table:formula="of:=([.T75]-[.T74])/([.T74]*[.T$40])" office:value-type="percentage" office:value="0.0248984616703689" calcext:value-type="percentage">
            <text:p>2.49%</text:p>
          </table:table-cell>
          <table:table-cell table:style-name="ce53" table:formula="of:=(1+[.W75])/(1+[.V75])-1" office:value-type="percentage" office:value="0.0122961531857897" calcext:value-type="percentage">
            <text:p>1.23%</text:p>
          </table:table-cell>
          <table:table-cell table:style-name="ce29" table:formula="of:=[.Y74]+[.Z75]*60*24*7*52" office:value-type="float" office:value="13157232550.6818" calcext:value-type="float">
            <text:p><text:s/>13,157,232,551 </text:p>
          </table:table-cell>
          <table:table-cell table:style-name="ce77" table:formula="of:=AVERAGE([.Z74];[.Y$38]*(1-[.Y$39])^[.$B75])" office:value-type="float" office:value="346.875399061881" calcext:value-type="float">
            <text:p><text:s/>346.9 </text:p>
          </table:table-cell>
          <table:table-cell table:style-name="ce39" table:formula="of:=([.Y75]-[.Y74])/[.Y74]" office:value-type="percentage" office:value="0.0140125166246617" calcext:value-type="percentage">
            <text:p>1.40%</text:p>
          </table:table-cell>
          <table:table-cell table:style-name="ce39" table:formula="of:=([.Y75]-[.Y74])/([.Y74]*[.Y$40])" office:value-type="percentage" office:value="0.0280250332493234" calcext:value-type="percentage">
            <text:p>2.80%</text:p>
          </table:table-cell>
          <table:table-cell table:style-name="ce53" table:formula="of:=(1+[.AB75])/(1+[.AA75])-1" office:value-type="percentage" office:value="0.0138188793480629" calcext:value-type="percentage">
            <text:p>1.3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5]+1" office:value-type="float" office:value="30" calcext:value-type="float">
            <text:p>30</text:p>
          </table:table-cell>
          <table:table-cell table:style-name="ce18" table:formula="of:=[.C75]+60*24*7*52" office:value-type="float" office:value="16778161" calcext:value-type="float">
            <text:p>16778161</text:p>
          </table:table-cell>
          <table:table-cell table:style-name="ce29" table:formula="of:=[.D75]+[.E76]*60*24*7*52" office:value-type="float" office:value="20643937729.8181" calcext:value-type="float">
            <text:p><text:s/>20,643,937,730 </text:p>
          </table:table-cell>
          <table:table-cell table:style-name="ce35" table:formula="of:=AVERAGE(433880129.334725*EXP(-0.000000235788480377594 * [.C75]);433880129.334725*EXP(-0.000000235788480377594 * [.C76]))/100000" office:value-type="float" office:value="88.4962229899779" calcext:value-type="float">
            <text:p><text:s/>88.5 </text:p>
          </table:table-cell>
          <table:table-cell table:style-name="ce42" table:formula="of:=([.D76]-[.D75])/[.D75]" office:value-type="percentage" office:value="0.00225202399085067" calcext:value-type="percentage">
            <text:p>0.23%</text:p>
          </table:table-cell>
          <table:table-cell table:style-name="ce39" table:formula="of:=([.D76]-[.D75])/([.D75]*[.D$40])" office:value-type="percentage" office:value="0.00450404798170134" calcext:value-type="percentage">
            <text:p>0.45%</text:p>
          </table:table-cell>
          <table:table-cell table:style-name="ce53" table:formula="of:=(1+[.G76])/(1+[.F76])-1" office:value-type="percentage" office:value="0.00224696377452371" calcext:value-type="percentage">
            <text:p>0.22%</text:p>
          </table:table-cell>
          <table:table-cell table:style-name="ce29" table:formula="of:=[.I75]+[.J76]*60*24*7*52" office:value-type="float" office:value="11026944000" calcext:value-type="float">
            <text:p><text:s/>11,026,944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6]-[.I75])/[.I75]" office:value-type="percentage" office:value="0.0134891895898185" calcext:value-type="percentage">
            <text:p>1.35%</text:p>
          </table:table-cell>
          <table:table-cell table:style-name="ce39" table:formula="of:=([.I76]-[.I75])/([.I75]*[.I$40])" office:value-type="percentage" office:value="0.026978379179637" calcext:value-type="percentage">
            <text:p>2.70%</text:p>
          </table:table-cell>
          <table:table-cell table:style-name="ce53" table:formula="of:=(1+[.L76])/(1+[.K76])-1" office:value-type="percentage" office:value="0.0133096531550354" calcext:value-type="percentage">
            <text:p>1.33%</text:p>
          </table:table-cell>
          <table:table-cell table:style-name="ce8" table:formula="of:=[.N75]+1" office:value-type="float" office:value="30" calcext:value-type="float">
            <text:p>30</text:p>
          </table:table-cell>
          <table:table-cell table:style-name="ce29" table:formula="of:=[.O75]+[.P76]*60*24*7*52" office:value-type="float" office:value="12242488443.0697" calcext:value-type="float">
            <text:p><text:s/>12,242,488,443 </text:p>
          </table:table-cell>
          <table:table-cell table:style-name="ce77" table:formula="of:=AVERAGE([.P75];[.O$38]*(1-[.O$39])^[.B76])" office:value-type="float" office:value="317.830498641894" calcext:value-type="float">
            <text:p><text:s/>317.8 </text:p>
          </table:table-cell>
          <table:table-cell table:style-name="ce39" table:formula="of:=([.O76]-[.O75])/[.O75]" office:value-type="percentage" office:value="0.0137955855299076" calcext:value-type="percentage">
            <text:p>1.38%</text:p>
          </table:table-cell>
          <table:table-cell table:style-name="ce39" table:formula="of:=([.O76]-[.O75])/([.O75]*[.O$40])" office:value-type="percentage" office:value="0.0275911710598152" calcext:value-type="percentage">
            <text:p>2.76%</text:p>
          </table:table-cell>
          <table:table-cell table:style-name="ce53" table:formula="of:=(1+[.R76])/(1+[.Q76])-1" office:value-type="percentage" office:value="0.0136078571724068" calcext:value-type="percentage">
            <text:p>1.36%</text:p>
          </table:table-cell>
          <table:table-cell table:style-name="ce29" table:formula="of:=[.T75]+[.U76]*60*24*7*52" office:value-type="float" office:value="15860894051.1859" calcext:value-type="float">
            <text:p><text:s/>15,860,894,051 </text:p>
          </table:table-cell>
          <table:table-cell table:style-name="ce77" table:formula="of:=AVERAGE([.U75];[.T$38]*(1-[.T$39])^[.$B76])" office:value-type="float" office:value="356.1158430696" calcext:value-type="float">
            <text:p><text:s/>356.1 </text:p>
          </table:table-cell>
          <table:table-cell table:style-name="ce39" table:formula="of:=([.T76]-[.T75])/[.T75]" office:value-type="percentage" office:value="0.0119088243613204" calcext:value-type="percentage">
            <text:p>1.19%</text:p>
          </table:table-cell>
          <table:table-cell table:style-name="ce39" table:formula="of:=([.T76]-[.T75])/([.T75]*[.T$40])" office:value-type="percentage" office:value="0.0238176487226407" calcext:value-type="percentage">
            <text:p>2.38%</text:p>
          </table:table-cell>
          <table:table-cell table:style-name="ce53" table:formula="of:=(1+[.W76])/(1+[.V76])-1" office:value-type="percentage" office:value="0.0117686732980482" calcext:value-type="percentage">
            <text:p>1.18%</text:p>
          </table:table-cell>
          <table:table-cell table:style-name="ce29" table:formula="of:=[.Y75]+[.Z76]*60*24*7*52" office:value-type="float" office:value="13336378032.183" calcext:value-type="float">
            <text:p><text:s/>13,336,378,032 </text:p>
          </table:table-cell>
          <table:table-cell table:style-name="ce77" table:formula="of:=AVERAGE([.Z75];[.Y$38]*(1-[.Y$39])^[.$B76])" office:value-type="float" office:value="341.776330702858" calcext:value-type="float">
            <text:p><text:s/>341.8 </text:p>
          </table:table-cell>
          <table:table-cell table:style-name="ce39" table:formula="of:=([.Y76]-[.Y75])/[.Y75]" office:value-type="percentage" office:value="0.0136157418219326" calcext:value-type="percentage">
            <text:p>1.36%</text:p>
          </table:table-cell>
          <table:table-cell table:style-name="ce39" table:formula="of:=([.Y76]-[.Y75])/([.Y75]*[.Y$40])" office:value-type="percentage" office:value="0.0272314836438653" calcext:value-type="percentage">
            <text:p>2.72%</text:p>
          </table:table-cell>
          <table:table-cell table:style-name="ce53" table:formula="of:=(1+[.AB76])/(1+[.AA76])-1" office:value-type="percentage" office:value="0.0134328436903108" calcext:value-type="percentage">
            <text:p>1.3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6]+1" office:value-type="float" office:value="31" calcext:value-type="float">
            <text:p>31</text:p>
          </table:table-cell>
          <table:table-cell table:style-name="ce18" table:formula="of:=[.C76]+60*24*7*52" office:value-type="float" office:value="17302321" calcext:value-type="float">
            <text:p>17302321</text:p>
          </table:table-cell>
          <table:table-cell table:style-name="ce29" table:formula="of:=[.D76]+[.E77]*60*24*7*52" office:value-type="float" office:value="20684931113.7181" calcext:value-type="float">
            <text:p><text:s/>20,684,931,114 </text:p>
          </table:table-cell>
          <table:table-cell table:style-name="ce35" table:formula="of:=AVERAGE(433880129.334725*EXP(-0.000000235788480377594 * [.C76]);433880129.334725*EXP(-0.000000235788480377594 * [.C77]))/100000" office:value-type="float" office:value="78.2077684295837" calcext:value-type="float">
            <text:p><text:s/>78.2 </text:p>
          </table:table-cell>
          <table:table-cell table:style-name="ce42" table:formula="of:=([.D77]-[.D76])/[.D76]" office:value-type="percentage" office:value="0.00198573471963347" calcext:value-type="percentage">
            <text:p>0.20%</text:p>
          </table:table-cell>
          <table:table-cell table:style-name="ce39" table:formula="of:=([.D77]-[.D76])/([.D76]*[.D$40])" office:value-type="percentage" office:value="0.00397146943926694" calcext:value-type="percentage">
            <text:p>0.40%</text:p>
          </table:table-cell>
          <table:table-cell table:style-name="ce53" table:formula="of:=(1+[.G77])/(1+[.F77])-1" office:value-type="percentage" office:value="0.0019817993917739" calcext:value-type="percentage">
            <text:p>0.20%</text:p>
          </table:table-cell>
          <table:table-cell table:style-name="ce29" table:formula="of:=[.I76]+[.J77]*60*24*7*52" office:value-type="float" office:value="11173708800" calcext:value-type="float">
            <text:p><text:s/>11,173,708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7]-[.I76])/[.I76]" office:value-type="percentage" office:value="0.0133096531550355" calcext:value-type="percentage">
            <text:p>1.33%</text:p>
          </table:table-cell>
          <table:table-cell table:style-name="ce39" table:formula="of:=([.I77]-[.I76])/([.I76]*[.I$40])" office:value-type="percentage" office:value="0.026619306310071" calcext:value-type="percentage">
            <text:p>2.66%</text:p>
          </table:table-cell>
          <table:table-cell table:style-name="ce53" table:formula="of:=(1+[.L77])/(1+[.K77])-1" office:value-type="percentage" office:value="0.0131348330824586" calcext:value-type="percentage">
            <text:p>1.31%</text:p>
          </table:table-cell>
          <table:table-cell table:style-name="ce8" table:formula="of:=[.N76]+1" office:value-type="float" office:value="31" calcext:value-type="float">
            <text:p>31</text:p>
          </table:table-cell>
          <table:table-cell table:style-name="ce29" table:formula="of:=[.O76]+[.P77]*60*24*7*52" office:value-type="float" office:value="12407766384.3687" calcext:value-type="float">
            <text:p><text:s/>12,407,766,384 </text:p>
          </table:table-cell>
          <table:table-cell table:style-name="ce77" table:formula="of:=AVERAGE([.P76];[.O$38]*(1-[.O$39])^[.B77])" office:value-type="float" office:value="315.319637704094" calcext:value-type="float">
            <text:p><text:s/>315.3 </text:p>
          </table:table-cell>
          <table:table-cell table:style-name="ce39" table:formula="of:=([.O77]-[.O76])/[.O76]" office:value-type="percentage" office:value="0.013500355100808" calcext:value-type="percentage">
            <text:p>1.35%</text:p>
          </table:table-cell>
          <table:table-cell table:style-name="ce39" table:formula="of:=([.O77]-[.O76])/([.O76]*[.O$40])" office:value-type="percentage" office:value="0.027000710201616" calcext:value-type="percentage">
            <text:p>2.70%</text:p>
          </table:table-cell>
          <table:table-cell table:style-name="ce53" table:formula="of:=(1+[.R77])/(1+[.Q77])-1" office:value-type="percentage" office:value="0.0133205233060476" calcext:value-type="percentage">
            <text:p>1.33%</text:p>
          </table:table-cell>
          <table:table-cell table:style-name="ce29" table:formula="of:=[.T76]+[.U77]*60*24*7*52" office:value-type="float" office:value="16041675888.5666" calcext:value-type="float">
            <text:p><text:s/>16,041,675,889 </text:p>
          </table:table-cell>
          <table:table-cell table:style-name="ce77" table:formula="of:=AVERAGE([.U76];[.T$38]*(1-[.T$39])^[.$B77])" office:value-type="float" office:value="344.898194026109" calcext:value-type="float">
            <text:p><text:s/>344.9 </text:p>
          </table:table-cell>
          <table:table-cell table:style-name="ce39" table:formula="of:=([.T77]-[.T76])/[.T76]" office:value-type="percentage" office:value="0.0113979600895959" calcext:value-type="percentage">
            <text:p>1.14%</text:p>
          </table:table-cell>
          <table:table-cell table:style-name="ce39" table:formula="of:=([.T77]-[.T76])/([.T76]*[.T$40])" office:value-type="percentage" office:value="0.0227959201791918" calcext:value-type="percentage">
            <text:p>2.28%</text:p>
          </table:table-cell>
          <table:table-cell table:style-name="ce53" table:formula="of:=(1+[.W77])/(1+[.V77])-1" office:value-type="percentage" office:value="0.0112695106568994" calcext:value-type="percentage">
            <text:p>1.13%</text:p>
          </table:table-cell>
          <table:table-cell table:style-name="ce29" table:formula="of:=[.Y76]+[.Z77]*60*24*7*52" office:value-type="float" office:value="13512890075.108" calcext:value-type="float">
            <text:p><text:s/>13,512,890,075 </text:p>
          </table:table-cell>
          <table:table-cell table:style-name="ce77" table:formula="of:=AVERAGE([.Z76];[.Y$38]*(1-[.Y$39])^[.$B77])" office:value-type="float" office:value="336.75221864512" calcext:value-type="float">
            <text:p><text:s/>336.8 </text:p>
          </table:table-cell>
          <table:table-cell table:style-name="ce39" table:formula="of:=([.Y77]-[.Y76])/[.Y76]" office:value-type="percentage" office:value="0.0132353808882046" calcext:value-type="percentage">
            <text:p>1.32%</text:p>
          </table:table-cell>
          <table:table-cell table:style-name="ce39" table:formula="of:=([.Y77]-[.Y76])/([.Y76]*[.Y$40])" office:value-type="percentage" office:value="0.0264707617764091" calcext:value-type="percentage">
            <text:p>2.65%</text:p>
          </table:table-cell>
          <table:table-cell table:style-name="ce53" table:formula="of:=(1+[.AB77])/(1+[.AA77])-1" office:value-type="percentage" office:value="0.0130624938073147" calcext:value-type="percentage">
            <text:p>1.3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7]+1" office:value-type="float" office:value="32" calcext:value-type="float">
            <text:p>32</text:p>
          </table:table-cell>
          <table:table-cell table:style-name="ce18" table:formula="of:=[.C77]+60*24*7*52" office:value-type="float" office:value="17826481" calcext:value-type="float">
            <text:p>17826481</text:p>
          </table:table-cell>
          <table:table-cell table:style-name="ce29" table:formula="of:=[.D77]+[.E78]*60*24*7*52" office:value-type="float" office:value="20721158660.69" calcext:value-type="float">
            <text:p><text:s/>20,721,158,661 </text:p>
          </table:table-cell>
          <table:table-cell table:style-name="ce35" table:formula="of:=AVERAGE(433880129.334725*EXP(-0.000000235788480377594 * [.C77]);433880129.334725*EXP(-0.000000235788480377594 * [.C78]))/100000" office:value-type="float" office:value="69.1154360726568" calcext:value-type="float">
            <text:p><text:s/>69.1 </text:p>
          </table:table-cell>
          <table:table-cell table:style-name="ce42" table:formula="of:=([.D78]-[.D77])/[.D77]" office:value-type="percentage" office:value="0.00175139799947498" calcext:value-type="percentage">
            <text:p>0.18%</text:p>
          </table:table-cell>
          <table:table-cell table:style-name="ce39" table:formula="of:=([.D78]-[.D77])/([.D77]*[.D$40])" office:value-type="percentage" office:value="0.00350279599894996" calcext:value-type="percentage">
            <text:p>0.35%</text:p>
          </table:table-cell>
          <table:table-cell table:style-name="ce53" table:formula="of:=(1+[.G78])/(1+[.F78])-1" office:value-type="percentage" office:value="0.00174833596735935" calcext:value-type="percentage">
            <text:p>0.17%</text:p>
          </table:table-cell>
          <table:table-cell table:style-name="ce29" table:formula="of:=[.I77]+[.J78]*60*24*7*52" office:value-type="float" office:value="11320473600" calcext:value-type="float">
            <text:p><text:s/>11,320,473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8]-[.I77])/[.I77]" office:value-type="percentage" office:value="0.0131348330824587" calcext:value-type="percentage">
            <text:p>1.31%</text:p>
          </table:table-cell>
          <table:table-cell table:style-name="ce39" table:formula="of:=([.I78]-[.I77])/([.I77]*[.I$40])" office:value-type="percentage" office:value="0.0262696661649174" calcext:value-type="percentage">
            <text:p>2.63%</text:p>
          </table:table-cell>
          <table:table-cell table:style-name="ce53" table:formula="of:=(1+[.L78])/(1+[.K78])-1" office:value-type="percentage" office:value="0.0129645459356045" calcext:value-type="percentage">
            <text:p>1.30%</text:p>
          </table:table-cell>
          <table:table-cell table:style-name="ce8" table:formula="of:=[.N77]+1" office:value-type="float" office:value="32" calcext:value-type="float">
            <text:p>32</text:p>
          </table:table-cell>
          <table:table-cell table:style-name="ce29" table:formula="of:=[.O77]+[.P78]*60*24*7*52" office:value-type="float" office:value="12571738629.9318" calcext:value-type="float">
            <text:p><text:s/>12,571,738,630 </text:p>
          </table:table-cell>
          <table:table-cell table:style-name="ce77" table:formula="of:=AVERAGE([.P77];[.O$38]*(1-[.O$39])^[.B78])" office:value-type="float" office:value="312.828612566967" calcext:value-type="float">
            <text:p><text:s/>312.8 </text:p>
          </table:table-cell>
          <table:table-cell table:style-name="ce39" table:formula="of:=([.O78]-[.O77])/[.O77]" office:value-type="percentage" office:value="0.0132152911719609" calcext:value-type="percentage">
            <text:p>1.32%</text:p>
          </table:table-cell>
          <table:table-cell table:style-name="ce39" table:formula="of:=([.O78]-[.O77])/([.O77]*[.O$40])" office:value-type="percentage" office:value="0.0264305823439218" calcext:value-type="percentage">
            <text:p>2.64%</text:p>
          </table:table-cell>
          <table:table-cell table:style-name="ce53" table:formula="of:=(1+[.R78])/(1+[.Q78])-1" office:value-type="percentage" office:value="0.0130429251187822" calcext:value-type="percentage">
            <text:p>1.30%</text:p>
          </table:table-cell>
          <table:table-cell table:style-name="ce29" table:formula="of:=[.T77]+[.U78]*60*24*7*52" office:value-type="float" office:value="16216763098.0733" calcext:value-type="float">
            <text:p><text:s/>16,216,763,098 </text:p>
          </table:table-cell>
          <table:table-cell table:style-name="ce77" table:formula="of:=AVERAGE([.U77];[.T$38]*(1-[.T$39])^[.$B78])" office:value-type="float" office:value="334.033900920887" calcext:value-type="float">
            <text:p><text:s/>334.0 </text:p>
          </table:table-cell>
          <table:table-cell table:style-name="ce39" table:formula="of:=([.T78]-[.T77])/[.T77]" office:value-type="percentage" office:value="0.0109145210714227" calcext:value-type="percentage">
            <text:p>1.09%</text:p>
          </table:table-cell>
          <table:table-cell table:style-name="ce39" table:formula="of:=([.T78]-[.T77])/([.T77]*[.T$40])" office:value-type="percentage" office:value="0.0218290421428453" calcext:value-type="percentage">
            <text:p>2.18%</text:p>
          </table:table-cell>
          <table:table-cell table:style-name="ce53" table:formula="of:=(1+[.W78])/(1+[.V78])-1" office:value-type="percentage" office:value="0.0107966804748783" calcext:value-type="percentage">
            <text:p>1.08%</text:p>
          </table:table-cell>
          <table:table-cell table:style-name="ce29" table:formula="of:=[.Y77]+[.Z78]*60*24*7*52" office:value-type="float" office:value="13686807391.003" calcext:value-type="float">
            <text:p><text:s/>13,686,807,391 </text:p>
          </table:table-cell>
          <table:table-cell table:style-name="ce77" table:formula="of:=AVERAGE([.Z77];[.Y$38]*(1-[.Y$39])^[.$B78])" office:value-type="float" office:value="331.801961032834" calcext:value-type="float">
            <text:p><text:s/>331.8 </text:p>
          </table:table-cell>
          <table:table-cell table:style-name="ce39" table:formula="of:=([.Y78]-[.Y77])/[.Y77]" office:value-type="percentage" office:value="0.0128704751484171" calcext:value-type="percentage">
            <text:p>1.29%</text:p>
          </table:table-cell>
          <table:table-cell table:style-name="ce39" table:formula="of:=([.Y78]-[.Y77])/([.Y77]*[.Y$40])" office:value-type="percentage" office:value="0.0257409502968342" calcext:value-type="percentage">
            <text:p>2.57%</text:p>
          </table:table-cell>
          <table:table-cell table:style-name="ce53" table:formula="of:=(1+[.AB78])/(1+[.AA78])-1" office:value-type="percentage" office:value="0.0127069309099281" calcext:value-type="percentage">
            <text:p>1.2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8]+1" office:value-type="float" office:value="33" calcext:value-type="float">
            <text:p>33</text:p>
          </table:table-cell>
          <table:table-cell table:style-name="ce18" table:formula="of:=[.C78]+60*24*7*52" office:value-type="float" office:value="18350641" calcext:value-type="float">
            <text:p>18350641</text:p>
          </table:table-cell>
          <table:table-cell table:style-name="ce29" table:formula="of:=[.D78]+[.E79]*60*24*7*52" office:value-type="float" office:value="20753174440.6704" calcext:value-type="float">
            <text:p><text:s/>20,753,174,441 </text:p>
          </table:table-cell>
          <table:table-cell table:style-name="ce35" table:formula="of:=AVERAGE(433880129.334725*EXP(-0.000000235788480377594 * [.C78]);433880129.334725*EXP(-0.000000235788480377594 * [.C79]))/100000" office:value-type="float" office:value="61.0801663240723" calcext:value-type="float">
            <text:p><text:s/>61.1 </text:p>
          </table:table-cell>
          <table:table-cell table:style-name="ce42" table:formula="of:=([.D79]-[.D78])/[.D78]" office:value-type="percentage" office:value="0.00154507672590548" calcext:value-type="percentage">
            <text:p>0.15%</text:p>
          </table:table-cell>
          <table:table-cell table:style-name="ce39" table:formula="of:=([.D79]-[.D78])/([.D78]*[.D$40])" office:value-type="percentage" office:value="0.00309015345181095" calcext:value-type="percentage">
            <text:p>0.31%</text:p>
          </table:table-cell>
          <table:table-cell table:style-name="ce53" table:formula="of:=(1+[.G79])/(1+[.F79])-1" office:value-type="percentage" office:value="0.00154269314662914" calcext:value-type="percentage">
            <text:p>0.15%</text:p>
          </table:table-cell>
          <table:table-cell table:style-name="ce29" table:formula="of:=[.I78]+[.J79]*60*24*7*52" office:value-type="float" office:value="11467238400" calcext:value-type="float">
            <text:p><text:s/>11,467,238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79]-[.I78])/[.I78]" office:value-type="percentage" office:value="0.0129645459356047" calcext:value-type="percentage">
            <text:p>1.30%</text:p>
          </table:table-cell>
          <table:table-cell table:style-name="ce39" table:formula="of:=([.I79]-[.I78])/([.I78]*[.I$40])" office:value-type="percentage" office:value="0.0259290918712093" calcext:value-type="percentage">
            <text:p>2.59%</text:p>
          </table:table-cell>
          <table:table-cell table:style-name="ce53" table:formula="of:=(1+[.L79])/(1+[.K79])-1" office:value-type="percentage" office:value="0.0127986176689237" calcext:value-type="percentage">
            <text:p>1.28%</text:p>
          </table:table-cell>
          <table:table-cell table:style-name="ce8" table:formula="of:=[.N78]+1" office:value-type="float" office:value="33" calcext:value-type="float">
            <text:p>33</text:p>
          </table:table-cell>
          <table:table-cell table:style-name="ce29" table:formula="of:=[.O78]+[.P79]*60*24*7*52" office:value-type="float" office:value="12734415494.7551" calcext:value-type="float">
            <text:p><text:s/>12,734,415,495 </text:p>
          </table:table-cell>
          <table:table-cell table:style-name="ce77" table:formula="of:=AVERAGE([.P78];[.O$38]*(1-[.O$39])^[.B79])" office:value-type="float" office:value="310.357266528056" calcext:value-type="float">
            <text:p><text:s/>310.4 </text:p>
          </table:table-cell>
          <table:table-cell table:style-name="ce39" table:formula="of:=([.O79]-[.O78])/[.O78]" office:value-type="percentage" office:value="0.0129398860103591" calcext:value-type="percentage">
            <text:p>1.29%</text:p>
          </table:table-cell>
          <table:table-cell table:style-name="ce39" table:formula="of:=([.O79]-[.O78])/([.O78]*[.O$40])" office:value-type="percentage" office:value="0.0258797720207182" calcext:value-type="percentage">
            <text:p>2.59%</text:p>
          </table:table-cell>
          <table:table-cell table:style-name="ce53" table:formula="of:=(1+[.R79])/(1+[.Q79])-1" office:value-type="percentage" office:value="0.0127745843451037" calcext:value-type="percentage">
            <text:p>1.28%</text:p>
          </table:table-cell>
          <table:table-cell table:style-name="ce29" table:formula="of:=[.T78]+[.U79]*60*24*7*52" office:value-type="float" office:value="16386335060.4823" calcext:value-type="float">
            <text:p><text:s/>16,386,335,060 </text:p>
          </table:table-cell>
          <table:table-cell table:style-name="ce77" table:formula="of:=AVERAGE([.U78];[.T$38]*(1-[.T$39])^[.$B79])" office:value-type="float" office:value="323.51183304518" calcext:value-type="float">
            <text:p><text:s/>323.5 </text:p>
          </table:table-cell>
          <table:table-cell table:style-name="ce39" table:formula="of:=([.T79]-[.T78])/[.T78]" office:value-type="percentage" office:value="0.0104565850400262" calcext:value-type="percentage">
            <text:p>1.05%</text:p>
          </table:table-cell>
          <table:table-cell table:style-name="ce39" table:formula="of:=([.T79]-[.T78])/([.T78]*[.T$40])" office:value-type="percentage" office:value="0.0209131700800524" calcext:value-type="percentage">
            <text:p>2.09%</text:p>
          </table:table-cell>
          <table:table-cell table:style-name="ce53" table:formula="of:=(1+[.W79])/(1+[.V79])-1" office:value-type="percentage" office:value="0.0103483763625649" calcext:value-type="percentage">
            <text:p>1.03%</text:p>
          </table:table-cell>
          <table:table-cell table:style-name="ce29" table:formula="of:=[.Y78]+[.Z79]*60*24*7*52" office:value-type="float" office:value="13858168122.3548" calcext:value-type="float">
            <text:p><text:s/>13,858,168,122 </text:p>
          </table:table-cell>
          <table:table-cell table:style-name="ce77" table:formula="of:=AVERAGE([.Z78];[.Y$38]*(1-[.Y$39])^[.$B79])" office:value-type="float" office:value="326.924472206549" calcext:value-type="float">
            <text:p><text:s/>326.9 </text:p>
          </table:table-cell>
          <table:table-cell table:style-name="ce39" table:formula="of:=([.Y79]-[.Y78])/[.Y78]" office:value-type="percentage" office:value="0.0125201390255868" calcext:value-type="percentage">
            <text:p>1.25%</text:p>
          </table:table-cell>
          <table:table-cell table:style-name="ce39" table:formula="of:=([.Y79]-[.Y78])/([.Y78]*[.Y$40])" office:value-type="percentage" office:value="0.0250402780511735" calcext:value-type="percentage">
            <text:p>2.50%</text:p>
          </table:table-cell>
          <table:table-cell table:style-name="ce53" table:formula="of:=(1+[.AB79])/(1+[.AA79])-1" office:value-type="percentage" office:value="0.0123653234568113" calcext:value-type="percentage">
            <text:p>1.2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79]+1" office:value-type="float" office:value="34" calcext:value-type="float">
            <text:p>34</text:p>
          </table:table-cell>
          <table:table-cell table:style-name="ce18" table:formula="of:=[.C79]+60*24*7*52" office:value-type="float" office:value="18874801" calcext:value-type="float">
            <text:p>18874801</text:p>
          </table:table-cell>
          <table:table-cell table:style-name="ce29" table:formula="of:=[.D79]+[.E80]*60*24*7*52" office:value-type="float" office:value="20781468108.1537" calcext:value-type="float">
            <text:p><text:s/>20,781,468,108 </text:p>
          </table:table-cell>
          <table:table-cell table:style-name="ce35" table:formula="of:=AVERAGE(433880129.334725*EXP(-0.000000235788480377594 * [.C79]);433880129.334725*EXP(-0.000000235788480377594 * [.C80]))/100000" office:value-type="float" office:value="53.9790664744471" calcext:value-type="float">
            <text:p><text:s/>54.0 </text:p>
          </table:table-cell>
          <table:table-cell table:style-name="ce42" table:formula="of:=([.D80]-[.D79])/[.D79]" office:value-type="percentage" office:value="0.00136334166920499" calcext:value-type="percentage">
            <text:p>0.14%</text:p>
          </table:table-cell>
          <table:table-cell table:style-name="ce39" table:formula="of:=([.D80]-[.D79])/([.D79]*[.D$40])" office:value-type="percentage" office:value="0.00272668333840997" calcext:value-type="percentage">
            <text:p>0.27%</text:p>
          </table:table-cell>
          <table:table-cell table:style-name="ce53" table:formula="of:=(1+[.G80])/(1+[.F80])-1" office:value-type="percentage" office:value="0.00136148549929183" calcext:value-type="percentage">
            <text:p>0.14%</text:p>
          </table:table-cell>
          <table:table-cell table:style-name="ce29" table:formula="of:=[.I79]+[.J80]*60*24*7*52" office:value-type="float" office:value="11614003200" calcext:value-type="float">
            <text:p><text:s/>11,614,003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0]-[.I79])/[.I79]" office:value-type="percentage" office:value="0.0127986176689237" calcext:value-type="percentage">
            <text:p>1.28%</text:p>
          </table:table-cell>
          <table:table-cell table:style-name="ce39" table:formula="of:=([.I80]-[.I79])/([.I79]*[.I$40])" office:value-type="percentage" office:value="0.0255972353378473" calcext:value-type="percentage">
            <text:p>2.56%</text:p>
          </table:table-cell>
          <table:table-cell table:style-name="ce53" table:formula="of:=(1+[.L80])/(1+[.K80])-1" office:value-type="percentage" office:value="0.012636883034439" calcext:value-type="percentage">
            <text:p>1.26%</text:p>
          </table:table-cell>
          <table:table-cell table:style-name="ce8" table:formula="of:=[.N79]+1" office:value-type="float" office:value="34" calcext:value-type="float">
            <text:p>34</text:p>
          </table:table-cell>
          <table:table-cell table:style-name="ce29" table:formula="of:=[.O79]+[.P80]*60*24*7*52" office:value-type="float" office:value="12895807212.3465" calcext:value-type="float">
            <text:p><text:s/>12,895,807,212 </text:p>
          </table:table-cell>
          <table:table-cell table:style-name="ce77" table:formula="of:=AVERAGE([.P79];[.O$38]*(1-[.O$39])^[.B80])" office:value-type="float" office:value="307.905444122669" calcext:value-type="float">
            <text:p><text:s/>307.9 </text:p>
          </table:table-cell>
          <table:table-cell table:style-name="ce39" table:formula="of:=([.O80]-[.O79])/[.O79]" office:value-type="percentage" office:value="0.012673665128785" calcext:value-type="percentage">
            <text:p>1.27%</text:p>
          </table:table-cell>
          <table:table-cell table:style-name="ce39" table:formula="of:=([.O80]-[.O79])/([.O79]*[.O$40])" office:value-type="percentage" office:value="0.02534733025757" calcext:value-type="percentage">
            <text:p>2.53%</text:p>
          </table:table-cell>
          <table:table-cell table:style-name="ce53" table:formula="of:=(1+[.R80])/(1+[.Q80])-1" office:value-type="percentage" office:value="0.012515053531261" calcext:value-type="percentage">
            <text:p>1.25%</text:p>
          </table:table-cell>
          <table:table-cell table:style-name="ce29" table:formula="of:=[.T79]+[.U80]*60*24*7*52" office:value-type="float" office:value="16550565506.0762" calcext:value-type="float">
            <text:p><text:s/>16,550,565,506 </text:p>
          </table:table-cell>
          <table:table-cell table:style-name="ce77" table:formula="of:=AVERAGE([.U79];[.T$38]*(1-[.T$39])^[.$B80])" office:value-type="float" office:value="313.321210305907" calcext:value-type="float">
            <text:p><text:s/>313.3 </text:p>
          </table:table-cell>
          <table:table-cell table:style-name="ce39" table:formula="of:=([.T80]-[.T79])/[.T79]" office:value-type="percentage" office:value="0.0100224025071968" calcext:value-type="percentage">
            <text:p>1.00%</text:p>
          </table:table-cell>
          <table:table-cell table:style-name="ce39" table:formula="of:=([.T80]-[.T79])/([.T79]*[.T$40])" office:value-type="percentage" office:value="0.0200448050143936" calcext:value-type="percentage">
            <text:p>2.00%</text:p>
          </table:table-cell>
          <table:table-cell table:style-name="ce53" table:formula="of:=(1+[.W80])/(1+[.V80])-1" office:value-type="percentage" office:value="0.00992295070120997" calcext:value-type="percentage">
            <text:p>0.99%</text:p>
          </table:table-cell>
          <table:table-cell table:style-name="ce29" table:formula="of:=[.Y79]+[.Z80]*60*24*7*52" office:value-type="float" office:value="14027009850.9559" calcext:value-type="float">
            <text:p><text:s/>14,027,009,851 </text:p>
          </table:table-cell>
          <table:table-cell table:style-name="ce77" table:formula="of:=AVERAGE([.Z79];[.Y$38]*(1-[.Y$39])^[.$B80])" office:value-type="float" office:value="322.118682465562" calcext:value-type="float">
            <text:p><text:s/>322.1 </text:p>
          </table:table-cell>
          <table:table-cell table:style-name="ce39" table:formula="of:=([.Y80]-[.Y79])/[.Y79]" office:value-type="percentage" office:value="0.0121835532020129" calcext:value-type="percentage">
            <text:p>1.22%</text:p>
          </table:table-cell>
          <table:table-cell table:style-name="ce39" table:formula="of:=([.Y80]-[.Y79])/([.Y79]*[.Y$40])" office:value-type="percentage" office:value="0.0243671064040258" calcext:value-type="percentage">
            <text:p>2.44%</text:p>
          </table:table-cell>
          <table:table-cell table:style-name="ce53" table:formula="of:=(1+[.AB80])/(1+[.AA80])-1" office:value-type="percentage" office:value="0.0120369009785533" calcext:value-type="percentage">
            <text:p>1.20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0]+1" office:value-type="float" office:value="35" calcext:value-type="float">
            <text:p>35</text:p>
          </table:table-cell>
          <table:table-cell table:style-name="ce18" table:formula="of:=[.C80]+60*24*7*52" office:value-type="float" office:value="19398961" calcext:value-type="float">
            <text:p>19398961</text:p>
          </table:table-cell>
          <table:table-cell table:style-name="ce29" table:formula="of:=[.D80]+[.E81]*60*24*7*52" office:value-type="float" office:value="20806472391.0461" calcext:value-type="float">
            <text:p><text:s/>20,806,472,391 </text:p>
          </table:table-cell>
          <table:table-cell table:style-name="ce35" table:formula="of:=AVERAGE(433880129.334725*EXP(-0.000000235788480377594 * [.C80]);433880129.334725*EXP(-0.000000235788480377594 * [.C81]))/100000" office:value-type="float" office:value="47.7035311592536" calcext:value-type="float">
            <text:p><text:s/>47.7 </text:p>
          </table:table-cell>
          <table:table-cell table:style-name="ce42" table:formula="of:=([.D81]-[.D80])/[.D80]" office:value-type="percentage" office:value="0.00120320098475731" calcext:value-type="percentage">
            <text:p>0.12%</text:p>
          </table:table-cell>
          <table:table-cell table:style-name="ce39" table:formula="of:=([.D81]-[.D80])/([.D80]*[.D$40])" office:value-type="percentage" office:value="0.00240640196951463" calcext:value-type="percentage">
            <text:p>0.24%</text:p>
          </table:table-cell>
          <table:table-cell table:style-name="ce53" table:formula="of:=(1+[.G81])/(1+[.F81])-1" office:value-type="percentage" office:value="0.00120175503191944" calcext:value-type="percentage">
            <text:p>0.12%</text:p>
          </table:table-cell>
          <table:table-cell table:style-name="ce29" table:formula="of:=[.I80]+[.J81]*60*24*7*52" office:value-type="float" office:value="11760768000" calcext:value-type="float">
            <text:p><text:s/>11,760,768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1]-[.I80])/[.I80]" office:value-type="percentage" office:value="0.012636883034439" calcext:value-type="percentage">
            <text:p>1.26%</text:p>
          </table:table-cell>
          <table:table-cell table:style-name="ce39" table:formula="of:=([.I81]-[.I80])/([.I80]*[.I$40])" office:value-type="percentage" office:value="0.025273766068878" calcext:value-type="percentage">
            <text:p>2.53%</text:p>
          </table:table-cell>
          <table:table-cell table:style-name="ce53" table:formula="of:=(1+[.L81])/(1+[.K81])-1" office:value-type="percentage" office:value="0.0124791850328143" calcext:value-type="percentage">
            <text:p>1.25%</text:p>
          </table:table-cell>
          <table:table-cell table:style-name="ce8" table:formula="of:=[.N80]+1" office:value-type="float" office:value="35" calcext:value-type="float">
            <text:p>35</text:p>
          </table:table-cell>
          <table:table-cell table:style-name="ce29" table:formula="of:=[.O80]+[.P81]*60*24*7*52" office:value-type="float" office:value="13055923935.3689" calcext:value-type="float">
            <text:p><text:s/>13,055,923,935 </text:p>
          </table:table-cell>
          <table:table-cell table:style-name="ce77" table:formula="of:=AVERAGE([.P80];[.O$38]*(1-[.O$39])^[.B81])" office:value-type="float" office:value="305.472991114191" calcext:value-type="float">
            <text:p><text:s/>305.5 </text:p>
          </table:table-cell>
          <table:table-cell table:style-name="ce39" table:formula="of:=([.O81]-[.O80])/[.O80]" office:value-type="percentage" office:value="0.0124161846083678" calcext:value-type="percentage">
            <text:p>1.24%</text:p>
          </table:table-cell>
          <table:table-cell table:style-name="ce39" table:formula="of:=([.O81]-[.O80])/([.O80]*[.O$40])" office:value-type="percentage" office:value="0.0248323692167357" calcext:value-type="percentage">
            <text:p>2.48%</text:p>
          </table:table-cell>
          <table:table-cell table:style-name="ce53" table:formula="of:=(1+[.R81])/(1+[.Q81])-1" office:value-type="percentage" office:value="0.0122639135931737" calcext:value-type="percentage">
            <text:p>1.23%</text:p>
          </table:table-cell>
          <table:table-cell table:style-name="ce29" table:formula="of:=[.T80]+[.U81]*60*24*7*52" office:value-type="float" office:value="16709622692.6344" calcext:value-type="float">
            <text:p><text:s/>16,709,622,693 </text:p>
          </table:table-cell>
          <table:table-cell table:style-name="ce77" table:formula="of:=AVERAGE([.U80];[.T$38]*(1-[.T$39])^[.$B81])" office:value-type="float" office:value="303.451592182096" calcext:value-type="float">
            <text:p><text:s/>303.5 </text:p>
          </table:table-cell>
          <table:table-cell table:style-name="ce39" table:formula="of:=([.T81]-[.T80])/[.T80]" office:value-type="percentage" office:value="0.00961037775414815" calcext:value-type="percentage">
            <text:p>0.96%</text:p>
          </table:table-cell>
          <table:table-cell table:style-name="ce39" table:formula="of:=([.T81]-[.T80])/([.T80]*[.T$40])" office:value-type="percentage" office:value="0.0192207555082963" calcext:value-type="percentage">
            <text:p>1.92%</text:p>
          </table:table-cell>
          <table:table-cell table:style-name="ce53" table:formula="of:=(1+[.W81])/(1+[.V81])-1" office:value-type="percentage" office:value="0.00951889755286217" calcext:value-type="percentage">
            <text:p>0.95%</text:p>
          </table:table-cell>
          <table:table-cell table:style-name="ce29" table:formula="of:=[.Y80]+[.Z81]*60*24*7*52" office:value-type="float" office:value="14193369606.1467" calcext:value-type="float">
            <text:p><text:s/>14,193,369,606 </text:p>
          </table:table-cell>
          <table:table-cell table:style-name="ce77" table:formula="of:=AVERAGE([.Z80];[.Y$38]*(1-[.Y$39])^[.$B81])" office:value-type="float" office:value="317.383537833543" calcext:value-type="float">
            <text:p><text:s/>317.4 </text:p>
          </table:table-cell>
          <table:table-cell table:style-name="ce39" table:formula="of:=([.Y81]-[.Y80])/[.Y80]" office:value-type="percentage" office:value="0.0118599585341771" calcext:value-type="percentage">
            <text:p>1.19%</text:p>
          </table:table-cell>
          <table:table-cell table:style-name="ce39" table:formula="of:=([.Y81]-[.Y80])/([.Y80]*[.Y$40])" office:value-type="percentage" office:value="0.0237199170683541" calcext:value-type="percentage">
            <text:p>2.37%</text:p>
          </table:table-cell>
          <table:table-cell table:style-name="ce53" table:formula="of:=(1+[.AB81])/(1+[.AA81])-1" office:value-type="percentage" office:value="0.0117209485701539" calcext:value-type="percentage">
            <text:p>1.1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1]+1" office:value-type="float" office:value="36" calcext:value-type="float">
            <text:p>36</text:p>
          </table:table-cell>
          <table:table-cell table:style-name="ce18" table:formula="of:=[.C81]+60*24*7*52" office:value-type="float" office:value="19923121" calcext:value-type="float">
            <text:p>19923121</text:p>
          </table:table-cell>
          <table:table-cell table:style-name="ce29" table:formula="of:=[.D81]+[.E82]*60*24*7*52" office:value-type="float" office:value="20828569708.8765" calcext:value-type="float">
            <text:p><text:s/>20,828,569,709 </text:p>
          </table:table-cell>
          <table:table-cell table:style-name="ce35" table:formula="of:=AVERAGE(433880129.334725*EXP(-0.000000235788480377594 * [.C81]);433880129.334725*EXP(-0.000000235788480377594 * [.C82]))/100000" office:value-type="float" office:value="42.1575813308874" calcext:value-type="float">
            <text:p><text:s/>42.2 </text:p>
          </table:table-cell>
          <table:table-cell table:style-name="ce42" table:formula="of:=([.D82]-[.D81])/[.D81]" office:value-type="percentage" office:value="0.00106204057156311" calcext:value-type="percentage">
            <text:p>0.11%</text:p>
          </table:table-cell>
          <table:table-cell table:style-name="ce39" table:formula="of:=([.D82]-[.D81])/([.D81]*[.D$40])" office:value-type="percentage" office:value="0.00212408114312621" calcext:value-type="percentage">
            <text:p>0.21%</text:p>
          </table:table-cell>
          <table:table-cell table:style-name="ce53" table:formula="of:=(1+[.G82])/(1+[.F82])-1" office:value-type="percentage" office:value="0.0010609138380242" calcext:value-type="percentage">
            <text:p>0.11%</text:p>
          </table:table-cell>
          <table:table-cell table:style-name="ce29" table:formula="of:=[.I81]+[.J82]*60*24*7*52" office:value-type="float" office:value="11907532800" calcext:value-type="float">
            <text:p><text:s/>11,907,532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2]-[.I81])/[.I81]" office:value-type="percentage" office:value="0.0124791850328142" calcext:value-type="percentage">
            <text:p>1.25%</text:p>
          </table:table-cell>
          <table:table-cell table:style-name="ce39" table:formula="of:=([.I82]-[.I81])/([.I81]*[.I$40])" office:value-type="percentage" office:value="0.0249583700656284" calcext:value-type="percentage">
            <text:p>2.50%</text:p>
          </table:table-cell>
          <table:table-cell table:style-name="ce53" table:formula="of:=(1+[.L82])/(1+[.K82])-1" office:value-type="percentage" office:value="0.0123253744050154" calcext:value-type="percentage">
            <text:p>1.23%</text:p>
          </table:table-cell>
          <table:table-cell table:style-name="ce8" table:formula="of:=[.N81]+1" office:value-type="float" office:value="36" calcext:value-type="float">
            <text:p>36</text:p>
          </table:table-cell>
          <table:table-cell table:style-name="ce29" table:formula="of:=[.O81]+[.P82]*60*24*7*52" office:value-type="float" office:value="13214775736.2794" calcext:value-type="float">
            <text:p><text:s/>13,214,775,736 </text:p>
          </table:table-cell>
          <table:table-cell table:style-name="ce77" table:formula="of:=AVERAGE([.P81];[.O$38]*(1-[.O$39])^[.B82])" office:value-type="float" office:value="303.059754484435" calcext:value-type="float">
            <text:p><text:s/>303.1 </text:p>
          </table:table-cell>
          <table:table-cell table:style-name="ce39" table:formula="of:=([.O82]-[.O81])/[.O81]" office:value-type="percentage" office:value="0.0121670286757897" calcext:value-type="percentage">
            <text:p>1.22%</text:p>
          </table:table-cell>
          <table:table-cell table:style-name="ce39" table:formula="of:=([.O82]-[.O81])/([.O81]*[.O$40])" office:value-type="percentage" office:value="0.0243340573515794" calcext:value-type="percentage">
            <text:p>2.43%</text:p>
          </table:table-cell>
          <table:table-cell table:style-name="ce53" table:formula="of:=(1+[.R82])/(1+[.Q82])-1" office:value-type="percentage" office:value="0.0120207716029908" calcext:value-type="percentage">
            <text:p>1.20%</text:p>
          </table:table-cell>
          <table:table-cell table:style-name="ce29" table:formula="of:=[.T81]+[.U82]*60*24*7*52" office:value-type="float" office:value="16863669577.8162" calcext:value-type="float">
            <text:p><text:s/>16,863,669,578 </text:p>
          </table:table-cell>
          <table:table-cell table:style-name="ce77" table:formula="of:=AVERAGE([.U81];[.T$38]*(1-[.T$39])^[.$B82])" office:value-type="float" office:value="293.892867028772" calcext:value-type="float">
            <text:p><text:s/>293.9 </text:p>
          </table:table-cell>
          <table:table-cell table:style-name="ce39" table:formula="of:=([.T82]-[.T81])/[.T81]" office:value-type="percentage" office:value="0.00921905227995992" calcext:value-type="percentage">
            <text:p>0.92%</text:p>
          </table:table-cell>
          <table:table-cell table:style-name="ce39" table:formula="of:=([.T82]-[.T81])/([.T81]*[.T$40])" office:value-type="percentage" office:value="0.0184381045599198" calcext:value-type="percentage">
            <text:p>1.84%</text:p>
          </table:table-cell>
          <table:table-cell table:style-name="ce53" table:formula="of:=(1+[.W82])/(1+[.V82])-1" office:value-type="percentage" office:value="0.00913483773332735" calcext:value-type="percentage">
            <text:p>0.91%</text:p>
          </table:table-cell>
          <table:table-cell table:style-name="ce29" table:formula="of:=[.Y81]+[.Z82]*60*24*7*52" office:value-type="float" office:value="14357283872.9363" calcext:value-type="float">
            <text:p><text:s/>14,357,283,873 </text:p>
          </table:table-cell>
          <table:table-cell table:style-name="ce77" table:formula="of:=AVERAGE([.Z81];[.Y$38]*(1-[.Y$39])^[.$B82])" office:value-type="float" office:value="312.717999827502" calcext:value-type="float">
            <text:p><text:s/>312.7 </text:p>
          </table:table-cell>
          <table:table-cell table:style-name="ce39" table:formula="of:=([.Y82]-[.Y81])/[.Y81]" office:value-type="percentage" office:value="0.0115486506261766" calcext:value-type="percentage">
            <text:p>1.15%</text:p>
          </table:table-cell>
          <table:table-cell table:style-name="ce39" table:formula="of:=([.Y82]-[.Y81])/([.Y81]*[.Y$40])" office:value-type="percentage" office:value="0.0230973012523533" calcext:value-type="percentage">
            <text:p>2.31%</text:p>
          </table:table-cell>
          <table:table-cell table:style-name="ce53" table:formula="of:=(1+[.AB82])/(1+[.AA82])-1" office:value-type="percentage" office:value="0.0114168019689687" calcext:value-type="percentage">
            <text:p>1.1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2]+1" office:value-type="float" office:value="37" calcext:value-type="float">
            <text:p>37</text:p>
          </table:table-cell>
          <table:table-cell table:style-name="ce18" table:formula="of:=[.C82]+60*24*7*52" office:value-type="float" office:value="20447281" calcext:value-type="float">
            <text:p>20447281</text:p>
          </table:table-cell>
          <table:table-cell table:style-name="ce29" table:formula="of:=[.D82]+[.E83]*60*24*7*52" office:value-type="float" office:value="20848098021.5819" calcext:value-type="float">
            <text:p><text:s/>20,848,098,022 </text:p>
          </table:table-cell>
          <table:table-cell table:style-name="ce35" table:formula="of:=AVERAGE(433880129.334725*EXP(-0.000000235788480377594 * [.C82]);433880129.334725*EXP(-0.000000235788480377594 * [.C83]))/100000" office:value-type="float" office:value="37.2563963396582" calcext:value-type="float">
            <text:p><text:s/>37.3 </text:p>
          </table:table-cell>
          <table:table-cell table:style-name="ce42" table:formula="of:=([.D83]-[.D82])/[.D82]" office:value-type="percentage" office:value="0.000937573389740361" calcext:value-type="percentage">
            <text:p>0.09%</text:p>
          </table:table-cell>
          <table:table-cell table:style-name="ce39" table:formula="of:=([.D83]-[.D82])/([.D82]*[.D$40])" office:value-type="percentage" office:value="0.00187514677948072" calcext:value-type="percentage">
            <text:p>0.19%</text:p>
          </table:table-cell>
          <table:table-cell table:style-name="ce53" table:formula="of:=(1+[.G83])/(1+[.F83])-1" office:value-type="percentage" office:value="0.000936695169275303" calcext:value-type="percentage">
            <text:p>0.09%</text:p>
          </table:table-cell>
          <table:table-cell table:style-name="ce29" table:formula="of:=[.I82]+[.J83]*60*24*7*52" office:value-type="float" office:value="12054297600" calcext:value-type="float">
            <text:p><text:s/>12,054,297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3]-[.I82])/[.I82]" office:value-type="percentage" office:value="0.0123253744050153" calcext:value-type="percentage">
            <text:p>1.23%</text:p>
          </table:table-cell>
          <table:table-cell table:style-name="ce39" table:formula="of:=([.I83]-[.I82])/([.I82]*[.I$40])" office:value-type="percentage" office:value="0.0246507488100306" calcext:value-type="percentage">
            <text:p>2.47%</text:p>
          </table:table-cell>
          <table:table-cell table:style-name="ce53" table:formula="of:=(1+[.L83])/(1+[.K83])-1" office:value-type="percentage" office:value="0.0121753091611077" calcext:value-type="percentage">
            <text:p>1.22%</text:p>
          </table:table-cell>
          <table:table-cell table:style-name="ce8" table:formula="of:=[.N82]+1" office:value-type="float" office:value="37" calcext:value-type="float">
            <text:p>37</text:p>
          </table:table-cell>
          <table:table-cell table:style-name="ce29" table:formula="of:=[.O82]+[.P83]*60*24*7*52" office:value-type="float" office:value="13372372607.9628" calcext:value-type="float">
            <text:p><text:s/>13,372,372,608 </text:p>
          </table:table-cell>
          <table:table-cell table:style-name="ce77" table:formula="of:=AVERAGE([.P82];[.O$38]*(1-[.O$39])^[.B83])" office:value-type="float" office:value="300.665582424031" calcext:value-type="float">
            <text:p><text:s/>300.7 </text:p>
          </table:table-cell>
          <table:table-cell table:style-name="ce39" table:formula="of:=([.O83]-[.O82])/[.O82]" office:value-type="percentage" office:value="0.0119258075073282" calcext:value-type="percentage">
            <text:p>1.19%</text:p>
          </table:table-cell>
          <table:table-cell table:style-name="ce39" table:formula="of:=([.O83]-[.O82])/([.O82]*[.O$40])" office:value-type="percentage" office:value="0.0238516150146564" calcext:value-type="percentage">
            <text:p>2.39%</text:p>
          </table:table-cell>
          <table:table-cell table:style-name="ce53" table:formula="of:=(1+[.R83])/(1+[.Q83])-1" office:value-type="percentage" office:value="0.0117852587796974" calcext:value-type="percentage">
            <text:p>1.18%</text:p>
          </table:table-cell>
          <table:table-cell table:style-name="ce29" table:formula="of:=[.T82]+[.U83]*60*24*7*52" office:value-type="float" office:value="17012863986.1149" calcext:value-type="float">
            <text:p><text:s/>17,012,863,986 </text:p>
          </table:table-cell>
          <table:table-cell table:style-name="ce77" table:formula="of:=AVERAGE([.U82];[.T$38]*(1-[.T$39])^[.$B83])" office:value-type="float" office:value="284.635241717572" calcext:value-type="float">
            <text:p><text:s/>284.6 </text:p>
          </table:table-cell>
          <table:table-cell table:style-name="ce39" table:formula="of:=([.T83]-[.T82])/[.T82]" office:value-type="percentage" office:value="0.00884709034473407" calcext:value-type="percentage">
            <text:p>0.88%</text:p>
          </table:table-cell>
          <table:table-cell table:style-name="ce39" table:formula="of:=([.T83]-[.T82])/([.T82]*[.T$40])" office:value-type="percentage" office:value="0.0176941806894681" calcext:value-type="percentage">
            <text:p>1.77%</text:p>
          </table:table-cell>
          <table:table-cell table:style-name="ce53" table:formula="of:=(1+[.W83])/(1+[.V83])-1" office:value-type="percentage" office:value="0.00876950573521618" calcext:value-type="percentage">
            <text:p>0.88%</text:p>
          </table:table-cell>
          <table:table-cell table:style-name="ce29" table:formula="of:=[.Y82]+[.Z83]*60*24*7*52" office:value-type="float" office:value="14518788600.0041" calcext:value-type="float">
            <text:p><text:s/>14,518,788,600 </text:p>
          </table:table-cell>
          <table:table-cell table:style-name="ce77" table:formula="of:=AVERAGE([.Z82];[.Y$38]*(1-[.Y$39])^[.$B83])" office:value-type="float" office:value="308.121045230094" calcext:value-type="float">
            <text:p><text:s/>308.1 </text:p>
          </table:table-cell>
          <table:table-cell table:style-name="ce39" table:formula="of:=([.Y83]-[.Y82])/[.Y82]" office:value-type="percentage" office:value="0.011248974980027" calcext:value-type="percentage">
            <text:p>1.12%</text:p>
          </table:table-cell>
          <table:table-cell table:style-name="ce39" table:formula="of:=([.Y83]-[.Y82])/([.Y82]*[.Y$40])" office:value-type="percentage" office:value="0.022497949960054" calcext:value-type="percentage">
            <text:p>2.25%</text:p>
          </table:table-cell>
          <table:table-cell table:style-name="ce53" table:formula="of:=(1+[.AB83])/(1+[.AA83])-1" office:value-type="percentage" office:value="0.0111238431467868" calcext:value-type="percentage">
            <text:p>1.1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3]+1" office:value-type="float" office:value="38" calcext:value-type="float">
            <text:p>38</text:p>
          </table:table-cell>
          <table:table-cell table:style-name="ce18" table:formula="of:=[.C83]+60*24*7*52" office:value-type="float" office:value="20971441" calcext:value-type="float">
            <text:p>20971441</text:p>
          </table:table-cell>
          <table:table-cell table:style-name="ce29" table:formula="of:=[.D83]+[.E84]*60*24*7*52" office:value-type="float" office:value="20865355998.3213" calcext:value-type="float">
            <text:p><text:s/>20,865,355,998 </text:p>
          </table:table-cell>
          <table:table-cell table:style-name="ce35" table:formula="of:=AVERAGE(433880129.334725*EXP(-0.000000235788480377594 * [.C83]);433880129.334725*EXP(-0.000000235788480377594 * [.C84]))/100000" office:value-type="float" office:value="32.9250166731156" calcext:value-type="float">
            <text:p><text:s/>32.9 </text:p>
          </table:table-cell>
          <table:table-cell table:style-name="ce42" table:formula="of:=([.D84]-[.D83])/[.D83]" office:value-type="percentage" office:value="0.000827796220140297" calcext:value-type="percentage">
            <text:p>0.08%</text:p>
          </table:table-cell>
          <table:table-cell table:style-name="ce39" table:formula="of:=([.D84]-[.D83])/([.D83]*[.D$40])" office:value-type="percentage" office:value="0.00165559244028059" calcext:value-type="percentage">
            <text:p>0.17%</text:p>
          </table:table-cell>
          <table:table-cell table:style-name="ce53" table:formula="of:=(1+[.G84])/(1+[.F84])-1" office:value-type="percentage" office:value="0.000827111540333547" calcext:value-type="percentage">
            <text:p>0.08%</text:p>
          </table:table-cell>
          <table:table-cell table:style-name="ce29" table:formula="of:=[.I83]+[.J84]*60*24*7*52" office:value-type="float" office:value="12201062400" calcext:value-type="float">
            <text:p><text:s/>12,201,062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4]-[.I83])/[.I83]" office:value-type="percentage" office:value="0.0121753091611078" calcext:value-type="percentage">
            <text:p>1.22%</text:p>
          </table:table-cell>
          <table:table-cell table:style-name="ce39" table:formula="of:=([.I84]-[.I83])/([.I83]*[.I$40])" office:value-type="percentage" office:value="0.0243506183222156" calcext:value-type="percentage">
            <text:p>2.44%</text:p>
          </table:table-cell>
          <table:table-cell table:style-name="ce53" table:formula="of:=(1+[.L84])/(1+[.K84])-1" office:value-type="percentage" office:value="0.0120288541430622" calcext:value-type="percentage">
            <text:p>1.20%</text:p>
          </table:table-cell>
          <table:table-cell table:style-name="ce8" table:formula="of:=[.N83]+1" office:value-type="float" office:value="38" calcext:value-type="float">
            <text:p>38</text:p>
          </table:table-cell>
          <table:table-cell table:style-name="ce29" table:formula="of:=[.O83]+[.P84]*60*24*7*52" office:value-type="float" office:value="13528724464.3599" calcext:value-type="float">
            <text:p><text:s/>13,528,724,464 </text:p>
          </table:table-cell>
          <table:table-cell table:style-name="ce77" table:formula="of:=AVERAGE([.P83];[.O$38]*(1-[.O$39])^[.B84])" office:value-type="float" office:value="298.290324322893" calcext:value-type="float">
            <text:p><text:s/>298.3 </text:p>
          </table:table-cell>
          <table:table-cell table:style-name="ce39" table:formula="of:=([.O84]-[.O83])/[.O83]" office:value-type="percentage" office:value="0.0116921552353383" calcext:value-type="percentage">
            <text:p>1.17%</text:p>
          </table:table-cell>
          <table:table-cell table:style-name="ce39" table:formula="of:=([.O84]-[.O83])/([.O83]*[.O$40])" office:value-type="percentage" office:value="0.0233843104706766" calcext:value-type="percentage">
            <text:p>2.34%</text:p>
          </table:table-cell>
          <table:table-cell table:style-name="ce53" table:formula="of:=(1+[.R84])/(1+[.Q84])-1" office:value-type="percentage" office:value="0.0115570286621609" calcext:value-type="percentage">
            <text:p>1.16%</text:p>
          </table:table-cell>
          <table:table-cell table:style-name="ce29" table:formula="of:=[.T83]+[.U84]*60*24*7*52" office:value-type="float" office:value="17157358770.5522" calcext:value-type="float">
            <text:p><text:s/>17,157,358,771 </text:p>
          </table:table-cell>
          <table:table-cell table:style-name="ce77" table:formula="of:=AVERAGE([.U83];[.T$38]*(1-[.T$39])^[.$B84])" office:value-type="float" office:value="275.669231603572" calcext:value-type="float">
            <text:p><text:s/>275.7 </text:p>
          </table:table-cell>
          <table:table-cell table:style-name="ce39" table:formula="of:=([.T84]-[.T83])/[.T83]" office:value-type="percentage" office:value="0.00849326630455981" calcext:value-type="percentage">
            <text:p>0.85%</text:p>
          </table:table-cell>
          <table:table-cell table:style-name="ce39" table:formula="of:=([.T84]-[.T83])/([.T83]*[.T$40])" office:value-type="percentage" office:value="0.0169865326091196" calcext:value-type="percentage">
            <text:p>1.70%</text:p>
          </table:table-cell>
          <table:table-cell table:style-name="ce53" table:formula="of:=(1+[.W84])/(1+[.V84])-1" office:value-type="percentage" office:value="0.0084217382389491" calcext:value-type="percentage">
            <text:p>0.84%</text:p>
          </table:table-cell>
          <table:table-cell table:style-name="ce29" table:formula="of:=[.Y83]+[.Z84]*60*24*7*52" office:value-type="float" office:value="14677919207.5841" calcext:value-type="float">
            <text:p><text:s/>14,677,919,208 </text:p>
          </table:table-cell>
          <table:table-cell table:style-name="ce77" table:formula="of:=AVERAGE([.Z83];[.Y$38]*(1-[.Y$39])^[.$B84])" office:value-type="float" office:value="303.59166586524" calcext:value-type="float">
            <text:p><text:s/>303.6 </text:p>
          </table:table-cell>
          <table:table-cell table:style-name="ce39" table:formula="of:=([.Y84]-[.Y83])/[.Y83]" office:value-type="percentage" office:value="0.0109603226525303" calcext:value-type="percentage">
            <text:p>1.10%</text:p>
          </table:table-cell>
          <table:table-cell table:style-name="ce39" table:formula="of:=([.Y84]-[.Y83])/([.Y83]*[.Y$40])" office:value-type="percentage" office:value="0.0219206453050605" calcext:value-type="percentage">
            <text:p>2.19%</text:p>
          </table:table-cell>
          <table:table-cell table:style-name="ce53" table:formula="of:=(1+[.AB84])/(1+[.AA84])-1" office:value-type="percentage" office:value="0.0108414963544494" calcext:value-type="percentage">
            <text:p>1.0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4]+1" office:value-type="float" office:value="39" calcext:value-type="float">
            <text:p>39</text:p>
          </table:table-cell>
          <table:table-cell table:style-name="ce18" table:formula="of:=[.C84]+60*24*7*52" office:value-type="float" office:value="21495601" calcext:value-type="float">
            <text:p>21495601</text:p>
          </table:table-cell>
          <table:table-cell table:style-name="ce29" table:formula="of:=[.D84]+[.E85]*60*24*7*52" office:value-type="float" office:value="20880607585.3698" calcext:value-type="float">
            <text:p><text:s/>20,880,607,585 </text:p>
          </table:table-cell>
          <table:table-cell table:style-name="ce35" table:formula="of:=AVERAGE(433880129.334725*EXP(-0.000000235788480377594 * [.C84]);433880129.334725*EXP(-0.000000235788480377594 * [.C85]))/100000" office:value-type="float" office:value="29.0971975131958" calcext:value-type="float">
            <text:p><text:s/>29.1 </text:p>
          </table:table-cell>
          <table:table-cell table:style-name="ce42" table:formula="of:=([.D85]-[.D84])/[.D84]" office:value-type="percentage" office:value="0.000730952639856343" calcext:value-type="percentage">
            <text:p>0.07%</text:p>
          </table:table-cell>
          <table:table-cell table:style-name="ce39" table:formula="of:=([.D85]-[.D84])/([.D84]*[.D$40])" office:value-type="percentage" office:value="0.00146190527971269" calcext:value-type="percentage">
            <text:p>0.15%</text:p>
          </table:table-cell>
          <table:table-cell table:style-name="ce53" table:formula="of:=(1+[.G85])/(1+[.F85])-1" office:value-type="percentage" office:value="0.000730418738351224" calcext:value-type="percentage">
            <text:p>0.07%</text:p>
          </table:table-cell>
          <table:table-cell table:style-name="ce29" table:formula="of:=[.I84]+[.J85]*60*24*7*52" office:value-type="float" office:value="12347827200" calcext:value-type="float">
            <text:p><text:s/>12,347,827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5]-[.I84])/[.I84]" office:value-type="percentage" office:value="0.0120288541430622" calcext:value-type="percentage">
            <text:p>1.20%</text:p>
          </table:table-cell>
          <table:table-cell table:style-name="ce39" table:formula="of:=([.I85]-[.I84])/([.I84]*[.I$40])" office:value-type="percentage" office:value="0.0240577082861243" calcext:value-type="percentage">
            <text:p>2.41%</text:p>
          </table:table-cell>
          <table:table-cell table:style-name="ce53" table:formula="of:=(1+[.L85])/(1+[.K85])-1" office:value-type="percentage" office:value="0.0118858806187376" calcext:value-type="percentage">
            <text:p>1.19%</text:p>
          </table:table-cell>
          <table:table-cell table:style-name="ce8" table:formula="of:=[.N84]+1" office:value-type="float" office:value="39" calcext:value-type="float">
            <text:p>39</text:p>
          </table:table-cell>
          <table:table-cell table:style-name="ce29" table:formula="of:=[.O84]+[.P85]*60*24*7*52" office:value-type="float" office:value="13683841141.0915" calcext:value-type="float">
            <text:p><text:s/>13,683,841,141 </text:p>
          </table:table-cell>
          <table:table-cell table:style-name="ce77" table:formula="of:=AVERAGE([.P84];[.O$38]*(1-[.O$39])^[.B85])" office:value-type="float" office:value="295.933830760748" calcext:value-type="float">
            <text:p><text:s/>295.9 </text:p>
          </table:table-cell>
          <table:table-cell table:style-name="ce39" table:formula="of:=([.O85]-[.O84])/[.O84]" office:value-type="percentage" office:value="0.0114657281357303" calcext:value-type="percentage">
            <text:p>1.15%</text:p>
          </table:table-cell>
          <table:table-cell table:style-name="ce39" table:formula="of:=([.O85]-[.O84])/([.O84]*[.O$40])" office:value-type="percentage" office:value="0.0229314562714606" calcext:value-type="percentage">
            <text:p>2.29%</text:p>
          </table:table-cell>
          <table:table-cell table:style-name="ce53" table:formula="of:=(1+[.R85])/(1+[.Q85])-1" office:value-type="percentage" office:value="0.0113357554455784" calcext:value-type="percentage">
            <text:p>1.13%</text:p>
          </table:table-cell>
          <table:table-cell table:style-name="ce29" table:formula="of:=[.T84]+[.U85]*60*24*7*52" office:value-type="float" office:value="17297301969.2798" calcext:value-type="float">
            <text:p><text:s/>17,297,301,969 </text:p>
          </table:table-cell>
          <table:table-cell table:style-name="ce77" table:formula="of:=AVERAGE([.U84];[.T$38]*(1-[.T$39])^[.$B85])" office:value-type="float" office:value="266.985650808111" calcext:value-type="float">
            <text:p><text:s/>267.0 </text:p>
          </table:table-cell>
          <table:table-cell table:style-name="ce39" table:formula="of:=([.T85]-[.T84])/[.T84]" office:value-type="percentage" office:value="0.00815645348442377" calcext:value-type="percentage">
            <text:p>0.82%</text:p>
          </table:table-cell>
          <table:table-cell table:style-name="ce39" table:formula="of:=([.T85]-[.T84])/([.T84]*[.T$40])" office:value-type="percentage" office:value="0.0163129069688475" calcext:value-type="percentage">
            <text:p>1.63%</text:p>
          </table:table-cell>
          <table:table-cell table:style-name="ce53" table:formula="of:=(1+[.W85])/(1+[.V85])-1" office:value-type="percentage" office:value="0.00809046399121183" calcext:value-type="percentage">
            <text:p>0.81%</text:p>
          </table:table-cell>
          <table:table-cell table:style-name="ce29" table:formula="of:=[.Y84]+[.Z85]*60*24*7*52" office:value-type="float" office:value="14834710595.2326" calcext:value-type="float">
            <text:p><text:s/>14,834,710,595 </text:p>
          </table:table-cell>
          <table:table-cell table:style-name="ce77" table:formula="of:=AVERAGE([.Z84];[.Y$38]*(1-[.Y$39])^[.$B85])" office:value-type="float" office:value="299.128868377035" calcext:value-type="float">
            <text:p><text:s/>299.1 </text:p>
          </table:table-cell>
          <table:table-cell table:style-name="ce39" table:formula="of:=([.Y85]-[.Y84])/[.Y84]" office:value-type="percentage" office:value="0.0106821263580394" calcext:value-type="percentage">
            <text:p>1.07%</text:p>
          </table:table-cell>
          <table:table-cell table:style-name="ce39" table:formula="of:=([.Y85]-[.Y84])/([.Y84]*[.Y$40])" office:value-type="percentage" office:value="0.0213642527160788" calcext:value-type="percentage">
            <text:p>2.14%</text:p>
          </table:table-cell>
          <table:table-cell table:style-name="ce53" table:formula="of:=(1+[.AB85])/(1+[.AA85])-1" office:value-type="percentage" office:value="0.0105692245657216" calcext:value-type="percentage">
            <text:p>1.0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5]+1" office:value-type="float" office:value="40" calcext:value-type="float">
            <text:p>40</text:p>
          </table:table-cell>
          <table:table-cell table:style-name="ce18" table:formula="of:=[.C85]+60*24*7*52" office:value-type="float" office:value="22019761" calcext:value-type="float">
            <text:p>22019761</text:p>
          </table:table-cell>
          <table:table-cell table:style-name="ce29" table:formula="of:=[.D85]+[.E86]*60*24*7*52" office:value-type="float" office:value="20894086042.9556" calcext:value-type="float">
            <text:p><text:s/>20,894,086,043 </text:p>
          </table:table-cell>
          <table:table-cell table:style-name="ce35" table:formula="of:=AVERAGE(433880129.334725*EXP(-0.000000235788480377594 * [.C85]);433880129.334725*EXP(-0.000000235788480377594 * [.C86]))/100000" office:value-type="float" office:value="25.7143955773072" calcext:value-type="float">
            <text:p><text:s/>25.7 </text:p>
          </table:table-cell>
          <table:table-cell table:style-name="ce42" table:formula="of:=([.D86]-[.D85])/[.D85]" office:value-type="percentage" office:value="0.000645501215934157" calcext:value-type="percentage">
            <text:p>0.06%</text:p>
          </table:table-cell>
          <table:table-cell table:style-name="ce39" table:formula="of:=([.D86]-[.D85])/([.D85]*[.D$40])" office:value-type="percentage" office:value="0.00129100243186831" calcext:value-type="percentage">
            <text:p>0.13%</text:p>
          </table:table-cell>
          <table:table-cell table:style-name="ce53" table:formula="of:=(1+[.G86])/(1+[.F86])-1" office:value-type="percentage" office:value="0.000645084812903152" calcext:value-type="percentage">
            <text:p>0.06%</text:p>
          </table:table-cell>
          <table:table-cell table:style-name="ce29" table:formula="of:=[.I85]+[.J86]*60*24*7*52" office:value-type="float" office:value="12494592000" calcext:value-type="float">
            <text:p><text:s/>12,494,592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6]-[.I85])/[.I85]" office:value-type="percentage" office:value="0.0118858806187375" calcext:value-type="percentage">
            <text:p>1.19%</text:p>
          </table:table-cell>
          <table:table-cell table:style-name="ce39" table:formula="of:=([.I86]-[.I85])/([.I85]*[.I$40])" office:value-type="percentage" office:value="0.023771761237475" calcext:value-type="percentage">
            <text:p>2.38%</text:p>
          </table:table-cell>
          <table:table-cell table:style-name="ce53" table:formula="of:=(1+[.L86])/(1+[.K86])-1" office:value-type="percentage" office:value="0.0117462659044811" calcext:value-type="percentage">
            <text:p>1.17%</text:p>
          </table:table-cell>
          <table:table-cell table:style-name="ce8" table:formula="of:=[.N85]+1" office:value-type="float" office:value="40" calcext:value-type="float">
            <text:p>40</text:p>
          </table:table-cell>
          <table:table-cell table:style-name="ce29" table:formula="of:=[.O85]+[.P86]*60*24*7*52" office:value-type="float" office:value="13837732396.0768" calcext:value-type="float">
            <text:p><text:s/>13,837,732,396 </text:p>
          </table:table-cell>
          <table:table-cell table:style-name="ce77" table:formula="of:=AVERAGE([.P85];[.O$38]*(1-[.O$39])^[.B86])" office:value-type="float" office:value="293.595953497741" calcext:value-type="float">
            <text:p><text:s/>293.6 </text:p>
          </table:table-cell>
          <table:table-cell table:style-name="ce39" table:formula="of:=([.O86]-[.O85])/[.O85]" office:value-type="percentage" office:value="0.0112462029775582" calcext:value-type="percentage">
            <text:p>1.12%</text:p>
          </table:table-cell>
          <table:table-cell table:style-name="ce39" table:formula="of:=([.O86]-[.O85])/([.O85]*[.O$40])" office:value-type="percentage" office:value="0.0224924059551164" calcext:value-type="percentage">
            <text:p>2.25%</text:p>
          </table:table-cell>
          <table:table-cell table:style-name="ce53" table:formula="of:=(1+[.R86])/(1+[.Q86])-1" office:value-type="percentage" office:value="0.011121132464522" calcext:value-type="percentage">
            <text:p>1.11%</text:p>
          </table:table-cell>
          <table:table-cell table:style-name="ce29" table:formula="of:=[.T85]+[.U86]*60*24*7*52" office:value-type="float" office:value="17432836957.2474" calcext:value-type="float">
            <text:p><text:s/>17,432,836,957 </text:p>
          </table:table-cell>
          <table:table-cell table:style-name="ce77" table:formula="of:=AVERAGE([.U85];[.T$38]*(1-[.T$39])^[.$B86])" office:value-type="float" office:value="258.575602807681" calcext:value-type="float">
            <text:p><text:s/>258.6 </text:p>
          </table:table-cell>
          <table:table-cell table:style-name="ce39" table:formula="of:=([.T86]-[.T85])/[.T85]" office:value-type="percentage" office:value="0.00783561437548967" calcext:value-type="percentage">
            <text:p>0.78%</text:p>
          </table:table-cell>
          <table:table-cell table:style-name="ce39" table:formula="of:=([.T86]-[.T85])/([.T85]*[.T$40])" office:value-type="percentage" office:value="0.0156712287509793" calcext:value-type="percentage">
            <text:p>1.57%</text:p>
          </table:table-cell>
          <table:table-cell table:style-name="ce53" table:formula="of:=(1+[.W86])/(1+[.V86])-1" office:value-type="percentage" office:value="0.00777469486464311" calcext:value-type="percentage">
            <text:p>0.78%</text:p>
          </table:table-cell>
          <table:table-cell table:style-name="ce29" table:formula="of:=[.Y85]+[.Z86]*60*24*7*52" office:value-type="float" office:value="14989197149.4826" calcext:value-type="float">
            <text:p><text:s/>14,989,197,149 </text:p>
          </table:table-cell>
          <table:table-cell table:style-name="ce77" table:formula="of:=AVERAGE([.Z85];[.Y$38]*(1-[.Y$39])^[.$B86])" office:value-type="float" office:value="294.731674011899" calcext:value-type="float">
            <text:p><text:s/>294.7 </text:p>
          </table:table-cell>
          <table:table-cell table:style-name="ce39" table:formula="of:=([.Y86]-[.Y85])/[.Y85]" office:value-type="percentage" office:value="0.0104138569646059" calcext:value-type="percentage">
            <text:p>1.04%</text:p>
          </table:table-cell>
          <table:table-cell table:style-name="ce39" table:formula="of:=([.Y86]-[.Y85])/([.Y85]*[.Y$40])" office:value-type="percentage" office:value="0.0208277139292119" calcext:value-type="percentage">
            <text:p>2.08%</text:p>
          </table:table-cell>
          <table:table-cell table:style-name="ce53" table:formula="of:=(1+[.AB86])/(1+[.AA86])-1" office:value-type="percentage" office:value="0.0103065262741846" calcext:value-type="percentage">
            <text:p>1.0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6]+1" office:value-type="float" office:value="41" calcext:value-type="float">
            <text:p>41</text:p>
          </table:table-cell>
          <table:table-cell table:style-name="ce18" table:formula="of:=[.C86]+60*24*7*52" office:value-type="float" office:value="22543921" calcext:value-type="float">
            <text:p>22543921</text:p>
          </table:table-cell>
          <table:table-cell table:style-name="ce29" table:formula="of:=[.D86]+[.E87]*60*24*7*52" office:value-type="float" office:value="20905997512.7793" calcext:value-type="float">
            <text:p><text:s/>20,905,997,513 </text:p>
          </table:table-cell>
          <table:table-cell table:style-name="ce35" table:formula="of:=AVERAGE(433880129.334725*EXP(-0.000000235788480377594 * [.C86]);433880129.334725*EXP(-0.000000235788480377594 * [.C87]))/100000" office:value-type="float" office:value="22.7248737479396" calcext:value-type="float">
            <text:p><text:s/>22.7 </text:p>
          </table:table-cell>
          <table:table-cell table:style-name="ce42" table:formula="of:=([.D87]-[.D86])/[.D86]" office:value-type="percentage" office:value="0.000570088100490759" calcext:value-type="percentage">
            <text:p>0.06%</text:p>
          </table:table-cell>
          <table:table-cell table:style-name="ce39" table:formula="of:=([.D87]-[.D86])/([.D86]*[.D$40])" office:value-type="percentage" office:value="0.00114017620098152" calcext:value-type="percentage">
            <text:p>0.11%</text:p>
          </table:table-cell>
          <table:table-cell table:style-name="ce53" table:formula="of:=(1+[.G87])/(1+[.F87])-1" office:value-type="percentage" office:value="0.000569763285221736" calcext:value-type="percentage">
            <text:p>0.06%</text:p>
          </table:table-cell>
          <table:table-cell table:style-name="ce29" table:formula="of:=[.I86]+[.J87]*60*24*7*52" office:value-type="float" office:value="12641356800" calcext:value-type="float">
            <text:p><text:s/>12,641,356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7]-[.I86])/[.I86]" office:value-type="percentage" office:value="0.0117462659044809" calcext:value-type="percentage">
            <text:p>1.17%</text:p>
          </table:table-cell>
          <table:table-cell table:style-name="ce39" table:formula="of:=([.I87]-[.I86])/([.I86]*[.I$40])" office:value-type="percentage" office:value="0.0234925318089618" calcext:value-type="percentage">
            <text:p>2.35%</text:p>
          </table:table-cell>
          <table:table-cell table:style-name="ce53" table:formula="of:=(1+[.L87])/(1+[.K87])-1" office:value-type="percentage" office:value="0.0116098930140156" calcext:value-type="percentage">
            <text:p>1.16%</text:p>
          </table:table-cell>
          <table:table-cell table:style-name="ce8" table:formula="of:=[.N86]+1" office:value-type="float" office:value="41" calcext:value-type="float">
            <text:p>41</text:p>
          </table:table-cell>
          <table:table-cell table:style-name="ce29" table:formula="of:=[.O86]+[.P87]*60*24*7*52" office:value-type="float" office:value="13990407910.1478" calcext:value-type="float">
            <text:p><text:s/>13,990,407,910 </text:p>
          </table:table-cell>
          <table:table-cell table:style-name="ce77" table:formula="of:=AVERAGE([.P86];[.O$38]*(1-[.O$39])^[.B87])" office:value-type="float" office:value="291.27654546511" calcext:value-type="float">
            <text:p><text:s/>291.3 </text:p>
          </table:table-cell>
          <table:table-cell table:style-name="ce39" table:formula="of:=([.O87]-[.O86])/[.O86]" office:value-type="percentage" office:value="0.0110332755180521" calcext:value-type="percentage">
            <text:p>1.10%</text:p>
          </table:table-cell>
          <table:table-cell table:style-name="ce39" table:formula="of:=([.O87]-[.O86])/([.O86]*[.O$40])" office:value-type="percentage" office:value="0.0220665510361043" calcext:value-type="percentage">
            <text:p>2.21%</text:p>
          </table:table-cell>
          <table:table-cell table:style-name="ce53" table:formula="of:=(1+[.R87])/(1+[.Q87])-1" office:value-type="percentage" office:value="0.0109128708077373" calcext:value-type="percentage">
            <text:p>1.09%</text:p>
          </table:table-cell>
          <table:table-cell table:style-name="ce29" table:formula="of:=[.T86]+[.U87]*60*24*7*52" office:value-type="float" office:value="17564102593.0941" calcext:value-type="float">
            <text:p><text:s/>17,564,102,593 </text:p>
          </table:table-cell>
          <table:table-cell table:style-name="ce77" table:formula="of:=AVERAGE([.U86];[.T$38]*(1-[.T$39])^[.$B87])" office:value-type="float" office:value="250.430471319252" calcext:value-type="float">
            <text:p><text:s/>250.4 </text:p>
          </table:table-cell>
          <table:table-cell table:style-name="ce39" table:formula="of:=([.T87]-[.T86])/[.T86]" office:value-type="percentage" office:value="0.00752979197640732" calcext:value-type="percentage">
            <text:p>0.75%</text:p>
          </table:table-cell>
          <table:table-cell table:style-name="ce39" table:formula="of:=([.T87]-[.T86])/([.T86]*[.T$40])" office:value-type="percentage" office:value="0.0150595839528146" calcext:value-type="percentage">
            <text:p>1.51%</text:p>
          </table:table-cell>
          <table:table-cell table:style-name="ce53" table:formula="of:=(1+[.W87])/(1+[.V87])-1" office:value-type="percentage" office:value="0.00747351794097995" calcext:value-type="percentage">
            <text:p>0.75%</text:p>
          </table:table-cell>
          <table:table-cell table:style-name="ce29" table:formula="of:=[.Y86]+[.Z87]*60*24*7*52" office:value-type="float" office:value="15141412751.3852" calcext:value-type="float">
            <text:p><text:s/>15,141,412,751 </text:p>
          </table:table-cell>
          <table:table-cell table:style-name="ce77" table:formula="of:=AVERAGE([.Z86];[.Y$38]*(1-[.Y$39])^[.$B87])" office:value-type="float" office:value="290.399118403928" calcext:value-type="float">
            <text:p><text:s/>290.4 </text:p>
          </table:table-cell>
          <table:table-cell table:style-name="ce39" table:formula="of:=([.Y87]-[.Y86])/[.Y86]" office:value-type="percentage" office:value="0.0101550203379543" calcext:value-type="percentage">
            <text:p>1.02%</text:p>
          </table:table-cell>
          <table:table-cell table:style-name="ce39" table:formula="of:=([.Y87]-[.Y86])/([.Y86]*[.Y$40])" office:value-type="percentage" office:value="0.0203100406759086" calcext:value-type="percentage">
            <text:p>2.03%</text:p>
          </table:table-cell>
          <table:table-cell table:style-name="ce53" table:formula="of:=(1+[.AB87])/(1+[.AA87])-1" office:value-type="percentage" office:value="0.0100529326029157" calcext:value-type="percentage">
            <text:p>1.0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7]+1" office:value-type="float" office:value="42" calcext:value-type="float">
            <text:p>42</text:p>
          </table:table-cell>
          <table:table-cell table:style-name="ce18" table:formula="of:=[.C87]+60*24*7*52" office:value-type="float" office:value="23068081" calcext:value-type="float">
            <text:p>23068081</text:p>
          </table:table-cell>
          <table:table-cell table:style-name="ce29" table:formula="of:=[.D87]+[.E88]*60*24*7*52" office:value-type="float" office:value="20916524170.7784" calcext:value-type="float">
            <text:p><text:s/>20,916,524,171 </text:p>
          </table:table-cell>
          <table:table-cell table:style-name="ce35" table:formula="of:=AVERAGE(433880129.334725*EXP(-0.000000235788480377594 * [.C87]);433880129.334725*EXP(-0.000000235788480377594 * [.C88]))/100000" office:value-type="float" office:value="20.0829097968583" calcext:value-type="float">
            <text:p><text:s/>20.1 </text:p>
          </table:table-cell>
          <table:table-cell table:style-name="ce42" table:formula="of:=([.D88]-[.D87])/[.D87]" office:value-type="percentage" office:value="0.000503523354610941" calcext:value-type="percentage">
            <text:p>0.05%</text:p>
          </table:table-cell>
          <table:table-cell table:style-name="ce39" table:formula="of:=([.D88]-[.D87])/([.D87]*[.D$40])" office:value-type="percentage" office:value="0.00100704670922188" calcext:value-type="percentage">
            <text:p>0.10%</text:p>
          </table:table-cell>
          <table:table-cell table:style-name="ce53" table:formula="of:=(1+[.G88])/(1+[.F88])-1" office:value-type="percentage" office:value="0.000503269946439122" calcext:value-type="percentage">
            <text:p>0.05%</text:p>
          </table:table-cell>
          <table:table-cell table:style-name="ce29" table:formula="of:=[.I87]+[.J88]*60*24*7*52" office:value-type="float" office:value="12788121600" calcext:value-type="float">
            <text:p><text:s/>12,788,121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8]-[.I87])/[.I87]" office:value-type="percentage" office:value="0.0116098930140157" calcext:value-type="percentage">
            <text:p>1.16%</text:p>
          </table:table-cell>
          <table:table-cell table:style-name="ce39" table:formula="of:=([.I88]-[.I87])/([.I87]*[.I$40])" office:value-type="percentage" office:value="0.0232197860280314" calcext:value-type="percentage">
            <text:p>2.32%</text:p>
          </table:table-cell>
          <table:table-cell table:style-name="ce53" table:formula="of:=(1+[.L88])/(1+[.K88])-1" office:value-type="percentage" office:value="0.0114766503315078" calcext:value-type="percentage">
            <text:p>1.15%</text:p>
          </table:table-cell>
          <table:table-cell table:style-name="ce8" table:formula="of:=[.N87]+1" office:value-type="float" office:value="42" calcext:value-type="float">
            <text:p>42</text:p>
          </table:table-cell>
          <table:table-cell table:style-name="ce29" table:formula="of:=[.O87]+[.P88]*60*24*7*52" office:value-type="float" office:value="14141877287.6577" calcext:value-type="float">
            <text:p><text:s/>14,141,877,288 </text:p>
          </table:table-cell>
          <table:table-cell table:style-name="ce77" table:formula="of:=AVERAGE([.P87];[.O$38]*(1-[.O$39])^[.B88])" office:value-type="float" office:value="288.975460755936" calcext:value-type="float">
            <text:p><text:s/>289.0 </text:p>
          </table:table-cell>
          <table:table-cell table:style-name="ce39" table:formula="of:=([.O88]-[.O87])/[.O87]" office:value-type="percentage" office:value="0.0108266591283565" calcext:value-type="percentage">
            <text:p>1.08%</text:p>
          </table:table-cell>
          <table:table-cell table:style-name="ce39" table:formula="of:=([.O88]-[.O87])/([.O87]*[.O$40])" office:value-type="percentage" office:value="0.0216533182567129" calcext:value-type="percentage">
            <text:p>2.17%</text:p>
          </table:table-cell>
          <table:table-cell table:style-name="ce53" table:formula="of:=(1+[.R88])/(1+[.Q88])-1" office:value-type="percentage" office:value="0.0107106980515257" calcext:value-type="percentage">
            <text:p>1.07%</text:p>
          </table:table-cell>
          <table:table-cell table:style-name="ce29" table:formula="of:=[.T87]+[.U88]*60*24*7*52" office:value-type="float" office:value="17691233361.4117" calcext:value-type="float">
            <text:p><text:s/>17,691,233,361 </text:p>
          </table:table-cell>
          <table:table-cell table:style-name="ce77" table:formula="of:=AVERAGE([.U87];[.T$38]*(1-[.T$39])^[.$B88])" office:value-type="float" office:value="242.541911472702" calcext:value-type="float">
            <text:p><text:s/>242.5 </text:p>
          </table:table-cell>
          <table:table-cell table:style-name="ce39" table:formula="of:=([.T88]-[.T87])/[.T87]" office:value-type="percentage" office:value="0.00723810212583915" calcext:value-type="percentage">
            <text:p>0.72%</text:p>
          </table:table-cell>
          <table:table-cell table:style-name="ce39" table:formula="of:=([.T88]-[.T87])/([.T87]*[.T$40])" office:value-type="percentage" office:value="0.0144762042516783" calcext:value-type="percentage">
            <text:p>1.45%</text:p>
          </table:table-cell>
          <table:table-cell table:style-name="ce53" table:formula="of:=(1+[.W88])/(1+[.V88])-1" office:value-type="percentage" office:value="0.00718608848351021" calcext:value-type="percentage">
            <text:p>0.72%</text:p>
          </table:table-cell>
          <table:table-cell table:style-name="ce29" table:formula="of:=[.Y87]+[.Z88]*60*24*7*52" office:value-type="float" office:value="15291390783.9399" calcext:value-type="float">
            <text:p><text:s/>15,291,390,784 </text:p>
          </table:table-cell>
          <table:table-cell table:style-name="ce77" table:formula="of:=AVERAGE([.Z87];[.Y$38]*(1-[.Y$39])^[.$B88])" office:value-type="float" office:value="286.130251363392" calcext:value-type="float">
            <text:p><text:s/>286.1 </text:p>
          </table:table-cell>
          <table:table-cell table:style-name="ce39" table:formula="of:=([.Y88]-[.Y87])/[.Y87]" office:value-type="percentage" office:value="0.00990515449365284" calcext:value-type="percentage">
            <text:p>0.99%</text:p>
          </table:table-cell>
          <table:table-cell table:style-name="ce39" table:formula="of:=([.Y88]-[.Y87])/([.Y87]*[.Y$40])" office:value-type="percentage" office:value="0.0198103089873057" calcext:value-type="percentage">
            <text:p>1.98%</text:p>
          </table:table-cell>
          <table:table-cell table:style-name="ce53" table:formula="of:=(1+[.AB88])/(1+[.AA88])-1" office:value-type="percentage" office:value="0.00980800469190513" calcext:value-type="percentage">
            <text:p>0.9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8]+1" office:value-type="float" office:value="43" calcext:value-type="float">
            <text:p>43</text:p>
          </table:table-cell>
          <table:table-cell table:style-name="ce18" table:formula="of:=[.C88]+60*24*7*52" office:value-type="float" office:value="23592241" calcext:value-type="float">
            <text:p>23592241</text:p>
          </table:table-cell>
          <table:table-cell table:style-name="ce29" table:formula="of:=[.D88]+[.E89]*60*24*7*52" office:value-type="float" office:value="20925827013.3554" calcext:value-type="float">
            <text:p><text:s/>20,925,827,013 </text:p>
          </table:table-cell>
          <table:table-cell table:style-name="ce35" table:formula="of:=AVERAGE(433880129.334725*EXP(-0.000000235788480377594 * [.C88]);433880129.334725*EXP(-0.000000235788480377594 * [.C89]))/100000" office:value-type="float" office:value="17.7480971019835" calcext:value-type="float">
            <text:p><text:s/>17.7 </text:p>
          </table:table-cell>
          <table:table-cell table:style-name="ce42" table:formula="of:=([.D89]-[.D88])/[.D88]" office:value-type="percentage" office:value="0.000444760443992572" calcext:value-type="percentage">
            <text:p>0.04%</text:p>
          </table:table-cell>
          <table:table-cell table:style-name="ce39" table:formula="of:=([.D89]-[.D88])/([.D88]*[.D$40])" office:value-type="percentage" office:value="0.000889520887985144" calcext:value-type="percentage">
            <text:p>0.09%</text:p>
          </table:table-cell>
          <table:table-cell table:style-name="ce53" table:formula="of:=(1+[.G89])/(1+[.F89])-1" office:value-type="percentage" office:value="0.000444562720079755" calcext:value-type="percentage">
            <text:p>0.04%</text:p>
          </table:table-cell>
          <table:table-cell table:style-name="ce29" table:formula="of:=[.I88]+[.J89]*60*24*7*52" office:value-type="float" office:value="12934886400" calcext:value-type="float">
            <text:p><text:s/>12,934,886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89]-[.I88])/[.I88]" office:value-type="percentage" office:value="0.0114766503315076" calcext:value-type="percentage">
            <text:p>1.15%</text:p>
          </table:table-cell>
          <table:table-cell table:style-name="ce39" table:formula="of:=([.I89]-[.I88])/([.I88]*[.I$40])" office:value-type="percentage" office:value="0.0229533006630153" calcext:value-type="percentage">
            <text:p>2.30%</text:p>
          </table:table-cell>
          <table:table-cell table:style-name="ce53" table:formula="of:=(1+[.L89])/(1+[.K89])-1" office:value-type="percentage" office:value="0.0113464313068883" calcext:value-type="percentage">
            <text:p>1.13%</text:p>
          </table:table-cell>
          <table:table-cell table:style-name="ce8" table:formula="of:=[.N88]+1" office:value-type="float" office:value="43" calcext:value-type="float">
            <text:p>43</text:p>
          </table:table-cell>
          <table:table-cell table:style-name="ce29" table:formula="of:=[.O88]+[.P89]*60*24*7*52" office:value-type="float" office:value="14292150057.0852" calcext:value-type="float">
            <text:p><text:s/>14,292,150,057 </text:p>
          </table:table-cell>
          <table:table-cell table:style-name="ce77" table:formula="of:=AVERAGE([.P88];[.O$38]*(1-[.O$39])^[.B89])" office:value-type="float" office:value="286.692554615965" calcext:value-type="float">
            <text:p><text:s/>286.7 </text:p>
          </table:table-cell>
          <table:table-cell table:style-name="ce39" table:formula="of:=([.O89]-[.O88])/[.O88]" office:value-type="percentage" office:value="0.0106260835369187" calcext:value-type="percentage">
            <text:p>1.06%</text:p>
          </table:table-cell>
          <table:table-cell table:style-name="ce39" table:formula="of:=([.O89]-[.O88])/([.O88]*[.O$40])" office:value-type="percentage" office:value="0.0212521670738374" calcext:value-type="percentage">
            <text:p>2.13%</text:p>
          </table:table-cell>
          <table:table-cell table:style-name="ce53" table:formula="of:=(1+[.R89])/(1+[.Q89])-1" office:value-type="percentage" office:value="0.0105143571000368" calcext:value-type="percentage">
            <text:p>1.05%</text:p>
          </table:table-cell>
          <table:table-cell table:style-name="ce29" table:formula="of:=[.T88]+[.U89]*60*24*7*52" office:value-type="float" office:value="17814359510.5272" calcext:value-type="float">
            <text:p><text:s/>17,814,359,511 </text:p>
          </table:table-cell>
          <table:table-cell table:style-name="ce77" table:formula="of:=AVERAGE([.U88];[.T$38]*(1-[.T$39])^[.$B89])" office:value-type="float" office:value="234.901841261315" calcext:value-type="float">
            <text:p><text:s/>234.9 </text:p>
          </table:table-cell>
          <table:table-cell table:style-name="ce39" table:formula="of:=([.T89]-[.T88])/[.T88]" office:value-type="percentage" office:value="0.00695972669627976" calcext:value-type="percentage">
            <text:p>0.70%</text:p>
          </table:table-cell>
          <table:table-cell table:style-name="ce39" table:formula="of:=([.T89]-[.T88])/([.T88]*[.T$40])" office:value-type="percentage" office:value="0.0139194533925595" calcext:value-type="percentage">
            <text:p>1.39%</text:p>
          </table:table-cell>
          <table:table-cell table:style-name="ce53" table:formula="of:=(1+[.W89])/(1+[.V89])-1" office:value-type="percentage" office:value="0.00691162368440867" calcext:value-type="percentage">
            <text:p>0.69%</text:p>
          </table:table-cell>
          <table:table-cell table:style-name="ce29" table:formula="of:=[.Y88]+[.Z89]*60*24*7*52" office:value-type="float" office:value="15439164139.416" calcext:value-type="float">
            <text:p><text:s/>15,439,164,139 </text:p>
          </table:table-cell>
          <table:table-cell table:style-name="ce77" table:formula="of:=AVERAGE([.Z88];[.Y$38]*(1-[.Y$39])^[.$B89])" office:value-type="float" office:value="281.924136668351" calcext:value-type="float">
            <text:p><text:s/>281.9 </text:p>
          </table:table-cell>
          <table:table-cell table:style-name="ce39" table:formula="of:=([.Y89]-[.Y88])/[.Y88]" office:value-type="percentage" office:value="0.00966382702293411" calcext:value-type="percentage">
            <text:p>0.97%</text:p>
          </table:table-cell>
          <table:table-cell table:style-name="ce39" table:formula="of:=([.Y89]-[.Y88])/([.Y88]*[.Y$40])" office:value-type="percentage" office:value="0.0193276540458682" calcext:value-type="percentage">
            <text:p>1.93%</text:p>
          </table:table-cell>
          <table:table-cell table:style-name="ce53" table:formula="of:=(1+[.AB89])/(1+[.AA89])-1" office:value-type="percentage" office:value="0.00957133133255717" calcext:value-type="percentage">
            <text:p>0.9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89]+1" office:value-type="float" office:value="44" calcext:value-type="float">
            <text:p>44</text:p>
          </table:table-cell>
          <table:table-cell table:style-name="ce18" table:formula="of:=[.C89]+60*24*7*52" office:value-type="float" office:value="24116401" calcext:value-type="float">
            <text:p>24116401</text:p>
          </table:table-cell>
          <table:table-cell table:style-name="ce29" table:formula="of:=[.D89]+[.E90]*60*24*7*52" office:value-type="float" office:value="20934048319.6826" calcext:value-type="float">
            <text:p><text:s/>20,934,048,320 </text:p>
          </table:table-cell>
          <table:table-cell table:style-name="ce35" table:formula="of:=AVERAGE(433880129.334725*EXP(-0.000000235788480377594 * [.C89]);433880129.334725*EXP(-0.000000235788480377594 * [.C90]))/100000" office:value-type="float" office:value="15.6847266620055" calcext:value-type="float">
            <text:p><text:s/>15.7 </text:p>
          </table:table-cell>
          <table:table-cell table:style-name="ce42" table:formula="of:=([.D90]-[.D89])/[.D89]" office:value-type="percentage" office:value="0.000392878442601529" calcext:value-type="percentage">
            <text:p>0.04%</text:p>
          </table:table-cell>
          <table:table-cell table:style-name="ce39" table:formula="of:=([.D90]-[.D89])/([.D89]*[.D$40])" office:value-type="percentage" office:value="0.000785756885203057" calcext:value-type="percentage">
            <text:p>0.08%</text:p>
          </table:table-cell>
          <table:table-cell table:style-name="ce53" table:formula="of:=(1+[.G90])/(1+[.F90])-1" office:value-type="percentage" office:value="0.000392724149749224" calcext:value-type="percentage">
            <text:p>0.04%</text:p>
          </table:table-cell>
          <table:table-cell table:style-name="ce29" table:formula="of:=[.I89]+[.J90]*60*24*7*52" office:value-type="float" office:value="13081651200" calcext:value-type="float">
            <text:p><text:s/>13,081,651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0]-[.I89])/[.I89]" office:value-type="percentage" office:value="0.011346431306888" calcext:value-type="percentage">
            <text:p>1.13%</text:p>
          </table:table-cell>
          <table:table-cell table:style-name="ce39" table:formula="of:=([.I90]-[.I89])/([.I89]*[.I$40])" office:value-type="percentage" office:value="0.022692862613776" calcext:value-type="percentage">
            <text:p>2.27%</text:p>
          </table:table-cell>
          <table:table-cell table:style-name="ce53" table:formula="of:=(1+[.L90])/(1+[.K90])-1" office:value-type="percentage" office:value="0.0112191341716863" calcext:value-type="percentage">
            <text:p>1.12%</text:p>
          </table:table-cell>
          <table:table-cell table:style-name="ce8" table:formula="of:=[.N89]+1" office:value-type="float" office:value="44" calcext:value-type="float">
            <text:p>44</text:p>
          </table:table-cell>
          <table:table-cell table:style-name="ce29" table:formula="of:=[.O89]+[.P90]*60*24*7*52" office:value-type="float" office:value="14441235671.6342" calcext:value-type="float">
            <text:p><text:s/>14,441,235,672 </text:p>
          </table:table-cell>
          <table:table-cell table:style-name="ce77" table:formula="of:=AVERAGE([.P89];[.O$38]*(1-[.O$39])^[.B90])" office:value-type="float" office:value="284.427683434499" calcext:value-type="float">
            <text:p><text:s/>284.4 </text:p>
          </table:table-cell>
          <table:table-cell table:style-name="ce39" table:formula="of:=([.O90]-[.O89])/[.O89]" office:value-type="percentage" office:value="0.0104312936789464" calcext:value-type="percentage">
            <text:p>1.04%</text:p>
          </table:table-cell>
          <table:table-cell table:style-name="ce39" table:formula="of:=([.O90]-[.O89])/([.O89]*[.O$40])" office:value-type="percentage" office:value="0.0208625873578929" calcext:value-type="percentage">
            <text:p>2.09%</text:p>
          </table:table-cell>
          <table:table-cell table:style-name="ce53" table:formula="of:=(1+[.R90])/(1+[.Q90])-1" office:value-type="percentage" office:value="0.0103236051220925" calcext:value-type="percentage">
            <text:p>1.03%</text:p>
          </table:table-cell>
          <table:table-cell table:style-name="ce29" table:formula="of:=[.T89]+[.U90]*60*24*7*52" office:value-type="float" office:value="17933607185.9456" calcext:value-type="float">
            <text:p><text:s/>17,933,607,186 </text:p>
          </table:table-cell>
          <table:table-cell table:style-name="ce77" table:formula="of:=AVERAGE([.U89];[.T$38]*(1-[.T$39])^[.$B90])" office:value-type="float" office:value="227.502433261585" calcext:value-type="float">
            <text:p><text:s/>227.5 </text:p>
          </table:table-cell>
          <table:table-cell table:style-name="ce39" table:formula="of:=([.T90]-[.T89])/[.T89]" office:value-type="percentage" office:value="0.00669390753834984" calcext:value-type="percentage">
            <text:p>0.67%</text:p>
          </table:table-cell>
          <table:table-cell table:style-name="ce39" table:formula="of:=([.T90]-[.T89])/([.T89]*[.T$40])" office:value-type="percentage" office:value="0.0133878150766997" calcext:value-type="percentage">
            <text:p>1.34%</text:p>
          </table:table-cell>
          <table:table-cell table:style-name="ce53" table:formula="of:=(1+[.W90])/(1+[.V90])-1" office:value-type="percentage" office:value="0.00664939708904999" calcext:value-type="percentage">
            <text:p>0.66%</text:p>
          </table:table-cell>
          <table:table-cell table:style-name="ce29" table:formula="of:=[.Y89]+[.Z90]*60*24*7*52" office:value-type="float" office:value="15584765226.5666" calcext:value-type="float">
            <text:p><text:s/>15,584,765,227 </text:p>
          </table:table-cell>
          <table:table-cell table:style-name="ce77" table:formula="of:=AVERAGE([.Z89];[.Y$38]*(1-[.Y$39])^[.$B90])" office:value-type="float" office:value="277.779851859327" calcext:value-type="float">
            <text:p><text:s/>277.8 </text:p>
          </table:table-cell>
          <table:table-cell table:style-name="ce39" table:formula="of:=([.Y90]-[.Y89])/[.Y89]" office:value-type="percentage" office:value="0.00943063276196849" calcext:value-type="percentage">
            <text:p>0.94%</text:p>
          </table:table-cell>
          <table:table-cell table:style-name="ce39" table:formula="of:=([.Y90]-[.Y89])/([.Y89]*[.Y$40])" office:value-type="percentage" office:value="0.018861265523937" calcext:value-type="percentage">
            <text:p>1.89%</text:p>
          </table:table-cell>
          <table:table-cell table:style-name="ce53" table:formula="of:=(1+[.AB90])/(1+[.AA90])-1" office:value-type="percentage" office:value="0.00934252682243741" calcext:value-type="percentage">
            <text:p>0.9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0]+1" office:value-type="float" office:value="45" calcext:value-type="float">
            <text:p>45</text:p>
          </table:table-cell>
          <table:table-cell table:style-name="ce18" table:formula="of:=[.C90]+60*24*7*52" office:value-type="float" office:value="24640561" calcext:value-type="float">
            <text:p>24640561</text:p>
          </table:table-cell>
          <table:table-cell table:style-name="ce29" table:formula="of:=[.D90]+[.E91]*60*24*7*52" office:value-type="float" office:value="20941313827.7427" calcext:value-type="float">
            <text:p><text:s/>20,941,313,828 </text:p>
          </table:table-cell>
          <table:table-cell table:style-name="ce35" table:formula="of:=AVERAGE(433880129.334725*EXP(-0.000000235788480377594 * [.C90]);433880129.334725*EXP(-0.000000235788480377594 * [.C91]))/100000" office:value-type="float" office:value="13.8612409571691" calcext:value-type="float">
            <text:p><text:s/>13.9 </text:p>
          </table:table-cell>
          <table:table-cell table:style-name="ce42" table:formula="of:=([.D91]-[.D90])/[.D90]" office:value-type="percentage" office:value="0.000347066556318064" calcext:value-type="percentage">
            <text:p>0.03%</text:p>
          </table:table-cell>
          <table:table-cell table:style-name="ce39" table:formula="of:=([.D91]-[.D90])/([.D90]*[.D$40])" office:value-type="percentage" office:value="0.000694133112636129" calcext:value-type="percentage">
            <text:p>0.07%</text:p>
          </table:table-cell>
          <table:table-cell table:style-name="ce53" table:formula="of:=(1+[.G91])/(1+[.F91])-1" office:value-type="percentage" office:value="0.000346946142915083" calcext:value-type="percentage">
            <text:p>0.03%</text:p>
          </table:table-cell>
          <table:table-cell table:style-name="ce29" table:formula="of:=[.I90]+[.J91]*60*24*7*52" office:value-type="float" office:value="13228416000" calcext:value-type="float">
            <text:p><text:s/>13,228,416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1]-[.I90])/[.I90]" office:value-type="percentage" office:value="0.0112191341716862" calcext:value-type="percentage">
            <text:p>1.12%</text:p>
          </table:table-cell>
          <table:table-cell table:style-name="ce39" table:formula="of:=([.I91]-[.I90])/([.I90]*[.I$40])" office:value-type="percentage" office:value="0.0224382683433724" calcext:value-type="percentage">
            <text:p>2.24%</text:p>
          </table:table-cell>
          <table:table-cell table:style-name="ce53" table:formula="of:=(1+[.L91])/(1+[.K91])-1" office:value-type="percentage" office:value="0.0110946616737786" calcext:value-type="percentage">
            <text:p>1.11%</text:p>
          </table:table-cell>
          <table:table-cell table:style-name="ce8" table:formula="of:=[.N90]+1" office:value-type="float" office:value="45" calcext:value-type="float">
            <text:p>45</text:p>
          </table:table-cell>
          <table:table-cell table:style-name="ce29" table:formula="of:=[.O90]+[.P91]*60*24*7*52" office:value-type="float" office:value="14589143509.8283" calcext:value-type="float">
            <text:p><text:s/>14,589,143,510 </text:p>
          </table:table-cell>
          <table:table-cell table:style-name="ce77" table:formula="of:=AVERAGE([.P90];[.O$38]*(1-[.O$39])^[.B91])" office:value-type="float" office:value="282.180704735366" calcext:value-type="float">
            <text:p><text:s/>282.2 </text:p>
          </table:table-cell>
          <table:table-cell table:style-name="ce39" table:formula="of:=([.O91]-[.O90])/[.O90]" office:value-type="percentage" office:value="0.0102420486416279" calcext:value-type="percentage">
            <text:p>1.02%</text:p>
          </table:table-cell>
          <table:table-cell table:style-name="ce39" table:formula="of:=([.O91]-[.O90])/([.O90]*[.O$40])" office:value-type="percentage" office:value="0.0204840972832559" calcext:value-type="percentage">
            <text:p>2.05%</text:p>
          </table:table-cell>
          <table:table-cell table:style-name="ce53" table:formula="of:=(1+[.R91])/(1+[.Q91])-1" office:value-type="percentage" office:value="0.0101382125752927" calcext:value-type="percentage">
            <text:p>1.01%</text:p>
          </table:table-cell>
          <table:table-cell table:style-name="ce29" table:formula="of:=[.T90]+[.U91]*60*24*7*52" office:value-type="float" office:value="18049098559.5883" calcext:value-type="float">
            <text:p><text:s/>18,049,098,560 </text:p>
          </table:table-cell>
          <table:table-cell table:style-name="ce77" table:formula="of:=AVERAGE([.U90];[.T$38]*(1-[.T$39])^[.$B91])" office:value-type="float" office:value="220.336106613846" calcext:value-type="float">
            <text:p><text:s/>220.3 </text:p>
          </table:table-cell>
          <table:table-cell table:style-name="ce39" table:formula="of:=([.T91]-[.T90])/[.T90]" office:value-type="percentage" office:value="0.00643994108074504" calcext:value-type="percentage">
            <text:p>0.64%</text:p>
          </table:table-cell>
          <table:table-cell table:style-name="ce39" table:formula="of:=([.T91]-[.T90])/([.T90]*[.T$40])" office:value-type="percentage" office:value="0.0128798821614901" calcext:value-type="percentage">
            <text:p>1.29%</text:p>
          </table:table-cell>
          <table:table-cell table:style-name="ce53" table:formula="of:=(1+[.W91])/(1+[.V91])-1" office:value-type="percentage" office:value="0.00639873361328425" calcext:value-type="percentage">
            <text:p>0.64%</text:p>
          </table:table-cell>
          <table:table-cell table:style-name="ce29" table:formula="of:=[.Y90]+[.Z91]*60*24*7*52" office:value-type="float" office:value="15728225977.736" calcext:value-type="float">
            <text:p><text:s/>15,728,225,978 </text:p>
          </table:table-cell>
          <table:table-cell table:style-name="ce77" table:formula="of:=AVERAGE([.Z90];[.Y$38]*(1-[.Y$39])^[.$B91])" office:value-type="float" office:value="273.696488036995" calcext:value-type="float">
            <text:p><text:s/>273.7 </text:p>
          </table:table-cell>
          <table:table-cell table:style-name="ce39" table:formula="of:=([.Y91]-[.Y90])/[.Y90]" office:value-type="percentage" office:value="0.00920519167814742" calcext:value-type="percentage">
            <text:p>0.92%</text:p>
          </table:table-cell>
          <table:table-cell table:style-name="ce39" table:formula="of:=([.Y91]-[.Y90])/([.Y90]*[.Y$40])" office:value-type="percentage" office:value="0.0184103833562948" calcext:value-type="percentage">
            <text:p>1.84%</text:p>
          </table:table-cell>
          <table:table-cell table:style-name="ce53" table:formula="of:=(1+[.AB91])/(1+[.AA91])-1" office:value-type="percentage" office:value="0.0091212290167082" calcext:value-type="percentage">
            <text:p>0.9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1]+1" office:value-type="float" office:value="46" calcext:value-type="float">
            <text:p>46</text:p>
          </table:table-cell>
          <table:table-cell table:style-name="ce18" table:formula="of:=[.C91]+60*24*7*52" office:value-type="float" office:value="25164721" calcext:value-type="float">
            <text:p>25164721</text:p>
          </table:table-cell>
          <table:table-cell table:style-name="ce29" table:formula="of:=[.D91]+[.E92]*60*24*7*52" office:value-type="float" office:value="20947734657.3859" calcext:value-type="float">
            <text:p><text:s/>20,947,734,657 </text:p>
          </table:table-cell>
          <table:table-cell table:style-name="ce35" table:formula="of:=AVERAGE(433880129.334725*EXP(-0.000000235788480377594 * [.C91]);433880129.334725*EXP(-0.000000235788480377594 * [.C92]))/100000" office:value-type="float" office:value="12.2497513034845" calcext:value-type="float">
            <text:p><text:s/>12.2 </text:p>
          </table:table-cell>
          <table:table-cell table:style-name="ce42" table:formula="of:=([.D92]-[.D91])/[.D91]" office:value-type="percentage" office:value="0.000306610640385326" calcext:value-type="percentage">
            <text:p>0.03%</text:p>
          </table:table-cell>
          <table:table-cell table:style-name="ce39" table:formula="of:=([.D92]-[.D91])/([.D91]*[.D$40])" office:value-type="percentage" office:value="0.000613221280770651" calcext:value-type="percentage">
            <text:p>0.06%</text:p>
          </table:table-cell>
          <table:table-cell table:style-name="ce53" table:formula="of:=(1+[.G92])/(1+[.F92])-1" office:value-type="percentage" office:value="0.000306516659116074" calcext:value-type="percentage">
            <text:p>0.03%</text:p>
          </table:table-cell>
          <table:table-cell table:style-name="ce29" table:formula="of:=[.I91]+[.J92]*60*24*7*52" office:value-type="float" office:value="13375180800" calcext:value-type="float">
            <text:p><text:s/>13,375,180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2]-[.I91])/[.I91]" office:value-type="percentage" office:value="0.0110946616737786" calcext:value-type="percentage">
            <text:p>1.11%</text:p>
          </table:table-cell>
          <table:table-cell table:style-name="ce39" table:formula="of:=([.I92]-[.I91])/([.I91]*[.I$40])" office:value-type="percentage" office:value="0.0221893233475573" calcext:value-type="percentage">
            <text:p>2.22%</text:p>
          </table:table-cell>
          <table:table-cell table:style-name="ce53" table:formula="of:=(1+[.L92])/(1+[.K92])-1" office:value-type="percentage" office:value="0.010972920829601" calcext:value-type="percentage">
            <text:p>1.10%</text:p>
          </table:table-cell>
          <table:table-cell table:style-name="ce8" table:formula="of:=[.N91]+1" office:value-type="float" office:value="46" calcext:value-type="float">
            <text:p>46</text:p>
          </table:table-cell>
          <table:table-cell table:style-name="ce29" table:formula="of:=[.O91]+[.P92]*60*24*7*52" office:value-type="float" office:value="14735882876.1006" calcext:value-type="float">
            <text:p><text:s/>14,735,882,876 </text:p>
          </table:table-cell>
          <table:table-cell table:style-name="ce77" table:formula="of:=AVERAGE([.P91];[.O$38]*(1-[.O$39])^[.B92])" office:value-type="float" office:value="279.951477167957" calcext:value-type="float">
            <text:p><text:s/>280.0 </text:p>
          </table:table-cell>
          <table:table-cell table:style-name="ce39" table:formula="of:=([.O92]-[.O91])/[.O91]" office:value-type="percentage" office:value="0.0100581206959478" calcext:value-type="percentage">
            <text:p>1.01%</text:p>
          </table:table-cell>
          <table:table-cell table:style-name="ce39" table:formula="of:=([.O92]-[.O91])/([.O91]*[.O$40])" office:value-type="percentage" office:value="0.0201162413918956" calcext:value-type="percentage">
            <text:p>2.01%</text:p>
          </table:table-cell>
          <table:table-cell table:style-name="ce53" table:formula="of:=(1+[.R92])/(1+[.Q92])-1" office:value-type="percentage" office:value="0.00995796230915658" calcext:value-type="percentage">
            <text:p>1.00%</text:p>
          </table:table-cell>
          <table:table-cell table:style-name="ce29" table:formula="of:=[.T91]+[.U92]*60*24*7*52" office:value-type="float" office:value="18160951954.9613" calcext:value-type="float">
            <text:p><text:s/>18,160,951,955 </text:p>
          </table:table-cell>
          <table:table-cell table:style-name="ce77" table:formula="of:=AVERAGE([.U91];[.T$38]*(1-[.T$39])^[.$B92])" office:value-type="float" office:value="213.39551925551" calcext:value-type="float">
            <text:p><text:s/>213.4 </text:p>
          </table:table-cell>
          <table:table-cell table:style-name="ce39" table:formula="of:=([.T92]-[.T91])/[.T91]" office:value-type="percentage" office:value="0.00619717350446548" calcext:value-type="percentage">
            <text:p>0.62%</text:p>
          </table:table-cell>
          <table:table-cell table:style-name="ce39" table:formula="of:=([.T92]-[.T91])/([.T91]*[.T$40])" office:value-type="percentage" office:value="0.012394347008931" calcext:value-type="percentage">
            <text:p>1.24%</text:p>
          </table:table-cell>
          <table:table-cell table:style-name="ce53" table:formula="of:=(1+[.W92])/(1+[.V92])-1" office:value-type="percentage" office:value="0.00615900508136136" calcext:value-type="percentage">
            <text:p>0.62%</text:p>
          </table:table-cell>
          <table:table-cell table:style-name="ce29" table:formula="of:=[.Y91]+[.Z92]*60*24*7*52" office:value-type="float" office:value="15869577855.8633" calcext:value-type="float">
            <text:p><text:s/>15,869,577,856 </text:p>
          </table:table-cell>
          <table:table-cell table:style-name="ce77" table:formula="of:=AVERAGE([.Z91];[.Y$38]*(1-[.Y$39])^[.$B92])" office:value-type="float" office:value="269.673149662851" calcext:value-type="float">
            <text:p><text:s/>269.7 </text:p>
          </table:table-cell>
          <table:table-cell table:style-name="ce39" table:formula="of:=([.Y92]-[.Y91])/[.Y91]" office:value-type="percentage" office:value="0.00898714695016265" calcext:value-type="percentage">
            <text:p>0.90%</text:p>
          </table:table-cell>
          <table:table-cell table:style-name="ce39" table:formula="of:=([.Y92]-[.Y91])/([.Y91]*[.Y$40])" office:value-type="percentage" office:value="0.0179742939003253" calcext:value-type="percentage">
            <text:p>1.80%</text:p>
          </table:table-cell>
          <table:table-cell table:style-name="ce53" table:formula="of:=(1+[.AB92])/(1+[.AA92])-1" office:value-type="percentage" office:value="0.00890709755553187" calcext:value-type="percentage">
            <text:p>0.8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2]+1" office:value-type="float" office:value="47" calcext:value-type="float">
            <text:p>47</text:p>
          </table:table-cell>
          <table:table-cell table:style-name="ce18" table:formula="of:=[.C92]+60*24*7*52" office:value-type="float" office:value="25688881" calcext:value-type="float">
            <text:p>25688881</text:p>
          </table:table-cell>
          <table:table-cell table:style-name="ce29" table:formula="of:=[.D92]+[.E93]*60*24*7*52" office:value-type="float" office:value="20953409009.8147" calcext:value-type="float">
            <text:p><text:s/>20,953,409,010 </text:p>
          </table:table-cell>
          <table:table-cell table:style-name="ce35" table:formula="of:=AVERAGE(433880129.334725*EXP(-0.000000235788480377594 * [.C92]);433880129.334725*EXP(-0.000000235788480377594 * [.C93]))/100000" office:value-type="float" office:value="10.8256113187046" calcext:value-type="float">
            <text:p><text:s/>10.8 </text:p>
          </table:table-cell>
          <table:table-cell table:style-name="ce42" table:formula="of:=([.D93]-[.D92])/[.D92]" office:value-type="percentage" office:value="0.000270881435230192" calcext:value-type="percentage">
            <text:p>0.03%</text:p>
          </table:table-cell>
          <table:table-cell table:style-name="ce39" table:formula="of:=([.D93]-[.D92])/([.D92]*[.D$40])" office:value-type="percentage" office:value="0.000541762870460385" calcext:value-type="percentage">
            <text:p>0.05%</text:p>
          </table:table-cell>
          <table:table-cell table:style-name="ce53" table:formula="of:=(1+[.G93])/(1+[.F93])-1" office:value-type="percentage" office:value="0.000270808078349338" calcext:value-type="percentage">
            <text:p>0.03%</text:p>
          </table:table-cell>
          <table:table-cell table:style-name="ce29" table:formula="of:=[.I92]+[.J93]*60*24*7*52" office:value-type="float" office:value="13521945600" calcext:value-type="float">
            <text:p><text:s/>13,521,945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3]-[.I92])/[.I92]" office:value-type="percentage" office:value="0.010972920829601" calcext:value-type="percentage">
            <text:p>1.10%</text:p>
          </table:table-cell>
          <table:table-cell table:style-name="ce39" table:formula="of:=([.I93]-[.I92])/([.I92]*[.I$40])" office:value-type="percentage" office:value="0.0219458416592021" calcext:value-type="percentage">
            <text:p>2.19%</text:p>
          </table:table-cell>
          <table:table-cell table:style-name="ce53" table:formula="of:=(1+[.L93])/(1+[.K93])-1" office:value-type="percentage" office:value="0.0108538226924977" calcext:value-type="percentage">
            <text:p>1.09%</text:p>
          </table:table-cell>
          <table:table-cell table:style-name="ce8" table:formula="of:=[.N92]+1" office:value-type="float" office:value="47" calcext:value-type="float">
            <text:p>47</text:p>
          </table:table-cell>
          <table:table-cell table:style-name="ce29" table:formula="of:=[.O92]+[.P93]*60*24*7*52" office:value-type="float" office:value="14881463001.3794" calcext:value-type="float">
            <text:p><text:s/>14,881,463,001 </text:p>
          </table:table-cell>
          <table:table-cell table:style-name="ce77" table:formula="of:=AVERAGE([.P92];[.O$38]*(1-[.O$39])^[.B93])" office:value-type="float" office:value="277.73986049833" calcext:value-type="float">
            <text:p><text:s/>277.7 </text:p>
          </table:table-cell>
          <table:table-cell table:style-name="ce39" table:formula="of:=([.O93]-[.O92])/[.O92]" office:value-type="percentage" office:value="0.00987929440691427" calcext:value-type="percentage">
            <text:p>0.99%</text:p>
          </table:table-cell>
          <table:table-cell table:style-name="ce39" table:formula="of:=([.O93]-[.O92])/([.O92]*[.O$40])" office:value-type="percentage" office:value="0.0197585888138285" calcext:value-type="percentage">
            <text:p>1.98%</text:p>
          </table:table-cell>
          <table:table-cell table:style-name="ce53" table:formula="of:=(1+[.R93])/(1+[.Q93])-1" office:value-type="percentage" office:value="0.00978264873993284" calcext:value-type="percentage">
            <text:p>0.98%</text:p>
          </table:table-cell>
          <table:table-cell table:style-name="ce29" table:formula="of:=[.T92]+[.U93]*60*24*7*52" office:value-type="float" office:value="18269281968.38" calcext:value-type="float">
            <text:p><text:s/>18,269,281,968 </text:p>
          </table:table-cell>
          <table:table-cell table:style-name="ce77" table:formula="of:=AVERAGE([.U92];[.T$38]*(1-[.T$39])^[.$B93])" office:value-type="float" office:value="206.673560398962" calcext:value-type="float">
            <text:p><text:s/>206.7 </text:p>
          </table:table-cell>
          <table:table-cell table:style-name="ce39" table:formula="of:=([.T93]-[.T92])/[.T92]" office:value-type="percentage" office:value="0.00596499642129862" calcext:value-type="percentage">
            <text:p>0.60%</text:p>
          </table:table-cell>
          <table:table-cell table:style-name="ce39" table:formula="of:=([.T93]-[.T92])/([.T92]*[.T$40])" office:value-type="percentage" office:value="0.0119299928425972" calcext:value-type="percentage">
            <text:p>1.19%</text:p>
          </table:table-cell>
          <table:table-cell table:style-name="ce53" table:formula="of:=(1+[.W93])/(1+[.V93])-1" office:value-type="percentage" office:value="0.00592962622210425" calcext:value-type="percentage">
            <text:p>0.59%</text:p>
          </table:table-cell>
          <table:table-cell table:style-name="ce29" table:formula="of:=[.Y92]+[.Z93]*60*24*7*52" office:value-type="float" office:value="16008851861.3821" calcext:value-type="float">
            <text:p><text:s/>16,008,851,861 </text:p>
          </table:table-cell>
          <table:table-cell table:style-name="ce77" table:formula="of:=AVERAGE([.Z92];[.Y$38]*(1-[.Y$39])^[.$B93])" office:value-type="float" office:value="265.708954362807" calcext:value-type="float">
            <text:p><text:s/>265.7 </text:p>
          </table:table-cell>
          <table:table-cell table:style-name="ce39" table:formula="of:=([.Y93]-[.Y92])/[.Y92]" office:value-type="percentage" office:value="0.00877616322146534" calcext:value-type="percentage">
            <text:p>0.88%</text:p>
          </table:table-cell>
          <table:table-cell table:style-name="ce39" table:formula="of:=([.Y93]-[.Y92])/([.Y92]*[.Y$40])" office:value-type="percentage" office:value="0.0175523264429307" calcext:value-type="percentage">
            <text:p>1.76%</text:p>
          </table:table-cell>
          <table:table-cell table:style-name="ce53" table:formula="of:=(1+[.AB93])/(1+[.AA93])-1" office:value-type="percentage" office:value="0.0086998122491706" calcext:value-type="percentage">
            <text:p>0.8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3]+1" office:value-type="float" office:value="48" calcext:value-type="float">
            <text:p>48</text:p>
          </table:table-cell>
          <table:table-cell table:style-name="ce18" table:formula="of:=[.C93]+60*24*7*52" office:value-type="float" office:value="26213041" calcext:value-type="float">
            <text:p>26213041</text:p>
          </table:table-cell>
          <table:table-cell table:style-name="ce29" table:formula="of:=[.D93]+[.E94]*60*24*7*52" office:value-type="float" office:value="20958423669.4888" calcext:value-type="float">
            <text:p><text:s/>20,958,423,669 </text:p>
          </table:table-cell>
          <table:table-cell table:style-name="ce35" table:formula="of:=AVERAGE(433880129.334725*EXP(-0.000000235788480377594 * [.C93]);433880129.334725*EXP(-0.000000235788480377594 * [.C94]))/100000" office:value-type="float" office:value="9.56703997658534" calcext:value-type="float">
            <text:p><text:s/>9.6 </text:p>
          </table:table-cell>
          <table:table-cell table:style-name="ce42" table:formula="of:=([.D94]-[.D93])/[.D93]" office:value-type="percentage" office:value="0.000239324287125631" calcext:value-type="percentage">
            <text:p>0.02%</text:p>
          </table:table-cell>
          <table:table-cell table:style-name="ce39" table:formula="of:=([.D94]-[.D93])/([.D93]*[.D$40])" office:value-type="percentage" office:value="0.000478648574251261" calcext:value-type="percentage">
            <text:p>0.05%</text:p>
          </table:table-cell>
          <table:table-cell table:style-name="ce53" table:formula="of:=(1+[.G94])/(1+[.F94])-1" office:value-type="percentage" office:value="0.000239267024715328" calcext:value-type="percentage">
            <text:p>0.02%</text:p>
          </table:table-cell>
          <table:table-cell table:style-name="ce29" table:formula="of:=[.I93]+[.J94]*60*24*7*52" office:value-type="float" office:value="13668710400" calcext:value-type="float">
            <text:p><text:s/>13,668,710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4]-[.I93])/[.I93]" office:value-type="percentage" office:value="0.0108538226924977" calcext:value-type="percentage">
            <text:p>1.09%</text:p>
          </table:table-cell>
          <table:table-cell table:style-name="ce39" table:formula="of:=([.I94]-[.I93])/([.I93]*[.I$40])" office:value-type="percentage" office:value="0.0217076453849955" calcext:value-type="percentage">
            <text:p>2.17%</text:p>
          </table:table-cell>
          <table:table-cell table:style-name="ce53" table:formula="of:=(1+[.L94])/(1+[.K94])-1" office:value-type="percentage" office:value="0.0107372821359946" calcext:value-type="percentage">
            <text:p>1.07%</text:p>
          </table:table-cell>
          <table:table-cell table:style-name="ce8" table:formula="of:=[.N93]+1" office:value-type="float" office:value="48" calcext:value-type="float">
            <text:p>48</text:p>
          </table:table-cell>
          <table:table-cell table:style-name="ce29" table:formula="of:=[.O93]+[.P94]*60*24*7*52" office:value-type="float" office:value="15025893043.6685" calcext:value-type="float">
            <text:p><text:s/>15,025,893,044 </text:p>
          </table:table-cell>
          <table:table-cell table:style-name="ce77" table:formula="of:=AVERAGE([.P93];[.O$38]*(1-[.O$39])^[.B94])" office:value-type="float" office:value="275.545715600393" calcext:value-type="float">
            <text:p><text:s/>275.5 </text:p>
          </table:table-cell>
          <table:table-cell table:style-name="ce39" table:formula="of:=([.O94]-[.O93])/[.O93]" office:value-type="percentage" office:value="0.00970536581488759" calcext:value-type="percentage">
            <text:p>0.97%</text:p>
          </table:table-cell>
          <table:table-cell table:style-name="ce39" table:formula="of:=([.O94]-[.O93])/([.O93]*[.O$40])" office:value-type="percentage" office:value="0.0194107316297752" calcext:value-type="percentage">
            <text:p>1.94%</text:p>
          </table:table-cell>
          <table:table-cell table:style-name="ce53" table:formula="of:=(1+[.R94])/(1+[.Q94])-1" office:value-type="percentage" office:value="0.00961207709048351" calcext:value-type="percentage">
            <text:p>0.96%</text:p>
          </table:table-cell>
          <table:table-cell table:style-name="ce29" table:formula="of:=[.T93]+[.U94]*60*24*7*52" office:value-type="float" office:value="18374199586.376" calcext:value-type="float">
            <text:p><text:s/>18,374,199,586 </text:p>
          </table:table-cell>
          <table:table-cell table:style-name="ce77" table:formula="of:=AVERAGE([.U93];[.T$38]*(1-[.T$39])^[.$B94])" office:value-type="float" office:value="200.163343246395" calcext:value-type="float">
            <text:p><text:s/>200.2 </text:p>
          </table:table-cell>
          <table:table-cell table:style-name="ce39" table:formula="of:=([.T94]-[.T93])/[.T93]" office:value-type="percentage" office:value="0.00574284299610776" calcext:value-type="percentage">
            <text:p>0.57%</text:p>
          </table:table-cell>
          <table:table-cell table:style-name="ce39" table:formula="of:=([.T94]-[.T93])/([.T93]*[.T$40])" office:value-type="percentage" office:value="0.0114856859922155" calcext:value-type="percentage">
            <text:p>1.15%</text:p>
          </table:table-cell>
          <table:table-cell table:style-name="ce53" table:formula="of:=(1+[.W94])/(1+[.V94])-1" office:value-type="percentage" office:value="0.00571005106931688" calcext:value-type="percentage">
            <text:p>0.57%</text:p>
          </table:table-cell>
          <table:table-cell table:style-name="ce29" table:formula="of:=[.Y93]+[.Z94]*60*24*7*52" office:value-type="float" office:value="16146078539.0198" calcext:value-type="float">
            <text:p><text:s/>16,146,078,539 </text:p>
          </table:table-cell>
          <table:table-cell table:style-name="ce77" table:formula="of:=AVERAGE([.Z93];[.Y$38]*(1-[.Y$39])^[.$B94])" office:value-type="float" office:value="261.803032733674" calcext:value-type="float">
            <text:p><text:s/>261.8 </text:p>
          </table:table-cell>
          <table:table-cell table:style-name="ce39" table:formula="of:=([.Y94]-[.Y93])/[.Y93]" office:value-type="percentage" office:value="0.00857192500910772" calcext:value-type="percentage">
            <text:p>0.86%</text:p>
          </table:table-cell>
          <table:table-cell table:style-name="ce39" table:formula="of:=([.Y94]-[.Y93])/([.Y93]*[.Y$40])" office:value-type="percentage" office:value="0.0171438500182154" calcext:value-type="percentage">
            <text:p>1.71%</text:p>
          </table:table-cell>
          <table:table-cell table:style-name="ce53" table:formula="of:=(1+[.AB94])/(1+[.AA94])-1" office:value-type="percentage" office:value="0.00849907160466556" calcext:value-type="percentage">
            <text:p>0.8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4]+1" office:value-type="float" office:value="49" calcext:value-type="float">
            <text:p>49</text:p>
          </table:table-cell>
          <table:table-cell table:style-name="ce18" table:formula="of:=[.C94]+60*24*7*52" office:value-type="float" office:value="26737201" calcext:value-type="float">
            <text:p>26737201</text:p>
          </table:table-cell>
          <table:table-cell table:style-name="ce29" table:formula="of:=[.D94]+[.E95]*60*24*7*52" office:value-type="float" office:value="20962855331.4208" calcext:value-type="float">
            <text:p><text:s/>20,962,855,331 </text:p>
          </table:table-cell>
          <table:table-cell table:style-name="ce35" table:formula="of:=AVERAGE(433880129.334725*EXP(-0.000000235788480377594 * [.C94]);433880129.334725*EXP(-0.000000235788480377594 * [.C95]))/100000" office:value-type="float" office:value="8.45478848436381" calcext:value-type="float">
            <text:p><text:s/>8.5 </text:p>
          </table:table-cell>
          <table:table-cell table:style-name="ce42" table:formula="of:=([.D95]-[.D94])/[.D94]" office:value-type="percentage" office:value="0.000211450154928229" calcext:value-type="percentage">
            <text:p>0.02%</text:p>
          </table:table-cell>
          <table:table-cell table:style-name="ce39" table:formula="of:=([.D95]-[.D94])/([.D94]*[.D$40])" office:value-type="percentage" office:value="0.000422900309856458" calcext:value-type="percentage">
            <text:p>0.04%</text:p>
          </table:table-cell>
          <table:table-cell table:style-name="ce53" table:formula="of:=(1+[.G95])/(1+[.F95])-1" office:value-type="percentage" office:value="0.000211405453212299" calcext:value-type="percentage">
            <text:p>0.02%</text:p>
          </table:table-cell>
          <table:table-cell table:style-name="ce29" table:formula="of:=[.I94]+[.J95]*60*24*7*52" office:value-type="float" office:value="13815475200" calcext:value-type="float">
            <text:p><text:s/>13,815,475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5]-[.I94])/[.I94]" office:value-type="percentage" office:value="0.0107372821359943" calcext:value-type="percentage">
            <text:p>1.07%</text:p>
          </table:table-cell>
          <table:table-cell table:style-name="ce39" table:formula="of:=([.I95]-[.I94])/([.I94]*[.I$40])" office:value-type="percentage" office:value="0.0214745642719887" calcext:value-type="percentage">
            <text:p>2.15%</text:p>
          </table:table-cell>
          <table:table-cell table:style-name="ce53" table:formula="of:=(1+[.L95])/(1+[.K95])-1" office:value-type="percentage" office:value="0.0106232176508847" calcext:value-type="percentage">
            <text:p>1.06%</text:p>
          </table:table-cell>
          <table:table-cell table:style-name="ce8" table:formula="of:=[.N94]+1" office:value-type="float" office:value="49" calcext:value-type="float">
            <text:p>49</text:p>
          </table:table-cell>
          <table:table-cell table:style-name="ce29" table:formula="of:=[.O94]+[.P95]*60*24*7*52" office:value-type="float" office:value="15169182088.6236" calcext:value-type="float">
            <text:p><text:s/>15,169,182,089 </text:p>
          </table:table-cell>
          <table:table-cell table:style-name="ce77" table:formula="of:=AVERAGE([.P94];[.O$38]*(1-[.O$39])^[.B95])" office:value-type="float" office:value="273.36890444715" calcext:value-type="float">
            <text:p><text:s/>273.4 </text:p>
          </table:table-cell>
          <table:table-cell table:style-name="ce39" table:formula="of:=([.O95]-[.O94])/[.O94]" office:value-type="percentage" office:value="0.00953614168146875" calcext:value-type="percentage">
            <text:p>0.95%</text:p>
          </table:table-cell>
          <table:table-cell table:style-name="ce39" table:formula="of:=([.O95]-[.O94])/([.O94]*[.O$40])" office:value-type="percentage" office:value="0.0190722833629375" calcext:value-type="percentage">
            <text:p>1.91%</text:p>
          </table:table-cell>
          <table:table-cell table:style-name="ce53" table:formula="of:=(1+[.R95])/(1+[.Q95])-1" office:value-type="percentage" office:value="0.00944606268933135" calcext:value-type="percentage">
            <text:p>0.94%</text:p>
          </table:table-cell>
          <table:table-cell table:style-name="ce29" table:formula="of:=[.T94]+[.U95]*60*24*7*52" office:value-type="float" office:value="18475812299.4052" calcext:value-type="float">
            <text:p><text:s/>18,475,812,299 </text:p>
          </table:table-cell>
          <table:table-cell table:style-name="ce77" table:formula="of:=AVERAGE([.U94];[.T$38]*(1-[.T$39])^[.$B95])" office:value-type="float" office:value="193.858197934134" calcext:value-type="float">
            <text:p><text:s/>193.9 </text:p>
          </table:table-cell>
          <table:table-cell table:style-name="ce39" table:formula="of:=([.T95]-[.T94])/[.T94]" office:value-type="percentage" office:value="0.00553018446063353" calcext:value-type="percentage">
            <text:p>0.55%</text:p>
          </table:table-cell>
          <table:table-cell table:style-name="ce39" table:formula="of:=([.T95]-[.T94])/([.T94]*[.T$40])" office:value-type="percentage" office:value="0.0110603689212671" calcext:value-type="percentage">
            <text:p>1.11%</text:p>
          </table:table-cell>
          <table:table-cell table:style-name="ce53" table:formula="of:=(1+[.W95])/(1+[.V95])-1" office:value-type="percentage" office:value="0.00549976971959332" calcext:value-type="percentage">
            <text:p>0.55%</text:p>
          </table:table-cell>
          <table:table-cell table:style-name="ce29" table:formula="of:=[.Y94]+[.Z95]*60*24*7*52" office:value-type="float" office:value="16281287984.4962" calcext:value-type="float">
            <text:p><text:s/>16,281,287,984 </text:p>
          </table:table-cell>
          <table:table-cell table:style-name="ce77" table:formula="of:=AVERAGE([.Z94];[.Y$38]*(1-[.Y$39])^[.$B95])" office:value-type="float" office:value="257.954528152489" calcext:value-type="float">
            <text:p><text:s/>258.0 </text:p>
          </table:table-cell>
          <table:table-cell table:style-name="ce39" table:formula="of:=([.Y95]-[.Y94])/[.Y94]" office:value-type="percentage" office:value="0.00837413525207691" calcext:value-type="percentage">
            <text:p>0.84%</text:p>
          </table:table-cell>
          <table:table-cell table:style-name="ce39" table:formula="of:=([.Y95]-[.Y94])/([.Y94]*[.Y$40])" office:value-type="percentage" office:value="0.0167482705041538" calcext:value-type="percentage">
            <text:p>1.67%</text:p>
          </table:table-cell>
          <table:table-cell table:style-name="ce53" table:formula="of:=(1+[.AB95])/(1+[.AA95])-1" office:value-type="percentage" office:value="0.00830459147981166" calcext:value-type="percentage">
            <text:p>0.8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5]+1" office:value-type="float" office:value="50" calcext:value-type="float">
            <text:p>50</text:p>
          </table:table-cell>
          <table:table-cell table:style-name="ce18" table:formula="of:=[.C95]+60*24*7*52" office:value-type="float" office:value="27261361" calcext:value-type="float">
            <text:p>27261361</text:p>
          </table:table-cell>
          <table:table-cell table:style-name="ce29" table:formula="of:=[.D95]+[.E96]*60*24*7*52" office:value-type="float" office:value="20966771774.1618" calcext:value-type="float">
            <text:p><text:s/>20,966,771,774 </text:p>
          </table:table-cell>
          <table:table-cell table:style-name="ce35" table:formula="of:=AVERAGE(433880129.334725*EXP(-0.000000235788480377594 * [.C95]);433880129.334725*EXP(-0.000000235788480377594 * [.C96]))/100000" office:value-type="float" office:value="7.47184588862194" calcext:value-type="float">
            <text:p><text:s/>7.5 </text:p>
          </table:table-cell>
          <table:table-cell table:style-name="ce42" table:formula="of:=([.D96]-[.D95])/[.D95]" office:value-type="percentage" office:value="0.00018682773310504" calcext:value-type="percentage">
            <text:p>0.02%</text:p>
          </table:table-cell>
          <table:table-cell table:style-name="ce39" table:formula="of:=([.D96]-[.D95])/([.D95]*[.D$40])" office:value-type="percentage" office:value="0.000373655466210079" calcext:value-type="percentage">
            <text:p>0.04%</text:p>
          </table:table-cell>
          <table:table-cell table:style-name="ce53" table:formula="of:=(1+[.G96])/(1+[.F96])-1" office:value-type="percentage" office:value="0.000186792835023208" calcext:value-type="percentage">
            <text:p>0.02%</text:p>
          </table:table-cell>
          <table:table-cell table:style-name="ce29" table:formula="of:=[.I95]+[.J96]*60*24*7*52" office:value-type="float" office:value="13962240000" calcext:value-type="float">
            <text:p><text:s/>13,962,240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6]-[.I95])/[.I95]" office:value-type="percentage" office:value="0.0106232176508847" calcext:value-type="percentage">
            <text:p>1.06%</text:p>
          </table:table-cell>
          <table:table-cell table:style-name="ce39" table:formula="of:=([.I96]-[.I95])/([.I95]*[.I$40])" office:value-type="percentage" office:value="0.0212464353017694" calcext:value-type="percentage">
            <text:p>2.12%</text:p>
          </table:table-cell>
          <table:table-cell table:style-name="ce53" table:formula="of:=(1+[.L96])/(1+[.K96])-1" office:value-type="percentage" office:value="0.0105115511551155" calcext:value-type="percentage">
            <text:p>1.05%</text:p>
          </table:table-cell>
          <table:table-cell table:style-name="ce8" table:formula="of:=[.N95]+1" office:value-type="float" office:value="50" calcext:value-type="float">
            <text:p>50</text:p>
          </table:table-cell>
          <table:table-cell table:style-name="ce29" table:formula="of:=[.O95]+[.P96]*60*24*7*52" office:value-type="float" office:value="15311339150.1234" calcext:value-type="float">
            <text:p><text:s/>15,311,339,150 </text:p>
          </table:table-cell>
          <table:table-cell table:style-name="ce77" table:formula="of:=AVERAGE([.P95];[.O$38]*(1-[.O$39])^[.B96])" office:value-type="float" office:value="271.209290102018" calcext:value-type="float">
            <text:p><text:s/>271.2 </text:p>
          </table:table-cell>
          <table:table-cell table:style-name="ce39" table:formula="of:=([.O96]-[.O95])/[.O95]" office:value-type="percentage" office:value="0.00937143879408552" calcext:value-type="percentage">
            <text:p>0.94%</text:p>
          </table:table-cell>
          <table:table-cell table:style-name="ce39" table:formula="of:=([.O96]-[.O95])/([.O95]*[.O$40])" office:value-type="percentage" office:value="0.018742877588171" calcext:value-type="percentage">
            <text:p>1.87%</text:p>
          </table:table-cell>
          <table:table-cell table:style-name="ce53" table:formula="of:=(1+[.R96])/(1+[.Q96])-1" office:value-type="percentage" office:value="0.00928443032357018" calcext:value-type="percentage">
            <text:p>0.93%</text:p>
          </table:table-cell>
          <table:table-cell table:style-name="ce29" table:formula="of:=[.T95]+[.U96]*60*24*7*52" office:value-type="float" office:value="18574224211.9739" calcext:value-type="float">
            <text:p><text:s/>18,574,224,212 </text:p>
          </table:table-cell>
          <table:table-cell table:style-name="ce77" table:formula="of:=AVERAGE([.U95];[.T$38]*(1-[.T$39])^[.$B96])" office:value-type="float" office:value="187.751664699208" calcext:value-type="float">
            <text:p><text:s/>187.8 </text:p>
          </table:table-cell>
          <table:table-cell table:style-name="ce39" table:formula="of:=([.T96]-[.T95])/[.T95]" office:value-type="percentage" office:value="0.00532652697342597" calcext:value-type="percentage">
            <text:p>0.53%</text:p>
          </table:table-cell>
          <table:table-cell table:style-name="ce39" table:formula="of:=([.T96]-[.T95])/([.T95]*[.T$40])" office:value-type="percentage" office:value="0.0106530539468519" calcext:value-type="percentage">
            <text:p>1.07%</text:p>
          </table:table-cell>
          <table:table-cell table:style-name="ce53" table:formula="of:=(1+[.W96])/(1+[.V96])-1" office:value-type="percentage" office:value="0.00529830540676346" calcext:value-type="percentage">
            <text:p>0.53%</text:p>
          </table:table-cell>
          <table:table-cell table:style-name="ce29" table:formula="of:=[.Y95]+[.Z96]*60*24*7*52" office:value-type="float" office:value="16414509851.1241" calcext:value-type="float">
            <text:p><text:s/>16,414,509,851 </text:p>
          </table:table-cell>
          <table:table-cell table:style-name="ce77" table:formula="of:=AVERAGE([.Z95];[.Y$38]*(1-[.Y$39])^[.$B96])" office:value-type="float" office:value="254.162596588647" calcext:value-type="float">
            <text:p><text:s/>254.2 </text:p>
          </table:table-cell>
          <table:table-cell table:style-name="ce39" table:formula="of:=([.Y96]-[.Y95])/[.Y95]" office:value-type="percentage" office:value="0.00818251398505849" calcext:value-type="percentage">
            <text:p>0.82%</text:p>
          </table:table-cell>
          <table:table-cell table:style-name="ce39" table:formula="of:=([.Y96]-[.Y95])/([.Y95]*[.Y$40])" office:value-type="percentage" office:value="0.016365027970117" calcext:value-type="percentage">
            <text:p>1.64%</text:p>
          </table:table-cell>
          <table:table-cell table:style-name="ce53" table:formula="of:=(1+[.AB96])/(1+[.AA96])-1" office:value-type="percentage" office:value="0.00811610385178718" calcext:value-type="percentage">
            <text:p>0.8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6]+1" office:value-type="float" office:value="51" calcext:value-type="float">
            <text:p>51</text:p>
          </table:table-cell>
          <table:table-cell table:style-name="ce18" table:formula="of:=[.C96]+60*24*7*52" office:value-type="float" office:value="27785521" calcext:value-type="float">
            <text:p>27785521</text:p>
          </table:table-cell>
          <table:table-cell table:style-name="ce29" table:formula="of:=[.D96]+[.E97]*60*24*7*52" office:value-type="float" office:value="20970232896.4177" calcext:value-type="float">
            <text:p><text:s/>20,970,232,896 </text:p>
          </table:table-cell>
          <table:table-cell table:style-name="ce35" table:formula="of:=AVERAGE(433880129.334725*EXP(-0.000000235788480377594 * [.C96]);433880129.334725*EXP(-0.000000235788480377594 * [.C97]))/100000" office:value-type="float" office:value="6.60317890702589" calcext:value-type="float">
            <text:p><text:s/>6.6 </text:p>
          </table:table-cell>
          <table:table-cell table:style-name="ce42" table:formula="of:=([.D97]-[.D96])/[.D96]" office:value-type="percentage" office:value="0.000165076545554354" calcext:value-type="percentage">
            <text:p>0.02%</text:p>
          </table:table-cell>
          <table:table-cell table:style-name="ce39" table:formula="of:=([.D97]-[.D96])/([.D96]*[.D$40])" office:value-type="percentage" office:value="0.000330153091108707" calcext:value-type="percentage">
            <text:p>0.03%</text:p>
          </table:table-cell>
          <table:table-cell table:style-name="ce53" table:formula="of:=(1+[.G97])/(1+[.F97])-1" office:value-type="percentage" office:value="0.000165049299786002" calcext:value-type="percentage">
            <text:p>0.02%</text:p>
          </table:table-cell>
          <table:table-cell table:style-name="ce29" table:formula="of:=[.I96]+[.J97]*60*24*7*52" office:value-type="float" office:value="14109004800" calcext:value-type="float">
            <text:p><text:s/>14,109,004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7]-[.I96])/[.I96]" office:value-type="percentage" office:value="0.0105115511551155" calcext:value-type="percentage">
            <text:p>1.05%</text:p>
          </table:table-cell>
          <table:table-cell table:style-name="ce39" table:formula="of:=([.I97]-[.I96])/([.I96]*[.I$40])" office:value-type="percentage" office:value="0.021023102310231" calcext:value-type="percentage">
            <text:p>2.10%</text:p>
          </table:table-cell>
          <table:table-cell table:style-name="ce53" table:formula="of:=(1+[.L97])/(1+[.K97])-1" office:value-type="percentage" office:value="0.0104022078155364" calcext:value-type="percentage">
            <text:p>1.04%</text:p>
          </table:table-cell>
          <table:table-cell table:style-name="ce8" table:formula="of:=[.N96]+1" office:value-type="float" office:value="51" calcext:value-type="float">
            <text:p>51</text:p>
          </table:table-cell>
          <table:table-cell table:style-name="ce29" table:formula="of:=[.O96]+[.P97]*60*24*7*52" office:value-type="float" office:value="15452373170.8375" calcext:value-type="float">
            <text:p><text:s/>15,452,373,171 </text:p>
          </table:table-cell>
          <table:table-cell table:style-name="ce77" table:formula="of:=AVERAGE([.P96];[.O$38]*(1-[.O$39])^[.B97])" office:value-type="float" office:value="269.066736710212" calcext:value-type="float">
            <text:p><text:s/>269.1 </text:p>
          </table:table-cell>
          <table:table-cell table:style-name="ce39" table:formula="of:=([.O97]-[.O96])/[.O96]" office:value-type="percentage" office:value="0.00921108332401405" calcext:value-type="percentage">
            <text:p>0.92%</text:p>
          </table:table-cell>
          <table:table-cell table:style-name="ce39" table:formula="of:=([.O97]-[.O96])/([.O96]*[.O$40])" office:value-type="percentage" office:value="0.0184221666480281" calcext:value-type="percentage">
            <text:p>1.84%</text:p>
          </table:table-cell>
          <table:table-cell table:style-name="ce53" table:formula="of:=(1+[.R97])/(1+[.Q97])-1" office:value-type="percentage" office:value="0.00912701364086876" calcext:value-type="percentage">
            <text:p>0.91%</text:p>
          </table:table-cell>
          <table:table-cell table:style-name="ce29" table:formula="of:=[.T96]+[.U97]*60*24*7*52" office:value-type="float" office:value="18669536149.2967" calcext:value-type="float">
            <text:p><text:s/>18,669,536,149 </text:p>
          </table:table-cell>
          <table:table-cell table:style-name="ce77" table:formula="of:=AVERAGE([.U96];[.T$38]*(1-[.T$39])^[.$B97])" office:value-type="float" office:value="181.837487261183" calcext:value-type="float">
            <text:p><text:s/>181.8 </text:p>
          </table:table-cell>
          <table:table-cell table:style-name="ce39" table:formula="of:=([.T97]-[.T96])/[.T96]" office:value-type="percentage" office:value="0.00513140878645039" calcext:value-type="percentage">
            <text:p>0.51%</text:p>
          </table:table-cell>
          <table:table-cell table:style-name="ce39" table:formula="of:=([.T97]-[.T96])/([.T96]*[.T$40])" office:value-type="percentage" office:value="0.0102628175729008" calcext:value-type="percentage">
            <text:p>1.03%</text:p>
          </table:table-cell>
          <table:table-cell table:style-name="ce53" table:formula="of:=(1+[.W97])/(1+[.V97])-1" office:value-type="percentage" office:value="0.00510521185746815" calcext:value-type="percentage">
            <text:p>0.51%</text:p>
          </table:table-cell>
          <table:table-cell table:style-name="ce29" table:formula="of:=[.Y96]+[.Z97]*60*24*7*52" office:value-type="float" office:value="16545773356.3126" calcext:value-type="float">
            <text:p><text:s/>16,545,773,356 </text:p>
          </table:table-cell>
          <table:table-cell table:style-name="ce77" table:formula="of:=AVERAGE([.Z96];[.Y$38]*(1-[.Y$39])^[.$B97])" office:value-type="float" office:value="250.426406418794" calcext:value-type="float">
            <text:p><text:s/>250.4 </text:p>
          </table:table-cell>
          <table:table-cell table:style-name="ce39" table:formula="of:=([.Y97]-[.Y96])/[.Y96]" office:value-type="percentage" office:value="0.00799679712516578" calcext:value-type="percentage">
            <text:p>0.80%</text:p>
          </table:table-cell>
          <table:table-cell table:style-name="ce39" table:formula="of:=([.Y97]-[.Y96])/([.Y96]*[.Y$40])" office:value-type="percentage" office:value="0.0159935942503316" calcext:value-type="percentage">
            <text:p>1.60%</text:p>
          </table:table-cell>
          <table:table-cell table:style-name="ce53" table:formula="of:=(1+[.AB97])/(1+[.AA97])-1" office:value-type="percentage" office:value="0.0079333556891974" calcext:value-type="percentage">
            <text:p>0.7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7]+1" office:value-type="float" office:value="52" calcext:value-type="float">
            <text:p>52</text:p>
          </table:table-cell>
          <table:table-cell table:style-name="ce18" table:formula="of:=[.C97]+60*24*7*52" office:value-type="float" office:value="28309681" calcext:value-type="float">
            <text:p>28309681</text:p>
          </table:table-cell>
          <table:table-cell table:style-name="ce29" table:formula="of:=[.D97]+[.E98]*60*24*7*52" office:value-type="float" office:value="20973291633.1496" calcext:value-type="float">
            <text:p><text:s/>20,973,291,633 </text:p>
          </table:table-cell>
          <table:table-cell table:style-name="ce35" table:formula="of:=AVERAGE(433880129.334725*EXP(-0.000000235788480377594 * [.C97]);433880129.334725*EXP(-0.000000235788480377594 * [.C98]))/100000" office:value-type="float" office:value="5.83550200688539" calcext:value-type="float">
            <text:p><text:s/>5.8 </text:p>
          </table:table-cell>
          <table:table-cell table:style-name="ce42" table:formula="of:=([.D98]-[.D97])/[.D97]" office:value-type="percentage" office:value="0.000145860885143164" calcext:value-type="percentage">
            <text:p>0.01%</text:p>
          </table:table-cell>
          <table:table-cell table:style-name="ce39" table:formula="of:=([.D98]-[.D97])/([.D97]*[.D$40])" office:value-type="percentage" office:value="0.000291721770286328" calcext:value-type="percentage">
            <text:p>0.03%</text:p>
          </table:table-cell>
          <table:table-cell table:style-name="ce53" table:formula="of:=(1+[.G98])/(1+[.F98])-1" office:value-type="percentage" office:value="0.000145839612847976" calcext:value-type="percentage">
            <text:p>0.01%</text:p>
          </table:table-cell>
          <table:table-cell table:style-name="ce29" table:formula="of:=[.I97]+[.J98]*60*24*7*52" office:value-type="float" office:value="14255769600" calcext:value-type="float">
            <text:p><text:s/>14,255,769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8]-[.I97])/[.I97]" office:value-type="percentage" office:value="0.0104022078155364" calcext:value-type="percentage">
            <text:p>1.04%</text:p>
          </table:table-cell>
          <table:table-cell table:style-name="ce39" table:formula="of:=([.I98]-[.I97])/([.I97]*[.I$40])" office:value-type="percentage" office:value="0.0208044156310727" calcext:value-type="percentage">
            <text:p>2.08%</text:p>
          </table:table-cell>
          <table:table-cell table:style-name="ce53" table:formula="of:=(1+[.L98])/(1+[.K98])-1" office:value-type="percentage" office:value="0.0102951158806608" calcext:value-type="percentage">
            <text:p>1.03%</text:p>
          </table:table-cell>
          <table:table-cell table:style-name="ce8" table:formula="of:=[.N97]+1" office:value-type="float" office:value="52" calcext:value-type="float">
            <text:p>52</text:p>
          </table:table-cell>
          <table:table-cell table:style-name="ce29" table:formula="of:=[.O97]+[.P98]*60*24*7*52" office:value-type="float" office:value="15592293022.7878" calcext:value-type="float">
            <text:p><text:s/>15,592,293,023 </text:p>
          </table:table-cell>
          <table:table-cell table:style-name="ce77" table:formula="of:=AVERAGE([.P97];[.O$38]*(1-[.O$39])^[.B98])" office:value-type="float" office:value="266.941109490201" calcext:value-type="float">
            <text:p><text:s/>266.9 </text:p>
          </table:table-cell>
          <table:table-cell table:style-name="ce39" table:formula="of:=([.O98]-[.O97])/[.O97]" office:value-type="percentage" office:value="0.0090549102331057" calcext:value-type="percentage">
            <text:p>0.91%</text:p>
          </table:table-cell>
          <table:table-cell table:style-name="ce39" table:formula="of:=([.O98]-[.O97])/([.O97]*[.O$40])" office:value-type="percentage" office:value="0.0181098204662114" calcext:value-type="percentage">
            <text:p>1.81%</text:p>
          </table:table-cell>
          <table:table-cell table:style-name="ce53" table:formula="of:=(1+[.R98])/(1+[.Q98])-1" office:value-type="percentage" office:value="0.00897365459627353" calcext:value-type="percentage">
            <text:p>0.90%</text:p>
          </table:table-cell>
          <table:table-cell table:style-name="ce29" table:formula="of:=[.T97]+[.U98]*60*24*7*52" office:value-type="float" office:value="18761845760.5939" calcext:value-type="float">
            <text:p><text:s/>18,761,845,761 </text:p>
          </table:table-cell>
          <table:table-cell table:style-name="ce77" table:formula="of:=AVERAGE([.U97];[.T$38]*(1-[.T$39])^[.$B98])" office:value-type="float" office:value="176.109606412456" calcext:value-type="float">
            <text:p><text:s/>176.1 </text:p>
          </table:table-cell>
          <table:table-cell table:style-name="ce39" table:formula="of:=([.T98]-[.T97])/[.T97]" office:value-type="percentage" office:value="0.00494439768395803" calcext:value-type="percentage">
            <text:p>0.49%</text:p>
          </table:table-cell>
          <table:table-cell table:style-name="ce39" table:formula="of:=([.T98]-[.T97])/([.T97]*[.T$40])" office:value-type="percentage" office:value="0.00988879536791606" calcext:value-type="percentage">
            <text:p>0.99%</text:p>
          </table:table-cell>
          <table:table-cell table:style-name="ce53" table:formula="of:=(1+[.W98])/(1+[.V98])-1" office:value-type="percentage" office:value="0.0049200708968109" calcext:value-type="percentage">
            <text:p>0.49%</text:p>
          </table:table-cell>
          <table:table-cell table:style-name="ce29" table:formula="of:=[.Y97]+[.Z98]*60*24*7*52" office:value-type="float" office:value="16675107287.9748" calcext:value-type="float">
            <text:p><text:s/>16,675,107,288 </text:p>
          </table:table-cell>
          <table:table-cell table:style-name="ce77" table:formula="of:=AVERAGE([.Z97];[.Y$38]*(1-[.Y$39])^[.$B98])" office:value-type="float" office:value="246.745138244438" calcext:value-type="float">
            <text:p><text:s/>246.7 </text:p>
          </table:table-cell>
          <table:table-cell table:style-name="ce39" table:formula="of:=([.Y98]-[.Y97])/[.Y97]" office:value-type="percentage" office:value="0.00781673536056633" calcext:value-type="percentage">
            <text:p>0.78%</text:p>
          </table:table-cell>
          <table:table-cell table:style-name="ce39" table:formula="of:=([.Y98]-[.Y97])/([.Y97]*[.Y$40])" office:value-type="percentage" office:value="0.0156334707211327" calcext:value-type="percentage">
            <text:p>1.56%</text:p>
          </table:table-cell>
          <table:table-cell table:style-name="ce53" table:formula="of:=(1+[.AB98])/(1+[.AA98])-1" office:value-type="percentage" office:value="0.007756107917547" calcext:value-type="percentage">
            <text:p>0.7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8]+1" office:value-type="float" office:value="53" calcext:value-type="float">
            <text:p>53</text:p>
          </table:table-cell>
          <table:table-cell table:style-name="ce18" table:formula="of:=[.C98]+60*24*7*52" office:value-type="float" office:value="28833841" calcext:value-type="float">
            <text:p>28833841</text:p>
          </table:table-cell>
          <table:table-cell table:style-name="ce29" table:formula="of:=[.D98]+[.E99]*60*24*7*52" office:value-type="float" office:value="20975994765.1697" calcext:value-type="float">
            <text:p><text:s/>20,975,994,765 </text:p>
          </table:table-cell>
          <table:table-cell table:style-name="ce35" table:formula="of:=AVERAGE(433880129.334725*EXP(-0.000000235788480377594 * [.C98]);433880129.334725*EXP(-0.000000235788480377594 * [.C99]))/100000" office:value-type="float" office:value="5.15707421407746" calcext:value-type="float">
            <text:p><text:s/>5.2 </text:p>
          </table:table-cell>
          <table:table-cell table:style-name="ce42" table:formula="of:=([.D99]-[.D98])/[.D98]" office:value-type="percentage" office:value="0.000128884491158154" calcext:value-type="percentage">
            <text:p>0.01%</text:p>
          </table:table-cell>
          <table:table-cell table:style-name="ce39" table:formula="of:=([.D99]-[.D98])/([.D98]*[.D$40])" office:value-type="percentage" office:value="0.000257768982316307" calcext:value-type="percentage">
            <text:p>0.03%</text:p>
          </table:table-cell>
          <table:table-cell table:style-name="ce53" table:formula="of:=(1+[.G99])/(1+[.F99])-1" office:value-type="percentage" office:value="0.000128867882086547" calcext:value-type="percentage">
            <text:p>0.01%</text:p>
          </table:table-cell>
          <table:table-cell table:style-name="ce29" table:formula="of:=[.I98]+[.J99]*60*24*7*52" office:value-type="float" office:value="14402534400" calcext:value-type="float">
            <text:p><text:s/>14,402,534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99]-[.I98])/[.I98]" office:value-type="percentage" office:value="0.0102951158806607" calcext:value-type="percentage">
            <text:p>1.03%</text:p>
          </table:table-cell>
          <table:table-cell table:style-name="ce39" table:formula="of:=([.I99]-[.I98])/([.I98]*[.I$40])" office:value-type="percentage" office:value="0.0205902317613214" calcext:value-type="percentage">
            <text:p>2.06%</text:p>
          </table:table-cell>
          <table:table-cell table:style-name="ce53" table:formula="of:=(1+[.L99])/(1+[.K99])-1" office:value-type="percentage" office:value="0.0101902065236517" calcext:value-type="percentage">
            <text:p>1.02%</text:p>
          </table:table-cell>
          <table:table-cell table:style-name="ce8" table:formula="of:=[.N98]+1" office:value-type="float" office:value="53" calcext:value-type="float">
            <text:p>53</text:p>
          </table:table-cell>
          <table:table-cell table:style-name="ce29" table:formula="of:=[.O98]+[.P99]*60*24*7*52" office:value-type="float" office:value="15731107507.9078" calcext:value-type="float">
            <text:p><text:s/>15,731,107,508 </text:p>
          </table:table-cell>
          <table:table-cell table:style-name="ce77" table:formula="of:=AVERAGE([.P98];[.O$38]*(1-[.O$39])^[.B99])" office:value-type="float" office:value="264.832274725229" calcext:value-type="float">
            <text:p><text:s/>264.8 </text:p>
          </table:table-cell>
          <table:table-cell table:style-name="ce39" table:formula="of:=([.O99]-[.O98])/[.O98]" office:value-type="percentage" office:value="0.00890276272496298" calcext:value-type="percentage">
            <text:p>0.89%</text:p>
          </table:table-cell>
          <table:table-cell table:style-name="ce39" table:formula="of:=([.O99]-[.O98])/([.O98]*[.O$40])" office:value-type="percentage" office:value="0.017805525449926" calcext:value-type="percentage">
            <text:p>1.78%</text:p>
          </table:table-cell>
          <table:table-cell table:style-name="ce53" table:formula="of:=(1+[.R99])/(1+[.Q99])-1" office:value-type="percentage" office:value="0.00882420293995168" calcext:value-type="percentage">
            <text:p>0.88%</text:p>
          </table:table-cell>
          <table:table-cell table:style-name="ce29" table:formula="of:=[.T98]+[.U99]*60*24*7*52" office:value-type="float" office:value="18851247619.1352" calcext:value-type="float">
            <text:p><text:s/>18,851,247,619 </text:p>
          </table:table-cell>
          <table:table-cell table:style-name="ce77" table:formula="of:=AVERAGE([.U98];[.T$38]*(1-[.T$39])^[.$B99])" office:value-type="float" office:value="170.562153810464" calcext:value-type="float">
            <text:p><text:s/>170.6 </text:p>
          </table:table-cell>
          <table:table-cell table:style-name="ce39" table:formula="of:=([.T99]-[.T98])/[.T98]" office:value-type="percentage" office:value="0.00476508866356143" calcext:value-type="percentage">
            <text:p>0.48%</text:p>
          </table:table-cell>
          <table:table-cell table:style-name="ce39" table:formula="of:=([.T99]-[.T98])/([.T98]*[.T$40])" office:value-type="percentage" office:value="0.00953017732712287" calcext:value-type="percentage">
            <text:p>0.95%</text:p>
          </table:table-cell>
          <table:table-cell table:style-name="ce53" table:formula="of:=(1+[.W99])/(1+[.V99])-1" office:value-type="percentage" office:value="0.00474249027690576" calcext:value-type="percentage">
            <text:p>0.47%</text:p>
          </table:table-cell>
          <table:table-cell table:style-name="ce29" table:formula="of:=[.Y98]+[.Z99]*60*24*7*52" office:value-type="float" office:value="16802540010.8416" calcext:value-type="float">
            <text:p><text:s/>16,802,540,011 </text:p>
          </table:table-cell>
          <table:table-cell table:style-name="ce77" table:formula="of:=AVERAGE([.Z98];[.Y$38]*(1-[.Y$39])^[.$B99])" office:value-type="float" office:value="243.117984712245" calcext:value-type="float">
            <text:p><text:s/>243.1 </text:p>
          </table:table-cell>
          <table:table-cell table:style-name="ce39" table:formula="of:=([.Y99]-[.Y98])/[.Y98]" office:value-type="percentage" office:value="0.0076420931311589" calcext:value-type="percentage">
            <text:p>0.76%</text:p>
          </table:table-cell>
          <table:table-cell table:style-name="ce39" table:formula="of:=([.Y99]-[.Y98])/([.Y98]*[.Y$40])" office:value-type="percentage" office:value="0.0152841862623178" calcext:value-type="percentage">
            <text:p>1.53%</text:p>
          </table:table-cell>
          <table:table-cell table:style-name="ce53" table:formula="of:=(1+[.AB99])/(1+[.AA99])-1" office:value-type="percentage" office:value="0.00758413446922579" calcext:value-type="percentage">
            <text:p>0.7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99]+1" office:value-type="float" office:value="54" calcext:value-type="float">
            <text:p>54</text:p>
          </table:table-cell>
          <table:table-cell table:style-name="ce18" table:formula="of:=[.C99]+60*24*7*52" office:value-type="float" office:value="29358001" calcext:value-type="float">
            <text:p>29358001</text:p>
          </table:table-cell>
          <table:table-cell table:style-name="ce29" table:formula="of:=[.D99]+[.E100]*60*24*7*52" office:value-type="float" office:value="20978383634.6142" calcext:value-type="float">
            <text:p><text:s/>20,978,383,635 </text:p>
          </table:table-cell>
          <table:table-cell table:style-name="ce35" table:formula="of:=AVERAGE(433880129.334725*EXP(-0.000000235788480377594 * [.C99]);433880129.334725*EXP(-0.000000235788480377594 * [.C100]))/100000" office:value-type="float" office:value="4.55751954469767" calcext:value-type="float">
            <text:p><text:s/>4.6 </text:p>
          </table:table-cell>
          <table:table-cell table:style-name="ce42" table:formula="of:=([.D100]-[.D99])/[.D99]" office:value-type="percentage" office:value="0.000113885871506616" calcext:value-type="percentage">
            <text:p>0.01%</text:p>
          </table:table-cell>
          <table:table-cell table:style-name="ce39" table:formula="of:=([.D100]-[.D99])/([.D99]*[.D$40])" office:value-type="percentage" office:value="0.000227771743013232" calcext:value-type="percentage">
            <text:p>0.02%</text:p>
          </table:table-cell>
          <table:table-cell table:style-name="ce53" table:formula="of:=(1+[.G100])/(1+[.F100])-1" office:value-type="percentage" office:value="0.000113872902991918" calcext:value-type="percentage">
            <text:p>0.01%</text:p>
          </table:table-cell>
          <table:table-cell table:style-name="ce29" table:formula="of:=[.I99]+[.J100]*60*24*7*52" office:value-type="float" office:value="14549299200" calcext:value-type="float">
            <text:p><text:s/>14,549,299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0]-[.I99])/[.I99]" office:value-type="percentage" office:value="0.0101902065236518" calcext:value-type="percentage">
            <text:p>1.02%</text:p>
          </table:table-cell>
          <table:table-cell table:style-name="ce39" table:formula="of:=([.I100]-[.I99])/([.I99]*[.I$40])" office:value-type="percentage" office:value="0.0203804130473037" calcext:value-type="percentage">
            <text:p>2.04%</text:p>
          </table:table-cell>
          <table:table-cell table:style-name="ce53" table:formula="of:=(1+[.L100])/(1+[.K100])-1" office:value-type="percentage" office:value="0.0100874136948121" calcext:value-type="percentage">
            <text:p>1.01%</text:p>
          </table:table-cell>
          <table:table-cell table:style-name="ce8" table:formula="of:=[.N99]+1" office:value-type="float" office:value="54" calcext:value-type="float">
            <text:p>54</text:p>
          </table:table-cell>
          <table:table-cell table:style-name="ce29" table:formula="of:=[.O99]+[.P100]*60*24*7*52" office:value-type="float" office:value="15868825358.5954" calcext:value-type="float">
            <text:p><text:s/>15,868,825,359 </text:p>
          </table:table-cell>
          <table:table-cell table:style-name="ce77" table:formula="of:=AVERAGE([.P99];[.O$38]*(1-[.O$39])^[.B100])" office:value-type="float" office:value="262.740099754899" calcext:value-type="float">
            <text:p><text:s/>262.7 </text:p>
          </table:table-cell>
          <table:table-cell table:style-name="ce39" table:formula="of:=([.O100]-[.O99])/[.O99]" office:value-type="percentage" office:value="0.00875449173672608" calcext:value-type="percentage">
            <text:p>0.88%</text:p>
          </table:table-cell>
          <table:table-cell table:style-name="ce39" table:formula="of:=([.O100]-[.O99])/([.O99]*[.O$40])" office:value-type="percentage" office:value="0.0175089834734522" calcext:value-type="percentage">
            <text:p>1.75%</text:p>
          </table:table-cell>
          <table:table-cell table:style-name="ce53" table:formula="of:=(1+[.R100])/(1+[.Q100])-1" office:value-type="percentage" office:value="0.00867851574237233" calcext:value-type="percentage">
            <text:p>0.87%</text:p>
          </table:table-cell>
          <table:table-cell table:style-name="ce29" table:formula="of:=[.T99]+[.U100]*60*24*7*52" office:value-type="float" office:value="18937833319.1324" calcext:value-type="float">
            <text:p><text:s/>18,937,833,319 </text:p>
          </table:table-cell>
          <table:table-cell table:style-name="ce77" table:formula="of:=AVERAGE([.U99];[.T$38]*(1-[.T$39])^[.$B100])" office:value-type="float" office:value="165.189445965434" calcext:value-type="float">
            <text:p><text:s/>165.2 </text:p>
          </table:table-cell>
          <table:table-cell table:style-name="ce39" table:formula="of:=([.T100]-[.T99])/[.T99]" office:value-type="percentage" office:value="0.00459310183318329" calcext:value-type="percentage">
            <text:p>0.46%</text:p>
          </table:table-cell>
          <table:table-cell table:style-name="ce39" table:formula="of:=([.T100]-[.T99])/([.T99]*[.T$40])" office:value-type="percentage" office:value="0.00918620366636658" calcext:value-type="percentage">
            <text:p>0.92%</text:p>
          </table:table-cell>
          <table:table-cell table:style-name="ce53" table:formula="of:=(1+[.W100])/(1+[.V100])-1" office:value-type="percentage" office:value="0.00457210170446309" calcext:value-type="percentage">
            <text:p>0.46%</text:p>
          </table:table-cell>
          <table:table-cell table:style-name="ce29" table:formula="of:=[.Y99]+[.Z100]*60*24*7*52" office:value-type="float" office:value="16928099472.6822" calcext:value-type="float">
            <text:p><text:s/>16,928,099,473 </text:p>
          </table:table-cell>
          <table:table-cell table:style-name="ce77" table:formula="of:=AVERAGE([.Z99];[.Y$38]*(1-[.Y$39])^[.$B100])" office:value-type="float" office:value="239.544150336975" calcext:value-type="float">
            <text:p><text:s/>239.5 </text:p>
          </table:table-cell>
          <table:table-cell table:style-name="ce39" table:formula="of:=([.Y100]-[.Y99])/[.Y99]" office:value-type="percentage" office:value="0.0074726476925283" calcext:value-type="percentage">
            <text:p>0.75%</text:p>
          </table:table-cell>
          <table:table-cell table:style-name="ce39" table:formula="of:=([.Y100]-[.Y99])/([.Y99]*[.Y$40])" office:value-type="percentage" office:value="0.0149452953850566" calcext:value-type="percentage">
            <text:p>1.49%</text:p>
          </table:table-cell>
          <table:table-cell table:style-name="ce53" table:formula="of:=(1+[.AB100])/(1+[.AA100])-1" office:value-type="percentage" office:value="0.00741722141007339" calcext:value-type="percentage">
            <text:p>0.7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0]+1" office:value-type="float" office:value="55" calcext:value-type="float">
            <text:p>55</text:p>
          </table:table-cell>
          <table:table-cell table:style-name="ce18" table:formula="of:=[.C100]+60*24*7*52" office:value-type="float" office:value="29882161" calcext:value-type="float">
            <text:p>29882161</text:p>
          </table:table-cell>
          <table:table-cell table:style-name="ce29" table:formula="of:=[.D100]+[.E101]*60*24*7*52" office:value-type="float" office:value="20980494777.2372" calcext:value-type="float">
            <text:p><text:s/>20,980,494,777 </text:p>
          </table:table-cell>
          <table:table-cell table:style-name="ce35" table:formula="of:=AVERAGE(433880129.334725*EXP(-0.000000235788480377594 * [.C100]);433880129.334725*EXP(-0.000000235788480377594 * [.C101]))/100000" office:value-type="float" office:value="4.02766831309155" calcext:value-type="float">
            <text:p><text:s/>4.0 </text:p>
          </table:table-cell>
          <table:table-cell table:style-name="ce42" table:formula="of:=([.D101]-[.D100])/[.D100]" office:value-type="percentage" office:value="0.000100634188970893" calcext:value-type="percentage">
            <text:p>0.01%</text:p>
          </table:table-cell>
          <table:table-cell table:style-name="ce39" table:formula="of:=([.D101]-[.D100])/([.D100]*[.D$40])" office:value-type="percentage" office:value="0.000201268377941786" calcext:value-type="percentage">
            <text:p>0.02%</text:p>
          </table:table-cell>
          <table:table-cell table:style-name="ce53" table:formula="of:=(1+[.G101])/(1+[.F101])-1" office:value-type="percentage" office:value="0.00010062406274991" calcext:value-type="percentage">
            <text:p>0.01%</text:p>
          </table:table-cell>
          <table:table-cell table:style-name="ce29" table:formula="of:=[.I100]+[.J101]*60*24*7*52" office:value-type="float" office:value="14696064000" calcext:value-type="float">
            <text:p><text:s/>14,696,064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1]-[.I100])/[.I100]" office:value-type="percentage" office:value="0.0100874136948122" calcext:value-type="percentage">
            <text:p>1.01%</text:p>
          </table:table-cell>
          <table:table-cell table:style-name="ce39" table:formula="of:=([.I101]-[.I100])/([.I100]*[.I$40])" office:value-type="percentage" office:value="0.0201748273896244" calcext:value-type="percentage">
            <text:p>2.02%</text:p>
          </table:table-cell>
          <table:table-cell table:style-name="ce53" table:formula="of:=(1+[.L101])/(1+[.K101])-1" office:value-type="percentage" office:value="0.00998667398291131" calcext:value-type="percentage">
            <text:p>1.00%</text:p>
          </table:table-cell>
          <table:table-cell table:style-name="ce8" table:formula="of:=[.N100]+1" office:value-type="float" office:value="55" calcext:value-type="float">
            <text:p>55</text:p>
          </table:table-cell>
          <table:table-cell table:style-name="ce29" table:formula="of:=[.O100]+[.P101]*60*24*7*52" office:value-type="float" office:value="16005455238.2625" calcext:value-type="float">
            <text:p><text:s/>16,005,455,238 </text:p>
          </table:table-cell>
          <table:table-cell table:style-name="ce77" table:formula="of:=AVERAGE([.P100];[.O$38]*(1-[.O$39])^[.B101])" office:value-type="float" office:value="260.664452966836" calcext:value-type="float">
            <text:p><text:s/>260.7 </text:p>
          </table:table-cell>
          <table:table-cell table:style-name="ce39" table:formula="of:=([.O101]-[.O100])/[.O100]" office:value-type="percentage" office:value="0.00860995546800769" calcext:value-type="percentage">
            <text:p>0.86%</text:p>
          </table:table-cell>
          <table:table-cell table:style-name="ce39" table:formula="of:=([.O101]-[.O100])/([.O100]*[.O$40])" office:value-type="percentage" office:value="0.0172199109360154" calcext:value-type="percentage">
            <text:p>1.72%</text:p>
          </table:table-cell>
          <table:table-cell table:style-name="ce53" table:formula="of:=(1+[.R101])/(1+[.Q101])-1" office:value-type="percentage" office:value="0.00853645695378114" calcext:value-type="percentage">
            <text:p>0.85%</text:p>
          </table:table-cell>
          <table:table-cell table:style-name="ce29" table:formula="of:=[.T100]+[.U101]*60*24*7*52" office:value-type="float" office:value="19021691569.5798" calcext:value-type="float">
            <text:p><text:s/>19,021,691,570 </text:p>
          </table:table-cell>
          <table:table-cell table:style-name="ce77" table:formula="of:=AVERAGE([.U100];[.T$38]*(1-[.T$39])^[.$B101])" office:value-type="float" office:value="159.985978417523" calcext:value-type="float">
            <text:p><text:s/>160.0 </text:p>
          </table:table-cell>
          <table:table-cell table:style-name="ce39" table:formula="of:=([.T101]-[.T100])/[.T100]" office:value-type="percentage" office:value="0.00442808050077252" calcext:value-type="percentage">
            <text:p>0.44%</text:p>
          </table:table-cell>
          <table:table-cell table:style-name="ce39" table:formula="of:=([.T101]-[.T100])/([.T100]*[.T$40])" office:value-type="percentage" office:value="0.00885616100154505" calcext:value-type="percentage">
            <text:p>0.89%</text:p>
          </table:table-cell>
          <table:table-cell table:style-name="ce53" table:formula="of:=(1+[.W101])/(1+[.V101])-1" office:value-type="percentage" office:value="0.00440855904642246" calcext:value-type="percentage">
            <text:p>0.44%</text:p>
          </table:table-cell>
          <table:table-cell table:style-name="ce29" table:formula="of:=[.Y100]+[.Z101]*60*24*7*52" office:value-type="float" office:value="17051813210.4338" calcext:value-type="float">
            <text:p><text:s/>17,051,813,210 </text:p>
          </table:table-cell>
          <table:table-cell table:style-name="ce77" table:formula="of:=AVERAGE([.Z100];[.Y$38]*(1-[.Y$39])^[.$B101])" office:value-type="float" office:value="236.022851327021" calcext:value-type="float">
            <text:p><text:s/>236.0 </text:p>
          </table:table-cell>
          <table:table-cell table:style-name="ce39" table:formula="of:=([.Y101]-[.Y100])/[.Y100]" office:value-type="percentage" office:value="0.00730818825534523" calcext:value-type="percentage">
            <text:p>0.73%</text:p>
          </table:table-cell>
          <table:table-cell table:style-name="ce39" table:formula="of:=([.Y101]-[.Y100])/([.Y100]*[.Y$40])" office:value-type="percentage" office:value="0.0146163765106905" calcext:value-type="percentage">
            <text:p>1.46%</text:p>
          </table:table-cell>
          <table:table-cell table:style-name="ce53" table:formula="of:=(1+[.AB101])/(1+[.AA101])-1" office:value-type="percentage" office:value="0.00725516613540389" calcext:value-type="percentage">
            <text:p>0.7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1]+1" office:value-type="float" office:value="56" calcext:value-type="float">
            <text:p>56</text:p>
          </table:table-cell>
          <table:table-cell table:style-name="ce18" table:formula="of:=[.C101]+60*24*7*52" office:value-type="float" office:value="30406321" calcext:value-type="float">
            <text:p>30406321</text:p>
          </table:table-cell>
          <table:table-cell table:style-name="ce29" table:formula="of:=[.D101]+[.E102]*60*24*7*52" office:value-type="float" office:value="20982360481.1939" calcext:value-type="float">
            <text:p><text:s/>20,982,360,481 </text:p>
          </table:table-cell>
          <table:table-cell table:style-name="ce35" table:formula="of:=AVERAGE(433880129.334725*EXP(-0.000000235788480377594 * [.C101]);433880129.334725*EXP(-0.000000235788480377594 * [.C102]))/100000" office:value-type="float" office:value="3.55941688920564" calcext:value-type="float">
            <text:p><text:s/>3.6 </text:p>
          </table:table-cell>
          <table:table-cell table:style-name="ce42" table:formula="of:=([.D102]-[.D101])/[.D101]" office:value-type="percentage" office:value="0.000088925641480589" calcext:value-type="percentage">
            <text:p>0.01%</text:p>
          </table:table-cell>
          <table:table-cell table:style-name="ce39" table:formula="of:=([.D102]-[.D101])/([.D101]*[.D$40])" office:value-type="percentage" office:value="0.000177851282961178" calcext:value-type="percentage">
            <text:p>0.02%</text:p>
          </table:table-cell>
          <table:table-cell table:style-name="ce53" table:formula="of:=(1+[.G102])/(1+[.F102])-1" office:value-type="percentage" office:value="0.0000889177344138847" calcext:value-type="percentage">
            <text:p>0.01%</text:p>
          </table:table-cell>
          <table:table-cell table:style-name="ce29" table:formula="of:=[.I101]+[.J102]*60*24*7*52" office:value-type="float" office:value="14842828800" calcext:value-type="float">
            <text:p><text:s/>14,842,828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2]-[.I101])/[.I101]" office:value-type="percentage" office:value="0.00998667398291134" calcext:value-type="percentage">
            <text:p>1.00%</text:p>
          </table:table-cell>
          <table:table-cell table:style-name="ce39" table:formula="of:=([.I102]-[.I101])/([.I101]*[.I$40])" office:value-type="percentage" office:value="0.0199733479658227" calcext:value-type="percentage">
            <text:p>2.00%</text:p>
          </table:table-cell>
          <table:table-cell table:style-name="ce53" table:formula="of:=(1+[.L102])/(1+[.K102])-1" office:value-type="percentage" office:value="0.00988792648474113" calcext:value-type="percentage">
            <text:p>0.99%</text:p>
          </table:table-cell>
          <table:table-cell table:style-name="ce8" table:formula="of:=[.N101]+1" office:value-type="float" office:value="56" calcext:value-type="float">
            <text:p>56</text:p>
          </table:table-cell>
          <table:table-cell table:style-name="ce29" table:formula="of:=[.O101]+[.P102]*60*24*7*52" office:value-type="float" office:value="16141005741.8802" calcext:value-type="float">
            <text:p><text:s/>16,141,005,742 </text:p>
          </table:table-cell>
          <table:table-cell table:style-name="ce77" table:formula="of:=AVERAGE([.P101];[.O$38]*(1-[.O$39])^[.B102])" office:value-type="float" office:value="258.605203788398" calcext:value-type="float">
            <text:p><text:s/>258.6 </text:p>
          </table:table-cell>
          <table:table-cell table:style-name="ce39" table:formula="of:=([.O102]-[.O101])/[.O101]" office:value-type="percentage" office:value="0.00846901894384621" calcext:value-type="percentage">
            <text:p>0.85%</text:p>
          </table:table-cell>
          <table:table-cell table:style-name="ce39" table:formula="of:=([.O102]-[.O101])/([.O101]*[.O$40])" office:value-type="percentage" office:value="0.0169380378876924" calcext:value-type="percentage">
            <text:p>1.69%</text:p>
          </table:table-cell>
          <table:table-cell table:style-name="ce53" table:formula="of:=(1+[.R102])/(1+[.Q102])-1" office:value-type="percentage" office:value="0.0083978969951064" calcext:value-type="percentage">
            <text:p>0.84%</text:p>
          </table:table-cell>
          <table:table-cell table:style-name="ce29" table:formula="of:=[.T101]+[.U102]*60*24*7*52" office:value-type="float" office:value="19102908285.138" calcext:value-type="float">
            <text:p><text:s/>19,102,908,285 </text:p>
          </table:table-cell>
          <table:table-cell table:style-name="ce77" table:formula="of:=AVERAGE([.U101];[.T$38]*(1-[.T$39])^[.$B102])" office:value-type="float" office:value="154.946420097371" calcext:value-type="float">
            <text:p><text:s/>154.9 </text:p>
          </table:table-cell>
          <table:table-cell table:style-name="ce39" table:formula="of:=([.T102]-[.T101])/[.T101]" office:value-type="percentage" office:value="0.00426968943646021" calcext:value-type="percentage">
            <text:p>0.43%</text:p>
          </table:table-cell>
          <table:table-cell table:style-name="ce39" table:formula="of:=([.T102]-[.T101])/([.T101]*[.T$40])" office:value-type="percentage" office:value="0.00853937887292043" calcext:value-type="percentage">
            <text:p>0.85%</text:p>
          </table:table-cell>
          <table:table-cell table:style-name="ce53" table:formula="of:=(1+[.W102])/(1+[.V102])-1" office:value-type="percentage" office:value="0.00425153669514433" calcext:value-type="percentage">
            <text:p>0.43%</text:p>
          </table:table-cell>
          <table:table-cell table:style-name="ce29" table:formula="of:=[.Y101]+[.Z102]*60*24*7*52" office:value-type="float" office:value="17173708356.2404" calcext:value-type="float">
            <text:p><text:s/>17,173,708,356 </text:p>
          </table:table-cell>
          <table:table-cell table:style-name="ce77" table:formula="of:=AVERAGE([.Z101];[.Y$38]*(1-[.Y$39])^[.$B102])" office:value-type="float" office:value="232.553315412514" calcext:value-type="float">
            <text:p><text:s/>232.6 </text:p>
          </table:table-cell>
          <table:table-cell table:style-name="ce39" table:formula="of:=([.Y102]-[.Y101])/[.Y101]" office:value-type="percentage" office:value="0.00714851519321345" calcext:value-type="percentage">
            <text:p>0.71%</text:p>
          </table:table-cell>
          <table:table-cell table:style-name="ce39" table:formula="of:=([.Y102]-[.Y101])/([.Y101]*[.Y$40])" office:value-type="percentage" office:value="0.0142970303864269" calcext:value-type="percentage">
            <text:p>1.43%</text:p>
          </table:table-cell>
          <table:table-cell table:style-name="ce53" table:formula="of:=(1+[.AB102])/(1+[.AA102])-1" office:value-type="percentage" office:value="0.00709777662914202" calcext:value-type="percentage">
            <text:p>0.7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2]+1" office:value-type="float" office:value="57" calcext:value-type="float">
            <text:p>57</text:p>
          </table:table-cell>
          <table:table-cell table:style-name="ce18" table:formula="of:=[.C102]+60*24*7*52" office:value-type="float" office:value="30930481" calcext:value-type="float">
            <text:p>30930481</text:p>
          </table:table-cell>
          <table:table-cell table:style-name="ce29" table:formula="of:=[.D102]+[.E103]*60*24*7*52" office:value-type="float" office:value="20984009280.8609" calcext:value-type="float">
            <text:p><text:s/>20,984,009,281 </text:p>
          </table:table-cell>
          <table:table-cell table:style-name="ce35" table:formula="of:=AVERAGE(433880129.334725*EXP(-0.000000235788480377594 * [.C102]);433880129.334725*EXP(-0.000000235788480377594 * [.C103]))/100000" office:value-type="float" office:value="3.14560376036466" calcext:value-type="float">
            <text:p><text:s/>3.1 </text:p>
          </table:table-cell>
          <table:table-cell table:style-name="ce42" table:formula="of:=([.D103]-[.D102])/[.D102]" office:value-type="percentage" office:value="0.0000785802754895924" calcext:value-type="percentage">
            <text:p>0.01%</text:p>
          </table:table-cell>
          <table:table-cell table:style-name="ce39" table:formula="of:=([.D103]-[.D102])/([.D102]*[.D$40])" office:value-type="percentage" office:value="0.000157160550979185" calcext:value-type="percentage">
            <text:p>0.02%</text:p>
          </table:table-cell>
          <table:table-cell table:style-name="ce53" table:formula="of:=(1+[.G103])/(1+[.F103])-1" office:value-type="percentage" office:value="0.0000785741011148922" calcext:value-type="percentage">
            <text:p>0.01%</text:p>
          </table:table-cell>
          <table:table-cell table:style-name="ce29" table:formula="of:=[.I102]+[.J103]*60*24*7*52" office:value-type="float" office:value="14989593600" calcext:value-type="float">
            <text:p><text:s/>14,989,593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3]-[.I102])/[.I102]" office:value-type="percentage" office:value="0.00988792648474124" calcext:value-type="percentage">
            <text:p>0.99%</text:p>
          </table:table-cell>
          <table:table-cell table:style-name="ce39" table:formula="of:=([.I103]-[.I102])/([.I102]*[.I$40])" office:value-type="percentage" office:value="0.0197758529694825" calcext:value-type="percentage">
            <text:p>1.98%</text:p>
          </table:table-cell>
          <table:table-cell table:style-name="ce53" table:formula="of:=(1+[.L103])/(1+[.K103])-1" office:value-type="percentage" office:value="0.00979111268233468" calcext:value-type="percentage">
            <text:p>0.98%</text:p>
          </table:table-cell>
          <table:table-cell table:style-name="ce8" table:formula="of:=[.N102]+1" office:value-type="float" office:value="57" calcext:value-type="float">
            <text:p>57</text:p>
          </table:table-cell>
          <table:table-cell table:style-name="ce29" table:formula="of:=[.O102]+[.P103]*60*24*7*52" office:value-type="float" office:value="16275485396.5193" calcext:value-type="float">
            <text:p><text:s/>16,275,485,397 </text:p>
          </table:table-cell>
          <table:table-cell table:style-name="ce77" table:formula="of:=AVERAGE([.P102];[.O$38]*(1-[.O$39])^[.B103])" office:value-type="float" office:value="256.562222678469" calcext:value-type="float">
            <text:p><text:s/>256.6 </text:p>
          </table:table-cell>
          <table:table-cell table:style-name="ce39" table:formula="of:=([.O103]-[.O102])/[.O102]" office:value-type="percentage" office:value="0.00833155360884482" calcext:value-type="percentage">
            <text:p>0.83%</text:p>
          </table:table-cell>
          <table:table-cell table:style-name="ce39" table:formula="of:=([.O103]-[.O102])/([.O102]*[.O$40])" office:value-type="percentage" office:value="0.0166631072176896" calcext:value-type="percentage">
            <text:p>1.67%</text:p>
          </table:table-cell>
          <table:table-cell table:style-name="ce53" table:formula="of:=(1+[.R103])/(1+[.Q103])-1" office:value-type="percentage" office:value="0.00826271237771548" calcext:value-type="percentage">
            <text:p>0.83%</text:p>
          </table:table-cell>
          <table:table-cell table:style-name="ce29" table:formula="of:=[.T102]+[.U103]*60*24*7*52" office:value-type="float" office:value="19181566674.1562" calcext:value-type="float">
            <text:p><text:s/>19,181,566,674 </text:p>
          </table:table-cell>
          <table:table-cell table:style-name="ce77" table:formula="of:=AVERAGE([.U102];[.T$38]*(1-[.T$39])^[.$B103])" office:value-type="float" office:value="150.065607864304" calcext:value-type="float">
            <text:p><text:s/>150.1 </text:p>
          </table:table-cell>
          <table:table-cell table:style-name="ce39" table:formula="of:=([.T103]-[.T102])/[.T102]" office:value-type="percentage" office:value="0.00411761328924717" calcext:value-type="percentage">
            <text:p>0.41%</text:p>
          </table:table-cell>
          <table:table-cell table:style-name="ce39" table:formula="of:=([.T103]-[.T102])/([.T102]*[.T$40])" office:value-type="percentage" office:value="0.00823522657849435" calcext:value-type="percentage">
            <text:p>0.82%</text:p>
          </table:table-cell>
          <table:table-cell table:style-name="ce53" table:formula="of:=(1+[.W103])/(1+[.V103])-1" office:value-type="percentage" office:value="0.0041007280768226" calcext:value-type="percentage">
            <text:p>0.41%</text:p>
          </table:table-cell>
          <table:table-cell table:style-name="ce29" table:formula="of:=[.Y102]+[.Z103]*60*24*7*52" office:value-type="float" office:value="17293811643.4036" calcext:value-type="float">
            <text:p><text:s/>17,293,811,643 </text:p>
          </table:table-cell>
          <table:table-cell table:style-name="ce77" table:formula="of:=AVERAGE([.Z102];[.Y$38]*(1-[.Y$39])^[.$B103])" office:value-type="float" office:value="229.13478167595" calcext:value-type="float">
            <text:p><text:s/>229.1 </text:p>
          </table:table-cell>
          <table:table-cell table:style-name="ce39" table:formula="of:=([.Y103]-[.Y102])/[.Y102]" office:value-type="percentage" office:value="0.00699343931269366" calcext:value-type="percentage">
            <text:p>0.70%</text:p>
          </table:table-cell>
          <table:table-cell table:style-name="ce39" table:formula="of:=([.Y103]-[.Y102])/([.Y102]*[.Y$40])" office:value-type="percentage" office:value="0.0139868786253873" calcext:value-type="percentage">
            <text:p>1.40%</text:p>
          </table:table-cell>
          <table:table-cell table:style-name="ce53" table:formula="of:=(1+[.AB103])/(1+[.AA103])-1" office:value-type="percentage" office:value="0.00694487078035677" calcext:value-type="percentage">
            <text:p>0.6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3]+1" office:value-type="float" office:value="58" calcext:value-type="float">
            <text:p>58</text:p>
          </table:table-cell>
          <table:table-cell table:style-name="ce18" table:formula="of:=[.C103]+60*24*7*52" office:value-type="float" office:value="31454641" calcext:value-type="float">
            <text:p>31454641</text:p>
          </table:table-cell>
          <table:table-cell table:style-name="ce29" table:formula="of:=[.D103]+[.E104]*60*24*7*52" office:value-type="float" office:value="20985466393.2459" calcext:value-type="float">
            <text:p><text:s/>20,985,466,393 </text:p>
          </table:table-cell>
          <table:table-cell table:style-name="ce35" table:formula="of:=AVERAGE(433880129.334725*EXP(-0.000000235788480377594 * [.C103]);433880129.334725*EXP(-0.000000235788480377594 * [.C104]))/100000" office:value-type="float" office:value="2.77990000194345" calcext:value-type="float">
            <text:p><text:s/>2.8 </text:p>
          </table:table-cell>
          <table:table-cell table:style-name="ce42" table:formula="of:=([.D104]-[.D103])/[.D103]" office:value-type="percentage" office:value="0.0000694391794015455" calcext:value-type="percentage">
            <text:p>0.01%</text:p>
          </table:table-cell>
          <table:table-cell table:style-name="ce39" table:formula="of:=([.D104]-[.D103])/([.D103]*[.D$40])" office:value-type="percentage" office:value="0.000138878358803091" calcext:value-type="percentage">
            <text:p>0.01%</text:p>
          </table:table-cell>
          <table:table-cell table:style-name="ce53" table:formula="of:=(1+[.G104])/(1+[.F104])-1" office:value-type="percentage" office:value="0.0000694343579366041" calcext:value-type="percentage">
            <text:p>0.01%</text:p>
          </table:table-cell>
          <table:table-cell table:style-name="ce29" table:formula="of:=[.I103]+[.J104]*60*24*7*52" office:value-type="float" office:value="15136358400" calcext:value-type="float">
            <text:p><text:s/>15,136,358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4]-[.I103])/[.I103]" office:value-type="percentage" office:value="0.0097911126823345" calcext:value-type="percentage">
            <text:p>0.98%</text:p>
          </table:table-cell>
          <table:table-cell table:style-name="ce39" table:formula="of:=([.I104]-[.I103])/([.I103]*[.I$40])" office:value-type="percentage" office:value="0.019582225364669" calcext:value-type="percentage">
            <text:p>1.96%</text:p>
          </table:table-cell>
          <table:table-cell table:style-name="ce53" table:formula="of:=(1+[.L104])/(1+[.K104])-1" office:value-type="percentage" office:value="0.00969617632732578" calcext:value-type="percentage">
            <text:p>0.97%</text:p>
          </table:table-cell>
          <table:table-cell table:style-name="ce8" table:formula="of:=[.N103]+1" office:value-type="float" office:value="58" calcext:value-type="float">
            <text:p>58</text:p>
          </table:table-cell>
          <table:table-cell table:style-name="ce29" table:formula="of:=[.O103]+[.P104]*60*24*7*52" office:value-type="float" office:value="16408902661.8868" calcext:value-type="float">
            <text:p><text:s/>16,408,902,662 </text:p>
          </table:table-cell>
          <table:table-cell table:style-name="ce77" table:formula="of:=AVERAGE([.P103];[.O$38]*(1-[.O$39])^[.B104])" office:value-type="float" office:value="254.535381119309" calcext:value-type="float">
            <text:p><text:s/>254.5 </text:p>
          </table:table-cell>
          <table:table-cell table:style-name="ce39" table:formula="of:=([.O104]-[.O103])/[.O103]" office:value-type="percentage" office:value="0.0081974369499314" calcext:value-type="percentage">
            <text:p>0.82%</text:p>
          </table:table-cell>
          <table:table-cell table:style-name="ce39" table:formula="of:=([.O104]-[.O103])/([.O103]*[.O$40])" office:value-type="percentage" office:value="0.0163948738998628" calcext:value-type="percentage">
            <text:p>1.64%</text:p>
          </table:table-cell>
          <table:table-cell table:style-name="ce53" table:formula="of:=(1+[.R104])/(1+[.Q104])-1" office:value-type="percentage" office:value="0.00813078534967393" calcext:value-type="percentage">
            <text:p>0.81%</text:p>
          </table:table-cell>
          <table:table-cell table:style-name="ce29" table:formula="of:=[.T103]+[.U104]*60*24*7*52" office:value-type="float" office:value="19257747323.9202" calcext:value-type="float">
            <text:p><text:s/>19,257,747,324 </text:p>
          </table:table-cell>
          <table:table-cell table:style-name="ce77" table:formula="of:=AVERAGE([.U103];[.T$38]*(1-[.T$39])^[.$B104])" office:value-type="float" office:value="145.338541216578" calcext:value-type="float">
            <text:p><text:s/>145.3 </text:p>
          </table:table-cell>
          <table:table-cell table:style-name="ce39" table:formula="of:=([.T104]-[.T103])/[.T103]" office:value-type="percentage" office:value="0.00397155514240244" calcext:value-type="percentage">
            <text:p>0.40%</text:p>
          </table:table-cell>
          <table:table-cell table:style-name="ce39" table:formula="of:=([.T104]-[.T103])/([.T103]*[.T$40])" office:value-type="percentage" office:value="0.00794311028480487" calcext:value-type="percentage">
            <text:p>0.79%</text:p>
          </table:table-cell>
          <table:table-cell table:style-name="ce53" table:formula="of:=(1+[.W104])/(1+[.V104])-1" office:value-type="percentage" office:value="0.00395584428867513" calcext:value-type="percentage">
            <text:p>0.40%</text:p>
          </table:table-cell>
          <table:table-cell table:style-name="ce29" table:formula="of:=[.Y103]+[.Z104]*60*24*7*52" office:value-type="float" office:value="17412149412.2456" calcext:value-type="float">
            <text:p><text:s/>17,412,149,412 </text:p>
          </table:table-cell>
          <table:table-cell table:style-name="ce77" table:formula="of:=AVERAGE([.Z103];[.Y$38]*(1-[.Y$39])^[.$B104])" office:value-type="float" office:value="225.766500385313" calcext:value-type="float">
            <text:p><text:s/>225.8 </text:p>
          </table:table-cell>
          <table:table-cell table:style-name="ce39" table:formula="of:=([.Y104]-[.Y103])/[.Y103]" office:value-type="percentage" office:value="0.00684278117988536" calcext:value-type="percentage">
            <text:p>0.68%</text:p>
          </table:table-cell>
          <table:table-cell table:style-name="ce39" table:formula="of:=([.Y104]-[.Y103])/([.Y103]*[.Y$40])" office:value-type="percentage" office:value="0.0136855623597707" calcext:value-type="percentage">
            <text:p>1.37%</text:p>
          </table:table-cell>
          <table:table-cell table:style-name="ce53" table:formula="of:=(1+[.AB104])/(1+[.AA104])-1" office:value-type="percentage" office:value="0.00679627575207564" calcext:value-type="percentage">
            <text:p>0.6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4]+1" office:value-type="float" office:value="59" calcext:value-type="float">
            <text:p>59</text:p>
          </table:table-cell>
          <table:table-cell table:style-name="ce18" table:formula="of:=[.C104]+60*24*7*52" office:value-type="float" office:value="31978801" calcext:value-type="float">
            <text:p>31978801</text:p>
          </table:table-cell>
          <table:table-cell table:style-name="ce29" table:formula="of:=[.D104]+[.E105]*60*24*7*52" office:value-type="float" office:value="20986754103.6603" calcext:value-type="float">
            <text:p><text:s/>20,986,754,104 </text:p>
          </table:table-cell>
          <table:table-cell table:style-name="ce35" table:formula="of:=AVERAGE(433880129.334725*EXP(-0.000000235788480377594 * [.C104]);433880129.334725*EXP(-0.000000235788480377594 * [.C105]))/100000" office:value-type="float" office:value="2.45671248177466" calcext:value-type="float">
            <text:p><text:s/>2.5 </text:p>
          </table:table-cell>
          <table:table-cell table:style-name="ce42" table:formula="of:=([.D105]-[.D104])/[.D104]" office:value-type="percentage" office:value="0.0000613620107515089" calcext:value-type="percentage">
            <text:p>0.01%</text:p>
          </table:table-cell>
          <table:table-cell table:style-name="ce39" table:formula="of:=([.D105]-[.D104])/([.D104]*[.D$40])" office:value-type="percentage" office:value="0.000122724021503018" calcext:value-type="percentage">
            <text:p>0.01%</text:p>
          </table:table-cell>
          <table:table-cell table:style-name="ce53" table:formula="of:=(1+[.G105])/(1+[.F105])-1" office:value-type="percentage" office:value="0.0000613582456860939" calcext:value-type="percentage">
            <text:p>0.01%</text:p>
          </table:table-cell>
          <table:table-cell table:style-name="ce29" table:formula="of:=[.I104]+[.J105]*60*24*7*52" office:value-type="float" office:value="15283123200" calcext:value-type="float">
            <text:p><text:s/>15,283,123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5]-[.I104])/[.I104]" office:value-type="percentage" office:value="0.00969617632732587" calcext:value-type="percentage">
            <text:p>0.97%</text:p>
          </table:table-cell>
          <table:table-cell table:style-name="ce39" table:formula="of:=([.I105]-[.I104])/([.I104]*[.I$40])" office:value-type="percentage" office:value="0.0193923526546517" calcext:value-type="percentage">
            <text:p>1.94%</text:p>
          </table:table-cell>
          <table:table-cell table:style-name="ce53" table:formula="of:=(1+[.L105])/(1+[.K105])-1" office:value-type="percentage" office:value="0.00960306333197658" calcext:value-type="percentage">
            <text:p>0.96%</text:p>
          </table:table-cell>
          <table:table-cell table:style-name="ce8" table:formula="of:=[.N104]+1" office:value-type="float" office:value="59" calcext:value-type="float">
            <text:p>59</text:p>
          </table:table-cell>
          <table:table-cell table:style-name="ce29" table:formula="of:=[.O104]+[.P105]*60*24*7*52" office:value-type="float" office:value="16541265930.8579" calcext:value-type="float">
            <text:p><text:s/>16,541,265,931 </text:p>
          </table:table-cell>
          <table:table-cell table:style-name="ce77" table:formula="of:=AVERAGE([.P104];[.O$38]*(1-[.O$39])^[.B105])" office:value-type="float" office:value="252.524551608467" calcext:value-type="float">
            <text:p><text:s/>252.5 </text:p>
          </table:table-cell>
          <table:table-cell table:style-name="ce39" table:formula="of:=([.O105]-[.O104])/[.O104]" office:value-type="percentage" office:value="0.00806655214541165" calcext:value-type="percentage">
            <text:p>0.81%</text:p>
          </table:table-cell>
          <table:table-cell table:style-name="ce39" table:formula="of:=([.O105]-[.O104])/([.O104]*[.O$40])" office:value-type="percentage" office:value="0.0161331042908233" calcext:value-type="percentage">
            <text:p>1.61%</text:p>
          </table:table-cell>
          <table:table-cell table:style-name="ce53" table:formula="of:=(1+[.R105])/(1+[.Q105])-1" office:value-type="percentage" office:value="0.00800200356637548" calcext:value-type="percentage">
            <text:p>0.80%</text:p>
          </table:table-cell>
          <table:table-cell table:style-name="ce29" table:formula="of:=[.T104]+[.U105]*60*24*7*52" office:value-type="float" office:value="19331528283.2167" calcext:value-type="float">
            <text:p><text:s/>19,331,528,283 </text:p>
          </table:table-cell>
          <table:table-cell table:style-name="ce77" table:formula="of:=AVERAGE([.U104];[.T$38]*(1-[.T$39])^[.$B105])" office:value-type="float" office:value="140.760377168256" calcext:value-type="float">
            <text:p><text:s/>140.8 </text:p>
          </table:table-cell>
          <table:table-cell table:style-name="ce39" table:formula="of:=([.T105]-[.T104])/[.T104]" office:value-type="percentage" office:value="0.00383123519358199" calcext:value-type="percentage">
            <text:p>0.38%</text:p>
          </table:table-cell>
          <table:table-cell table:style-name="ce39" table:formula="of:=([.T105]-[.T104])/([.T104]*[.T$40])" office:value-type="percentage" office:value="0.00766247038716398" calcext:value-type="percentage">
            <text:p>0.77%</text:p>
          </table:table-cell>
          <table:table-cell table:style-name="ce53" table:formula="of:=(1+[.W105])/(1+[.V105])-1" office:value-type="percentage" office:value="0.00381661285210266" calcext:value-type="percentage">
            <text:p>0.38%</text:p>
          </table:table-cell>
          <table:table-cell table:style-name="ce29" table:formula="of:=[.Y104]+[.Z105]*60*24*7*52" office:value-type="float" office:value="17528747615.8856" calcext:value-type="float">
            <text:p><text:s/>17,528,747,616 </text:p>
          </table:table-cell>
          <table:table-cell table:style-name="ce77" table:formula="of:=AVERAGE([.Z104];[.Y$38]*(1-[.Y$39])^[.$B105])" office:value-type="float" office:value="222.447732829649" calcext:value-type="float">
            <text:p><text:s/>222.4 </text:p>
          </table:table-cell>
          <table:table-cell table:style-name="ce39" table:formula="of:=([.Y105]-[.Y104])/[.Y104]" office:value-type="percentage" office:value="0.00669637049852024" calcext:value-type="percentage">
            <text:p>0.67%</text:p>
          </table:table-cell>
          <table:table-cell table:style-name="ce39" table:formula="of:=([.Y105]-[.Y104])/([.Y104]*[.Y$40])" office:value-type="percentage" office:value="0.0133927409970405" calcext:value-type="percentage">
            <text:p>1.34%</text:p>
          </table:table-cell>
          <table:table-cell table:style-name="ce53" table:formula="of:=(1+[.AB105])/(1+[.AA105])-1" office:value-type="percentage" office:value="0.00665182739777248" calcext:value-type="percentage">
            <text:p>0.6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5]+1" office:value-type="float" office:value="60" calcext:value-type="float">
            <text:p>60</text:p>
          </table:table-cell>
          <table:table-cell table:style-name="ce18" table:formula="of:=[.C105]+60*24*7*52" office:value-type="float" office:value="32502961" calcext:value-type="float">
            <text:p>32502961</text:p>
          </table:table-cell>
          <table:table-cell table:style-name="ce29" table:formula="of:=[.D105]+[.E106]*60*24*7*52" office:value-type="float" office:value="20987892106.5547" calcext:value-type="float">
            <text:p><text:s/>20,987,892,107 </text:p>
          </table:table-cell>
          <table:table-cell table:style-name="ce35" table:formula="of:=AVERAGE(433880129.334725*EXP(-0.000000235788480377594 * [.C105]);433880129.334725*EXP(-0.000000235788480377594 * [.C106]))/100000" office:value-type="float" office:value="2.17109831788482" calcext:value-type="float">
            <text:p><text:s/>2.2 </text:p>
          </table:table-cell>
          <table:table-cell table:style-name="ce42" table:formula="of:=([.D106]-[.D105])/[.D105]" office:value-type="percentage" office:value="0.0000542248166953977" calcext:value-type="percentage">
            <text:p>0.01%</text:p>
          </table:table-cell>
          <table:table-cell table:style-name="ce39" table:formula="of:=([.D106]-[.D105])/([.D105]*[.D$40])" office:value-type="percentage" office:value="0.000108449633390795" calcext:value-type="percentage">
            <text:p>0.01%</text:p>
          </table:table-cell>
          <table:table-cell table:style-name="ce53" table:formula="of:=(1+[.G106])/(1+[.F106])-1" office:value-type="percentage" office:value="0.000054221876524041" calcext:value-type="percentage">
            <text:p>0.01%</text:p>
          </table:table-cell>
          <table:table-cell table:style-name="ce29" table:formula="of:=[.I105]+[.J106]*60*24*7*52" office:value-type="float" office:value="15429888000" calcext:value-type="float">
            <text:p><text:s/>15,429,888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6]-[.I105])/[.I105]" office:value-type="percentage" office:value="0.00960306333197654" calcext:value-type="percentage">
            <text:p>0.96%</text:p>
          </table:table-cell>
          <table:table-cell table:style-name="ce39" table:formula="of:=([.I106]-[.I105])/([.I105]*[.I$40])" office:value-type="percentage" office:value="0.0192061266639531" calcext:value-type="percentage">
            <text:p>1.92%</text:p>
          </table:table-cell>
          <table:table-cell table:style-name="ce53" table:formula="of:=(1+[.L106])/(1+[.K106])-1" office:value-type="percentage" office:value="0.00951172166641778" calcext:value-type="percentage">
            <text:p>0.95%</text:p>
          </table:table-cell>
          <table:table-cell table:style-name="ce8" table:formula="of:=[.N105]+1" office:value-type="float" office:value="60" calcext:value-type="float">
            <text:p>60</text:p>
          </table:table-cell>
          <table:table-cell table:style-name="ce29" table:formula="of:=[.O105]+[.P106]*60*24*7*52" office:value-type="float" office:value="16672583530.0041" calcext:value-type="float">
            <text:p><text:s/>16,672,583,530 </text:p>
          </table:table-cell>
          <table:table-cell table:style-name="ce77" table:formula="of:=AVERAGE([.P105];[.O$38]*(1-[.O$39])^[.B106])" office:value-type="float" office:value="250.52960765076" calcext:value-type="float">
            <text:p><text:s/>250.5 </text:p>
          </table:table-cell>
          <table:table-cell table:style-name="ce39" table:formula="of:=([.O106]-[.O105])/[.O105]" office:value-type="percentage" office:value="0.00793878773820138" calcext:value-type="percentage">
            <text:p>0.79%</text:p>
          </table:table-cell>
          <table:table-cell table:style-name="ce39" table:formula="of:=([.O106]-[.O105])/([.O105]*[.O$40])" office:value-type="percentage" office:value="0.0158775754764028" calcext:value-type="percentage">
            <text:p>1.59%</text:p>
          </table:table-cell>
          <table:table-cell table:style-name="ce53" table:formula="of:=(1+[.R106])/(1+[.Q106])-1" office:value-type="percentage" office:value="0.0078762597836084" calcext:value-type="percentage">
            <text:p>0.79%</text:p>
          </table:table-cell>
          <table:table-cell table:style-name="ce29" table:formula="of:=[.T105]+[.U106]*60*24*7*52" office:value-type="float" office:value="19402985142.2954" calcext:value-type="float">
            <text:p><text:s/>19,402,985,142 </text:p>
          </table:table-cell>
          <table:table-cell table:style-name="ce77" table:formula="of:=AVERAGE([.U105];[.T$38]*(1-[.T$39])^[.$B106])" office:value-type="float" office:value="136.326425287456" calcext:value-type="float">
            <text:p><text:s/>136.3 </text:p>
          </table:table-cell>
          <table:table-cell table:style-name="ce39" table:formula="of:=([.T106]-[.T105])/[.T105]" office:value-type="percentage" office:value="0.0036963895472616" calcext:value-type="percentage">
            <text:p>0.37%</text:p>
          </table:table-cell>
          <table:table-cell table:style-name="ce39" table:formula="of:=([.T106]-[.T105])/([.T105]*[.T$40])" office:value-type="percentage" office:value="0.0073927790945232" calcext:value-type="percentage">
            <text:p>0.74%</text:p>
          </table:table-cell>
          <table:table-cell table:style-name="ce53" table:formula="of:=(1+[.W106])/(1+[.V106])-1" office:value-type="percentage" office:value="0.00368277657044169" calcext:value-type="percentage">
            <text:p>0.37%</text:p>
          </table:table-cell>
          <table:table-cell table:style-name="ce29" table:formula="of:=[.Y105]+[.Z106]*60*24*7*52" office:value-type="float" office:value="17643631825.9321" calcext:value-type="float">
            <text:p><text:s/>17,643,631,826 </text:p>
          </table:table-cell>
          <table:table-cell table:style-name="ce77" table:formula="of:=AVERAGE([.Z105];[.Y$38]*(1-[.Y$39])^[.$B106])" office:value-type="float" office:value="219.177751157054" calcext:value-type="float">
            <text:p><text:s/>219.2 </text:p>
          </table:table-cell>
          <table:table-cell table:style-name="ce39" table:formula="of:=([.Y106]-[.Y105])/[.Y105]" office:value-type="percentage" office:value="0.0065540455350254" calcext:value-type="percentage">
            <text:p>0.66%</text:p>
          </table:table-cell>
          <table:table-cell table:style-name="ce39" table:formula="of:=([.Y106]-[.Y105])/([.Y105]*[.Y$40])" office:value-type="percentage" office:value="0.0131080910700508" calcext:value-type="percentage">
            <text:p>1.31%</text:p>
          </table:table-cell>
          <table:table-cell table:style-name="ce53" table:formula="of:=(1+[.AB106])/(1+[.AA106])-1" office:value-type="percentage" office:value="0.00651136972137589" calcext:value-type="percentage">
            <text:p>0.6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6]+1" office:value-type="float" office:value="61" calcext:value-type="float">
            <text:p>61</text:p>
          </table:table-cell>
          <table:table-cell table:style-name="ce18" table:formula="of:=[.C106]+60*24*7*52" office:value-type="float" office:value="33027121" calcext:value-type="float">
            <text:p>33027121</text:p>
          </table:table-cell>
          <table:table-cell table:style-name="ce29" table:formula="of:=[.D106]+[.E107]*60*24*7*52" office:value-type="float" office:value="20988897806.7283" calcext:value-type="float">
            <text:p><text:s/>20,988,897,807 </text:p>
          </table:table-cell>
          <table:table-cell table:style-name="ce35" table:formula="of:=AVERAGE(433880129.334725*EXP(-0.000000235788480377594 * [.C106]);433880129.334725*EXP(-0.000000235788480377594 * [.C107]))/100000" office:value-type="float" office:value="1.91868928126146" calcext:value-type="float">
            <text:p><text:s/>1.9 </text:p>
          </table:table-cell>
          <table:table-cell table:style-name="ce42" table:formula="of:=([.D107]-[.D106])/[.D106]" office:value-type="percentage" office:value="0.0000479181124317778" calcext:value-type="percentage">
            <text:p>0.00%</text:p>
          </table:table-cell>
          <table:table-cell table:style-name="ce39" table:formula="of:=([.D107]-[.D106])/([.D106]*[.D$40])" office:value-type="percentage" office:value="0.0000958362248635556" calcext:value-type="percentage">
            <text:p>0.01%</text:p>
          </table:table-cell>
          <table:table-cell table:style-name="ce53" table:formula="of:=(1+[.G107])/(1+[.F107])-1" office:value-type="percentage" office:value="0.0000479158163961824" calcext:value-type="percentage">
            <text:p>0.00%</text:p>
          </table:table-cell>
          <table:table-cell table:style-name="ce29" table:formula="of:=[.I106]+[.J107]*60*24*7*52" office:value-type="float" office:value="15576652800" calcext:value-type="float">
            <text:p><text:s/>15,576,652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7]-[.I106])/[.I106]" office:value-type="percentage" office:value="0.0095117216664178" calcext:value-type="percentage">
            <text:p>0.95%</text:p>
          </table:table-cell>
          <table:table-cell table:style-name="ce39" table:formula="of:=([.I107]-[.I106])/([.I106]*[.I$40])" office:value-type="percentage" office:value="0.0190234433328356" calcext:value-type="percentage">
            <text:p>1.90%</text:p>
          </table:table-cell>
          <table:table-cell table:style-name="ce53" table:formula="of:=(1+[.L107])/(1+[.K107])-1" office:value-type="percentage" office:value="0.00942210126170373" calcext:value-type="percentage">
            <text:p>0.94%</text:p>
          </table:table-cell>
          <table:table-cell table:style-name="ce8" table:formula="of:=[.N106]+1" office:value-type="float" office:value="61" calcext:value-type="float">
            <text:p>61</text:p>
          </table:table-cell>
          <table:table-cell table:style-name="ce29" table:formula="of:=[.O106]+[.P107]*60*24*7*52" office:value-type="float" office:value="16802863720.1171" calcext:value-type="float">
            <text:p><text:s/>16,802,863,720 </text:p>
          </table:table-cell>
          <table:table-cell table:style-name="ce77" table:formula="of:=AVERAGE([.P106];[.O$38]*(1-[.O$39])^[.B107])" office:value-type="float" office:value="248.550423750319" calcext:value-type="float">
            <text:p><text:s/>248.6 </text:p>
          </table:table-cell>
          <table:table-cell table:style-name="ce39" table:formula="of:=([.O107]-[.O106])/[.O106]" office:value-type="percentage" office:value="0.00781403733131779" calcext:value-type="percentage">
            <text:p>0.78%</text:p>
          </table:table-cell>
          <table:table-cell table:style-name="ce39" table:formula="of:=([.O107]-[.O106])/([.O106]*[.O$40])" office:value-type="percentage" office:value="0.0156280746626356" calcext:value-type="percentage">
            <text:p>1.56%</text:p>
          </table:table-cell>
          <table:table-cell table:style-name="ce53" table:formula="of:=(1+[.R107])/(1+[.Q107])-1" office:value-type="percentage" office:value="0.00775345157129315" calcext:value-type="percentage">
            <text:p>0.78%</text:p>
          </table:table-cell>
          <table:table-cell table:style-name="ce29" table:formula="of:=[.T106]+[.U107]*60*24*7*52" office:value-type="float" office:value="19472191110.3131" calcext:value-type="float">
            <text:p><text:s/>19,472,191,110 </text:p>
          </table:table-cell>
          <table:table-cell table:style-name="ce77" table:formula="of:=AVERAGE([.U106];[.T$38]*(1-[.T$39])^[.$B107])" office:value-type="float" office:value="132.032142890901" calcext:value-type="float">
            <text:p><text:s/>132.0 </text:p>
          </table:table-cell>
          <table:table-cell table:style-name="ce39" table:formula="of:=([.T107]-[.T106])/[.T106]" office:value-type="percentage" office:value="0.00356676910847282" calcext:value-type="percentage">
            <text:p>0.36%</text:p>
          </table:table-cell>
          <table:table-cell table:style-name="ce39" table:formula="of:=([.T107]-[.T106])/([.T106]*[.T$40])" office:value-type="percentage" office:value="0.00713353821694564" calcext:value-type="percentage">
            <text:p>0.71%</text:p>
          </table:table-cell>
          <table:table-cell table:style-name="ce53" table:formula="of:=(1+[.W107])/(1+[.V107])-1" office:value-type="percentage" office:value="0.00355409248120231" calcext:value-type="percentage">
            <text:p>0.36%</text:p>
          </table:table-cell>
          <table:table-cell table:style-name="ce29" table:formula="of:=[.Y106]+[.Z107]*60*24*7*52" office:value-type="float" office:value="17756827238.0909" calcext:value-type="float">
            <text:p><text:s/>17,756,827,238 </text:p>
          </table:table-cell>
          <table:table-cell table:style-name="ce77" table:formula="of:=AVERAGE([.Z106];[.Y$38]*(1-[.Y$39])^[.$B107])" office:value-type="float" office:value="215.955838215045" calcext:value-type="float">
            <text:p><text:s/>216.0 </text:p>
          </table:table-cell>
          <table:table-cell table:style-name="ce39" table:formula="of:=([.Y107]-[.Y106])/[.Y106]" office:value-type="percentage" office:value="0.00641565258647185" calcext:value-type="percentage">
            <text:p>0.64%</text:p>
          </table:table-cell>
          <table:table-cell table:style-name="ce39" table:formula="of:=([.Y107]-[.Y106])/([.Y106]*[.Y$40])" office:value-type="percentage" office:value="0.0128313051729437" calcext:value-type="percentage">
            <text:p>1.28%</text:p>
          </table:table-cell>
          <table:table-cell table:style-name="ce53" table:formula="of:=(1+[.AB107])/(1+[.AA107])-1" office:value-type="percentage" office:value="0.00637475437706447" calcext:value-type="percentage">
            <text:p>0.6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7]+1" office:value-type="float" office:value="62" calcext:value-type="float">
            <text:p>62</text:p>
          </table:table-cell>
          <table:table-cell table:style-name="ce18" table:formula="of:=[.C107]+60*24*7*52" office:value-type="float" office:value="33551281" calcext:value-type="float">
            <text:p>33551281</text:p>
          </table:table-cell>
          <table:table-cell table:style-name="ce29" table:formula="of:=[.D107]+[.E108]*60*24*7*52" office:value-type="float" office:value="20989786585.5217" calcext:value-type="float">
            <text:p><text:s/>20,989,786,586 </text:p>
          </table:table-cell>
          <table:table-cell table:style-name="ce35" table:formula="of:=AVERAGE(433880129.334725*EXP(-0.000000235788480377594 * [.C107]);433880129.334725*EXP(-0.000000235788480377594 * [.C108]))/100000" office:value-type="float" office:value="1.69562498745528" calcext:value-type="float">
            <text:p><text:s/>1.7 </text:p>
          </table:table-cell>
          <table:table-cell table:style-name="ce42" table:formula="of:=([.D108]-[.D107])/[.D107]" office:value-type="percentage" office:value="0.0000423451865651462" calcext:value-type="percentage">
            <text:p>0.00%</text:p>
          </table:table-cell>
          <table:table-cell table:style-name="ce39" table:formula="of:=([.D108]-[.D107])/([.D107]*[.D$40])" office:value-type="percentage" office:value="0.0000846903731302924" calcext:value-type="percentage">
            <text:p>0.01%</text:p>
          </table:table-cell>
          <table:table-cell table:style-name="ce53" table:formula="of:=(1+[.G108])/(1+[.F108])-1" office:value-type="percentage" office:value="0.0000423433935261564" calcext:value-type="percentage">
            <text:p>0.00%</text:p>
          </table:table-cell>
          <table:table-cell table:style-name="ce29" table:formula="of:=[.I107]+[.J108]*60*24*7*52" office:value-type="float" office:value="15723417600" calcext:value-type="float">
            <text:p><text:s/>15,723,417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8]-[.I107])/[.I107]" office:value-type="percentage" office:value="0.00942210126170367" calcext:value-type="percentage">
            <text:p>0.94%</text:p>
          </table:table-cell>
          <table:table-cell table:style-name="ce39" table:formula="of:=([.I108]-[.I107])/([.I107]*[.I$40])" office:value-type="percentage" office:value="0.0188442025234073" calcext:value-type="percentage">
            <text:p>1.88%</text:p>
          </table:table-cell>
          <table:table-cell table:style-name="ce53" table:formula="of:=(1+[.L108])/(1+[.K108])-1" office:value-type="percentage" office:value="0.00933415391829295" calcext:value-type="percentage">
            <text:p>0.93%</text:p>
          </table:table-cell>
          <table:table-cell table:style-name="ce8" table:formula="of:=[.N107]+1" office:value-type="float" office:value="62" calcext:value-type="float">
            <text:p>62</text:p>
          </table:table-cell>
          <table:table-cell table:style-name="ce29" table:formula="of:=[.O107]+[.P108]*60*24*7*52" office:value-type="float" office:value="16932114696.7282" calcext:value-type="float">
            <text:p><text:s/>16,932,114,697 </text:p>
          </table:table-cell>
          <table:table-cell table:style-name="ce77" table:formula="of:=AVERAGE([.P107];[.O$38]*(1-[.O$39])^[.B108])" office:value-type="float" office:value="246.586875402691" calcext:value-type="float">
            <text:p><text:s/>246.6 </text:p>
          </table:table-cell>
          <table:table-cell table:style-name="ce39" table:formula="of:=([.O108]-[.O107])/[.O107]" office:value-type="percentage" office:value="0.00769219930387995" calcext:value-type="percentage">
            <text:p>0.77%</text:p>
          </table:table-cell>
          <table:table-cell table:style-name="ce39" table:formula="of:=([.O108]-[.O107])/([.O107]*[.O$40])" office:value-type="percentage" office:value="0.0153843986077599" calcext:value-type="percentage">
            <text:p>1.54%</text:p>
          </table:table-cell>
          <table:table-cell table:style-name="ce53" table:formula="of:=(1+[.R108])/(1+[.Q108])-1" office:value-type="percentage" office:value="0.00763348104628969" calcext:value-type="percentage">
            <text:p>0.76%</text:p>
          </table:table-cell>
          <table:table-cell table:style-name="ce29" table:formula="of:=[.T107]+[.U108]*60*24*7*52" office:value-type="float" office:value="19539217090.3383" calcext:value-type="float">
            <text:p><text:s/>19,539,217,090 </text:p>
          </table:table-cell>
          <table:table-cell table:style-name="ce77" table:formula="of:=AVERAGE([.U107];[.T$38]*(1-[.T$39])^[.$B108])" office:value-type="float" office:value="127.873130389838" calcext:value-type="float">
            <text:p><text:s/>127.9 </text:p>
          </table:table-cell>
          <table:table-cell table:style-name="ce39" table:formula="of:=([.T108]-[.T107])/[.T107]" office:value-type="percentage" office:value="0.00344213856804434" calcext:value-type="percentage">
            <text:p>0.34%</text:p>
          </table:table-cell>
          <table:table-cell table:style-name="ce39" table:formula="of:=([.T108]-[.T107])/([.T107]*[.T$40])" office:value-type="percentage" office:value="0.00688427713608867" calcext:value-type="percentage">
            <text:p>0.69%</text:p>
          </table:table-cell>
          <table:table-cell table:style-name="ce53" table:formula="of:=(1+[.W108])/(1+[.V108])-1" office:value-type="percentage" office:value="0.00343033089377376" calcext:value-type="percentage">
            <text:p>0.34%</text:p>
          </table:table-cell>
          <table:table-cell table:style-name="ce29" table:formula="of:=[.Y107]+[.Z108]*60*24*7*52" office:value-type="float" office:value="17868358677.6909" calcext:value-type="float">
            <text:p><text:s/>17,868,358,678 </text:p>
          </table:table-cell>
          <table:table-cell table:style-name="ce77" table:formula="of:=AVERAGE([.Z107];[.Y$38]*(1-[.Y$39])^[.$B108])" office:value-type="float" office:value="212.781287393284" calcext:value-type="float">
            <text:p><text:s/>212.8 </text:p>
          </table:table-cell>
          <table:table-cell table:style-name="ce39" table:formula="of:=([.Y108]-[.Y107])/[.Y107]" office:value-type="percentage" office:value="0.00628104548772163" calcext:value-type="percentage">
            <text:p>0.63%</text:p>
          </table:table-cell>
          <table:table-cell table:style-name="ce39" table:formula="of:=([.Y108]-[.Y107])/([.Y107]*[.Y$40])" office:value-type="percentage" office:value="0.0125620909754433" calcext:value-type="percentage">
            <text:p>1.26%</text:p>
          </table:table-cell>
          <table:table-cell table:style-name="ce53" table:formula="of:=(1+[.AB108])/(1+[.AA108])-1" office:value-type="percentage" office:value="0.00624184020546426" calcext:value-type="percentage">
            <text:p>0.6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8]+1" office:value-type="float" office:value="63" calcext:value-type="float">
            <text:p>63</text:p>
          </table:table-cell>
          <table:table-cell table:style-name="ce18" table:formula="of:=[.C108]+60*24*7*52" office:value-type="float" office:value="34075441" calcext:value-type="float">
            <text:p>34075441</text:p>
          </table:table-cell>
          <table:table-cell table:style-name="ce29" table:formula="of:=[.D108]+[.E109]*60*24*7*52" office:value-type="float" office:value="20990572036.0609" calcext:value-type="float">
            <text:p><text:s/>20,990,572,036 </text:p>
          </table:table-cell>
          <table:table-cell table:style-name="ce35" table:formula="of:=AVERAGE(433880129.334725*EXP(-0.000000235788480377594 * [.C108]);433880129.334725*EXP(-0.000000235788480377594 * [.C109]))/100000" office:value-type="float" office:value="1.49849385523873" calcext:value-type="float">
            <text:p><text:s/>1.5 </text:p>
          </table:table-cell>
          <table:table-cell table:style-name="ce42" table:formula="of:=([.D109]-[.D108])/[.D108]" office:value-type="percentage" office:value="0.0000374206062534941" calcext:value-type="percentage">
            <text:p>0.00%</text:p>
          </table:table-cell>
          <table:table-cell table:style-name="ce39" table:formula="of:=([.D109]-[.D108])/([.D108]*[.D$40])" office:value-type="percentage" office:value="0.0000748412125069882" calcext:value-type="percentage">
            <text:p>0.01%</text:p>
          </table:table-cell>
          <table:table-cell table:style-name="ce53" table:formula="of:=(1+[.G109])/(1+[.F109])-1" office:value-type="percentage" office:value="0.0000374192060039746" calcext:value-type="percentage">
            <text:p>0.00%</text:p>
          </table:table-cell>
          <table:table-cell table:style-name="ce29" table:formula="of:=[.I108]+[.J109]*60*24*7*52" office:value-type="float" office:value="15870182400" calcext:value-type="float">
            <text:p><text:s/>15,870,182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09]-[.I108])/[.I108]" office:value-type="percentage" office:value="0.00933415391829318" calcext:value-type="percentage">
            <text:p>0.93%</text:p>
          </table:table-cell>
          <table:table-cell table:style-name="ce39" table:formula="of:=([.I109]-[.I108])/([.I108]*[.I$40])" office:value-type="percentage" office:value="0.0186683078365864" calcext:value-type="percentage">
            <text:p>1.87%</text:p>
          </table:table-cell>
          <table:table-cell table:style-name="ce53" table:formula="of:=(1+[.L109])/(1+[.K109])-1" office:value-type="percentage" office:value="0.00924783321961065" calcext:value-type="percentage">
            <text:p>0.92%</text:p>
          </table:table-cell>
          <table:table-cell table:style-name="ce8" table:formula="of:=[.N108]+1" office:value-type="float" office:value="63" calcext:value-type="float">
            <text:p>63</text:p>
          </table:table-cell>
          <table:table-cell table:style-name="ce29" table:formula="of:=[.O108]+[.P109]*60*24*7*52" office:value-type="float" office:value="17060344590.624" calcext:value-type="float">
            <text:p><text:s/>17,060,344,591 </text:p>
          </table:table-cell>
          <table:table-cell table:style-name="ce77" table:formula="of:=AVERAGE([.P108];[.O$38]*(1-[.O$39])^[.B109])" office:value-type="float" office:value="244.63883908701" calcext:value-type="float">
            <text:p><text:s/>244.6 </text:p>
          </table:table-cell>
          <table:table-cell table:style-name="ce39" table:formula="of:=([.O109]-[.O108])/[.O108]" office:value-type="percentage" office:value="0.00757317654602384" calcext:value-type="percentage">
            <text:p>0.76%</text:p>
          </table:table-cell>
          <table:table-cell table:style-name="ce39" table:formula="of:=([.O109]-[.O108])/([.O108]*[.O$40])" office:value-type="percentage" office:value="0.0151463530920477" calcext:value-type="percentage">
            <text:p>1.51%</text:p>
          </table:table-cell>
          <table:table-cell table:style-name="ce53" table:formula="of:=(1+[.R109])/(1+[.Q109])-1" office:value-type="percentage" office:value="0.00751625462280048" calcext:value-type="percentage">
            <text:p>0.75%</text:p>
          </table:table-cell>
          <table:table-cell table:style-name="ce29" table:formula="of:=[.T108]+[.U109]*60*24*7*52" office:value-type="float" office:value="19604131751.9926" calcext:value-type="float">
            <text:p><text:s/>19,604,131,752 </text:p>
          </table:table-cell>
          <table:table-cell table:style-name="ce77" table:formula="of:=AVERAGE([.U108];[.T$38]*(1-[.T$39])^[.$B109])" office:value-type="float" office:value="123.845126782558" calcext:value-type="float">
            <text:p><text:s/>123.8 </text:p>
          </table:table-cell>
          <table:table-cell table:style-name="ce39" table:formula="of:=([.T109]-[.T108])/[.T108]" office:value-type="percentage" office:value="0.00332227547061983" calcext:value-type="percentage">
            <text:p>0.33%</text:p>
          </table:table-cell>
          <table:table-cell table:style-name="ce39" table:formula="of:=([.T109]-[.T108])/([.T108]*[.T$40])" office:value-type="percentage" office:value="0.00664455094123965" calcext:value-type="percentage">
            <text:p>0.66%</text:p>
          </table:table-cell>
          <table:table-cell table:style-name="ce53" table:formula="of:=(1+[.W109])/(1+[.V109])-1" office:value-type="percentage" office:value="0.0033112745045567" calcext:value-type="percentage">
            <text:p>0.33%</text:p>
          </table:table-cell>
          <table:table-cell table:style-name="ce29" table:formula="of:=[.Y108]+[.Z109]*60*24*7*52" office:value-type="float" office:value="17978250605.1289" calcext:value-type="float">
            <text:p><text:s/>17,978,250,605 </text:p>
          </table:table-cell>
          <table:table-cell table:style-name="ce77" table:formula="of:=AVERAGE([.Z108];[.Y$38]*(1-[.Y$39])^[.$B109])" office:value-type="float" office:value="209.653402468602" calcext:value-type="float">
            <text:p><text:s/>209.7 </text:p>
          </table:table-cell>
          <table:table-cell table:style-name="ce39" table:formula="of:=([.Y109]-[.Y108])/[.Y108]" office:value-type="percentage" office:value="0.00615008515444371" calcext:value-type="percentage">
            <text:p>0.62%</text:p>
          </table:table-cell>
          <table:table-cell table:style-name="ce39" table:formula="of:=([.Y109]-[.Y108])/([.Y108]*[.Y$40])" office:value-type="percentage" office:value="0.0123001703088874" calcext:value-type="percentage">
            <text:p>1.23%</text:p>
          </table:table-cell>
          <table:table-cell table:style-name="ce53" table:formula="of:=(1+[.AB109])/(1+[.AA109])-1" office:value-type="percentage" office:value="0.00611249280319792" calcext:value-type="percentage">
            <text:p>0.6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09]+1" office:value-type="float" office:value="64" calcext:value-type="float">
            <text:p>64</text:p>
          </table:table-cell>
          <table:table-cell table:style-name="ce18" table:formula="of:=[.C109]+60*24*7*52" office:value-type="float" office:value="34599601" calcext:value-type="float">
            <text:p>34599601</text:p>
          </table:table-cell>
          <table:table-cell table:style-name="ce29" table:formula="of:=[.D109]+[.E110]*60*24*7*52" office:value-type="float" office:value="20991266171.1528" calcext:value-type="float">
            <text:p><text:s/>20,991,266,171 </text:p>
          </table:table-cell>
          <table:table-cell table:style-name="ce35" table:formula="of:=AVERAGE(433880129.334725*EXP(-0.000000235788480377594 * [.C109]);433880129.334725*EXP(-0.000000235788480377594 * [.C110]))/100000" office:value-type="float" office:value="1.32428092933341" calcext:value-type="float">
            <text:p><text:s/>1.3 </text:p>
          </table:table-cell>
          <table:table-cell table:style-name="ce42" table:formula="of:=([.D110]-[.D109])/[.D109]" office:value-type="percentage" office:value="0.0000330688982999821" calcext:value-type="percentage">
            <text:p>0.00%</text:p>
          </table:table-cell>
          <table:table-cell table:style-name="ce39" table:formula="of:=([.D110]-[.D109])/([.D109]*[.D$40])" office:value-type="percentage" office:value="0.0000661377965999641" calcext:value-type="percentage">
            <text:p>0.01%</text:p>
          </table:table-cell>
          <table:table-cell table:style-name="ce53" table:formula="of:=(1+[.G110])/(1+[.F110])-1" office:value-type="percentage" office:value="0.0000330678047841815" calcext:value-type="percentage">
            <text:p>0.00%</text:p>
          </table:table-cell>
          <table:table-cell table:style-name="ce29" table:formula="of:=[.I109]+[.J110]*60*24*7*52" office:value-type="float" office:value="16016947200" calcext:value-type="float">
            <text:p><text:s/>16,016,947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0]-[.I109])/[.I109]" office:value-type="percentage" office:value="0.00924783321961063" calcext:value-type="percentage">
            <text:p>0.92%</text:p>
          </table:table-cell>
          <table:table-cell table:style-name="ce39" table:formula="of:=([.I110]-[.I109])/([.I109]*[.I$40])" office:value-type="percentage" office:value="0.0184956664392213" calcext:value-type="percentage">
            <text:p>1.85%</text:p>
          </table:table-cell>
          <table:table-cell table:style-name="ce53" table:formula="of:=(1+[.L110])/(1+[.K110])-1" office:value-type="percentage" office:value="0.00916309445035823" calcext:value-type="percentage">
            <text:p>0.92%</text:p>
          </table:table-cell>
          <table:table-cell table:style-name="ce8" table:formula="of:=[.N109]+1" office:value-type="float" office:value="64" calcext:value-type="float">
            <text:p>64</text:p>
          </table:table-cell>
          <table:table-cell table:style-name="ce29" table:formula="of:=[.O109]+[.P110]*60*24*7*52" office:value-type="float" office:value="17187561468.3581" calcext:value-type="float">
            <text:p><text:s/>17,187,561,468 </text:p>
          </table:table-cell>
          <table:table-cell table:style-name="ce77" table:formula="of:=AVERAGE([.P109];[.O$38]*(1-[.O$39])^[.B110])" office:value-type="float" office:value="242.706192258223" calcext:value-type="float">
            <text:p><text:s/>242.7 </text:p>
          </table:table-cell>
          <table:table-cell table:style-name="ce39" table:formula="of:=([.O110]-[.O109])/[.O109]" office:value-type="percentage" office:value="0.00745687621128047" calcext:value-type="percentage">
            <text:p>0.75%</text:p>
          </table:table-cell>
          <table:table-cell table:style-name="ce39" table:formula="of:=([.O110]-[.O109])/([.O109]*[.O$40])" office:value-type="percentage" office:value="0.0149137524225609" calcext:value-type="percentage">
            <text:p>1.49%</text:p>
          </table:table-cell>
          <table:table-cell table:style-name="ce53" table:formula="of:=(1+[.R110])/(1+[.Q110])-1" office:value-type="percentage" office:value="0.00740168277904174" calcext:value-type="percentage">
            <text:p>0.74%</text:p>
          </table:table-cell>
          <table:table-cell table:style-name="ce29" table:formula="of:=[.T109]+[.U110]*60*24*7*52" office:value-type="float" office:value="19667001601.8048" calcext:value-type="float">
            <text:p><text:s/>19,667,001,602 </text:p>
          </table:table-cell>
          <table:table-cell table:style-name="ce77" table:formula="of:=AVERAGE([.U109];[.T$38]*(1-[.T$39])^[.$B110])" office:value-type="float" office:value="119.944005288907" calcext:value-type="float">
            <text:p><text:s/>119.9 </text:p>
          </table:table-cell>
          <table:table-cell table:style-name="ce39" table:formula="of:=([.T110]-[.T109])/[.T109]" office:value-type="percentage" office:value="0.00320696935766323" calcext:value-type="percentage">
            <text:p>0.32%</text:p>
          </table:table-cell>
          <table:table-cell table:style-name="ce39" table:formula="of:=([.T110]-[.T109])/([.T109]*[.T$40])" office:value-type="percentage" office:value="0.00641393871532645" calcext:value-type="percentage">
            <text:p>0.64%</text:p>
          </table:table-cell>
          <table:table-cell table:style-name="ce53" table:formula="of:=(1+[.W110])/(1+[.V110])-1" office:value-type="percentage" office:value="0.00319671758233153" calcext:value-type="percentage">
            <text:p>0.32%</text:p>
          </table:table-cell>
          <table:table-cell table:style-name="ce29" table:formula="of:=[.Y109]+[.Z110]*60*24*7*52" office:value-type="float" office:value="18086527121.2335" calcext:value-type="float">
            <text:p><text:s/>18,086,527,121 </text:p>
          </table:table-cell>
          <table:table-cell table:style-name="ce77" table:formula="of:=AVERAGE([.Z109];[.Y$38]*(1-[.Y$39])^[.$B110])" office:value-type="float" office:value="206.571497452314" calcext:value-type="float">
            <text:p><text:s/>206.6 </text:p>
          </table:table-cell>
          <table:table-cell table:style-name="ce39" table:formula="of:=([.Y110]-[.Y109])/[.Y109]" office:value-type="percentage" office:value="0.00602263915899121" calcext:value-type="percentage">
            <text:p>0.60%</text:p>
          </table:table-cell>
          <table:table-cell table:style-name="ce39" table:formula="of:=([.Y110]-[.Y109])/([.Y109]*[.Y$40])" office:value-type="percentage" office:value="0.0120452783179824" calcext:value-type="percentage">
            <text:p>1.20%</text:p>
          </table:table-cell>
          <table:table-cell table:style-name="ce53" table:formula="of:=(1+[.AB110])/(1+[.AA110])-1" office:value-type="percentage" office:value="0.00598658412302333" calcext:value-type="percentage">
            <text:p>0.60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0]+1" office:value-type="float" office:value="65" calcext:value-type="float">
            <text:p>65</text:p>
          </table:table-cell>
          <table:table-cell table:style-name="ce18" table:formula="of:=[.C110]+60*24*7*52" office:value-type="float" office:value="35123761" calcext:value-type="float">
            <text:p>35123761</text:p>
          </table:table-cell>
          <table:table-cell table:style-name="ce29" table:formula="of:=[.D110]+[.E111]*60*24*7*52" office:value-type="float" office:value="20991879607.0114" calcext:value-type="float">
            <text:p><text:s/>20,991,879,607 </text:p>
          </table:table-cell>
          <table:table-cell table:style-name="ce35" table:formula="of:=AVERAGE(433880129.334725*EXP(-0.000000235788480377594 * [.C110]);433880129.334725*EXP(-0.000000235788480377594 * [.C111]))/100000" office:value-type="float" office:value="1.17032176919856" calcext:value-type="float">
            <text:p><text:s/>1.2 </text:p>
          </table:table-cell>
          <table:table-cell table:style-name="ce42" table:formula="of:=([.D111]-[.D110])/[.D110]" office:value-type="percentage" office:value="0.000029223385266126" calcext:value-type="percentage">
            <text:p>0.00%</text:p>
          </table:table-cell>
          <table:table-cell table:style-name="ce39" table:formula="of:=([.D111]-[.D110])/([.D110]*[.D$40])" office:value-type="percentage" office:value="0.0000584467705322519" calcext:value-type="percentage">
            <text:p>0.01%</text:p>
          </table:table-cell>
          <table:table-cell table:style-name="ce53" table:formula="of:=(1+[.G111])/(1+[.F111])-1" office:value-type="percentage" office:value="0.0000292225312847893" calcext:value-type="percentage">
            <text:p>0.00%</text:p>
          </table:table-cell>
          <table:table-cell table:style-name="ce29" table:formula="of:=[.I110]+[.J111]*60*24*7*52" office:value-type="float" office:value="16163712000" calcext:value-type="float">
            <text:p><text:s/>16,163,712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1]-[.I110])/[.I110]" office:value-type="percentage" office:value="0.00916309445035818" calcext:value-type="percentage">
            <text:p>0.92%</text:p>
          </table:table-cell>
          <table:table-cell table:style-name="ce39" table:formula="of:=([.I111]-[.I110])/([.I110]*[.I$40])" office:value-type="percentage" office:value="0.0183261889007164" calcext:value-type="percentage">
            <text:p>1.83%</text:p>
          </table:table-cell>
          <table:table-cell table:style-name="ce53" table:formula="of:=(1+[.L111])/(1+[.K111])-1" office:value-type="percentage" office:value="0.00907989451927871" calcext:value-type="percentage">
            <text:p>0.91%</text:p>
          </table:table-cell>
          <table:table-cell table:style-name="ce8" table:formula="of:=[.N110]+1" office:value-type="float" office:value="65" calcext:value-type="float">
            <text:p>65</text:p>
          </table:table-cell>
          <table:table-cell table:style-name="ce29" table:formula="of:=[.O110]+[.P111]*60*24*7*52" office:value-type="float" office:value="17313773332.7581" calcext:value-type="float">
            <text:p><text:s/>17,313,773,333 </text:p>
          </table:table-cell>
          <table:table-cell table:style-name="ce77" table:formula="of:=AVERAGE([.P110];[.O$38]*(1-[.O$39])^[.B111])" office:value-type="float" office:value="240.788813339383" calcext:value-type="float">
            <text:p><text:s/>240.8 </text:p>
          </table:table-cell>
          <table:table-cell table:style-name="ce39" table:formula="of:=([.O111]-[.O110])/[.O110]" office:value-type="percentage" office:value="0.00734320948508746" calcext:value-type="percentage">
            <text:p>0.73%</text:p>
          </table:table-cell>
          <table:table-cell table:style-name="ce39" table:formula="of:=([.O111]-[.O110])/([.O110]*[.O$40])" office:value-type="percentage" office:value="0.0146864189701749" calcext:value-type="percentage">
            <text:p>1.47%</text:p>
          </table:table-cell>
          <table:table-cell table:style-name="ce53" table:formula="of:=(1+[.R111])/(1+[.Q111])-1" office:value-type="percentage" office:value="0.00728967983895101" calcext:value-type="percentage">
            <text:p>0.73%</text:p>
          </table:table-cell>
          <table:table-cell table:style-name="ce29" table:formula="of:=[.T110]+[.U111]*60*24*7*52" office:value-type="float" office:value="19727891051.348" calcext:value-type="float">
            <text:p><text:s/>19,727,891,051 </text:p>
          </table:table-cell>
          <table:table-cell table:style-name="ce77" table:formula="of:=AVERAGE([.U110];[.T$38]*(1-[.T$39])^[.$B111])" office:value-type="float" office:value="116.165769122307" calcext:value-type="float">
            <text:p><text:s/>116.2 </text:p>
          </table:table-cell>
          <table:table-cell table:style-name="ce39" table:formula="of:=([.T111]-[.T110])/[.T110]" office:value-type="percentage" office:value="0.00309602097848816" calcext:value-type="percentage">
            <text:p>0.31%</text:p>
          </table:table-cell>
          <table:table-cell table:style-name="ce39" table:formula="of:=([.T111]-[.T110])/([.T110]*[.T$40])" office:value-type="percentage" office:value="0.00619204195697632" calcext:value-type="percentage">
            <text:p>0.62%</text:p>
          </table:table-cell>
          <table:table-cell table:style-name="ce53" table:formula="of:=(1+[.W111])/(1+[.V111])-1" office:value-type="percentage" office:value="0.00308646521742562" calcext:value-type="percentage">
            <text:p>0.31%</text:p>
          </table:table-cell>
          <table:table-cell table:style-name="ce29" table:formula="of:=[.Y110]+[.Z111]*60*24*7*52" office:value-type="float" office:value="18193211972.5514" calcext:value-type="float">
            <text:p><text:s/>18,193,211,973 </text:p>
          </table:table-cell>
          <table:table-cell table:style-name="ce77" table:formula="of:=AVERAGE([.Z110];[.Y$38]*(1-[.Y$39])^[.$B111])" office:value-type="float" office:value="203.534896439765" calcext:value-type="float">
            <text:p><text:s/>203.5 </text:p>
          </table:table-cell>
          <table:table-cell table:style-name="ce39" table:formula="of:=([.Y111]-[.Y110])/[.Y110]" office:value-type="percentage" office:value="0.00589858133641476" calcext:value-type="percentage">
            <text:p>0.59%</text:p>
          </table:table-cell>
          <table:table-cell table:style-name="ce39" table:formula="of:=([.Y111]-[.Y110])/([.Y110]*[.Y$40])" office:value-type="percentage" office:value="0.0117971626728295" calcext:value-type="percentage">
            <text:p>1.18%</text:p>
          </table:table-cell>
          <table:table-cell table:style-name="ce53" table:formula="of:=(1+[.AB111])/(1+[.AA111])-1" office:value-type="percentage" office:value="0.00586399210204469" calcext:value-type="percentage">
            <text:p>0.5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1]+1" office:value-type="float" office:value="66" calcext:value-type="float">
            <text:p>66</text:p>
          </table:table-cell>
          <table:table-cell table:style-name="ce18" table:formula="of:=[.C111]+60*24*7*52" office:value-type="float" office:value="35647921" calcext:value-type="float">
            <text:p>35647921</text:p>
          </table:table-cell>
          <table:table-cell table:style-name="ce29" table:formula="of:=[.D111]+[.E112]*60*24*7*52" office:value-type="float" office:value="20992421725.6233" calcext:value-type="float">
            <text:p><text:s/>20,992,421,726 </text:p>
          </table:table-cell>
          <table:table-cell table:style-name="ce35" table:formula="of:=AVERAGE(433880129.334725*EXP(-0.000000235788480377594 * [.C111]);433880129.334725*EXP(-0.000000235788480377594 * [.C112]))/100000" office:value-type="float" office:value="1.0342616986484" calcext:value-type="float">
            <text:p><text:s/>1.0 </text:p>
          </table:table-cell>
          <table:table-cell table:style-name="ce42" table:formula="of:=([.D112]-[.D111])/[.D111]" office:value-type="percentage" office:value="0.0000258251582094683" calcext:value-type="percentage">
            <text:p>0.00%</text:p>
          </table:table-cell>
          <table:table-cell table:style-name="ce39" table:formula="of:=([.D112]-[.D111])/([.D111]*[.D$40])" office:value-type="percentage" office:value="0.0000516503164189366" calcext:value-type="percentage">
            <text:p>0.01%</text:p>
          </table:table-cell>
          <table:table-cell table:style-name="ce53" table:formula="of:=(1+[.G112])/(1+[.F112])-1" office:value-type="percentage" office:value="0.0000258244912878514" calcext:value-type="percentage">
            <text:p>0.00%</text:p>
          </table:table-cell>
          <table:table-cell table:style-name="ce29" table:formula="of:=[.I111]+[.J112]*60*24*7*52" office:value-type="float" office:value="16310476800" calcext:value-type="float">
            <text:p><text:s/>16,310,476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2]-[.I111])/[.I111]" office:value-type="percentage" office:value="0.00907989451927874" calcext:value-type="percentage">
            <text:p>0.91%</text:p>
          </table:table-cell>
          <table:table-cell table:style-name="ce39" table:formula="of:=([.I112]-[.I111])/([.I111]*[.I$40])" office:value-type="percentage" office:value="0.0181597890385575" calcext:value-type="percentage">
            <text:p>1.82%</text:p>
          </table:table-cell>
          <table:table-cell table:style-name="ce53" table:formula="of:=(1+[.L112])/(1+[.K112])-1" office:value-type="percentage" office:value="0.00899819188608886" calcext:value-type="percentage">
            <text:p>0.90%</text:p>
          </table:table-cell>
          <table:table-cell table:style-name="ce8" table:formula="of:=[.N111]+1" office:value-type="float" office:value="66" calcext:value-type="float">
            <text:p>66</text:p>
          </table:table-cell>
          <table:table-cell table:style-name="ce29" table:formula="of:=[.O111]+[.P112]*60*24*7*52" office:value-type="float" office:value="17438988123.4293" calcext:value-type="float">
            <text:p><text:s/>17,438,988,123 </text:p>
          </table:table-cell>
          <table:table-cell table:style-name="ce77" table:formula="of:=AVERAGE([.P111];[.O$38]*(1-[.O$39])^[.B112])" office:value-type="float" office:value="238.886581714002" calcext:value-type="float">
            <text:p><text:s/>238.9 </text:p>
          </table:table-cell>
          <table:table-cell table:style-name="ce39" table:formula="of:=([.O112]-[.O111])/[.O111]" office:value-type="percentage" office:value="0.00723209136822312" calcext:value-type="percentage">
            <text:p>0.72%</text:p>
          </table:table-cell>
          <table:table-cell table:style-name="ce39" table:formula="of:=([.O112]-[.O111])/([.O111]*[.O$40])" office:value-type="percentage" office:value="0.0144641827364462" calcext:value-type="percentage">
            <text:p>1.45%</text:p>
          </table:table-cell>
          <table:table-cell table:style-name="ce53" table:formula="of:=(1+[.R112])/(1+[.Q112])-1" office:value-type="percentage" office:value="0.0071801637678155" calcext:value-type="percentage">
            <text:p>0.72%</text:p>
          </table:table-cell>
          <table:table-cell table:style-name="ce29" table:formula="of:=[.T111]+[.U112]*60*24*7*52" office:value-type="float" office:value="19786862483.2305" calcext:value-type="float">
            <text:p><text:s/>19,786,862,483 </text:p>
          </table:table-cell>
          <table:table-cell table:style-name="ce77" table:formula="of:=AVERAGE([.U111];[.T$38]*(1-[.T$39])^[.$B112])" office:value-type="float" office:value="112.506547394954" calcext:value-type="float">
            <text:p><text:s/>112.5 </text:p>
          </table:table-cell>
          <table:table-cell table:style-name="ce39" table:formula="of:=([.T112]-[.T111])/[.T111]" office:value-type="percentage" office:value="0.00298924156307668" calcext:value-type="percentage">
            <text:p>0.30%</text:p>
          </table:table-cell>
          <table:table-cell table:style-name="ce39" table:formula="of:=([.T112]-[.T111])/([.T111]*[.T$40])" office:value-type="percentage" office:value="0.00597848312615336" calcext:value-type="percentage">
            <text:p>0.60%</text:p>
          </table:table-cell>
          <table:table-cell table:style-name="ce53" table:formula="of:=(1+[.W112])/(1+[.V112])-1" office:value-type="percentage" office:value="0.0029803326289104" calcext:value-type="percentage">
            <text:p>0.30%</text:p>
          </table:table-cell>
          <table:table-cell table:style-name="ce29" table:formula="of:=[.Y111]+[.Z112]*60*24*7*52" office:value-type="float" office:value="18298328556.5549" calcext:value-type="float">
            <text:p><text:s/>18,298,328,557 </text:p>
          </table:table-cell>
          <table:table-cell table:style-name="ce77" table:formula="of:=AVERAGE([.Z111];[.Y$38]*(1-[.Y$39])^[.$B112])" office:value-type="float" office:value="200.5429334621" calcext:value-type="float">
            <text:p><text:s/>200.5 </text:p>
          </table:table-cell>
          <table:table-cell table:style-name="ce39" table:formula="of:=([.Y112]-[.Y111])/[.Y111]" office:value-type="percentage" office:value="0.00577779141814468" calcext:value-type="percentage">
            <text:p>0.58%</text:p>
          </table:table-cell>
          <table:table-cell table:style-name="ce39" table:formula="of:=([.Y112]-[.Y111])/([.Y111]*[.Y$40])" office:value-type="percentage" office:value="0.0115555828362894" calcext:value-type="percentage">
            <text:p>1.16%</text:p>
          </table:table-cell>
          <table:table-cell table:style-name="ce53" table:formula="of:=(1+[.AB112])/(1+[.AA112])-1" office:value-type="percentage" office:value="0.00574460031573976" calcext:value-type="percentage">
            <text:p>0.5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2]+1" office:value-type="float" office:value="67" calcext:value-type="float">
            <text:p>67</text:p>
          </table:table-cell>
          <table:table-cell table:style-name="ce18" table:formula="of:=[.C112]+60*24*7*52" office:value-type="float" office:value="36172081" calcext:value-type="float">
            <text:p>36172081</text:p>
          </table:table-cell>
          <table:table-cell table:style-name="ce29" table:formula="of:=[.D112]+[.E113]*60*24*7*52" office:value-type="float" office:value="20992900818.2381" calcext:value-type="float">
            <text:p><text:s/>20,992,900,818 </text:p>
          </table:table-cell>
          <table:table-cell table:style-name="ce35" table:formula="of:=AVERAGE(433880129.334725*EXP(-0.000000235788480377594 * [.C112]);433880129.334725*EXP(-0.000000235788480377594 * [.C113]))/100000" office:value-type="float" office:value="0.914019793055376" calcext:value-type="float">
            <text:p><text:s/>0.9 </text:p>
          </table:table-cell>
          <table:table-cell table:style-name="ce42" table:formula="of:=([.D113]-[.D112])/[.D112]" office:value-type="percentage" office:value="0.0000228221698758195" calcext:value-type="percentage">
            <text:p>0.00%</text:p>
          </table:table-cell>
          <table:table-cell table:style-name="ce39" table:formula="of:=([.D113]-[.D112])/([.D112]*[.D$40])" office:value-type="percentage" office:value="0.0000456443397516391" calcext:value-type="percentage">
            <text:p>0.00%</text:p>
          </table:table-cell>
          <table:table-cell table:style-name="ce53" table:formula="of:=(1+[.G113])/(1+[.F113])-1" office:value-type="percentage" office:value="0.0000228216490361088" calcext:value-type="percentage">
            <text:p>0.00%</text:p>
          </table:table-cell>
          <table:table-cell table:style-name="ce29" table:formula="of:=[.I112]+[.J113]*60*24*7*52" office:value-type="float" office:value="16457241600" calcext:value-type="float">
            <text:p><text:s/>16,457,241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3]-[.I112])/[.I112]" office:value-type="percentage" office:value="0.00899819188608882" calcext:value-type="percentage">
            <text:p>0.90%</text:p>
          </table:table-cell>
          <table:table-cell table:style-name="ce39" table:formula="of:=([.I113]-[.I112])/([.I112]*[.I$40])" office:value-type="percentage" office:value="0.0179963837721776" calcext:value-type="percentage">
            <text:p>1.80%</text:p>
          </table:table-cell>
          <table:table-cell table:style-name="ce53" table:formula="of:=(1+[.L113])/(1+[.K113])-1" office:value-type="percentage" office:value="0.00891794649232103" calcext:value-type="percentage">
            <text:p>0.89%</text:p>
          </table:table-cell>
          <table:table-cell table:style-name="ce8" table:formula="of:=[.N112]+1" office:value-type="float" office:value="67" calcext:value-type="float">
            <text:p>67</text:p>
          </table:table-cell>
          <table:table-cell table:style-name="ce29" table:formula="of:=[.O112]+[.P113]*60*24*7*52" office:value-type="float" office:value="17563213717.2542" calcext:value-type="float">
            <text:p><text:s/>17,563,213,717 </text:p>
          </table:table-cell>
          <table:table-cell table:style-name="ce77" table:formula="of:=AVERAGE([.P112];[.O$38]*(1-[.O$39])^[.B113])" office:value-type="float" office:value="236.999377718461" calcext:value-type="float">
            <text:p><text:s/>237.0 </text:p>
          </table:table-cell>
          <table:table-cell table:style-name="ce39" table:formula="of:=([.O113]-[.O112])/[.O112]" office:value-type="percentage" office:value="0.00712344047404976" calcext:value-type="percentage">
            <text:p>0.71%</text:p>
          </table:table-cell>
          <table:table-cell table:style-name="ce39" table:formula="of:=([.O113]-[.O112])/([.O112]*[.O$40])" office:value-type="percentage" office:value="0.0142468809480995" calcext:value-type="percentage">
            <text:p>1.42%</text:p>
          </table:table-cell>
          <table:table-cell table:style-name="ce53" table:formula="of:=(1+[.R113])/(1+[.Q113])-1" office:value-type="percentage" office:value="0.00707305598080099" calcext:value-type="percentage">
            <text:p>0.71%</text:p>
          </table:table-cell>
          <table:table-cell table:style-name="ce29" table:formula="of:=[.T112]+[.U113]*60*24*7*52" office:value-type="float" office:value="19843976315.0088" calcext:value-type="float">
            <text:p><text:s/>19,843,976,315 </text:p>
          </table:table-cell>
          <table:table-cell table:style-name="ce77" table:formula="of:=AVERAGE([.U112];[.T$38]*(1-[.T$39])^[.$B113])" office:value-type="float" office:value="108.962591152013" calcext:value-type="float">
            <text:p><text:s/>109.0 </text:p>
          </table:table-cell>
          <table:table-cell table:style-name="ce39" table:formula="of:=([.T113]-[.T112])/[.T112]" office:value-type="percentage" office:value="0.00288645215109998" calcext:value-type="percentage">
            <text:p>0.29%</text:p>
          </table:table-cell>
          <table:table-cell table:style-name="ce39" table:formula="of:=([.T113]-[.T112])/([.T112]*[.T$40])" office:value-type="percentage" office:value="0.00577290430219996" calcext:value-type="percentage">
            <text:p>0.58%</text:p>
          </table:table-cell>
          <table:table-cell table:style-name="ce53" table:formula="of:=(1+[.W113])/(1+[.V113])-1" office:value-type="percentage" office:value="0.00287814452464552" calcext:value-type="percentage">
            <text:p>0.29%</text:p>
          </table:table-cell>
          <table:table-cell table:style-name="ce29" table:formula="of:=[.Y112]+[.Z113]*60*24*7*52" office:value-type="float" office:value="18401899926.7735" calcext:value-type="float">
            <text:p><text:s/>18,401,899,927 </text:p>
          </table:table-cell>
          <table:table-cell table:style-name="ce77" table:formula="of:=AVERAGE([.Z112];[.Y$38]*(1-[.Y$39])^[.$B113])" office:value-type="float" office:value="197.594952340207" calcext:value-type="float">
            <text:p><text:s/>197.6 </text:p>
          </table:table-cell>
          <table:table-cell table:style-name="ce39" table:formula="of:=([.Y113]-[.Y112])/[.Y112]" office:value-type="percentage" office:value="0.00566015469109837" calcext:value-type="percentage">
            <text:p>0.57%</text:p>
          </table:table-cell>
          <table:table-cell table:style-name="ce39" table:formula="of:=([.Y113]-[.Y112])/([.Y112]*[.Y$40])" office:value-type="percentage" office:value="0.0113203093821967" calcext:value-type="percentage">
            <text:p>1.13%</text:p>
          </table:table-cell>
          <table:table-cell table:style-name="ce53" table:formula="of:=(1+[.AB113])/(1+[.AA113])-1" office:value-type="percentage" office:value="0.00562829765571937" calcext:value-type="percentage">
            <text:p>0.5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3]+1" office:value-type="float" office:value="68" calcext:value-type="float">
            <text:p>68</text:p>
          </table:table-cell>
          <table:table-cell table:style-name="ce18" table:formula="of:=[.C113]+60*24*7*52" office:value-type="float" office:value="36696241" calcext:value-type="float">
            <text:p>36696241</text:p>
          </table:table-cell>
          <table:table-cell table:style-name="ce29" table:formula="of:=[.D113]+[.E114]*60*24*7*52" office:value-type="float" office:value="20993324212.1751" calcext:value-type="float">
            <text:p><text:s/>20,993,324,212 </text:p>
          </table:table-cell>
          <table:table-cell table:style-name="ce35" table:formula="of:=AVERAGE(433880129.334725*EXP(-0.000000235788480377594 * [.C113]);433880129.334725*EXP(-0.000000235788480377594 * [.C114]))/100000" office:value-type="float" office:value="0.807757053353863" calcext:value-type="float">
            <text:p><text:s/>0.8 </text:p>
          </table:table-cell>
          <table:table-cell table:style-name="ce42" table:formula="of:=([.D114]-[.D113])/[.D113]" office:value-type="percentage" office:value="0.0000201684341173262" calcext:value-type="percentage">
            <text:p>0.00%</text:p>
          </table:table-cell>
          <table:table-cell table:style-name="ce39" table:formula="of:=([.D114]-[.D113])/([.D113]*[.D$40])" office:value-type="percentage" office:value="0.0000403368682346524" calcext:value-type="percentage">
            <text:p>0.00%</text:p>
          </table:table-cell>
          <table:table-cell table:style-name="ce53" table:formula="of:=(1+[.G114])/(1+[.F114])-1" office:value-type="percentage" office:value="0.0000201680273599347" calcext:value-type="percentage">
            <text:p>0.00%</text:p>
          </table:table-cell>
          <table:table-cell table:style-name="ce29" table:formula="of:=[.I113]+[.J114]*60*24*7*52" office:value-type="float" office:value="16604006400" calcext:value-type="float">
            <text:p><text:s/>16,604,006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4]-[.I113])/[.I113]" office:value-type="percentage" office:value="0.00891794649232105" calcext:value-type="percentage">
            <text:p>0.89%</text:p>
          </table:table-cell>
          <table:table-cell table:style-name="ce39" table:formula="of:=([.I114]-[.I113])/([.I113]*[.I$40])" office:value-type="percentage" office:value="0.0178358929846421" calcext:value-type="percentage">
            <text:p>1.78%</text:p>
          </table:table-cell>
          <table:table-cell table:style-name="ce53" table:formula="of:=(1+[.L114])/(1+[.K114])-1" office:value-type="percentage" office:value="0.0088391196958344" calcext:value-type="percentage">
            <text:p>0.88%</text:p>
          </table:table-cell>
          <table:table-cell table:style-name="ce8" table:formula="of:=[.N113]+1" office:value-type="float" office:value="68" calcext:value-type="float">
            <text:p>68</text:p>
          </table:table-cell>
          <table:table-cell table:style-name="ce29" table:formula="of:=[.O113]+[.P114]*60*24*7*52" office:value-type="float" office:value="17686457928.8879" calcext:value-type="float">
            <text:p><text:s/>17,686,457,929 </text:p>
          </table:table-cell>
          <table:table-cell table:style-name="ce77" table:formula="of:=AVERAGE([.P113];[.O$38]*(1-[.O$39])^[.B114])" office:value-type="float" office:value="235.127082634485" calcext:value-type="float">
            <text:p><text:s/>235.1 </text:p>
          </table:table-cell>
          <table:table-cell table:style-name="ce39" table:formula="of:=([.O114]-[.O113])/[.O113]" office:value-type="percentage" office:value="0.00701717883855243" calcext:value-type="percentage">
            <text:p>0.70%</text:p>
          </table:table-cell>
          <table:table-cell table:style-name="ce39" table:formula="of:=([.O114]-[.O113])/([.O113]*[.O$40])" office:value-type="percentage" office:value="0.0140343576771049" calcext:value-type="percentage">
            <text:p>1.40%</text:p>
          </table:table-cell>
          <table:table-cell table:style-name="ce53" table:formula="of:=(1+[.R114])/(1+[.Q114])-1" office:value-type="percentage" office:value="0.00696828116343129" calcext:value-type="percentage">
            <text:p>0.70%</text:p>
          </table:table-cell>
          <table:table-cell table:style-name="ce29" table:formula="of:=[.T113]+[.U114]*60*24*7*52" office:value-type="float" office:value="19899291061.086" calcext:value-type="float">
            <text:p><text:s/>19,899,291,061 </text:p>
          </table:table-cell>
          <table:table-cell table:style-name="ce77" table:formula="of:=AVERAGE([.U113];[.T$38]*(1-[.T$39])^[.$B114])" office:value-type="float" office:value="105.530269530725" calcext:value-type="float">
            <text:p><text:s/>105.5 </text:p>
          </table:table-cell>
          <table:table-cell table:style-name="ce39" table:formula="of:=([.T114]-[.T113])/[.T113]" office:value-type="percentage" office:value="0.00278748297211926" calcext:value-type="percentage">
            <text:p>0.28%</text:p>
          </table:table-cell>
          <table:table-cell table:style-name="ce39" table:formula="of:=([.T114]-[.T113])/([.T113]*[.T$40])" office:value-type="percentage" office:value="0.00557496594423851" calcext:value-type="percentage">
            <text:p>0.56%</text:p>
          </table:table-cell>
          <table:table-cell table:style-name="ce53" table:formula="of:=(1+[.W114])/(1+[.V114])-1" office:value-type="percentage" office:value="0.00277973450950708" calcext:value-type="percentage">
            <text:p>0.28%</text:p>
          </table:table-cell>
          <table:table-cell table:style-name="ce29" table:formula="of:=[.Y113]+[.Z114]*60*24*7*52" office:value-type="float" office:value="18503948797.8499" calcext:value-type="float">
            <text:p><text:s/>18,503,948,798 </text:p>
          </table:table-cell>
          <table:table-cell table:style-name="ce77" table:formula="of:=AVERAGE([.Z113];[.Y$38]*(1-[.Y$39])^[.$B114])" office:value-type="float" office:value="194.690306540806" calcext:value-type="float">
            <text:p><text:s/>194.7 </text:p>
          </table:table-cell>
          <table:table-cell table:style-name="ce39" table:formula="of:=([.Y114]-[.Y113])/[.Y113]" office:value-type="percentage" office:value="0.00554556168018028" calcext:value-type="percentage">
            <text:p>0.55%</text:p>
          </table:table-cell>
          <table:table-cell table:style-name="ce39" table:formula="of:=([.Y114]-[.Y113])/([.Y113]*[.Y$40])" office:value-type="percentage" office:value="0.0110911233603606" calcext:value-type="percentage">
            <text:p>1.11%</text:p>
          </table:table-cell>
          <table:table-cell table:style-name="ce53" table:formula="of:=(1+[.AB114])/(1+[.AA114])-1" office:value-type="percentage" office:value="0.00551497802935375" calcext:value-type="percentage">
            <text:p>0.5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4]+1" office:value-type="float" office:value="69" calcext:value-type="float">
            <text:p>69</text:p>
          </table:table-cell>
          <table:table-cell table:style-name="ce18" table:formula="of:=[.C114]+60*24*7*52" office:value-type="float" office:value="37220401" calcext:value-type="float">
            <text:p>37220401</text:p>
          </table:table-cell>
          <table:table-cell table:style-name="ce29" table:formula="of:=[.D114]+[.E115]*60*24*7*52" office:value-type="float" office:value="20993698382.8896" calcext:value-type="float">
            <text:p><text:s/>20,993,698,383 </text:p>
          </table:table-cell>
          <table:table-cell table:style-name="ce35" table:formula="of:=AVERAGE(433880129.334725*EXP(-0.000000235788480377594 * [.C114]);433880129.334725*EXP(-0.000000235788480377594 * [.C115]))/100000" office:value-type="float" office:value="0.713848280092316" calcext:value-type="float">
            <text:p><text:s/>0.7 </text:p>
          </table:table-cell>
          <table:table-cell table:style-name="ce42" table:formula="of:=([.D115]-[.D114])/[.D114]" office:value-type="percentage" office:value="0.0000178233190089922" calcext:value-type="percentage">
            <text:p>0.00%</text:p>
          </table:table-cell>
          <table:table-cell table:style-name="ce39" table:formula="of:=([.D115]-[.D114])/([.D114]*[.D$40])" office:value-type="percentage" office:value="0.0000356466380179844" calcext:value-type="percentage">
            <text:p>0.00%</text:p>
          </table:table-cell>
          <table:table-cell table:style-name="ce53" table:formula="of:=(1+[.G115])/(1+[.F115])-1" office:value-type="percentage" office:value="0.0000178230013441194" calcext:value-type="percentage">
            <text:p>0.00%</text:p>
          </table:table-cell>
          <table:table-cell table:style-name="ce29" table:formula="of:=[.I114]+[.J115]*60*24*7*52" office:value-type="float" office:value="16750771200" calcext:value-type="float">
            <text:p><text:s/>16,750,771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5]-[.I114])/[.I114]" office:value-type="percentage" office:value="0.00883911969583437" calcext:value-type="percentage">
            <text:p>0.88%</text:p>
          </table:table-cell>
          <table:table-cell table:style-name="ce39" table:formula="of:=([.I115]-[.I114])/([.I114]*[.I$40])" office:value-type="percentage" office:value="0.0176782393916688" calcext:value-type="percentage">
            <text:p>1.77%</text:p>
          </table:table-cell>
          <table:table-cell table:style-name="ce53" table:formula="of:=(1+[.L115])/(1+[.K115])-1" office:value-type="percentage" office:value="0.00876167420876728" calcext:value-type="percentage">
            <text:p>0.88%</text:p>
          </table:table-cell>
          <table:table-cell table:style-name="ce8" table:formula="of:=[.N114]+1" office:value-type="float" office:value="69" calcext:value-type="float">
            <text:p>69</text:p>
          </table:table-cell>
          <table:table-cell table:style-name="ce29" table:formula="of:=[.O114]+[.P115]*60*24*7*52" office:value-type="float" office:value="17808728511.2497" calcext:value-type="float">
            <text:p><text:s/>17,808,728,511 </text:p>
          </table:table-cell>
          <table:table-cell table:style-name="ce77" table:formula="of:=AVERAGE([.P114];[.O$38]*(1-[.O$39])^[.B115])" office:value-type="float" office:value="233.269578681673" calcext:value-type="float">
            <text:p><text:s/>233.3 </text:p>
          </table:table-cell>
          <table:table-cell table:style-name="ce39" table:formula="of:=([.O115]-[.O114])/[.O114]" office:value-type="percentage" office:value="0.00691323174224033" calcext:value-type="percentage">
            <text:p>0.69%</text:p>
          </table:table-cell>
          <table:table-cell table:style-name="ce39" table:formula="of:=([.O115]-[.O114])/([.O114]*[.O$40])" office:value-type="percentage" office:value="0.0138264634844807" calcext:value-type="percentage">
            <text:p>1.38%</text:p>
          </table:table-cell>
          <table:table-cell table:style-name="ce53" table:formula="of:=(1+[.R115])/(1+[.Q115])-1" office:value-type="percentage" office:value="0.006865767103168" calcext:value-type="percentage">
            <text:p>0.69%</text:p>
          </table:table-cell>
          <table:table-cell table:style-name="ce29" table:formula="of:=[.T114]+[.U115]*60*24*7*52" office:value-type="float" office:value="19952863392.6618" calcext:value-type="float">
            <text:p><text:s/>19,952,863,393 </text:p>
          </table:table-cell>
          <table:table-cell table:style-name="ce77" table:formula="of:=AVERAGE([.U114];[.T$38]*(1-[.T$39])^[.$B115])" office:value-type="float" office:value="102.206066040507" calcext:value-type="float">
            <text:p><text:s/>102.2 </text:p>
          </table:table-cell>
          <table:table-cell table:style-name="ce39" table:formula="of:=([.T115]-[.T114])/[.T114]" office:value-type="percentage" office:value="0.00269217287245743" calcext:value-type="percentage">
            <text:p>0.27%</text:p>
          </table:table-cell>
          <table:table-cell table:style-name="ce39" table:formula="of:=([.T115]-[.T114])/([.T114]*[.T$40])" office:value-type="percentage" office:value="0.00538434574491487" calcext:value-type="percentage">
            <text:p>0.54%</text:p>
          </table:table-cell>
          <table:table-cell table:style-name="ce53" table:formula="of:=(1+[.W115])/(1+[.V115])-1" office:value-type="percentage" office:value="0.00268494453760937" calcext:value-type="percentage">
            <text:p>0.27%</text:p>
          </table:table-cell>
          <table:table-cell table:style-name="ce29" table:formula="of:=[.Y114]+[.Z115]*60*24*7*52" office:value-type="float" office:value="18604497550.5215" calcext:value-type="float">
            <text:p><text:s/>18,604,497,551 </text:p>
          </table:table-cell>
          <table:table-cell table:style-name="ce77" table:formula="of:=AVERAGE([.Z114];[.Y$38]*(1-[.Y$39])^[.$B115])" office:value-type="float" office:value="191.828359034657" calcext:value-type="float">
            <text:p><text:s/>191.8 </text:p>
          </table:table-cell>
          <table:table-cell table:style-name="ce39" table:formula="of:=([.Y115]-[.Y114])/[.Y114]" office:value-type="percentage" office:value="0.00543390785232217" calcext:value-type="percentage">
            <text:p>0.54%</text:p>
          </table:table-cell>
          <table:table-cell table:style-name="ce39" table:formula="of:=([.Y115]-[.Y114])/([.Y114]*[.Y$40])" office:value-type="percentage" office:value="0.0108678157046443" calcext:value-type="percentage">
            <text:p>1.09%</text:p>
          </table:table-cell>
          <table:table-cell table:style-name="ce53" table:formula="of:=(1+[.AB115])/(1+[.AA115])-1" office:value-type="percentage" office:value="0.00540454007954572" calcext:value-type="percentage">
            <text:p>0.5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5]+1" office:value-type="float" office:value="70" calcext:value-type="float">
            <text:p>70</text:p>
          </table:table-cell>
          <table:table-cell table:style-name="ce18" table:formula="of:=[.C115]+60*24*7*52" office:value-type="float" office:value="37744561" calcext:value-type="float">
            <text:p>37744561</text:p>
          </table:table-cell>
          <table:table-cell table:style-name="ce29" table:formula="of:=[.D115]+[.E116]*60*24*7*52" office:value-type="float" office:value="20994029053.0087" calcext:value-type="float">
            <text:p><text:s/>20,994,029,053 </text:p>
          </table:table-cell>
          <table:table-cell table:style-name="ce35" table:formula="of:=AVERAGE(433880129.334725*EXP(-0.000000235788480377594 * [.C115]);433880129.334725*EXP(-0.000000235788480377594 * [.C116]))/100000" office:value-type="float" office:value="0.630857217371176" calcext:value-type="float">
            <text:p><text:s/>0.6 </text:p>
          </table:table-cell>
          <table:table-cell table:style-name="ce42" table:formula="of:=([.D116]-[.D115])/[.D115]" office:value-type="percentage" office:value="0.0000157509226352516" calcext:value-type="percentage">
            <text:p>0.00%</text:p>
          </table:table-cell>
          <table:table-cell table:style-name="ce39" table:formula="of:=([.D116]-[.D115])/([.D115]*[.D$40])" office:value-type="percentage" office:value="0.0000315018452705032" calcext:value-type="percentage">
            <text:p>0.00%</text:p>
          </table:table-cell>
          <table:table-cell table:style-name="ce53" table:formula="of:=(1+[.G116])/(1+[.F116])-1" office:value-type="percentage" office:value="0.000015750674547732" calcext:value-type="percentage">
            <text:p>0.00%</text:p>
          </table:table-cell>
          <table:table-cell table:style-name="ce29" table:formula="of:=[.I115]+[.J116]*60*24*7*52" office:value-type="float" office:value="16897536000" calcext:value-type="float">
            <text:p><text:s/>16,897,536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6]-[.I115])/[.I115]" office:value-type="percentage" office:value="0.00876167420876718" calcext:value-type="percentage">
            <text:p>0.88%</text:p>
          </table:table-cell>
          <table:table-cell table:style-name="ce39" table:formula="of:=([.I116]-[.I115])/([.I115]*[.I$40])" office:value-type="percentage" office:value="0.0175233484175344" calcext:value-type="percentage">
            <text:p>1.75%</text:p>
          </table:table-cell>
          <table:table-cell table:style-name="ce53" table:formula="of:=(1+[.L116])/(1+[.K116])-1" office:value-type="percentage" office:value="0.00868557403872372" calcext:value-type="percentage">
            <text:p>0.87%</text:p>
          </table:table-cell>
          <table:table-cell table:style-name="ce8" table:formula="of:=[.N115]+1" office:value-type="float" office:value="70" calcext:value-type="float">
            <text:p>70</text:p>
          </table:table-cell>
          <table:table-cell table:style-name="ce29" table:formula="of:=[.O115]+[.P116]*60*24*7*52" office:value-type="float" office:value="17930033156.0108" calcext:value-type="float">
            <text:p><text:s/>17,930,033,156 </text:p>
          </table:table-cell>
          <table:table-cell table:style-name="ce77" table:formula="of:=AVERAGE([.P115];[.O$38]*(1-[.O$39])^[.B116])" office:value-type="float" office:value="231.426749010087" calcext:value-type="float">
            <text:p><text:s/>231.4 </text:p>
          </table:table-cell>
          <table:table-cell table:style-name="ce39" table:formula="of:=([.O116]-[.O115])/[.O115]" office:value-type="percentage" office:value="0.00681152754305284" calcext:value-type="percentage">
            <text:p>0.68%</text:p>
          </table:table-cell>
          <table:table-cell table:style-name="ce39" table:formula="of:=([.O116]-[.O115])/([.O115]*[.O$40])" office:value-type="percentage" office:value="0.0136230550861057" calcext:value-type="percentage">
            <text:p>1.36%</text:p>
          </table:table-cell>
          <table:table-cell table:style-name="ce53" table:formula="of:=(1+[.R116])/(1+[.Q116])-1" office:value-type="percentage" office:value="0.0067654445312868" calcext:value-type="percentage">
            <text:p>0.68%</text:p>
          </table:table-cell>
          <table:table-cell table:style-name="ce29" table:formula="of:=[.T115]+[.U116]*60*24*7*52" office:value-type="float" office:value="20004748195.7929" calcext:value-type="float">
            <text:p><text:s/>20,004,748,196 </text:p>
          </table:table-cell>
          <table:table-cell table:style-name="ce77" table:formula="of:=AVERAGE([.U115];[.T$38]*(1-[.T$39])^[.$B116])" office:value-type="float" office:value="98.9865749602308" calcext:value-type="float">
            <text:p><text:s/>99.0 </text:p>
          </table:table-cell>
          <table:table-cell table:style-name="ce39" table:formula="of:=([.T116]-[.T115])/[.T115]" office:value-type="percentage" office:value="0.00260036878467454" calcext:value-type="percentage">
            <text:p>0.26%</text:p>
          </table:table-cell>
          <table:table-cell table:style-name="ce39" table:formula="of:=([.T116]-[.T115])/([.T115]*[.T$40])" office:value-type="percentage" office:value="0.00520073756934909" calcext:value-type="percentage">
            <text:p>0.52%</text:p>
          </table:table-cell>
          <table:table-cell table:style-name="ce53" table:formula="of:=(1+[.W116])/(1+[.V116])-1" office:value-type="percentage" office:value="0.00259362440473332" calcext:value-type="percentage">
            <text:p>0.26%</text:p>
          </table:table-cell>
          <table:table-cell table:style-name="ce29" table:formula="of:=[.Y115]+[.Z116]*60*24*7*52" office:value-type="float" office:value="18703568236.5289" calcext:value-type="float">
            <text:p><text:s/>18,703,568,237 </text:p>
          </table:table-cell>
          <table:table-cell table:style-name="ce77" table:formula="of:=AVERAGE([.Z115];[.Y$38]*(1-[.Y$39])^[.$B116])" office:value-type="float" office:value="189.008482156847" calcext:value-type="float">
            <text:p><text:s/>189.0 </text:p>
          </table:table-cell>
          <table:table-cell table:style-name="ce39" table:formula="of:=([.Y116]-[.Y115])/[.Y115]" office:value-type="percentage" office:value="0.00532509334037643" calcext:value-type="percentage">
            <text:p>0.53%</text:p>
          </table:table-cell>
          <table:table-cell table:style-name="ce39" table:formula="of:=([.Y116]-[.Y115])/([.Y115]*[.Y$40])" office:value-type="percentage" office:value="0.0106501866807529" calcext:value-type="percentage">
            <text:p>1.07%</text:p>
          </table:table-cell>
          <table:table-cell table:style-name="ce53" table:formula="of:=(1+[.AB116])/(1+[.AA116])-1" office:value-type="percentage" office:value="0.0052968869230976" calcext:value-type="percentage">
            <text:p>0.5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6]+1" office:value-type="float" office:value="71" calcext:value-type="float">
            <text:p>71</text:p>
          </table:table-cell>
          <table:table-cell table:style-name="ce18" table:formula="of:=[.C116]+60*24*7*52" office:value-type="float" office:value="38268721" calcext:value-type="float">
            <text:p>38268721</text:p>
          </table:table-cell>
          <table:table-cell table:style-name="ce29" table:formula="of:=[.D116]+[.E117]*60*24*7*52" office:value-type="float" office:value="20994321279.8544" calcext:value-type="float">
            <text:p><text:s/>20,994,321,280 </text:p>
          </table:table-cell>
          <table:table-cell table:style-name="ce35" table:formula="of:=AVERAGE(433880129.334725*EXP(-0.000000235788480377594 * [.C116]);433880129.334725*EXP(-0.000000235788480377594 * [.C117]))/100000" office:value-type="float" office:value="0.557514586513867" calcext:value-type="float">
            <text:p><text:s/>0.6 </text:p>
          </table:table-cell>
          <table:table-cell table:style-name="ce42" table:formula="of:=([.D117]-[.D116])/[.D116]" office:value-type="percentage" office:value="0.0000139195218283702" calcext:value-type="percentage">
            <text:p>0.00%</text:p>
          </table:table-cell>
          <table:table-cell table:style-name="ce39" table:formula="of:=([.D117]-[.D116])/([.D116]*[.D$40])" office:value-type="percentage" office:value="0.0000278390436567404" calcext:value-type="percentage">
            <text:p>0.00%</text:p>
          </table:table-cell>
          <table:table-cell table:style-name="ce53" table:formula="of:=(1+[.G117])/(1+[.F117])-1" office:value-type="percentage" office:value="0.0000139193280781491" calcext:value-type="percentage">
            <text:p>0.00%</text:p>
          </table:table-cell>
          <table:table-cell table:style-name="ce29" table:formula="of:=[.I116]+[.J117]*60*24*7*52" office:value-type="float" office:value="17044300800" calcext:value-type="float">
            <text:p><text:s/>17,044,300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7]-[.I116])/[.I116]" office:value-type="percentage" office:value="0.00868557403872375" calcext:value-type="percentage">
            <text:p>0.87%</text:p>
          </table:table-cell>
          <table:table-cell table:style-name="ce39" table:formula="of:=([.I117]-[.I116])/([.I116]*[.I$40])" office:value-type="percentage" office:value="0.0173711480774475" calcext:value-type="percentage">
            <text:p>1.74%</text:p>
          </table:table-cell>
          <table:table-cell table:style-name="ce53" table:formula="of:=(1+[.L117])/(1+[.K117])-1" office:value-type="percentage" office:value="0.00861078443299945" calcext:value-type="percentage">
            <text:p>0.86%</text:p>
          </table:table-cell>
          <table:table-cell table:style-name="ce8" table:formula="of:=[.N116]+1" office:value-type="float" office:value="71" calcext:value-type="float">
            <text:p>71</text:p>
          </table:table-cell>
          <table:table-cell table:style-name="ce29" table:formula="of:=[.O116]+[.P117]*60*24*7*52" office:value-type="float" office:value="18050379494.0783" calcext:value-type="float">
            <text:p><text:s/>18,050,379,494 </text:p>
          </table:table-cell>
          <table:table-cell table:style-name="ce77" table:formula="of:=AVERAGE([.P116];[.O$38]*(1-[.O$39])^[.B117])" office:value-type="float" office:value="229.598477692908" calcext:value-type="float">
            <text:p><text:s/>229.6 </text:p>
          </table:table-cell>
          <table:table-cell table:style-name="ce39" table:formula="of:=([.O117]-[.O116])/[.O116]" office:value-type="percentage" office:value="0.00671199751948991" calcext:value-type="percentage">
            <text:p>0.67%</text:p>
          </table:table-cell>
          <table:table-cell table:style-name="ce39" table:formula="of:=([.O117]-[.O116])/([.O116]*[.O$40])" office:value-type="percentage" office:value="0.0134239950389798" calcext:value-type="percentage">
            <text:p>1.34%</text:p>
          </table:table-cell>
          <table:table-cell table:style-name="ce53" table:formula="of:=(1+[.R117])/(1+[.Q117])-1" office:value-type="percentage" office:value="0.00666724697433652" calcext:value-type="percentage">
            <text:p>0.67%</text:p>
          </table:table-cell>
          <table:table-cell table:style-name="ce29" table:formula="of:=[.T116]+[.U117]*60*24*7*52" office:value-type="float" office:value="20054998627.6254" calcext:value-type="float">
            <text:p><text:s/>20,054,998,628 </text:p>
          </table:table-cell>
          <table:table-cell table:style-name="ce77" table:formula="of:=AVERAGE([.U116];[.T$38]*(1-[.T$39])^[.$B117])" office:value-type="float" office:value="95.8684978489835" calcext:value-type="float">
            <text:p><text:s/>95.9 </text:p>
          </table:table-cell>
          <table:table-cell table:style-name="ce39" table:formula="of:=([.T117]-[.T116])/[.T116]" office:value-type="percentage" office:value="0.00251192523598428" calcext:value-type="percentage">
            <text:p>0.25%</text:p>
          </table:table-cell>
          <table:table-cell table:style-name="ce39" table:formula="of:=([.T117]-[.T116])/([.T116]*[.T$40])" office:value-type="percentage" office:value="0.00502385047196857" calcext:value-type="percentage">
            <text:p>0.50%</text:p>
          </table:table-cell>
          <table:table-cell table:style-name="ce53" table:formula="of:=(1+[.W117])/(1+[.V117])-1" office:value-type="percentage" office:value="0.00250563127754622" calcext:value-type="percentage">
            <text:p>0.25%</text:p>
          </table:table-cell>
          <table:table-cell table:style-name="ce29" table:formula="of:=[.Y116]+[.Z117]*60*24*7*52" office:value-type="float" office:value="18801182583.4519" calcext:value-type="float">
            <text:p><text:s/>18,801,182,583 </text:p>
          </table:table-cell>
          <table:table-cell table:style-name="ce77" table:formula="of:=AVERAGE([.Z116];[.Y$38]*(1-[.Y$39])^[.$B117])" office:value-type="float" office:value="186.230057469141" calcext:value-type="float">
            <text:p><text:s/>186.2 </text:p>
          </table:table-cell>
          <table:table-cell table:style-name="ce39" table:formula="of:=([.Y117]-[.Y116])/[.Y116]" office:value-type="percentage" office:value="0.00521902268532815" calcext:value-type="percentage">
            <text:p>0.52%</text:p>
          </table:table-cell>
          <table:table-cell table:style-name="ce39" table:formula="of:=([.Y117]-[.Y116])/([.Y116]*[.Y$40])" office:value-type="percentage" office:value="0.0104380453706563" calcext:value-type="percentage">
            <text:p>1.04%</text:p>
          </table:table-cell>
          <table:table-cell table:style-name="ce53" table:formula="of:=(1+[.AB117])/(1+[.AA117])-1" office:value-type="percentage" office:value="0.00519192590624296" calcext:value-type="percentage">
            <text:p>0.5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7]+1" office:value-type="float" office:value="72" calcext:value-type="float">
            <text:p>72</text:p>
          </table:table-cell>
          <table:table-cell table:style-name="ce18" table:formula="of:=[.C117]+60*24*7*52" office:value-type="float" office:value="38792881" calcext:value-type="float">
            <text:p>38792881</text:p>
          </table:table-cell>
          <table:table-cell table:style-name="ce29" table:formula="of:=[.D117]+[.E118]*60*24*7*52" office:value-type="float" office:value="20994579532.7911" calcext:value-type="float">
            <text:p><text:s/>20,994,579,533 </text:p>
          </table:table-cell>
          <table:table-cell table:style-name="ce35" table:formula="of:=AVERAGE(433880129.334725*EXP(-0.000000235788480377594 * [.C117]);433880129.334725*EXP(-0.000000235788480377594 * [.C118]))/100000" office:value-type="float" office:value="0.492698673514344" calcext:value-type="float">
            <text:p><text:s/>0.5 </text:p>
          </table:table-cell>
          <table:table-cell table:style-name="ce42" table:formula="of:=([.D118]-[.D117])/[.D117]" office:value-type="percentage" office:value="0.0000123010852919628" calcext:value-type="percentage">
            <text:p>0.00%</text:p>
          </table:table-cell>
          <table:table-cell table:style-name="ce39" table:formula="of:=([.D118]-[.D117])/([.D117]*[.D$40])" office:value-type="percentage" office:value="0.0000246021705839256" calcext:value-type="percentage">
            <text:p>0.00%</text:p>
          </table:table-cell>
          <table:table-cell table:style-name="ce53" table:formula="of:=(1+[.G118])/(1+[.F118])-1" office:value-type="percentage" office:value="0.000012300933977194" calcext:value-type="percentage">
            <text:p>0.00%</text:p>
          </table:table-cell>
          <table:table-cell table:style-name="ce29" table:formula="of:=[.I117]+[.J118]*60*24*7*52" office:value-type="float" office:value="17191065600" calcext:value-type="float">
            <text:p><text:s/>17,191,065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8]-[.I117])/[.I117]" office:value-type="percentage" office:value="0.00861078443299945" calcext:value-type="percentage">
            <text:p>0.86%</text:p>
          </table:table-cell>
          <table:table-cell table:style-name="ce39" table:formula="of:=([.I118]-[.I117])/([.I117]*[.I$40])" office:value-type="percentage" office:value="0.0172215688659989" calcext:value-type="percentage">
            <text:p>1.72%</text:p>
          </table:table-cell>
          <table:table-cell table:style-name="ce53" table:formula="of:=(1+[.L118])/(1+[.K118])-1" office:value-type="percentage" office:value="0.00853727182566266" calcext:value-type="percentage">
            <text:p>0.85%</text:p>
          </table:table-cell>
          <table:table-cell table:style-name="ce8" table:formula="of:=[.N117]+1" office:value-type="float" office:value="72" calcext:value-type="float">
            <text:p>72</text:p>
          </table:table-cell>
          <table:table-cell table:style-name="ce29" table:formula="of:=[.O117]+[.P118]*60*24*7*52" office:value-type="float" office:value="18169775096.0751" calcext:value-type="float">
            <text:p><text:s/>18,169,775,096 </text:p>
          </table:table-cell>
          <table:table-cell table:style-name="ce77" table:formula="of:=AVERAGE([.P117];[.O$38]*(1-[.O$39])^[.B118])" office:value-type="float" office:value="227.784649719134" calcext:value-type="float">
            <text:p><text:s/>227.8 </text:p>
          </table:table-cell>
          <table:table-cell table:style-name="ce39" table:formula="of:=([.O118]-[.O117])/[.O117]" office:value-type="percentage" office:value="0.00661457572323894" calcext:value-type="percentage">
            <text:p>0.66%</text:p>
          </table:table-cell>
          <table:table-cell table:style-name="ce39" table:formula="of:=([.O118]-[.O117])/([.O117]*[.O$40])" office:value-type="percentage" office:value="0.0132291514464779" calcext:value-type="percentage">
            <text:p>1.32%</text:p>
          </table:table-cell>
          <table:table-cell table:style-name="ce53" table:formula="of:=(1+[.R118])/(1+[.Q118])-1" office:value-type="percentage" office:value="0.00657111061449367" calcext:value-type="percentage">
            <text:p>0.66%</text:p>
          </table:table-cell>
          <table:table-cell table:style-name="ce29" table:formula="of:=[.T117]+[.U118]*60*24*7*52" office:value-type="float" office:value="20103666170.8552" calcext:value-type="float">
            <text:p><text:s/>20,103,666,171 </text:p>
          </table:table-cell>
          <table:table-cell table:style-name="ce77" table:formula="of:=AVERAGE([.U117];[.T$38]*(1-[.T$39])^[.$B118])" office:value-type="float" office:value="92.8486401667406" calcext:value-type="float">
            <text:p><text:s/>92.8 </text:p>
          </table:table-cell>
          <table:table-cell table:style-name="ce39" table:formula="of:=([.T118]-[.T117])/[.T117]" office:value-type="percentage" office:value="0.00242670389230337" calcext:value-type="percentage">
            <text:p>0.24%</text:p>
          </table:table-cell>
          <table:table-cell table:style-name="ce39" table:formula="of:=([.T118]-[.T117])/([.T117]*[.T$40])" office:value-type="percentage" office:value="0.00485340778460673" calcext:value-type="percentage">
            <text:p>0.49%</text:p>
          </table:table-cell>
          <table:table-cell table:style-name="ce53" table:formula="of:=(1+[.W118])/(1+[.V118])-1" office:value-type="percentage" office:value="0.00242082925652398" calcext:value-type="percentage">
            <text:p>0.24%</text:p>
          </table:table-cell>
          <table:table-cell table:style-name="ce29" table:formula="of:=[.Y117]+[.Z118]*60*24*7*52" office:value-type="float" office:value="18897361999.4751" calcext:value-type="float">
            <text:p><text:s/>18,897,361,999 </text:p>
          </table:table-cell>
          <table:table-cell table:style-name="ce77" table:formula="of:=AVERAGE([.Z117];[.Y$38]*(1-[.Y$39])^[.$B118])" office:value-type="float" office:value="183.492475624345" calcext:value-type="float">
            <text:p><text:s/>183.5 </text:p>
          </table:table-cell>
          <table:table-cell table:style-name="ce39" table:formula="of:=([.Y118]-[.Y117])/[.Y117]" office:value-type="percentage" office:value="0.00511560459542113" calcext:value-type="percentage">
            <text:p>0.51%</text:p>
          </table:table-cell>
          <table:table-cell table:style-name="ce39" table:formula="of:=([.Y118]-[.Y117])/([.Y117]*[.Y$40])" office:value-type="percentage" office:value="0.0102312091908423" calcext:value-type="percentage">
            <text:p>1.02%</text:p>
          </table:table-cell>
          <table:table-cell table:style-name="ce53" table:formula="of:=(1+[.AB118])/(1+[.AA118])-1" office:value-type="percentage" office:value="0.00508956837604813" calcext:value-type="percentage">
            <text:p>0.5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8]+1" office:value-type="float" office:value="73" calcext:value-type="float">
            <text:p>73</text:p>
          </table:table-cell>
          <table:table-cell table:style-name="ce18" table:formula="of:=[.C118]+60*24*7*52" office:value-type="float" office:value="39317041" calcext:value-type="float">
            <text:p>39317041</text:p>
          </table:table-cell>
          <table:table-cell table:style-name="ce29" table:formula="of:=[.D118]+[.E119]*60*24*7*52" office:value-type="float" office:value="20994807761.5808" calcext:value-type="float">
            <text:p><text:s/>20,994,807,762 </text:p>
          </table:table-cell>
          <table:table-cell table:style-name="ce35" table:formula="of:=AVERAGE(433880129.334725*EXP(-0.000000235788480377594 * [.C118]);433880129.334725*EXP(-0.000000235788480377594 * [.C119]))/100000" office:value-type="float" office:value="0.435418173362458" calcext:value-type="float">
            <text:p><text:s/>0.4 </text:p>
          </table:table-cell>
          <table:table-cell table:style-name="ce42" table:formula="of:=([.D119]-[.D118])/[.D118]" office:value-type="percentage" office:value="0.0000108708435619146" calcext:value-type="percentage">
            <text:p>0.00%</text:p>
          </table:table-cell>
          <table:table-cell table:style-name="ce39" table:formula="of:=([.D119]-[.D118])/([.D118]*[.D$40])" office:value-type="percentage" office:value="0.0000217416871238292" calcext:value-type="percentage">
            <text:p>0.00%</text:p>
          </table:table-cell>
          <table:table-cell table:style-name="ce53" table:formula="of:=(1+[.G119])/(1+[.F119])-1" office:value-type="percentage" office:value="0.0000108707253878571" calcext:value-type="percentage">
            <text:p>0.00%</text:p>
          </table:table-cell>
          <table:table-cell table:style-name="ce29" table:formula="of:=[.I118]+[.J119]*60*24*7*52" office:value-type="float" office:value="17337830400" calcext:value-type="float">
            <text:p><text:s/>17,337,830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19]-[.I118])/[.I118]" office:value-type="percentage" office:value="0.00853727182566274" calcext:value-type="percentage">
            <text:p>0.85%</text:p>
          </table:table-cell>
          <table:table-cell table:style-name="ce39" table:formula="of:=([.I119]-[.I118])/([.I118]*[.I$40])" office:value-type="percentage" office:value="0.0170745436513255" calcext:value-type="percentage">
            <text:p>1.71%</text:p>
          </table:table-cell>
          <table:table-cell table:style-name="ce53" table:formula="of:=(1+[.L119])/(1+[.K119])-1" office:value-type="percentage" office:value="0.00846500378732529" calcext:value-type="percentage">
            <text:p>0.85%</text:p>
          </table:table-cell>
          <table:table-cell table:style-name="ce8" table:formula="of:=[.N118]+1" office:value-type="float" office:value="73" calcext:value-type="float">
            <text:p>73</text:p>
          </table:table-cell>
          <table:table-cell table:style-name="ce29" table:formula="of:=[.O118]+[.P119]*60*24*7*52" office:value-type="float" office:value="18288227472.8161" calcext:value-type="float">
            <text:p><text:s/>18,288,227,473 </text:p>
          </table:table-cell>
          <table:table-cell table:style-name="ce77" table:formula="of:=AVERAGE([.P118];[.O$38]*(1-[.O$39])^[.B119])" office:value-type="float" office:value="225.985150986353" calcext:value-type="float">
            <text:p><text:s/>226.0 </text:p>
          </table:table-cell>
          <table:table-cell table:style-name="ce39" table:formula="of:=([.O119]-[.O118])/[.O118]" office:value-type="percentage" office:value="0.00651919884063905" calcext:value-type="percentage">
            <text:p>0.65%</text:p>
          </table:table-cell>
          <table:table-cell table:style-name="ce39" table:formula="of:=([.O119]-[.O118])/([.O118]*[.O$40])" office:value-type="percentage" office:value="0.0130383976812781" calcext:value-type="percentage">
            <text:p>1.30%</text:p>
          </table:table-cell>
          <table:table-cell table:style-name="ce53" table:formula="of:=(1+[.R119])/(1+[.Q119])-1" office:value-type="percentage" office:value="0.00647697415821602" calcext:value-type="percentage">
            <text:p>0.65%</text:p>
          </table:table-cell>
          <table:table-cell table:style-name="ce29" table:formula="of:=[.T118]+[.U119]*60*24*7*52" office:value-type="float" office:value="20150800686.4733" calcext:value-type="float">
            <text:p><text:s/>20,150,800,686 </text:p>
          </table:table-cell>
          <table:table-cell table:style-name="ce77" table:formula="of:=AVERAGE([.U118];[.T$38]*(1-[.T$39])^[.$B119])" office:value-type="float" office:value="89.9239080014882" calcext:value-type="float">
            <text:p><text:s/>89.9 </text:p>
          </table:table-cell>
          <table:table-cell table:style-name="ce39" table:formula="of:=([.T119]-[.T118])/[.T118]" office:value-type="percentage" office:value="0.00234457313494357" calcext:value-type="percentage">
            <text:p>0.23%</text:p>
          </table:table-cell>
          <table:table-cell table:style-name="ce39" table:formula="of:=([.T119]-[.T118])/([.T118]*[.T$40])" office:value-type="percentage" office:value="0.00468914626988714" calcext:value-type="percentage">
            <text:p>0.47%</text:p>
          </table:table-cell>
          <table:table-cell table:style-name="ce53" table:formula="of:=(1+[.W119])/(1+[.V119])-1" office:value-type="percentage" office:value="0.00233908896978452" calcext:value-type="percentage">
            <text:p>0.23%</text:p>
          </table:table-cell>
          <table:table-cell table:style-name="ce29" table:formula="of:=[.Y118]+[.Z119]*60*24*7*52" office:value-type="float" office:value="18992127578.0829" calcext:value-type="float">
            <text:p><text:s/>18,992,127,578 </text:p>
          </table:table-cell>
          <table:table-cell table:style-name="ce77" table:formula="of:=AVERAGE([.Z118];[.Y$38]*(1-[.Y$39])^[.$B119])" office:value-type="float" office:value="180.795136232667" calcext:value-type="float">
            <text:p><text:s/>180.8 </text:p>
          </table:table-cell>
          <table:table-cell table:style-name="ce39" table:formula="of:=([.Y119]-[.Y118])/[.Y118]" office:value-type="percentage" office:value="0.00501475172091997" calcext:value-type="percentage">
            <text:p>0.50%</text:p>
          </table:table-cell>
          <table:table-cell table:style-name="ce39" table:formula="of:=([.Y119]-[.Y118])/([.Y118]*[.Y$40])" office:value-type="percentage" office:value="0.0100295034418399" calcext:value-type="percentage">
            <text:p>1.00%</text:p>
          </table:table-cell>
          <table:table-cell table:style-name="ce53" table:formula="of:=(1+[.AB119])/(1+[.AA119])-1" office:value-type="percentage" office:value="0.0049897294664909" calcext:value-type="percentage">
            <text:p>0.50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19]+1" office:value-type="float" office:value="74" calcext:value-type="float">
            <text:p>74</text:p>
          </table:table-cell>
          <table:table-cell table:style-name="ce18" table:formula="of:=[.C119]+60*24*7*52" office:value-type="float" office:value="39841201" calcext:value-type="float">
            <text:p>39841201</text:p>
          </table:table-cell>
          <table:table-cell table:style-name="ce29" table:formula="of:=[.D119]+[.E120]*60*24*7*52" office:value-type="float" office:value="20995009456.7915" calcext:value-type="float">
            <text:p><text:s/>20,995,009,457 </text:p>
          </table:table-cell>
          <table:table-cell table:style-name="ce35" table:formula="of:=AVERAGE(433880129.334725*EXP(-0.000000235788480377594 * [.C119]);433880129.334725*EXP(-0.000000235788480377594 * [.C120]))/100000" office:value-type="float" office:value="0.384797028865514" calcext:value-type="float">
            <text:p><text:s/>0.4 </text:p>
          </table:table-cell>
          <table:table-cell table:style-name="ce42" table:formula="of:=([.D120]-[.D119])/[.D119]" office:value-type="percentage" office:value="0.00000960690914353059" calcext:value-type="percentage">
            <text:p>0.00%</text:p>
          </table:table-cell>
          <table:table-cell table:style-name="ce39" table:formula="of:=([.D120]-[.D119])/([.D119]*[.D$40])" office:value-type="percentage" office:value="0.0000192138182870612" calcext:value-type="percentage">
            <text:p>0.00%</text:p>
          </table:table-cell>
          <table:table-cell table:style-name="ce53" table:formula="of:=(1+[.G120])/(1+[.F120])-1" office:value-type="percentage" office:value="0.00000960681685180376" calcext:value-type="percentage">
            <text:p>0.00%</text:p>
          </table:table-cell>
          <table:table-cell table:style-name="ce29" table:formula="of:=[.I119]+[.J120]*60*24*7*52" office:value-type="float" office:value="17484595200" calcext:value-type="float">
            <text:p><text:s/>17,484,595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0]-[.I119])/[.I119]" office:value-type="percentage" office:value="0.00846500378732509" calcext:value-type="percentage">
            <text:p>0.85%</text:p>
          </table:table-cell>
          <table:table-cell table:style-name="ce39" table:formula="of:=([.I120]-[.I119])/([.I119]*[.I$40])" office:value-type="percentage" office:value="0.0169300075746502" calcext:value-type="percentage">
            <text:p>1.69%</text:p>
          </table:table-cell>
          <table:table-cell table:style-name="ce53" table:formula="of:=(1+[.L120])/(1+[.K120])-1" office:value-type="percentage" office:value="0.0083939489774405" calcext:value-type="percentage">
            <text:p>0.84%</text:p>
          </table:table-cell>
          <table:table-cell table:style-name="ce8" table:formula="of:=[.N119]+1" office:value-type="float" office:value="74" calcext:value-type="float">
            <text:p>74</text:p>
          </table:table-cell>
          <table:table-cell table:style-name="ce29" table:formula="of:=[.O119]+[.P120]*60*24*7*52" office:value-type="float" office:value="18405744075.7808" calcext:value-type="float">
            <text:p><text:s/>18,405,744,076 </text:p>
          </table:table-cell>
          <table:table-cell table:style-name="ce77" table:formula="of:=AVERAGE([.P119];[.O$38]*(1-[.O$39])^[.B120])" office:value-type="float" office:value="224.19986829356" calcext:value-type="float">
            <text:p><text:s/>224.2 </text:p>
          </table:table-cell>
          <table:table-cell table:style-name="ce39" table:formula="of:=([.O120]-[.O119])/[.O119]" office:value-type="percentage" office:value="0.00642580606236612" calcext:value-type="percentage">
            <text:p>0.64%</text:p>
          </table:table-cell>
          <table:table-cell table:style-name="ce39" table:formula="of:=([.O120]-[.O119])/([.O119]*[.O$40])" office:value-type="percentage" office:value="0.0128516121247322" calcext:value-type="percentage">
            <text:p>1.29%</text:p>
          </table:table-cell>
          <table:table-cell table:style-name="ce53" table:formula="of:=(1+[.R120])/(1+[.Q120])-1" office:value-type="percentage" office:value="0.00638477871260768" calcext:value-type="percentage">
            <text:p>0.64%</text:p>
          </table:table-cell>
          <table:table-cell table:style-name="ce29" table:formula="of:=[.T119]+[.U120]*60*24*7*52" office:value-type="float" office:value="20196450464.8494" calcext:value-type="float">
            <text:p><text:s/>20,196,450,465 </text:p>
          </table:table-cell>
          <table:table-cell table:style-name="ce77" table:formula="of:=AVERAGE([.U119];[.T$38]*(1-[.T$39])^[.$B120])" office:value-type="float" office:value="87.0913048994414" calcext:value-type="float">
            <text:p><text:s/>87.1 </text:p>
          </table:table-cell>
          <table:table-cell table:style-name="ce39" table:formula="of:=([.T120]-[.T119])/[.T119]" office:value-type="percentage" office:value="0.00226540766723649" calcext:value-type="percentage">
            <text:p>0.23%</text:p>
          </table:table-cell>
          <table:table-cell table:style-name="ce39" table:formula="of:=([.T120]-[.T119])/([.T119]*[.T$40])" office:value-type="percentage" office:value="0.00453081533447299" calcext:value-type="percentage">
            <text:p>0.45%</text:p>
          </table:table-cell>
          <table:table-cell table:style-name="ce53" table:formula="of:=(1+[.W120])/(1+[.V120])-1" office:value-type="percentage" office:value="0.00226028719529392" calcext:value-type="percentage">
            <text:p>0.23%</text:p>
          </table:table-cell>
          <table:table-cell table:style-name="ce29" table:formula="of:=[.Y119]+[.Z120]*60*24*7*52" office:value-type="float" office:value="19085500102.685" calcext:value-type="float">
            <text:p><text:s/>19,085,500,103 </text:p>
          </table:table-cell>
          <table:table-cell table:style-name="ce77" table:formula="of:=AVERAGE([.Z119];[.Y$38]*(1-[.Y$39])^[.$B120])" office:value-type="float" office:value="178.137447730047" calcext:value-type="float">
            <text:p><text:s/>178.1 </text:p>
          </table:table-cell>
          <table:table-cell table:style-name="ce39" table:formula="of:=([.Y120]-[.Y119])/[.Y119]" office:value-type="percentage" office:value="0.00491638044333345" calcext:value-type="percentage">
            <text:p>0.49%</text:p>
          </table:table-cell>
          <table:table-cell table:style-name="ce39" table:formula="of:=([.Y120]-[.Y119])/([.Y119]*[.Y$40])" office:value-type="percentage" office:value="0.0098327608866669" calcext:value-type="percentage">
            <text:p>0.98%</text:p>
          </table:table-cell>
          <table:table-cell table:style-name="ce53" table:formula="of:=(1+[.AB120])/(1+[.AA120])-1" office:value-type="percentage" office:value="0.00489232789813276" calcext:value-type="percentage">
            <text:p>0.4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6"/>
          <table:table-cell table:style-name="ce11" table:formula="of:=[.B120]+1" office:value-type="float" office:value="75" calcext:value-type="float">
            <text:p>75</text:p>
          </table:table-cell>
          <table:table-cell table:style-name="ce18" table:formula="of:=[.C120]+60*24*7*52" office:value-type="float" office:value="40365361" calcext:value-type="float">
            <text:p>40365361</text:p>
          </table:table-cell>
          <table:table-cell table:style-name="ce30" table:formula="of:=[.D120]+[.E121]*60*24*7*52" office:value-type="float" office:value="20995187703.1821" calcext:value-type="float">
            <text:p><text:s/>20,995,187,703 </text:p>
          </table:table-cell>
          <table:table-cell table:style-name="ce36" table:formula="of:=AVERAGE(433880129.334725*EXP(-0.000000235788480377594 * [.C120]);433880129.334725*EXP(-0.000000235788480377594 * [.C121]))/100000" office:value-type="float" office:value="0.3400610320885" calcext:value-type="float">
            <text:p><text:s/>0.3 </text:p>
          </table:table-cell>
          <table:table-cell table:style-name="ce43" table:formula="of:=([.D121]-[.D120])/[.D120]" office:value-type="percentage" office:value="0.00000848994095220874" calcext:value-type="percentage">
            <text:p>0.00%</text:p>
          </table:table-cell>
          <table:table-cell table:style-name="ce48" table:formula="of:=([.D121]-[.D120])/([.D120]*[.D$40])" office:value-type="percentage" office:value="0.0000169798819044175" calcext:value-type="percentage">
            <text:p>0.00%</text:p>
          </table:table-cell>
          <table:table-cell table:style-name="ce53" table:formula="of:=(1+[.G121])/(1+[.F121])-1" office:value-type="percentage" office:value="0.00000848986887369563" calcext:value-type="percentage">
            <text:p>0.00%</text:p>
          </table:table-cell>
          <table:table-cell table:style-name="ce30" table:formula="of:=[.I120]+[.J121]*60*24*7*52" office:value-type="float" office:value="17631360000" calcext:value-type="float">
            <text:p><text:s/>17,631,360,000 </text:p>
          </table:table-cell>
          <table:table-cell table:style-name="ce65" table:formula="of:=[.I$38]" office:value-type="float" office:value="280" calcext:value-type="float">
            <text:p><text:s/>280.0 </text:p>
          </table:table-cell>
          <table:table-cell table:style-name="ce48" table:formula="of:=([.I121]-[.I120])/[.I120]" office:value-type="percentage" office:value="0.00839394897744044" calcext:value-type="percentage">
            <text:p>0.84%</text:p>
          </table:table-cell>
          <table:table-cell table:style-name="ce48" table:formula="of:=([.I121]-[.I120])/([.I120]*[.I$40])" office:value-type="percentage" office:value="0.0167878979548809" calcext:value-type="percentage">
            <text:p>1.68%</text:p>
          </table:table-cell>
          <table:table-cell table:style-name="ce53" table:formula="of:=(1+[.L121])/(1+[.K121])-1" office:value-type="percentage" office:value="0.00832407709898719" calcext:value-type="percentage">
            <text:p>0.83%</text:p>
          </table:table-cell>
          <table:table-cell table:style-name="ce11" table:formula="of:=[.N120]+1" office:value-type="float" office:value="75" calcext:value-type="float">
            <text:p>75</text:p>
          </table:table-cell>
          <table:table-cell table:style-name="ce30" table:formula="of:=[.O120]+[.P121]*60*24*7*52" office:value-type="float" office:value="18522332297.5822" calcext:value-type="float">
            <text:p><text:s/>18,522,332,298 </text:p>
          </table:table-cell>
          <table:table-cell table:style-name="ce78" table:formula="of:=AVERAGE([.P120];[.O$38]*(1-[.O$39])^[.B121])" office:value-type="float" office:value="222.428689334041" calcext:value-type="float">
            <text:p><text:s/>222.4 </text:p>
          </table:table-cell>
          <table:table-cell table:style-name="ce48" table:formula="of:=([.O121]-[.O120])/[.O120]" office:value-type="percentage" office:value="0.00633433896077817" calcext:value-type="percentage">
            <text:p>0.63%</text:p>
          </table:table-cell>
          <table:table-cell table:style-name="ce48" table:formula="of:=([.O121]-[.O120])/([.O120]*[.O$40])" office:value-type="percentage" office:value="0.0126686779215563" calcext:value-type="percentage">
            <text:p>1.27%</text:p>
          </table:table-cell>
          <table:table-cell table:style-name="ce53" table:formula="of:=(1+[.R121])/(1+[.Q121])-1" office:value-type="percentage" office:value="0.00629446766898512" calcext:value-type="percentage">
            <text:p>0.63%</text:p>
          </table:table-cell>
          <table:table-cell table:style-name="ce30" table:formula="of:=[.T120]+[.U121]*60*24*7*52" office:value-type="float" office:value="20240662275.2066" calcext:value-type="float">
            <text:p><text:s/>20,240,662,275 </text:p>
          </table:table-cell>
          <table:table-cell table:style-name="ce78" table:formula="of:=AVERAGE([.U120];[.T$38]*(1-[.T$39])^[.$B121])" office:value-type="float" office:value="84.347928795109" calcext:value-type="float">
            <text:p><text:s/>84.3 </text:p>
          </table:table-cell>
          <table:table-cell table:style-name="ce48" table:formula="of:=([.T121]-[.T120])/[.T120]" office:value-type="percentage" office:value="0.00218908814864227" calcext:value-type="percentage">
            <text:p>0.22%</text:p>
          </table:table-cell>
          <table:table-cell table:style-name="ce48" table:formula="of:=([.T121]-[.T120])/([.T120]*[.T$40])" office:value-type="percentage" office:value="0.00437817629728455" calcext:value-type="percentage">
            <text:p>0.44%</text:p>
          </table:table-cell>
          <table:table-cell table:style-name="ce53" table:formula="of:=(1+[.W121])/(1+[.V121])-1" office:value-type="percentage" office:value="0.00218430650915002" calcext:value-type="percentage">
            <text:p>0.22%</text:p>
          </table:table-cell>
          <table:table-cell table:style-name="ce30" table:formula="of:=[.Y120]+[.Z121]*60*24*7*52" office:value-type="float" office:value="19177500051.1756" calcext:value-type="float">
            <text:p><text:s/>19,177,500,051 </text:p>
          </table:table-cell>
          <table:table-cell table:style-name="ce78" table:formula="of:=AVERAGE([.Z120];[.Y$38]*(1-[.Y$39])^[.$B121])" office:value-type="float" office:value="175.518827248415" calcext:value-type="float">
            <text:p><text:s/>175.5 </text:p>
          </table:table-cell>
          <table:table-cell table:style-name="ce48" table:formula="of:=([.Y121]-[.Y120])/[.Y120]" office:value-type="percentage" office:value="0.00482041067803013" calcext:value-type="percentage">
            <text:p>0.48%</text:p>
          </table:table-cell>
          <table:table-cell table:style-name="ce48" table:formula="of:=([.Y121]-[.Y120])/([.Y120]*[.Y$40])" office:value-type="percentage" office:value="0.00964082135606026" calcext:value-type="percentage">
            <text:p>0.96%</text:p>
          </table:table-cell>
          <table:table-cell table:style-name="ce53" table:formula="of:=(1+[.AB121])/(1+[.AA121])-1" office:value-type="percentage" office:value="0.00479728579038086" calcext:value-type="percentage">
            <text:p>0.48%</text:p>
          </table:table-cell>
          <table:table-cell table:style-name="ce48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1]+1" office:value-type="float" office:value="76" calcext:value-type="float">
            <text:p>76</text:p>
          </table:table-cell>
          <table:table-cell table:style-name="ce18" table:formula="of:=[.C121]+60*24*7*52" office:value-type="float" office:value="40889521" calcext:value-type="float">
            <text:p>40889521</text:p>
          </table:table-cell>
          <table:table-cell table:style-name="ce29" table:formula="of:=[.D121]+[.E122]*60*24*7*52" office:value-type="float" office:value="20995345226.8816" calcext:value-type="float">
            <text:p><text:s/>20,995,345,227 </text:p>
          </table:table-cell>
          <table:table-cell table:style-name="ce35" table:formula="of:=AVERAGE(433880129.334725*EXP(-0.000000235788480377594 * [.C121]);433880129.334725*EXP(-0.000000235788480377594 * [.C122]))/100000" office:value-type="float" office:value="0.300525983493268" calcext:value-type="float">
            <text:p><text:s/>0.3 </text:p>
          </table:table-cell>
          <table:table-cell table:style-name="ce42" table:formula="of:=([.D122]-[.D121])/[.D121]" office:value-type="percentage" office:value="0.00000750284787807792" calcext:value-type="percentage">
            <text:p>0.00%</text:p>
          </table:table-cell>
          <table:table-cell table:style-name="ce39" table:formula="of:=([.D122]-[.D121])/([.D121]*[.D$40])" office:value-type="percentage" office:value="0.0000150056957561558" calcext:value-type="percentage">
            <text:p>0.00%</text:p>
          </table:table-cell>
          <table:table-cell table:style-name="ce53" table:formula="of:=(1+[.G122])/(1+[.F122])-1" office:value-type="percentage" office:value="0.00000750279158578948" calcext:value-type="percentage">
            <text:p>0.00%</text:p>
          </table:table-cell>
          <table:table-cell table:style-name="ce29" table:formula="of:=[.I121]+[.J122]*60*24*7*52" office:value-type="float" office:value="17778124800" calcext:value-type="float">
            <text:p><text:s/>17,778,124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2]-[.I121])/[.I121]" office:value-type="percentage" office:value="0.00832407709898726" calcext:value-type="percentage">
            <text:p>0.83%</text:p>
          </table:table-cell>
          <table:table-cell table:style-name="ce39" table:formula="of:=([.I122]-[.I121])/([.I121]*[.I$40])" office:value-type="percentage" office:value="0.0166481541979745" calcext:value-type="percentage">
            <text:p>1.66%</text:p>
          </table:table-cell>
          <table:table-cell table:style-name="ce53" table:formula="of:=(1+[.L122])/(1+[.K122])-1" office:value-type="percentage" office:value="0.0082553588553953" calcext:value-type="percentage">
            <text:p>0.83%</text:p>
          </table:table-cell>
          <table:table-cell table:style-name="ce8" table:formula="of:=[.N121]+1" office:value-type="float" office:value="76" calcext:value-type="float">
            <text:p>76</text:p>
          </table:table-cell>
          <table:table-cell table:style-name="ce29" table:formula="of:=[.O121]+[.P122]*60*24*7*52" office:value-type="float" office:value="18637999472.4313" calcext:value-type="float">
            <text:p><text:s/>18,637,999,472 </text:p>
          </table:table-cell>
          <table:table-cell table:style-name="ce77" table:formula="of:=AVERAGE([.P121];[.O$38]*(1-[.O$39])^[.B122])" office:value-type="float" office:value="220.671502688302" calcext:value-type="float">
            <text:p><text:s/>220.7 </text:p>
          </table:table-cell>
          <table:table-cell table:style-name="ce39" table:formula="of:=([.O122]-[.O121])/[.O121]" office:value-type="percentage" office:value="0.00624474137440028" calcext:value-type="percentage">
            <text:p>0.62%</text:p>
          </table:table-cell>
          <table:table-cell table:style-name="ce39" table:formula="of:=([.O122]-[.O121])/([.O121]*[.O$40])" office:value-type="percentage" office:value="0.0124894827488006" calcext:value-type="percentage">
            <text:p>1.25%</text:p>
          </table:table-cell>
          <table:table-cell table:style-name="ce53" table:formula="of:=(1+[.R122])/(1+[.Q122])-1" office:value-type="percentage" office:value="0.00620598659315297" calcext:value-type="percentage">
            <text:p>0.62%</text:p>
          </table:table-cell>
          <table:table-cell table:style-name="ce29" table:formula="of:=[.T121]+[.U122]*60*24*7*52" office:value-type="float" office:value="20283481413.5376" calcext:value-type="float">
            <text:p><text:s/>20,283,481,414 </text:p>
          </table:table-cell>
          <table:table-cell table:style-name="ce77" table:formula="of:=AVERAGE([.U121];[.T$38]*(1-[.T$39])^[.$B122])" office:value-type="float" office:value="81.690969038063" calcext:value-type="float">
            <text:p><text:s/>81.7 </text:p>
          </table:table-cell>
          <table:table-cell table:style-name="ce39" table:formula="of:=([.T122]-[.T121])/[.T121]" office:value-type="percentage" office:value="0.00211550085411188" calcext:value-type="percentage">
            <text:p>0.21%</text:p>
          </table:table-cell>
          <table:table-cell table:style-name="ce39" table:formula="of:=([.T122]-[.T121])/([.T121]*[.T$40])" office:value-type="percentage" office:value="0.00423100170822377" calcext:value-type="percentage">
            <text:p>0.42%</text:p>
          </table:table-cell>
          <table:table-cell table:style-name="ce53" table:formula="of:=(1+[.W122])/(1+[.V122])-1" office:value-type="percentage" office:value="0.00211103495785547" calcext:value-type="percentage">
            <text:p>0.21%</text:p>
          </table:table-cell>
          <table:table-cell table:style-name="ce29" table:formula="of:=[.Y121]+[.Z122]*60*24*7*52" office:value-type="float" office:value="19268147600.4233" calcext:value-type="float">
            <text:p><text:s/>19,268,147,600 </text:p>
          </table:table-cell>
          <table:table-cell table:style-name="ce77" table:formula="of:=AVERAGE([.Z121];[.Y$38]*(1-[.Y$39])^[.$B122])" office:value-type="float" office:value="172.938700487864" calcext:value-type="float">
            <text:p><text:s/>172.9 </text:p>
          </table:table-cell>
          <table:table-cell table:style-name="ce39" table:formula="of:=([.Y122]-[.Y121])/[.Y121]" office:value-type="percentage" office:value="0.0047267656892621" calcext:value-type="percentage">
            <text:p>0.47%</text:p>
          </table:table-cell>
          <table:table-cell table:style-name="ce39" table:formula="of:=([.Y122]-[.Y121])/([.Y121]*[.Y$40])" office:value-type="percentage" office:value="0.0094535313785242" calcext:value-type="percentage">
            <text:p>0.95%</text:p>
          </table:table-cell>
          <table:table-cell table:style-name="ce53" table:formula="of:=(1+[.AB122])/(1+[.AA122])-1" office:value-type="percentage" office:value="0.00470452848543301" calcext:value-type="percentage">
            <text:p>0.4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2]+1" office:value-type="float" office:value="77" calcext:value-type="float">
            <text:p>77</text:p>
          </table:table-cell>
          <table:table-cell table:style-name="ce18" table:formula="of:=[.C122]+60*24*7*52" office:value-type="float" office:value="41413681" calcext:value-type="float">
            <text:p>41413681</text:p>
          </table:table-cell>
          <table:table-cell table:style-name="ce29" table:formula="of:=[.D122]+[.E123]*60*24*7*52" office:value-type="float" office:value="20995484437.0828" calcext:value-type="float">
            <text:p><text:s/>20,995,484,437 </text:p>
          </table:table-cell>
          <table:table-cell table:style-name="ce35" table:formula="of:=AVERAGE(433880129.334725*EXP(-0.000000235788480377594 * [.C122]);433880129.334725*EXP(-0.000000235788480377594 * [.C123]))/100000" office:value-type="float" office:value="0.265587227680623" calcext:value-type="float">
            <text:p><text:s/>0.3 </text:p>
          </table:table-cell>
          <table:table-cell table:style-name="ce42" table:formula="of:=([.D123]-[.D122])/[.D122]" office:value-type="percentage" office:value="0.000006630526897999" calcext:value-type="percentage">
            <text:p>0.00%</text:p>
          </table:table-cell>
          <table:table-cell table:style-name="ce39" table:formula="of:=([.D123]-[.D122])/([.D122]*[.D$40])" office:value-type="percentage" office:value="0.000013261053795998" calcext:value-type="percentage">
            <text:p>0.00%</text:p>
          </table:table-cell>
          <table:table-cell table:style-name="ce53" table:formula="of:=(1+[.G123])/(1+[.F123])-1" office:value-type="percentage" office:value="0.00000663048293447766" calcext:value-type="percentage">
            <text:p>0.00%</text:p>
          </table:table-cell>
          <table:table-cell table:style-name="ce29" table:formula="of:=[.I122]+[.J123]*60*24*7*52" office:value-type="float" office:value="17924889600" calcext:value-type="float">
            <text:p><text:s/>17,924,889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3]-[.I122])/[.I122]" office:value-type="percentage" office:value="0.00825535885539514" calcext:value-type="percentage">
            <text:p>0.83%</text:p>
          </table:table-cell>
          <table:table-cell table:style-name="ce39" table:formula="of:=([.I123]-[.I122])/([.I122]*[.I$40])" office:value-type="percentage" office:value="0.0165107177107903" calcext:value-type="percentage">
            <text:p>1.65%</text:p>
          </table:table-cell>
          <table:table-cell table:style-name="ce53" table:formula="of:=(1+[.L123])/(1+[.K123])-1" office:value-type="percentage" office:value="0.0081877659095877" calcext:value-type="percentage">
            <text:p>0.82%</text:p>
          </table:table-cell>
          <table:table-cell table:style-name="ce8" table:formula="of:=[.N122]+1" office:value-type="float" office:value="77" calcext:value-type="float">
            <text:p>77</text:p>
          </table:table-cell>
          <table:table-cell table:style-name="ce29" table:formula="of:=[.O122]+[.P123]*60*24*7*52" office:value-type="float" office:value="18752752876.5991" calcext:value-type="float">
            <text:p><text:s/>18,752,752,877 </text:p>
          </table:table-cell>
          <table:table-cell table:style-name="ce77" table:formula="of:=AVERAGE([.P122];[.O$38]*(1-[.O$39])^[.B123])" office:value-type="float" office:value="218.928197817065" calcext:value-type="float">
            <text:p><text:s/>218.9 </text:p>
          </table:table-cell>
          <table:table-cell table:style-name="ce39" table:formula="of:=([.O123]-[.O122])/[.O122]" office:value-type="percentage" office:value="0.00615695929906709" calcext:value-type="percentage">
            <text:p>0.62%</text:p>
          </table:table-cell>
          <table:table-cell table:style-name="ce39" table:formula="of:=([.O123]-[.O122])/([.O122]*[.O$40])" office:value-type="percentage" office:value="0.0123139185981342" calcext:value-type="percentage">
            <text:p>1.23%</text:p>
          </table:table-cell>
          <table:table-cell table:style-name="ce53" table:formula="of:=(1+[.R123])/(1+[.Q123])-1" office:value-type="percentage" office:value="0.00611928312194587" calcext:value-type="percentage">
            <text:p>0.61%</text:p>
          </table:table-cell>
          <table:table-cell table:style-name="ce29" table:formula="of:=[.T122]+[.U123]*60*24*7*52" office:value-type="float" office:value="20324951749.0112" calcext:value-type="float">
            <text:p><text:s/>20,324,951,749 </text:p>
          </table:table-cell>
          <table:table-cell table:style-name="ce77" table:formula="of:=AVERAGE([.U122];[.T$38]*(1-[.T$39])^[.$B123])" office:value-type="float" office:value="79.117703513364" calcext:value-type="float">
            <text:p><text:s/>79.1 </text:p>
          </table:table-cell>
          <table:table-cell table:style-name="ce39" table:formula="of:=([.T123]-[.T122])/[.T122]" office:value-type="percentage" office:value="0.00204453735668306" calcext:value-type="percentage">
            <text:p>0.20%</text:p>
          </table:table-cell>
          <table:table-cell table:style-name="ce39" table:formula="of:=([.T123]-[.T122])/([.T122]*[.T$40])" office:value-type="percentage" office:value="0.00408907471336611" calcext:value-type="percentage">
            <text:p>0.41%</text:p>
          </table:table-cell>
          <table:table-cell table:style-name="ce53" table:formula="of:=(1+[.W123])/(1+[.V123])-1" office:value-type="percentage" office:value="0.00204036575268041" calcext:value-type="percentage">
            <text:p>0.20%</text:p>
          </table:table-cell>
          <table:table-cell table:style-name="ce29" table:formula="of:=[.Y122]+[.Z123]*60*24*7*52" office:value-type="float" office:value="19357462630.6971" calcext:value-type="float">
            <text:p><text:s/>19,357,462,631 </text:p>
          </table:table-cell>
          <table:table-cell table:style-name="ce77" table:formula="of:=AVERAGE([.Z122];[.Y$38]*(1-[.Y$39])^[.$B123])" office:value-type="float" office:value="170.396501590692" calcext:value-type="float">
            <text:p><text:s/>170.4 </text:p>
          </table:table-cell>
          <table:table-cell table:style-name="ce39" table:formula="of:=([.Y123]-[.Y122])/[.Y122]" office:value-type="percentage" office:value="0.00463537191669712" calcext:value-type="percentage">
            <text:p>0.46%</text:p>
          </table:table-cell>
          <table:table-cell table:style-name="ce39" table:formula="of:=([.Y123]-[.Y122])/([.Y122]*[.Y$40])" office:value-type="percentage" office:value="0.00927074383339423" calcext:value-type="percentage">
            <text:p>0.93%</text:p>
          </table:table-cell>
          <table:table-cell table:style-name="ce53" table:formula="of:=(1+[.AB123])/(1+[.AA123])-1" office:value-type="percentage" office:value="0.00461398438306393" calcext:value-type="percentage">
            <text:p>0.4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3]+1" office:value-type="float" office:value="78" calcext:value-type="float">
            <text:p>78</text:p>
          </table:table-cell>
          <table:table-cell table:style-name="ce18" table:formula="of:=[.C123]+60*24*7*52" office:value-type="float" office:value="41937841" calcext:value-type="float">
            <text:p>41937841</text:p>
          </table:table-cell>
          <table:table-cell table:style-name="ce29" table:formula="of:=[.D123]+[.E124]*60*24*7*52" office:value-type="float" office:value="20995607462.8891" calcext:value-type="float">
            <text:p><text:s/>20,995,607,463 </text:p>
          </table:table-cell>
          <table:table-cell table:style-name="ce35" table:formula="of:=AVERAGE(433880129.334725*EXP(-0.000000235788480377594 * [.C123]);433880129.334725*EXP(-0.000000235788480377594 * [.C124]))/100000" office:value-type="float" office:value="0.234710405693287" calcext:value-type="float">
            <text:p><text:s/>0.2 </text:p>
          </table:table-cell>
          <table:table-cell table:style-name="ce42" table:formula="of:=([.D124]-[.D123])/[.D123]" office:value-type="percentage" office:value="0.00000585963170396867" calcext:value-type="percentage">
            <text:p>0.00%</text:p>
          </table:table-cell>
          <table:table-cell table:style-name="ce39" table:formula="of:=([.D124]-[.D123])/([.D123]*[.D$40])" office:value-type="percentage" office:value="0.0000117192634079373" calcext:value-type="percentage">
            <text:p>0.00%</text:p>
          </table:table-cell>
          <table:table-cell table:style-name="ce53" table:formula="of:=(1+[.G124])/(1+[.F124])-1" office:value-type="percentage" office:value="0.00000585959736887354" calcext:value-type="percentage">
            <text:p>0.00%</text:p>
          </table:table-cell>
          <table:table-cell table:style-name="ce29" table:formula="of:=[.I123]+[.J124]*60*24*7*52" office:value-type="float" office:value="18071654400" calcext:value-type="float">
            <text:p><text:s/>18,071,654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4]-[.I123])/[.I123]" office:value-type="percentage" office:value="0.00818776590958753" calcext:value-type="percentage">
            <text:p>0.82%</text:p>
          </table:table-cell>
          <table:table-cell table:style-name="ce39" table:formula="of:=([.I124]-[.I123])/([.I123]*[.I$40])" office:value-type="percentage" office:value="0.0163755318191751" calcext:value-type="percentage">
            <text:p>1.64%</text:p>
          </table:table-cell>
          <table:table-cell table:style-name="ce53" table:formula="of:=(1+[.L124])/(1+[.K124])-1" office:value-type="percentage" office:value="0.00812127084502001" calcext:value-type="percentage">
            <text:p>0.81%</text:p>
          </table:table-cell>
          <table:table-cell table:style-name="ce8" table:formula="of:=[.N123]+1" office:value-type="float" office:value="78" calcext:value-type="float">
            <text:p>78</text:p>
          </table:table-cell>
          <table:table-cell table:style-name="ce29" table:formula="of:=[.O123]+[.P124]*60*24*7*52" office:value-type="float" office:value="18866599728.8739" calcext:value-type="float">
            <text:p><text:s/>18,866,599,729 </text:p>
          </table:table-cell>
          <table:table-cell table:style-name="ce77" table:formula="of:=AVERAGE([.P123];[.O$38]*(1-[.O$39])^[.B124])" office:value-type="float" office:value="217.19866505431" calcext:value-type="float">
            <text:p><text:s/>217.2 </text:p>
          </table:table-cell>
          <table:table-cell table:style-name="ce39" table:formula="of:=([.O124]-[.O123])/[.O123]" office:value-type="percentage" office:value="0.00607094078528245" calcext:value-type="percentage">
            <text:p>0.61%</text:p>
          </table:table-cell>
          <table:table-cell table:style-name="ce39" table:formula="of:=([.O124]-[.O123])/([.O123]*[.O$40])" office:value-type="percentage" office:value="0.0121418815705649" calcext:value-type="percentage">
            <text:p>1.21%</text:p>
          </table:table-cell>
          <table:table-cell table:style-name="ce53" table:formula="of:=(1+[.R124])/(1+[.Q124])-1" office:value-type="percentage" office:value="0.00603430686562123" calcext:value-type="percentage">
            <text:p>0.60%</text:p>
          </table:table-cell>
          <table:table-cell table:style-name="ce29" table:formula="of:=[.T123]+[.U124]*60*24*7*52" office:value-type="float" office:value="20365115768.9173" calcext:value-type="float">
            <text:p><text:s/>20,365,115,769 </text:p>
          </table:table-cell>
          <table:table-cell table:style-name="ce77" table:formula="of:=AVERAGE([.U123];[.T$38]*(1-[.T$39])^[.$B124])" office:value-type="float" office:value="76.6254958526931" calcext:value-type="float">
            <text:p><text:s/>76.6 </text:p>
          </table:table-cell>
          <table:table-cell table:style-name="ce39" table:formula="of:=([.T124]-[.T123])/[.T123]" office:value-type="percentage" office:value="0.00197609423147098" calcext:value-type="percentage">
            <text:p>0.20%</text:p>
          </table:table-cell>
          <table:table-cell table:style-name="ce39" table:formula="of:=([.T124]-[.T123])/([.T123]*[.T$40])" office:value-type="percentage" office:value="0.00395218846294196" calcext:value-type="percentage">
            <text:p>0.40%</text:p>
          </table:table-cell>
          <table:table-cell table:style-name="ce53" table:formula="of:=(1+[.W124])/(1+[.V124])-1" office:value-type="percentage" office:value="0.00197219698438667" calcext:value-type="percentage">
            <text:p>0.20%</text:p>
          </table:table-cell>
          <table:table-cell table:style-name="ce29" table:formula="of:=[.Y123]+[.Z124]*60*24*7*52" office:value-type="float" office:value="19445464730.0258" calcext:value-type="float">
            <text:p><text:s/>19,445,464,730 </text:p>
          </table:table-cell>
          <table:table-cell table:style-name="ce77" table:formula="of:=AVERAGE([.Z123];[.Y$38]*(1-[.Y$39])^[.$B124])" office:value-type="float" office:value="167.891673017309" calcext:value-type="float">
            <text:p><text:s/>167.9 </text:p>
          </table:table-cell>
          <table:table-cell table:style-name="ce39" table:formula="of:=([.Y124]-[.Y123])/[.Y123]" office:value-type="percentage" office:value="0.00454615881263285" calcext:value-type="percentage">
            <text:p>0.45%</text:p>
          </table:table-cell>
          <table:table-cell table:style-name="ce39" table:formula="of:=([.Y124]-[.Y123])/([.Y123]*[.Y$40])" office:value-type="percentage" office:value="0.00909231762526569" calcext:value-type="percentage">
            <text:p>0.91%</text:p>
          </table:table-cell>
          <table:table-cell table:style-name="ce53" table:formula="of:=(1+[.AB124])/(1+[.AA124])-1" office:value-type="percentage" office:value="0.00452558478547815" calcext:value-type="percentage">
            <text:p>0.4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4]+1" office:value-type="float" office:value="79" calcext:value-type="float">
            <text:p>79</text:p>
          </table:table-cell>
          <table:table-cell table:style-name="ce18" table:formula="of:=[.C124]+60*24*7*52" office:value-type="float" office:value="42462001" calcext:value-type="float">
            <text:p>42462001</text:p>
          </table:table-cell>
          <table:table-cell table:style-name="ce29" table:formula="of:=[.D124]+[.E125]*60*24*7*52" office:value-type="float" office:value="20995716185.8768" calcext:value-type="float">
            <text:p><text:s/>20,995,716,186 </text:p>
          </table:table-cell>
          <table:table-cell table:style-name="ce35" table:formula="of:=AVERAGE(433880129.334725*EXP(-0.000000235788480377594 * [.C124]);433880129.334725*EXP(-0.000000235788480377594 * [.C125]))/100000" office:value-type="float" office:value="0.207423282443964" calcext:value-type="float">
            <text:p><text:s/>0.2 </text:p>
          </table:table-cell>
          <table:table-cell table:style-name="ce42" table:formula="of:=([.D125]-[.D124])/[.D124]" office:value-type="percentage" office:value="0.00000517836828091201" calcext:value-type="percentage">
            <text:p>0.00%</text:p>
          </table:table-cell>
          <table:table-cell table:style-name="ce39" table:formula="of:=([.D125]-[.D124])/([.D124]*[.D$40])" office:value-type="percentage" office:value="0.000010356736561824" calcext:value-type="percentage">
            <text:p>0.00%</text:p>
          </table:table-cell>
          <table:table-cell table:style-name="ce53" table:formula="of:=(1+[.G125])/(1+[.F125])-1" office:value-type="percentage" office:value="0.00000517834146562812" calcext:value-type="percentage">
            <text:p>0.00%</text:p>
          </table:table-cell>
          <table:table-cell table:style-name="ce29" table:formula="of:=[.I124]+[.J125]*60*24*7*52" office:value-type="float" office:value="18218419200" calcext:value-type="float">
            <text:p><text:s/>18,218,419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5]-[.I124])/[.I124]" office:value-type="percentage" office:value="0.00812127084502014" calcext:value-type="percentage">
            <text:p>0.81%</text:p>
          </table:table-cell>
          <table:table-cell table:style-name="ce39" table:formula="of:=([.I125]-[.I124])/([.I124]*[.I$40])" office:value-type="percentage" office:value="0.0162425416900403" calcext:value-type="percentage">
            <text:p>1.62%</text:p>
          </table:table-cell>
          <table:table-cell table:style-name="ce53" table:formula="of:=(1+[.L125])/(1+[.K125])-1" office:value-type="percentage" office:value="0.00805584712860252" calcext:value-type="percentage">
            <text:p>0.81%</text:p>
          </table:table-cell>
          <table:table-cell table:style-name="ce8" table:formula="of:=[.N124]+1" office:value-type="float" office:value="79" calcext:value-type="float">
            <text:p>79</text:p>
          </table:table-cell>
          <table:table-cell table:style-name="ce29" table:formula="of:=[.O124]+[.P125]*60*24*7*52" office:value-type="float" office:value="18979547191.0158" calcext:value-type="float">
            <text:p><text:s/>18,979,547,191 </text:p>
          </table:table-cell>
          <table:table-cell table:style-name="ce77" table:formula="of:=AVERAGE([.P124];[.O$38]*(1-[.O$39])^[.B125])" office:value-type="float" office:value="215.482795600381" calcext:value-type="float">
            <text:p><text:s/>215.5 </text:p>
          </table:table-cell>
          <table:table-cell table:style-name="ce39" table:formula="of:=([.O125]-[.O124])/[.O124]" office:value-type="percentage" office:value="0.00598663584138256" calcext:value-type="percentage">
            <text:p>0.60%</text:p>
          </table:table-cell>
          <table:table-cell table:style-name="ce39" table:formula="of:=([.O125]-[.O124])/([.O124]*[.O$40])" office:value-type="percentage" office:value="0.0119732716827651" calcext:value-type="percentage">
            <text:p>1.20%</text:p>
          </table:table-cell>
          <table:table-cell table:style-name="ce53" table:formula="of:=(1+[.R125])/(1+[.Q125])-1" office:value-type="percentage" office:value="0.0059510093157209" calcext:value-type="percentage">
            <text:p>0.60%</text:p>
          </table:table-cell>
          <table:table-cell table:style-name="ce29" table:formula="of:=[.T124]+[.U125]*60*24*7*52" office:value-type="float" office:value="20404014622.1964" calcext:value-type="float">
            <text:p><text:s/>20,404,014,622 </text:p>
          </table:table-cell>
          <table:table-cell table:style-name="ce77" table:formula="of:=AVERAGE([.U124];[.T$38]*(1-[.T$39])^[.$B125])" office:value-type="float" office:value="74.2117927333332" calcext:value-type="float">
            <text:p><text:s/>74.2 </text:p>
          </table:table-cell>
          <table:table-cell table:style-name="ce39" table:formula="of:=([.T125]-[.T124])/[.T124]" office:value-type="percentage" office:value="0.00191007277937857" calcext:value-type="percentage">
            <text:p>0.19%</text:p>
          </table:table-cell>
          <table:table-cell table:style-name="ce39" table:formula="of:=([.T125]-[.T124])/([.T124]*[.T$40])" office:value-type="percentage" office:value="0.00382014555875714" calcext:value-type="percentage">
            <text:p>0.38%</text:p>
          </table:table-cell>
          <table:table-cell table:style-name="ce53" table:formula="of:=(1+[.W125])/(1+[.V125])-1" office:value-type="percentage" office:value="0.00190643135673829" calcext:value-type="percentage">
            <text:p>0.19%</text:p>
          </table:table-cell>
          <table:table-cell table:style-name="ce29" table:formula="of:=[.Y124]+[.Z125]*60*24*7*52" office:value-type="float" office:value="19532173198.4944" calcext:value-type="float">
            <text:p><text:s/>19,532,173,198 </text:p>
          </table:table-cell>
          <table:table-cell table:style-name="ce77" table:formula="of:=AVERAGE([.Z124];[.Y$38]*(1-[.Y$39])^[.$B125])" office:value-type="float" office:value="165.423665423954" calcext:value-type="float">
            <text:p><text:s/>165.4 </text:p>
          </table:table-cell>
          <table:table-cell table:style-name="ce39" table:formula="of:=([.Y125]-[.Y124])/[.Y124]" office:value-type="percentage" office:value="0.00445905868913143" calcext:value-type="percentage">
            <text:p>0.45%</text:p>
          </table:table-cell>
          <table:table-cell table:style-name="ce39" table:formula="of:=([.Y125]-[.Y124])/([.Y124]*[.Y$40])" office:value-type="percentage" office:value="0.00891811737826285" calcext:value-type="percentage">
            <text:p>0.89%</text:p>
          </table:table-cell>
          <table:table-cell table:style-name="ce53" table:formula="of:=(1+[.AB125])/(1+[.AA125])-1" office:value-type="percentage" office:value="0.00443926375152692" calcext:value-type="percentage">
            <text:p>0.4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5]+1" office:value-type="float" office:value="80" calcext:value-type="float">
            <text:p>80</text:p>
          </table:table-cell>
          <table:table-cell table:style-name="ce18" table:formula="of:=[.C125]+60*24*7*52" office:value-type="float" office:value="42986161" calcext:value-type="float">
            <text:p>42986161</text:p>
          </table:table-cell>
          <table:table-cell table:style-name="ce29" table:formula="of:=[.D125]+[.E126]*60*24*7*52" office:value-type="float" office:value="20995812268.8729" calcext:value-type="float">
            <text:p><text:s/>20,995,812,269 </text:p>
          </table:table-cell>
          <table:table-cell table:style-name="ce35" table:formula="of:=AVERAGE(433880129.334725*EXP(-0.000000235788480377594 * [.C125]);433880129.334725*EXP(-0.000000235788480377594 * [.C126]))/100000" office:value-type="float" office:value="0.183308524275876" calcext:value-type="float">
            <text:p><text:s/>0.2 </text:p>
          </table:table-cell>
          <table:table-cell table:style-name="ce42" table:formula="of:=([.D126]-[.D125])/[.D125]" office:value-type="percentage" office:value="0.00000457631429361542" calcext:value-type="percentage">
            <text:p>0.00%</text:p>
          </table:table-cell>
          <table:table-cell table:style-name="ce39" table:formula="of:=([.D126]-[.D125])/([.D125]*[.D$40])" office:value-type="percentage" office:value="0.00000915262858723084" calcext:value-type="percentage">
            <text:p>0.00%</text:p>
          </table:table-cell>
          <table:table-cell table:style-name="ce53" table:formula="of:=(1+[.G126])/(1+[.F126])-1" office:value-type="percentage" office:value="0.00000457629335115506" calcext:value-type="percentage">
            <text:p>0.00%</text:p>
          </table:table-cell>
          <table:table-cell table:style-name="ce29" table:formula="of:=[.I125]+[.J126]*60*24*7*52" office:value-type="float" office:value="18365184000" calcext:value-type="float">
            <text:p><text:s/>18,365,184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6]-[.I125])/[.I125]" office:value-type="percentage" office:value="0.00805584712860268" calcext:value-type="percentage">
            <text:p>0.81%</text:p>
          </table:table-cell>
          <table:table-cell table:style-name="ce39" table:formula="of:=([.I126]-[.I125])/([.I125]*[.I$40])" office:value-type="percentage" office:value="0.0161116942572054" calcext:value-type="percentage">
            <text:p>1.61%</text:p>
          </table:table-cell>
          <table:table-cell table:style-name="ce53" table:formula="of:=(1+[.L126])/(1+[.K126])-1" office:value-type="percentage" office:value="0.00799146907539816" calcext:value-type="percentage">
            <text:p>0.80%</text:p>
          </table:table-cell>
          <table:table-cell table:style-name="ce8" table:formula="of:=[.N125]+1" office:value-type="float" office:value="80" calcext:value-type="float">
            <text:p>80</text:p>
          </table:table-cell>
          <table:table-cell table:style-name="ce29" table:formula="of:=[.O125]+[.P126]*60*24*7*52" office:value-type="float" office:value="19091602368.2068" calcext:value-type="float">
            <text:p><text:s/>19,091,602,368 </text:p>
          </table:table-cell>
          <table:table-cell table:style-name="ce77" table:formula="of:=AVERAGE([.P125];[.O$38]*(1-[.O$39])^[.B126])" office:value-type="float" office:value="213.780481515138" calcext:value-type="float">
            <text:p><text:s/>213.8 </text:p>
          </table:table-cell>
          <table:table-cell table:style-name="ce39" table:formula="of:=([.O126]-[.O125])/[.O125]" office:value-type="percentage" office:value="0.00590399634212652" calcext:value-type="percentage">
            <text:p>0.59%</text:p>
          </table:table-cell>
          <table:table-cell table:style-name="ce39" table:formula="of:=([.O126]-[.O125])/([.O125]*[.O$40])" office:value-type="percentage" office:value="0.011807992684253" calcext:value-type="percentage">
            <text:p>1.18%</text:p>
          </table:table-cell>
          <table:table-cell table:style-name="ce53" table:formula="of:=(1+[.R126])/(1+[.Q126])-1" office:value-type="percentage" office:value="0.00586934375804837" calcext:value-type="percentage">
            <text:p>0.59%</text:p>
          </table:table-cell>
          <table:table-cell table:style-name="ce29" table:formula="of:=[.T125]+[.U126]*60*24*7*52" office:value-type="float" office:value="20441688161.5973" calcext:value-type="float">
            <text:p><text:s/>20,441,688,162 </text:p>
          </table:table-cell>
          <table:table-cell table:style-name="ce77" table:formula="of:=AVERAGE([.U125];[.T$38]*(1-[.T$39])^[.$B126])" office:value-type="float" office:value="71.8741212622332" calcext:value-type="float">
            <text:p><text:s/>71.9 </text:p>
          </table:table-cell>
          <table:table-cell table:style-name="ce39" table:formula="of:=([.T126]-[.T125])/[.T125]" office:value-type="percentage" office:value="0.00184637876900122" calcext:value-type="percentage">
            <text:p>0.18%</text:p>
          </table:table-cell>
          <table:table-cell table:style-name="ce39" table:formula="of:=([.T126]-[.T125])/([.T125]*[.T$40])" office:value-type="percentage" office:value="0.00369275753800245" calcext:value-type="percentage">
            <text:p>0.37%</text:p>
          </table:table-cell>
          <table:table-cell table:style-name="ce53" table:formula="of:=(1+[.W126])/(1+[.V126])-1" office:value-type="percentage" office:value="0.0018429759373586" calcext:value-type="percentage">
            <text:p>0.18%</text:p>
          </table:table-cell>
          <table:table-cell table:style-name="ce29" table:formula="of:=[.Y125]+[.Z126]*60*24*7*52" office:value-type="float" office:value="19617607052.4766" calcext:value-type="float">
            <text:p><text:s/>19,617,607,052 </text:p>
          </table:table-cell>
          <table:table-cell table:style-name="ce77" table:formula="of:=AVERAGE([.Z125];[.Y$38]*(1-[.Y$39])^[.$B126])" office:value-type="float" office:value="162.991937542222" calcext:value-type="float">
            <text:p><text:s/>163.0 </text:p>
          </table:table-cell>
          <table:table-cell table:style-name="ce39" table:formula="of:=([.Y126]-[.Y125])/[.Y125]" office:value-type="percentage" office:value="0.00437400657437941" calcext:value-type="percentage">
            <text:p>0.44%</text:p>
          </table:table-cell>
          <table:table-cell table:style-name="ce39" table:formula="of:=([.Y126]-[.Y125])/([.Y125]*[.Y$40])" office:value-type="percentage" office:value="0.00874801314875882" calcext:value-type="percentage">
            <text:p>0.87%</text:p>
          </table:table-cell>
          <table:table-cell table:style-name="ce53" table:formula="of:=(1+[.AB126])/(1+[.AA126])-1" office:value-type="percentage" office:value="0.0043549579596327" calcext:value-type="percentage">
            <text:p>0.4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6]+1" office:value-type="float" office:value="81" calcext:value-type="float">
            <text:p>81</text:p>
          </table:table-cell>
          <table:table-cell table:style-name="ce18" table:formula="of:=[.C126]+60*24*7*52" office:value-type="float" office:value="43510321" calcext:value-type="float">
            <text:p>43510321</text:p>
          </table:table-cell>
          <table:table-cell table:style-name="ce29" table:formula="of:=[.D126]+[.E127]*60*24*7*52" office:value-type="float" office:value="20995897181.3861" calcext:value-type="float">
            <text:p><text:s/>20,995,897,181 </text:p>
          </table:table-cell>
          <table:table-cell table:style-name="ce35" table:formula="of:=AVERAGE(433880129.334725*EXP(-0.000000235788480377594 * [.C126]);433880129.334725*EXP(-0.000000235788480377594 * [.C127]))/100000" office:value-type="float" office:value="0.161997316194613" calcext:value-type="float">
            <text:p><text:s/>0.2 </text:p>
          </table:table-cell>
          <table:table-cell table:style-name="ce42" table:formula="of:=([.D127]-[.D126])/[.D126]" office:value-type="percentage" office:value="0.00000404425950130823" calcext:value-type="percentage">
            <text:p>0.00%</text:p>
          </table:table-cell>
          <table:table-cell table:style-name="ce39" table:formula="of:=([.D127]-[.D126])/([.D126]*[.D$40])" office:value-type="percentage" office:value="0.00000808851900261646" calcext:value-type="percentage">
            <text:p>0.00%</text:p>
          </table:table-cell>
          <table:table-cell table:style-name="ce53" table:formula="of:=(1+[.G127])/(1+[.F127])-1" office:value-type="percentage" office:value="0.00000404424314526253" calcext:value-type="percentage">
            <text:p>0.00%</text:p>
          </table:table-cell>
          <table:table-cell table:style-name="ce29" table:formula="of:=[.I126]+[.J127]*60*24*7*52" office:value-type="float" office:value="18511948800" calcext:value-type="float">
            <text:p><text:s/>18,511,948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7]-[.I126])/[.I126]" office:value-type="percentage" office:value="0.00799146907539832" calcext:value-type="percentage">
            <text:p>0.80%</text:p>
          </table:table-cell>
          <table:table-cell table:style-name="ce39" table:formula="of:=([.I127]-[.I126])/([.I126]*[.I$40])" office:value-type="percentage" office:value="0.0159829381507966" calcext:value-type="percentage">
            <text:p>1.60%</text:p>
          </table:table-cell>
          <table:table-cell table:style-name="ce53" table:formula="of:=(1+[.L127])/(1+[.K127])-1" office:value-type="percentage" office:value="0.0079281118150023" calcext:value-type="percentage">
            <text:p>0.79%</text:p>
          </table:table-cell>
          <table:table-cell table:style-name="ce8" table:formula="of:=[.N126]+1" office:value-type="float" office:value="81" calcext:value-type="float">
            <text:p>81</text:p>
          </table:table-cell>
          <table:table-cell table:style-name="ce29" table:formula="of:=[.O126]+[.P127]*60*24*7*52" office:value-type="float" office:value="19202772309.498" calcext:value-type="float">
            <text:p><text:s/>19,202,772,309 </text:p>
          </table:table-cell>
          <table:table-cell table:style-name="ce77" table:formula="of:=AVERAGE([.P126];[.O$38]*(1-[.O$39])^[.B127])" office:value-type="float" office:value="212.091615711168" calcext:value-type="float">
            <text:p><text:s/>212.1 </text:p>
          </table:table-cell>
          <table:table-cell table:style-name="ce39" table:formula="of:=([.O127]-[.O126])/[.O126]" office:value-type="percentage" office:value="0.00582297594235963" calcext:value-type="percentage">
            <text:p>0.58%</text:p>
          </table:table-cell>
          <table:table-cell table:style-name="ce39" table:formula="of:=([.O127]-[.O126])/([.O126]*[.O$40])" office:value-type="percentage" office:value="0.0116459518847193" calcext:value-type="percentage">
            <text:p>1.16%</text:p>
          </table:table-cell>
          <table:table-cell table:style-name="ce53" table:formula="of:=(1+[.R127])/(1+[.Q127])-1" office:value-type="percentage" office:value="0.00578926519043166" calcext:value-type="percentage">
            <text:p>0.58%</text:p>
          </table:table-cell>
          <table:table-cell table:style-name="ce29" table:formula="of:=[.T126]+[.U127]*60*24*7*52" office:value-type="float" office:value="20478174984.5069" calcext:value-type="float">
            <text:p><text:s/>20,478,174,985 </text:p>
          </table:table-cell>
          <table:table-cell table:style-name="ce77" table:formula="of:=AVERAGE([.U126];[.T$38]*(1-[.T$39])^[.$B127])" office:value-type="float" office:value="69.6100864424729" calcext:value-type="float">
            <text:p><text:s/>69.6 </text:p>
          </table:table-cell>
          <table:table-cell table:style-name="ce39" table:formula="of:=([.T127]-[.T126])/[.T126]" office:value-type="percentage" office:value="0.00178492219533184" calcext:value-type="percentage">
            <text:p>0.18%</text:p>
          </table:table-cell>
          <table:table-cell table:style-name="ce39" table:formula="of:=([.T127]-[.T126])/([.T126]*[.T$40])" office:value-type="percentage" office:value="0.00356984439066368" calcext:value-type="percentage">
            <text:p>0.36%</text:p>
          </table:table-cell>
          <table:table-cell table:style-name="ce53" table:formula="of:=(1+[.W127])/(1+[.V127])-1" office:value-type="percentage" office:value="0.00178174192462421" calcext:value-type="percentage">
            <text:p>0.18%</text:p>
          </table:table-cell>
          <table:table-cell table:style-name="ce29" table:formula="of:=[.Y126]+[.Z127]*60*24*7*52" office:value-type="float" office:value="19701785028.8052" calcext:value-type="float">
            <text:p><text:s/>19,701,785,029 </text:p>
          </table:table-cell>
          <table:table-cell table:style-name="ce77" table:formula="of:=AVERAGE([.Z126];[.Y$38]*(1-[.Y$39])^[.$B127])" office:value-type="float" office:value="160.595956060352" calcext:value-type="float">
            <text:p><text:s/>160.6 </text:p>
          </table:table-cell>
          <table:table-cell table:style-name="ce39" table:formula="of:=([.Y127]-[.Y126])/[.Y126]" office:value-type="percentage" office:value="0.00429094007762621" calcext:value-type="percentage">
            <text:p>0.43%</text:p>
          </table:table-cell>
          <table:table-cell table:style-name="ce39" table:formula="of:=([.Y127]-[.Y126])/([.Y126]*[.Y$40])" office:value-type="percentage" office:value="0.00858188015525241" calcext:value-type="percentage">
            <text:p>0.86%</text:p>
          </table:table-cell>
          <table:table-cell table:style-name="ce53" table:formula="of:=(1+[.AB127])/(1+[.AA127])-1" office:value-type="percentage" office:value="0.004272606578821" calcext:value-type="percentage">
            <text:p>0.4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7]+1" office:value-type="float" office:value="82" calcext:value-type="float">
            <text:p>82</text:p>
          </table:table-cell>
          <table:table-cell table:style-name="ce18" table:formula="of:=[.C127]+60*24*7*52" office:value-type="float" office:value="44034481" calcext:value-type="float">
            <text:p>44034481</text:p>
          </table:table-cell>
          <table:table-cell table:style-name="ce29" table:formula="of:=[.D127]+[.E128]*60*24*7*52" office:value-type="float" office:value="20995972222.0822" calcext:value-type="float">
            <text:p><text:s/>20,995,972,222 </text:p>
          </table:table-cell>
          <table:table-cell table:style-name="ce35" table:formula="of:=AVERAGE(433880129.334725*EXP(-0.000000235788480377594 * [.C127]);433880129.334725*EXP(-0.000000235788480377594 * [.C128]))/100000" office:value-type="float" office:value="0.143163721152226" calcext:value-type="float">
            <text:p><text:s/>0.1 </text:p>
          </table:table-cell>
          <table:table-cell table:style-name="ce42" table:formula="of:=([.D128]-[.D127])/[.D127]" office:value-type="percentage" office:value="0.0000035740647532691" calcext:value-type="percentage">
            <text:p>0.00%</text:p>
          </table:table-cell>
          <table:table-cell table:style-name="ce39" table:formula="of:=([.D128]-[.D127])/([.D127]*[.D$40])" office:value-type="percentage" office:value="0.00000714812950653819" calcext:value-type="percentage">
            <text:p>0.00%</text:p>
          </table:table-cell>
          <table:table-cell table:style-name="ce53" table:formula="of:=(1+[.G128])/(1+[.F128])-1" office:value-type="percentage" office:value="0.00000357405197926042" calcext:value-type="percentage">
            <text:p>0.00%</text:p>
          </table:table-cell>
          <table:table-cell table:style-name="ce29" table:formula="of:=[.I127]+[.J128]*60*24*7*52" office:value-type="float" office:value="18658713600" calcext:value-type="float">
            <text:p><text:s/>18,658,713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8]-[.I127])/[.I127]" office:value-type="percentage" office:value="0.00792811181500243" calcext:value-type="percentage">
            <text:p>0.79%</text:p>
          </table:table-cell>
          <table:table-cell table:style-name="ce39" table:formula="of:=([.I128]-[.I127])/([.I127]*[.I$40])" office:value-type="percentage" office:value="0.0158562236300049" calcext:value-type="percentage">
            <text:p>1.59%</text:p>
          </table:table-cell>
          <table:table-cell table:style-name="ce53" table:formula="of:=(1+[.L128])/(1+[.K128])-1" office:value-type="percentage" office:value="0.00786575125950795" calcext:value-type="percentage">
            <text:p>0.79%</text:p>
          </table:table-cell>
          <table:table-cell table:style-name="ce8" table:formula="of:=[.N127]+1" office:value-type="float" office:value="82" calcext:value-type="float">
            <text:p>82</text:p>
          </table:table-cell>
          <table:table-cell table:style-name="ce29" table:formula="of:=[.O127]+[.P128]*60*24*7*52" office:value-type="float" office:value="19313064008.2529" calcext:value-type="float">
            <text:p><text:s/>19,313,064,008 </text:p>
          </table:table-cell>
          <table:table-cell table:style-name="ce77" table:formula="of:=AVERAGE([.P127];[.O$38]*(1-[.O$39])^[.B128])" office:value-type="float" office:value="210.41609194705" calcext:value-type="float">
            <text:p><text:s/>210.4 </text:p>
          </table:table-cell>
          <table:table-cell table:style-name="ce39" table:formula="of:=([.O128]-[.O127])/[.O127]" office:value-type="percentage" office:value="0.00574352999542753" calcext:value-type="percentage">
            <text:p>0.57%</text:p>
          </table:table-cell>
          <table:table-cell table:style-name="ce39" table:formula="of:=([.O128]-[.O127])/([.O127]*[.O$40])" office:value-type="percentage" office:value="0.0114870599908551" calcext:value-type="percentage">
            <text:p>1.15%</text:p>
          </table:table-cell>
          <table:table-cell table:style-name="ce53" table:formula="of:=(1+[.R128])/(1+[.Q128])-1" office:value-type="percentage" office:value="0.00571073024496971" calcext:value-type="percentage">
            <text:p>0.57%</text:p>
          </table:table-cell>
          <table:table-cell table:style-name="ce29" table:formula="of:=[.T127]+[.U128]*60*24*7*52" office:value-type="float" office:value="20513512472.495" calcext:value-type="float">
            <text:p><text:s/>20,513,512,472 </text:p>
          </table:table-cell>
          <table:table-cell table:style-name="ce77" table:formula="of:=AVERAGE([.U127];[.T$38]*(1-[.T$39])^[.$B128])" office:value-type="float" office:value="67.417368719535" calcext:value-type="float">
            <text:p><text:s/>67.4 </text:p>
          </table:table-cell>
          <table:table-cell table:style-name="ce39" table:formula="of:=([.T128]-[.T127])/[.T127]" office:value-type="percentage" office:value="0.00172561705399863" calcext:value-type="percentage">
            <text:p>0.17%</text:p>
          </table:table-cell>
          <table:table-cell table:style-name="ce39" table:formula="of:=([.T128]-[.T127])/([.T127]*[.T$40])" office:value-type="percentage" office:value="0.00345123410799726" calcext:value-type="percentage">
            <text:p>0.35%</text:p>
          </table:table-cell>
          <table:table-cell table:style-name="ce53" table:formula="of:=(1+[.W128])/(1+[.V128])-1" office:value-type="percentage" office:value="0.00172264442939341" calcext:value-type="percentage">
            <text:p>0.17%</text:p>
          </table:table-cell>
          <table:table-cell table:style-name="ce29" table:formula="of:=[.Y127]+[.Z128]*60*24*7*52" office:value-type="float" office:value="19784725588.8817" calcext:value-type="float">
            <text:p><text:s/>19,784,725,589 </text:p>
          </table:table-cell>
          <table:table-cell table:style-name="ce77" table:formula="of:=AVERAGE([.Z127];[.Y$38]*(1-[.Y$39])^[.$B128])" office:value-type="float" office:value="158.235195506264" calcext:value-type="float">
            <text:p><text:s/>158.2 </text:p>
          </table:table-cell>
          <table:table-cell table:style-name="ce39" table:formula="of:=([.Y128]-[.Y127])/[.Y127]" office:value-type="percentage" office:value="0.00420979926211259" calcext:value-type="percentage">
            <text:p>0.42%</text:p>
          </table:table-cell>
          <table:table-cell table:style-name="ce39" table:formula="of:=([.Y128]-[.Y127])/([.Y127]*[.Y$40])" office:value-type="percentage" office:value="0.00841959852422517" calcext:value-type="percentage">
            <text:p>0.84%</text:p>
          </table:table-cell>
          <table:table-cell table:style-name="ce53" table:formula="of:=(1+[.AB128])/(1+[.AA128])-1" office:value-type="percentage" office:value="0.00419215114730598" calcext:value-type="percentage">
            <text:p>0.4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8]+1" office:value-type="float" office:value="83" calcext:value-type="float">
            <text:p>83</text:p>
          </table:table-cell>
          <table:table-cell table:style-name="ce18" table:formula="of:=[.C128]+60*24*7*52" office:value-type="float" office:value="44558641" calcext:value-type="float">
            <text:p>44558641</text:p>
          </table:table-cell>
          <table:table-cell table:style-name="ce29" table:formula="of:=[.D128]+[.E129]*60*24*7*52" office:value-type="float" office:value="20996038538.6456" calcext:value-type="float">
            <text:p><text:s/>20,996,038,539 </text:p>
          </table:table-cell>
          <table:table-cell table:style-name="ce35" table:formula="of:=AVERAGE(433880129.334725*EXP(-0.000000235788480377594 * [.C128]);433880129.334725*EXP(-0.000000235788480377594 * [.C129]))/100000" office:value-type="float" office:value="0.126519695113528" calcext:value-type="float">
            <text:p><text:s/>0.1 </text:p>
          </table:table-cell>
          <table:table-cell table:style-name="ce42" table:formula="of:=([.D129]-[.D128])/[.D128]" office:value-type="percentage" office:value="0.0000031585373940949" calcext:value-type="percentage">
            <text:p>0.00%</text:p>
          </table:table-cell>
          <table:table-cell table:style-name="ce39" table:formula="of:=([.D129]-[.D128])/([.D128]*[.D$40])" office:value-type="percentage" office:value="0.0000063170747881898" calcext:value-type="percentage">
            <text:p>0.00%</text:p>
          </table:table-cell>
          <table:table-cell table:style-name="ce53" table:formula="of:=(1+[.G129])/(1+[.F129])-1" office:value-type="percentage" office:value="0.00000315852741783473" calcext:value-type="percentage">
            <text:p>0.00%</text:p>
          </table:table-cell>
          <table:table-cell table:style-name="ce29" table:formula="of:=[.I128]+[.J129]*60*24*7*52" office:value-type="float" office:value="18805478400" calcext:value-type="float">
            <text:p><text:s/>18,805,478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29]-[.I128])/[.I128]" office:value-type="percentage" office:value="0.00786575125950805" calcext:value-type="percentage">
            <text:p>0.79%</text:p>
          </table:table-cell>
          <table:table-cell table:style-name="ce39" table:formula="of:=([.I129]-[.I128])/([.I128]*[.I$40])" office:value-type="percentage" office:value="0.0157315025190161" calcext:value-type="percentage">
            <text:p>1.57%</text:p>
          </table:table-cell>
          <table:table-cell table:style-name="ce53" table:formula="of:=(1+[.L129])/(1+[.K129])-1" office:value-type="percentage" office:value="0.00780436407297147" calcext:value-type="percentage">
            <text:p>0.78%</text:p>
          </table:table-cell>
          <table:table-cell table:style-name="ce8" table:formula="of:=[.N128]+1" office:value-type="float" office:value="83" calcext:value-type="float">
            <text:p>83</text:p>
          </table:table-cell>
          <table:table-cell table:style-name="ce29" table:formula="of:=[.O128]+[.P129]*60*24*7*52" office:value-type="float" office:value="19422484402.5877" calcext:value-type="float">
            <text:p><text:s/>19,422,484,403 </text:p>
          </table:table-cell>
          <table:table-cell table:style-name="ce77" table:formula="of:=AVERAGE([.P128];[.O$38]*(1-[.O$39])^[.B129])" office:value-type="float" office:value="208.753804820668" calcext:value-type="float">
            <text:p><text:s/>208.8 </text:p>
          </table:table-cell>
          <table:table-cell table:style-name="ce39" table:formula="of:=([.O129]-[.O128])/[.O128]" office:value-type="percentage" office:value="0.0056656154760344" calcext:value-type="percentage">
            <text:p>0.57%</text:p>
          </table:table-cell>
          <table:table-cell table:style-name="ce39" table:formula="of:=([.O129]-[.O128])/([.O128]*[.O$40])" office:value-type="percentage" office:value="0.0113312309520688" calcext:value-type="percentage">
            <text:p>1.13%</text:p>
          </table:table-cell>
          <table:table-cell table:style-name="ce53" table:formula="of:=(1+[.R129])/(1+[.Q129])-1" office:value-type="percentage" office:value="0.00563369711447526" calcext:value-type="percentage">
            <text:p>0.56%</text:p>
          </table:table-cell>
          <table:table-cell table:style-name="ce29" table:formula="of:=[.T128]+[.U129]*60*24*7*52" office:value-type="float" office:value="20547736829.6114" calcext:value-type="float">
            <text:p><text:s/>20,547,736,830 </text:p>
          </table:table-cell>
          <table:table-cell table:style-name="ce77" table:formula="of:=AVERAGE([.U128];[.T$38]*(1-[.T$39])^[.$B129])" office:value-type="float" office:value="65.2937216048697" calcext:value-type="float">
            <text:p><text:s/>65.3 </text:p>
          </table:table-cell>
          <table:table-cell table:style-name="ce39" table:formula="of:=([.T129]-[.T128])/[.T128]" office:value-type="percentage" office:value="0.00166838112986736" calcext:value-type="percentage">
            <text:p>0.17%</text:p>
          </table:table-cell>
          <table:table-cell table:style-name="ce39" table:formula="of:=([.T129]-[.T128])/([.T128]*[.T$40])" office:value-type="percentage" office:value="0.00333676225973471" calcext:value-type="percentage">
            <text:p>0.33%</text:p>
          </table:table-cell>
          <table:table-cell table:style-name="ce53" table:formula="of:=(1+[.W129])/(1+[.V129])-1" office:value-type="percentage" office:value="0.0016656022704693" calcext:value-type="percentage">
            <text:p>0.17%</text:p>
          </table:table-cell>
          <table:table-cell table:style-name="ce29" table:formula="of:=[.Y128]+[.Z129]*60*24*7*52" office:value-type="float" office:value="19866446922.7252" calcext:value-type="float">
            <text:p><text:s/>19,866,446,923 </text:p>
          </table:table-cell>
          <table:table-cell table:style-name="ce77" table:formula="of:=AVERAGE([.Z128];[.Y$38]*(1-[.Y$39])^[.$B129])" office:value-type="float" office:value="155.909138132322" calcext:value-type="float">
            <text:p><text:s/>155.9 </text:p>
          </table:table-cell>
          <table:table-cell table:style-name="ce39" table:formula="of:=([.Y129]-[.Y128])/[.Y128]" office:value-type="percentage" office:value="0.00413052652544049" calcext:value-type="percentage">
            <text:p>0.41%</text:p>
          </table:table-cell>
          <table:table-cell table:style-name="ce39" table:formula="of:=([.Y129]-[.Y128])/([.Y128]*[.Y$40])" office:value-type="percentage" office:value="0.00826105305088098" calcext:value-type="percentage">
            <text:p>0.83%</text:p>
          </table:table-cell>
          <table:table-cell table:style-name="ce53" table:formula="of:=(1+[.AB129])/(1+[.AA129])-1" office:value-type="percentage" office:value="0.00411353545811721" calcext:value-type="percentage">
            <text:p>0.41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29]+1" office:value-type="float" office:value="84" calcext:value-type="float">
            <text:p>84</text:p>
          </table:table-cell>
          <table:table-cell table:style-name="ce18" table:formula="of:=[.C129]+60*24*7*52" office:value-type="float" office:value="45082801" calcext:value-type="float">
            <text:p>45082801</text:p>
          </table:table-cell>
          <table:table-cell table:style-name="ce29" table:formula="of:=[.D129]+[.E130]*60*24*7*52" office:value-type="float" office:value="20996097145.3325" calcext:value-type="float">
            <text:p><text:s/>20,996,097,145 </text:p>
          </table:table-cell>
          <table:table-cell table:style-name="ce35" table:formula="of:=AVERAGE(433880129.334725*EXP(-0.000000235788480377594 * [.C129]);433880129.334725*EXP(-0.000000235788480377594 * [.C130]))/100000" office:value-type="float" office:value="0.111810681664243" calcext:value-type="float">
            <text:p><text:s/>0.1 </text:p>
          </table:table-cell>
          <table:table-cell table:style-name="ce42" table:formula="of:=([.D130]-[.D129])/[.D129]" office:value-type="percentage" office:value="0.00000279132117200205" calcext:value-type="percentage">
            <text:p>0.00%</text:p>
          </table:table-cell>
          <table:table-cell table:style-name="ce39" table:formula="of:=([.D130]-[.D129])/([.D129]*[.D$40])" office:value-type="percentage" office:value="0.00000558264234400411" calcext:value-type="percentage">
            <text:p>0.00%</text:p>
          </table:table-cell>
          <table:table-cell table:style-name="ce53" table:formula="of:=(1+[.G130])/(1+[.F130])-1" office:value-type="percentage" office:value="0.0000027913133804347" calcext:value-type="percentage">
            <text:p>0.00%</text:p>
          </table:table-cell>
          <table:table-cell table:style-name="ce29" table:formula="of:=[.I129]+[.J130]*60*24*7*52" office:value-type="float" office:value="18952243200" calcext:value-type="float">
            <text:p><text:s/>18,952,243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0]-[.I129])/[.I129]" office:value-type="percentage" office:value="0.00780436407297142" calcext:value-type="percentage">
            <text:p>0.78%</text:p>
          </table:table-cell>
          <table:table-cell table:style-name="ce39" table:formula="of:=([.I130]-[.I129])/([.I129]*[.I$40])" office:value-type="percentage" office:value="0.0156087281459428" calcext:value-type="percentage">
            <text:p>1.56%</text:p>
          </table:table-cell>
          <table:table-cell table:style-name="ce53" table:formula="of:=(1+[.L130])/(1+[.K130])-1" office:value-type="percentage" office:value="0.00774392764229614" calcext:value-type="percentage">
            <text:p>0.77%</text:p>
          </table:table-cell>
          <table:table-cell table:style-name="ce8" table:formula="of:=[.N129]+1" office:value-type="float" office:value="84" calcext:value-type="float">
            <text:p>84</text:p>
          </table:table-cell>
          <table:table-cell table:style-name="ce29" table:formula="of:=[.O129]+[.P130]*60*24*7*52" office:value-type="float" office:value="19531040375.8073" calcext:value-type="float">
            <text:p><text:s/>19,531,040,376 </text:p>
          </table:table-cell>
          <table:table-cell table:style-name="ce77" table:formula="of:=AVERAGE([.P129];[.O$38]*(1-[.O$39])^[.B130])" office:value-type="float" office:value="207.104649762585" calcext:value-type="float">
            <text:p><text:s/>207.1 </text:p>
          </table:table-cell>
          <table:table-cell table:style-name="ce39" table:formula="of:=([.O130]-[.O129])/[.O129]" office:value-type="percentage" office:value="0.00558919090727093" calcext:value-type="percentage">
            <text:p>0.56%</text:p>
          </table:table-cell>
          <table:table-cell table:style-name="ce39" table:formula="of:=([.O130]-[.O129])/([.O129]*[.O$40])" office:value-type="percentage" office:value="0.0111783818145419" calcext:value-type="percentage">
            <text:p>1.12%</text:p>
          </table:table-cell>
          <table:table-cell table:style-name="ce53" table:formula="of:=(1+[.R130])/(1+[.Q130])-1" office:value-type="percentage" office:value="0.00555812548286072" calcext:value-type="percentage">
            <text:p>0.56%</text:p>
          </table:table-cell>
          <table:table-cell table:style-name="ce29" table:formula="of:=[.T129]+[.U130]*60*24*7*52" office:value-type="float" office:value="20580883119.4786" calcext:value-type="float">
            <text:p><text:s/>20,580,883,119 </text:p>
          </table:table-cell>
          <table:table-cell table:style-name="ce77" table:formula="of:=AVERAGE([.U129];[.T$38]*(1-[.T$39])^[.$B130])" office:value-type="float" office:value="63.2369693743163" calcext:value-type="float">
            <text:p><text:s/>63.2 </text:p>
          </table:table-cell>
          <table:table-cell table:style-name="ce39" table:formula="of:=([.T130]-[.T129])/[.T129]" office:value-type="percentage" office:value="0.00161313579894958" calcext:value-type="percentage">
            <text:p>0.16%</text:p>
          </table:table-cell>
          <table:table-cell table:style-name="ce39" table:formula="of:=([.T130]-[.T129])/([.T129]*[.T$40])" office:value-type="percentage" office:value="0.00322627159789916" calcext:value-type="percentage">
            <text:p>0.32%</text:p>
          </table:table-cell>
          <table:table-cell table:style-name="ce53" table:formula="of:=(1+[.W130])/(1+[.V130])-1" office:value-type="percentage" office:value="0.00161053778279663" calcext:value-type="percentage">
            <text:p>0.16%</text:p>
          </table:table-cell>
          <table:table-cell table:style-name="ce29" table:formula="of:=[.Y129]+[.Z130]*60*24*7*52" office:value-type="float" office:value="19946966952.9611" calcext:value-type="float">
            <text:p><text:s/>19,946,966,953 </text:p>
          </table:table-cell>
          <table:table-cell table:style-name="ce77" table:formula="of:=AVERAGE([.Z129];[.Y$38]*(1-[.Y$39])^[.$B130])" office:value-type="float" office:value="153.617273801777" calcext:value-type="float">
            <text:p><text:s/>153.6 </text:p>
          </table:table-cell>
          <table:table-cell table:style-name="ce39" table:formula="of:=([.Y130]-[.Y129])/[.Y129]" office:value-type="percentage" office:value="0.00405306648688309" calcext:value-type="percentage">
            <text:p>0.41%</text:p>
          </table:table-cell>
          <table:table-cell table:style-name="ce39" table:formula="of:=([.Y130]-[.Y129])/([.Y129]*[.Y$40])" office:value-type="percentage" office:value="0.00810613297376618" calcext:value-type="percentage">
            <text:p>0.81%</text:p>
          </table:table-cell>
          <table:table-cell table:style-name="ce53" table:formula="of:=(1+[.AB130])/(1+[.AA130])-1" office:value-type="percentage" office:value="0.00403670545130086" calcext:value-type="percentage">
            <text:p>0.40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0]+1" office:value-type="float" office:value="85" calcext:value-type="float">
            <text:p>85</text:p>
          </table:table-cell>
          <table:table-cell table:style-name="ce18" table:formula="of:=[.C130]+60*24*7*52" office:value-type="float" office:value="45606961" calcext:value-type="float">
            <text:p>45606961</text:p>
          </table:table-cell>
          <table:table-cell table:style-name="ce29" table:formula="of:=[.D130]+[.E131]*60*24*7*52" office:value-type="float" office:value="20996148938.483" calcext:value-type="float">
            <text:p><text:s/>20,996,148,938 </text:p>
          </table:table-cell>
          <table:table-cell table:style-name="ce35" table:formula="of:=AVERAGE(433880129.334725*EXP(-0.000000235788480377594 * [.C130]);433880129.334725*EXP(-0.000000235788480377594 * [.C131]))/100000" office:value-type="float" office:value="0.0988117187842169" calcext:value-type="float">
            <text:p><text:s/>0.1 </text:p>
          </table:table-cell>
          <table:table-cell table:style-name="ce42" table:formula="of:=([.D131]-[.D130])/[.D130]" office:value-type="percentage" office:value="0.00000246679895592042" calcext:value-type="percentage">
            <text:p>0.00%</text:p>
          </table:table-cell>
          <table:table-cell table:style-name="ce39" table:formula="of:=([.D131]-[.D130])/([.D130]*[.D$40])" office:value-type="percentage" office:value="0.00000493359791184085" calcext:value-type="percentage">
            <text:p>0.00%</text:p>
          </table:table-cell>
          <table:table-cell table:style-name="ce53" table:formula="of:=(1+[.G131])/(1+[.F131])-1" office:value-type="percentage" office:value="0.00000246679287063678" calcext:value-type="percentage">
            <text:p>0.00%</text:p>
          </table:table-cell>
          <table:table-cell table:style-name="ce29" table:formula="of:=[.I130]+[.J131]*60*24*7*52" office:value-type="float" office:value="19099008000" calcext:value-type="float">
            <text:p><text:s/>19,099,008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1]-[.I130])/[.I130]" office:value-type="percentage" office:value="0.00774392764229619" calcext:value-type="percentage">
            <text:p>0.77%</text:p>
          </table:table-cell>
          <table:table-cell table:style-name="ce39" table:formula="of:=([.I131]-[.I130])/([.I130]*[.I$40])" office:value-type="percentage" office:value="0.0154878552845924" calcext:value-type="percentage">
            <text:p>1.55%</text:p>
          </table:table-cell>
          <table:table-cell table:style-name="ce53" table:formula="of:=(1+[.L131])/(1+[.K131])-1" office:value-type="percentage" office:value="0.00768442004946013" calcext:value-type="percentage">
            <text:p>0.77%</text:p>
          </table:table-cell>
          <table:table-cell table:style-name="ce8" table:formula="of:=[.N130]+1" office:value-type="float" office:value="85" calcext:value-type="float">
            <text:p>85</text:p>
          </table:table-cell>
          <table:table-cell table:style-name="ce29" table:formula="of:=[.O130]+[.P131]*60*24*7*52" office:value-type="float" office:value="19638738756.8384" calcext:value-type="float">
            <text:p><text:s/>19,638,738,757 </text:p>
          </table:table-cell>
          <table:table-cell table:style-name="ce77" table:formula="of:=AVERAGE([.P130];[.O$38]*(1-[.O$39])^[.B131])" office:value-type="float" office:value="205.468523029461" calcext:value-type="float">
            <text:p><text:s/>205.5 </text:p>
          </table:table-cell>
          <table:table-cell table:style-name="ce39" table:formula="of:=([.O131]-[.O130])/[.O130]" office:value-type="percentage" office:value="0.00551421629154605" calcext:value-type="percentage">
            <text:p>0.55%</text:p>
          </table:table-cell>
          <table:table-cell table:style-name="ce39" table:formula="of:=([.O131]-[.O130])/([.O130]*[.O$40])" office:value-type="percentage" office:value="0.0110284325830921" calcext:value-type="percentage">
            <text:p>1.10%</text:p>
          </table:table-cell>
          <table:table-cell table:style-name="ce53" table:formula="of:=(1+[.R131])/(1+[.Q131])-1" office:value-type="percentage" office:value="0.00548397645921228" calcext:value-type="percentage">
            <text:p>0.55%</text:p>
          </table:table-cell>
          <table:table-cell table:style-name="ce29" table:formula="of:=[.T130]+[.U131]*60*24*7*52" office:value-type="float" office:value="20612985301.2151" calcext:value-type="float">
            <text:p><text:s/>20,612,985,301 </text:p>
          </table:table-cell>
          <table:table-cell table:style-name="ce77" table:formula="of:=AVERAGE([.U130];[.T$38]*(1-[.T$39])^[.$B131])" office:value-type="float" office:value="61.2450048390253" calcext:value-type="float">
            <text:p><text:s/>61.2 </text:p>
          </table:table-cell>
          <table:table-cell table:style-name="ce39" table:formula="of:=([.T131]-[.T130])/[.T130]" office:value-type="percentage" office:value="0.00155980584263853" calcext:value-type="percentage">
            <text:p>0.16%</text:p>
          </table:table-cell>
          <table:table-cell table:style-name="ce39" table:formula="of:=([.T131]-[.T130])/([.T130]*[.T$40])" office:value-type="percentage" office:value="0.00311961168527706" calcext:value-type="percentage">
            <text:p>0.31%</text:p>
          </table:table-cell>
          <table:table-cell table:style-name="ce53" table:formula="of:=(1+[.W131])/(1+[.V131])-1" office:value-type="percentage" office:value="0.00155737663746014" calcext:value-type="percentage">
            <text:p>0.16%</text:p>
          </table:table-cell>
          <table:table-cell table:style-name="ce29" table:formula="of:=[.Y130]+[.Z131]*60*24*7*52" office:value-type="float" office:value="20026303338.7526" calcext:value-type="float">
            <text:p><text:s/>20,026,303,339 </text:p>
          </table:table-cell>
          <table:table-cell table:style-name="ce77" table:formula="of:=AVERAGE([.Z130];[.Y$38]*(1-[.Y$39])^[.$B131])" office:value-type="float" office:value="151.359099876891" calcext:value-type="float">
            <text:p><text:s/>151.4 </text:p>
          </table:table-cell>
          <table:table-cell table:style-name="ce39" table:formula="of:=([.Y131]-[.Y130])/[.Y130]" office:value-type="percentage" office:value="0.00397736588116682" calcext:value-type="percentage">
            <text:p>0.40%</text:p>
          </table:table-cell>
          <table:table-cell table:style-name="ce39" table:formula="of:=([.Y131]-[.Y130])/([.Y130]*[.Y$40])" office:value-type="percentage" office:value="0.00795473176233364" calcext:value-type="percentage">
            <text:p>0.80%</text:p>
          </table:table-cell>
          <table:table-cell table:style-name="ce53" table:formula="of:=(1+[.AB131])/(1+[.AA131])-1" office:value-type="percentage" office:value="0.00396160911224919" calcext:value-type="percentage">
            <text:p>0.40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1]+1" office:value-type="float" office:value="86" calcext:value-type="float">
            <text:p>86</text:p>
          </table:table-cell>
          <table:table-cell table:style-name="ce18" table:formula="of:=[.C131]+60*24*7*52" office:value-type="float" office:value="46131121" calcext:value-type="float">
            <text:p>46131121</text:p>
          </table:table-cell>
          <table:table-cell table:style-name="ce29" table:formula="of:=[.D131]+[.E132]*60*24*7*52" office:value-type="float" office:value="20996194710.2299" calcext:value-type="float">
            <text:p><text:s/>20,996,194,710 </text:p>
          </table:table-cell>
          <table:table-cell table:style-name="ce35" table:formula="of:=AVERAGE(433880129.334725*EXP(-0.000000235788480377594 * [.C131]);433880129.334725*EXP(-0.000000235788480377594 * [.C132]))/100000" office:value-type="float" office:value="0.0873239982420534" calcext:value-type="float">
            <text:p><text:s/>0.1 </text:p>
          </table:table-cell>
          <table:table-cell table:style-name="ce42" table:formula="of:=([.D132]-[.D131])/[.D131]" office:value-type="percentage" office:value="0.00000218000677418664" calcext:value-type="percentage">
            <text:p>0.00%</text:p>
          </table:table-cell>
          <table:table-cell table:style-name="ce39" table:formula="of:=([.D132]-[.D131])/([.D131]*[.D$40])" office:value-type="percentage" office:value="0.00000436001354837328" calcext:value-type="percentage">
            <text:p>0.00%</text:p>
          </table:table-cell>
          <table:table-cell table:style-name="ce53" table:formula="of:=(1+[.G132])/(1+[.F132])-1" office:value-type="percentage" office:value="0.00000218000202178992" calcext:value-type="percentage">
            <text:p>0.00%</text:p>
          </table:table-cell>
          <table:table-cell table:style-name="ce29" table:formula="of:=[.I131]+[.J132]*60*24*7*52" office:value-type="float" office:value="19245772800" calcext:value-type="float">
            <text:p><text:s/>19,245,772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2]-[.I131])/[.I131]" office:value-type="percentage" office:value="0.00768442004946016" calcext:value-type="percentage">
            <text:p>0.77%</text:p>
          </table:table-cell>
          <table:table-cell table:style-name="ce39" table:formula="of:=([.I132]-[.I131])/([.I131]*[.I$40])" office:value-type="percentage" office:value="0.0153688400989203" calcext:value-type="percentage">
            <text:p>1.54%</text:p>
          </table:table-cell>
          <table:table-cell table:style-name="ce53" table:formula="of:=(1+[.L132])/(1+[.K132])-1" office:value-type="percentage" office:value="0.00762582004501255" calcext:value-type="percentage">
            <text:p>0.76%</text:p>
          </table:table-cell>
          <table:table-cell table:style-name="ce8" table:formula="of:=[.N131]+1" office:value-type="float" office:value="86" calcext:value-type="float">
            <text:p>86</text:p>
          </table:table-cell>
          <table:table-cell table:style-name="ce29" table:formula="of:=[.O131]+[.P132]*60*24*7*52" office:value-type="float" office:value="19745586320.6594" calcext:value-type="float">
            <text:p><text:s/>19,745,586,321 </text:p>
          </table:table-cell>
          <table:table-cell table:style-name="ce77" table:formula="of:=AVERAGE([.P131];[.O$38]*(1-[.O$39])^[.B132])" office:value-type="float" office:value="203.845321697528" calcext:value-type="float">
            <text:p><text:s/>203.8 </text:p>
          </table:table-cell>
          <table:table-cell table:style-name="ce39" table:formula="of:=([.O132]-[.O131])/[.O131]" office:value-type="percentage" office:value="0.00544065304518452" calcext:value-type="percentage">
            <text:p>0.54%</text:p>
          </table:table-cell>
          <table:table-cell table:style-name="ce39" table:formula="of:=([.O132]-[.O131])/([.O131]*[.O$40])" office:value-type="percentage" office:value="0.010881306090369" calcext:value-type="percentage">
            <text:p>1.09%</text:p>
          </table:table-cell>
          <table:table-cell table:style-name="ce53" table:formula="of:=(1+[.R132])/(1+[.Q132])-1" office:value-type="percentage" office:value="0.00541121251533472" calcext:value-type="percentage">
            <text:p>0.54%</text:p>
          </table:table-cell>
          <table:table-cell table:style-name="ce29" table:formula="of:=[.T131]+[.U132]*60*24*7*52" office:value-type="float" office:value="20644076264.2268" calcext:value-type="float">
            <text:p><text:s/>20,644,076,264 </text:p>
          </table:table-cell>
          <table:table-cell table:style-name="ce77" table:formula="of:=AVERAGE([.U131];[.T$38]*(1-[.T$39])^[.$B132])" office:value-type="float" office:value="59.315787186596" calcext:value-type="float">
            <text:p><text:s/>59.3 </text:p>
          </table:table-cell>
          <table:table-cell table:style-name="ce39" table:formula="of:=([.T132]-[.T131])/[.T131]" office:value-type="percentage" office:value="0.00150831927338025" calcext:value-type="percentage">
            <text:p>0.15%</text:p>
          </table:table-cell>
          <table:table-cell table:style-name="ce39" table:formula="of:=([.T132]-[.T131])/([.T131]*[.T$40])" office:value-type="percentage" office:value="0.00301663854676049" calcext:value-type="percentage">
            <text:p>0.30%</text:p>
          </table:table-cell>
          <table:table-cell table:style-name="ce53" table:formula="of:=(1+[.W132])/(1+[.V132])-1" office:value-type="percentage" office:value="0.00150604767264895" calcext:value-type="percentage">
            <text:p>0.15%</text:p>
          </table:table-cell>
          <table:table-cell table:style-name="ce29" table:formula="of:=[.Y131]+[.Z132]*60*24*7*52" office:value-type="float" office:value="20104473479.6729" calcext:value-type="float">
            <text:p><text:s/>20,104,473,480 </text:p>
          </table:table-cell>
          <table:table-cell table:style-name="ce77" table:formula="of:=AVERAGE([.Z131];[.Y$38]*(1-[.Y$39])^[.$B132])" office:value-type="float" office:value="149.134121108701" calcext:value-type="float">
            <text:p><text:s/>149.1 </text:p>
          </table:table-cell>
          <table:table-cell table:style-name="ce39" table:formula="of:=([.Y132]-[.Y131])/[.Y131]" office:value-type="percentage" office:value="0.00390337345829931" calcext:value-type="percentage">
            <text:p>0.39%</text:p>
          </table:table-cell>
          <table:table-cell table:style-name="ce39" table:formula="of:=([.Y132]-[.Y131])/([.Y131]*[.Y$40])" office:value-type="percentage" office:value="0.00780674691659862" calcext:value-type="percentage">
            <text:p>0.78%</text:p>
          </table:table-cell>
          <table:table-cell table:style-name="ce53" table:formula="of:=(1+[.AB132])/(1+[.AA132])-1" office:value-type="percentage" office:value="0.00388819637576532" calcext:value-type="percentage">
            <text:p>0.39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2]+1" office:value-type="float" office:value="87" calcext:value-type="float">
            <text:p>87</text:p>
          </table:table-cell>
          <table:table-cell table:style-name="ce18" table:formula="of:=[.C132]+60*24*7*52" office:value-type="float" office:value="46655281" calcext:value-type="float">
            <text:p>46655281</text:p>
          </table:table-cell>
          <table:table-cell table:style-name="ce29" table:formula="of:=[.D132]+[.E133]*60*24*7*52" office:value-type="float" office:value="20996235160.6137" calcext:value-type="float">
            <text:p><text:s/>20,996,235,161 </text:p>
          </table:table-cell>
          <table:table-cell table:style-name="ce35" table:formula="of:=AVERAGE(433880129.334725*EXP(-0.000000235788480377594 * [.C132]);433880129.334725*EXP(-0.000000235788480377594 * [.C133]))/100000" office:value-type="float" office:value="0.0771718249900148" calcext:value-type="float">
            <text:p><text:s/>0.1 </text:p>
          </table:table-cell>
          <table:table-cell table:style-name="ce42" table:formula="of:=([.D133]-[.D132])/[.D132]" office:value-type="percentage" office:value="0.00000192655785219687" calcext:value-type="percentage">
            <text:p>0.00%</text:p>
          </table:table-cell>
          <table:table-cell table:style-name="ce39" table:formula="of:=([.D133]-[.D132])/([.D132]*[.D$40])" office:value-type="percentage" office:value="0.00000385311570439373" calcext:value-type="percentage">
            <text:p>0.00%</text:p>
          </table:table-cell>
          <table:table-cell table:style-name="ce53" table:formula="of:=(1+[.G133])/(1+[.F133])-1" office:value-type="percentage" office:value="0.00000192655414066323" calcext:value-type="percentage">
            <text:p>0.00%</text:p>
          </table:table-cell>
          <table:table-cell table:style-name="ce29" table:formula="of:=[.I132]+[.J133]*60*24*7*52" office:value-type="float" office:value="19392537600" calcext:value-type="float">
            <text:p><text:s/>19,392,537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3]-[.I132])/[.I132]" office:value-type="percentage" office:value="0.00762582004501269" calcext:value-type="percentage">
            <text:p>0.76%</text:p>
          </table:table-cell>
          <table:table-cell table:style-name="ce39" table:formula="of:=([.I133]-[.I132])/([.I132]*[.I$40])" office:value-type="percentage" office:value="0.0152516400900254" calcext:value-type="percentage">
            <text:p>1.53%</text:p>
          </table:table-cell>
          <table:table-cell table:style-name="ce53" table:formula="of:=(1+[.L133])/(1+[.K133])-1" office:value-type="percentage" office:value="0.00756810702277555" calcext:value-type="percentage">
            <text:p>0.76%</text:p>
          </table:table-cell>
          <table:table-cell table:style-name="ce8" table:formula="of:=[.N132]+1" office:value-type="float" office:value="87" calcext:value-type="float">
            <text:p>87</text:p>
          </table:table-cell>
          <table:table-cell table:style-name="ce29" table:formula="of:=[.O132]+[.P133]*60*24*7*52" office:value-type="float" office:value="19851589788.7262" calcext:value-type="float">
            <text:p><text:s/>19,851,589,789 </text:p>
          </table:table-cell>
          <table:table-cell table:style-name="ce77" table:formula="of:=AVERAGE([.P132];[.O$38]*(1-[.O$39])^[.B133])" office:value-type="float" office:value="202.234943656117" calcext:value-type="float">
            <text:p><text:s/>202.2 </text:p>
          </table:table-cell>
          <table:table-cell table:style-name="ce39" table:formula="of:=([.O133]-[.O132])/[.O132]" office:value-type="percentage" office:value="0.00536846393646373" calcext:value-type="percentage">
            <text:p>0.54%</text:p>
          </table:table-cell>
          <table:table-cell table:style-name="ce39" table:formula="of:=([.O133]-[.O132])/([.O132]*[.O$40])" office:value-type="percentage" office:value="0.0107369278729275" calcext:value-type="percentage">
            <text:p>1.07%</text:p>
          </table:table-cell>
          <table:table-cell table:style-name="ce53" table:formula="of:=(1+[.R133])/(1+[.Q133])-1" office:value-type="percentage" office:value="0.00533979742655122" calcext:value-type="percentage">
            <text:p>0.53%</text:p>
          </table:table-cell>
          <table:table-cell table:style-name="ce29" table:formula="of:=[.T132]+[.U133]*60*24*7*52" office:value-type="float" office:value="20674187861.9036" calcext:value-type="float">
            <text:p><text:s/>20,674,187,862 </text:p>
          </table:table-cell>
          <table:table-cell table:style-name="ce77" table:formula="of:=AVERAGE([.U132];[.T$38]*(1-[.T$39])^[.$B133])" office:value-type="float" office:value="57.4473398902182" calcext:value-type="float">
            <text:p><text:s/>57.4 </text:p>
          </table:table-cell>
          <table:table-cell table:style-name="ce39" table:formula="of:=([.T133]-[.T132])/[.T132]" office:value-type="percentage" office:value="0.00145860717096052" calcext:value-type="percentage">
            <text:p>0.15%</text:p>
          </table:table-cell>
          <table:table-cell table:style-name="ce39" table:formula="of:=([.T133]-[.T132])/([.T132]*[.T$40])" office:value-type="percentage" office:value="0.00291721434192104" calcext:value-type="percentage">
            <text:p>0.29%</text:p>
          </table:table-cell>
          <table:table-cell table:style-name="ce53" table:formula="of:=(1+[.W133])/(1+[.V133])-1" office:value-type="percentage" office:value="0.00145648273479893" calcext:value-type="percentage">
            <text:p>0.15%</text:p>
          </table:table-cell>
          <table:table-cell table:style-name="ce29" table:formula="of:=[.Y132]+[.Z133]*60*24*7*52" office:value-type="float" office:value="20181494519.5217" calcext:value-type="float">
            <text:p><text:s/>20,181,494,520 </text:p>
          </table:table-cell>
          <table:table-cell table:style-name="ce77" table:formula="of:=AVERAGE([.Z132];[.Y$38]*(1-[.Y$39])^[.$B133])" office:value-type="float" office:value="146.941849528403" calcext:value-type="float">
            <text:p><text:s/>146.9 </text:p>
          </table:table-cell>
          <table:table-cell table:style-name="ce39" table:formula="of:=([.Y133]-[.Y132])/[.Y132]" office:value-type="percentage" office:value="0.00383103988904172" calcext:value-type="percentage">
            <text:p>0.38%</text:p>
          </table:table-cell>
          <table:table-cell table:style-name="ce39" table:formula="of:=([.Y133]-[.Y132])/([.Y132]*[.Y$40])" office:value-type="percentage" office:value="0.00766207977808344" calcext:value-type="percentage">
            <text:p>0.77%</text:p>
          </table:table-cell>
          <table:table-cell table:style-name="ce53" table:formula="of:=(1+[.AB133])/(1+[.AA133])-1" office:value-type="percentage" office:value="0.00381641903548346" calcext:value-type="percentage">
            <text:p>0.38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3]+1" office:value-type="float" office:value="88" calcext:value-type="float">
            <text:p>88</text:p>
          </table:table-cell>
          <table:table-cell table:style-name="ce18" table:formula="of:=[.C133]+60*24*7*52" office:value-type="float" office:value="47179441" calcext:value-type="float">
            <text:p>47179441</text:p>
          </table:table-cell>
          <table:table-cell table:style-name="ce29" table:formula="of:=[.D133]+[.E134]*60*24*7*52" office:value-type="float" office:value="20996270908.2891" calcext:value-type="float">
            <text:p><text:s/>20,996,270,908 </text:p>
          </table:table-cell>
          <table:table-cell table:style-name="ce35" table:formula="of:=AVERAGE(433880129.334725*EXP(-0.000000235788480377594 * [.C133]);433880129.334725*EXP(-0.000000235788480377594 * [.C134]))/100000" office:value-type="float" office:value="0.0681999300556697" calcext:value-type="float">
            <text:p><text:s/>0.1 </text:p>
          </table:table-cell>
          <table:table-cell table:style-name="ce42" table:formula="of:=([.D134]-[.D133])/[.D133]" office:value-type="percentage" office:value="0.00000170257548866681" calcext:value-type="percentage">
            <text:p>0.00%</text:p>
          </table:table-cell>
          <table:table-cell table:style-name="ce39" table:formula="of:=([.D134]-[.D133])/([.D133]*[.D$40])" office:value-type="percentage" office:value="0.00000340515097733362" calcext:value-type="percentage">
            <text:p>0.00%</text:p>
          </table:table-cell>
          <table:table-cell table:style-name="ce53" table:formula="of:=(1+[.G134])/(1+[.F134])-1" office:value-type="percentage" office:value="0.00000170257259002327" calcext:value-type="percentage">
            <text:p>0.00%</text:p>
          </table:table-cell>
          <table:table-cell table:style-name="ce29" table:formula="of:=[.I133]+[.J134]*60*24*7*52" office:value-type="float" office:value="19539302400" calcext:value-type="float">
            <text:p><text:s/>19,539,302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4]-[.I133])/[.I133]" office:value-type="percentage" office:value="0.00756810702277561" calcext:value-type="percentage">
            <text:p>0.76%</text:p>
          </table:table-cell>
          <table:table-cell table:style-name="ce39" table:formula="of:=([.I134]-[.I133])/([.I133]*[.I$40])" office:value-type="percentage" office:value="0.0151362140455512" calcext:value-type="percentage">
            <text:p>1.51%</text:p>
          </table:table-cell>
          <table:table-cell table:style-name="ce53" table:formula="of:=(1+[.L134])/(1+[.K134])-1" office:value-type="percentage" office:value="0.00751126099568444" calcext:value-type="percentage">
            <text:p>0.75%</text:p>
          </table:table-cell>
          <table:table-cell table:style-name="ce8" table:formula="of:=[.N133]+1" office:value-type="float" office:value="88" calcext:value-type="float">
            <text:p>88</text:p>
          </table:table-cell>
          <table:table-cell table:style-name="ce29" table:formula="of:=[.O133]+[.P134]*60*24*7*52" office:value-type="float" office:value="19956755829.3952" calcext:value-type="float">
            <text:p><text:s/>19,956,755,829 </text:p>
          </table:table-cell>
          <table:table-cell table:style-name="ce77" table:formula="of:=AVERAGE([.P133];[.O$38]*(1-[.O$39])^[.B134])" office:value-type="float" office:value="200.637287601234" calcext:value-type="float">
            <text:p><text:s/>200.6 </text:p>
          </table:table-cell>
          <table:table-cell table:style-name="ce39" table:formula="of:=([.O134]-[.O133])/[.O133]" office:value-type="percentage" office:value="0.0052976130268815" calcext:value-type="percentage">
            <text:p>0.53%</text:p>
          </table:table-cell>
          <table:table-cell table:style-name="ce39" table:formula="of:=([.O134]-[.O133])/([.O133]*[.O$40])" office:value-type="percentage" office:value="0.010595226053763" calcext:value-type="percentage">
            <text:p>1.06%</text:p>
          </table:table-cell>
          <table:table-cell table:style-name="ce53" table:formula="of:=(1+[.R134])/(1+[.Q134])-1" office:value-type="percentage" office:value="0.00526969621556206" calcext:value-type="percentage">
            <text:p>0.53%</text:p>
          </table:table-cell>
          <table:table-cell table:style-name="ce29" table:formula="of:=[.T133]+[.U134]*60*24*7*52" office:value-type="float" office:value="20703350944.2537" calcext:value-type="float">
            <text:p><text:s/>20,703,350,944 </text:p>
          </table:table-cell>
          <table:table-cell table:style-name="ce77" table:formula="of:=AVERAGE([.U133];[.T$38]*(1-[.T$39])^[.$B134])" office:value-type="float" office:value="55.6377486836764" calcext:value-type="float">
            <text:p><text:s/>55.6 </text:p>
          </table:table-cell>
          <table:table-cell table:style-name="ce39" table:formula="of:=([.T134]-[.T133])/[.T133]" office:value-type="percentage" office:value="0.00141060352865302" calcext:value-type="percentage">
            <text:p>0.14%</text:p>
          </table:table-cell>
          <table:table-cell table:style-name="ce39" table:formula="of:=([.T134]-[.T133])/([.T133]*[.T$40])" office:value-type="percentage" office:value="0.00282120705730603" calcext:value-type="percentage">
            <text:p>0.28%</text:p>
          </table:table-cell>
          <table:table-cell table:style-name="ce53" table:formula="of:=(1+[.W134])/(1+[.V134])-1" office:value-type="percentage" office:value="0.00140861652920643" calcext:value-type="percentage">
            <text:p>0.14%</text:p>
          </table:table-cell>
          <table:table-cell table:style-name="ce29" table:formula="of:=[.Y133]+[.Z134]*60*24*7*52" office:value-type="float" office:value="20257383350.0848" calcext:value-type="float">
            <text:p><text:s/>20,257,383,350 </text:p>
          </table:table-cell>
          <table:table-cell table:style-name="ce77" table:formula="of:=AVERAGE([.Z133];[.Y$38]*(1-[.Y$39])^[.$B134])" office:value-type="float" office:value="144.781804340335" calcext:value-type="float">
            <text:p><text:s/>144.8 </text:p>
          </table:table-cell>
          <table:table-cell table:style-name="ce39" table:formula="of:=([.Y134]-[.Y133])/[.Y133]" office:value-type="percentage" office:value="0.00376031767566185" calcext:value-type="percentage">
            <text:p>0.38%</text:p>
          </table:table-cell>
          <table:table-cell table:style-name="ce39" table:formula="of:=([.Y134]-[.Y133])/([.Y133]*[.Y$40])" office:value-type="percentage" office:value="0.0075206353513237" calcext:value-type="percentage">
            <text:p>0.75%</text:p>
          </table:table-cell>
          <table:table-cell table:style-name="ce53" table:formula="of:=(1+[.AB134])/(1+[.AA134])-1" office:value-type="percentage" office:value="0.00374623065830049" calcext:value-type="percentage">
            <text:p>0.3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4]+1" office:value-type="float" office:value="89" calcext:value-type="float">
            <text:p>89</text:p>
          </table:table-cell>
          <table:table-cell table:style-name="ce18" table:formula="of:=[.C134]+60*24*7*52" office:value-type="float" office:value="47703601" calcext:value-type="float">
            <text:p>47703601</text:p>
          </table:table-cell>
          <table:table-cell table:style-name="ce29" table:formula="of:=[.D134]+[.E135]*60*24*7*52" office:value-type="float" office:value="20996302499.9867" calcext:value-type="float">
            <text:p><text:s/>20,996,302,500 </text:p>
          </table:table-cell>
          <table:table-cell table:style-name="ce35" table:formula="of:=AVERAGE(433880129.334725*EXP(-0.000000235788480377594 * [.C134]);433880129.334725*EXP(-0.000000235788480377594 * [.C135]))/100000" office:value-type="float" office:value="0.0602710958332275" calcext:value-type="float">
            <text:p><text:s/>0.1 </text:p>
          </table:table-cell>
          <table:table-cell table:style-name="ce42" table:formula="of:=([.D135]-[.D134])/[.D134]" office:value-type="percentage" office:value="0.00000150463373861389" calcext:value-type="percentage">
            <text:p>0.00%</text:p>
          </table:table-cell>
          <table:table-cell table:style-name="ce39" table:formula="of:=([.D135]-[.D134])/([.D134]*[.D$40])" office:value-type="percentage" office:value="0.00000300926747722777" calcext:value-type="percentage">
            <text:p>0.00%</text:p>
          </table:table-cell>
          <table:table-cell table:style-name="ce53" table:formula="of:=(1+[.G135])/(1+[.F135])-1" office:value-type="percentage" office:value="0.00000150463147452484" calcext:value-type="percentage">
            <text:p>0.00%</text:p>
          </table:table-cell>
          <table:table-cell table:style-name="ce29" table:formula="of:=[.I134]+[.J135]*60*24*7*52" office:value-type="float" office:value="19686067200" calcext:value-type="float">
            <text:p><text:s/>19,686,067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5]-[.I134])/[.I134]" office:value-type="percentage" office:value="0.00751126099568427" calcext:value-type="percentage">
            <text:p>0.75%</text:p>
          </table:table-cell>
          <table:table-cell table:style-name="ce39" table:formula="of:=([.I135]-[.I134])/([.I134]*[.I$40])" office:value-type="percentage" office:value="0.0150225219913685" calcext:value-type="percentage">
            <text:p>1.50%</text:p>
          </table:table-cell>
          <table:table-cell table:style-name="ce53" table:formula="of:=(1+[.L135])/(1+[.K135])-1" office:value-type="percentage" office:value="0.00745526257270934" calcext:value-type="percentage">
            <text:p>0.75%</text:p>
          </table:table-cell>
          <table:table-cell table:style-name="ce8" table:formula="of:=[.N134]+1" office:value-type="float" office:value="89" calcext:value-type="float">
            <text:p>89</text:p>
          </table:table-cell>
          <table:table-cell table:style-name="ce29" table:formula="of:=[.O134]+[.P135]*60*24*7*52" office:value-type="float" office:value="20061091058.343" calcext:value-type="float">
            <text:p><text:s/>20,061,091,058 </text:p>
          </table:table-cell>
          <table:table-cell table:style-name="ce77" table:formula="of:=AVERAGE([.P134];[.O$38]*(1-[.O$39])^[.B135])" office:value-type="float" office:value="199.052253029184" calcext:value-type="float">
            <text:p><text:s/>199.1 </text:p>
          </table:table-cell>
          <table:table-cell table:style-name="ce39" table:formula="of:=([.O135]-[.O134])/[.O134]" office:value-type="percentage" office:value="0.00522806561545923" calcext:value-type="percentage">
            <text:p>0.52%</text:p>
          </table:table-cell>
          <table:table-cell table:style-name="ce39" table:formula="of:=([.O135]-[.O134])/([.O134]*[.O$40])" office:value-type="percentage" office:value="0.0104561312309185" calcext:value-type="percentage">
            <text:p>1.05%</text:p>
          </table:table-cell>
          <table:table-cell table:style-name="ce53" table:formula="of:=(1+[.R135])/(1+[.Q135])-1" office:value-type="percentage" office:value="0.00520087509918277" calcext:value-type="percentage">
            <text:p>0.52%</text:p>
          </table:table-cell>
          <table:table-cell table:style-name="ce29" table:formula="of:=[.T134]+[.U135]*60*24*7*52" office:value-type="float" office:value="20731595389.5097" calcext:value-type="float">
            <text:p><text:s/>20,731,595,390 </text:p>
          </table:table-cell>
          <table:table-cell table:style-name="ce77" table:formula="of:=AVERAGE([.U134];[.T$38]*(1-[.T$39])^[.$B135])" office:value-type="float" office:value="53.8851596001406" calcext:value-type="float">
            <text:p><text:s/>53.9 </text:p>
          </table:table-cell>
          <table:table-cell table:style-name="ce39" table:formula="of:=([.T135]-[.T134])/[.T134]" office:value-type="percentage" office:value="0.00136424510853628" calcext:value-type="percentage">
            <text:p>0.14%</text:p>
          </table:table-cell>
          <table:table-cell table:style-name="ce39" table:formula="of:=([.T135]-[.T134])/([.T134]*[.T$40])" office:value-type="percentage" office:value="0.00272849021707257" calcext:value-type="percentage">
            <text:p>0.27%</text:p>
          </table:table-cell>
          <table:table-cell table:style-name="ce53" table:formula="of:=(1+[.W135])/(1+[.V135])-1" office:value-type="percentage" office:value="0.00136238647944587" calcext:value-type="percentage">
            <text:p>0.14%</text:p>
          </table:table-cell>
          <table:table-cell table:style-name="ce29" table:formula="of:=[.Y134]+[.Z135]*60*24*7*52" office:value-type="float" office:value="20332156614.8385" calcext:value-type="float">
            <text:p><text:s/>20,332,156,615 </text:p>
          </table:table-cell>
          <table:table-cell table:style-name="ce77" table:formula="of:=AVERAGE([.Z134];[.Y$38]*(1-[.Y$39])^[.$B135])" office:value-type="float" office:value="142.653511816532" calcext:value-type="float">
            <text:p><text:s/>142.7 </text:p>
          </table:table-cell>
          <table:table-cell table:style-name="ce39" table:formula="of:=([.Y135]-[.Y134])/[.Y134]" office:value-type="percentage" office:value="0.00369116106762332" calcext:value-type="percentage">
            <text:p>0.37%</text:p>
          </table:table-cell>
          <table:table-cell table:style-name="ce39" table:formula="of:=([.Y135]-[.Y134])/([.Y134]*[.Y$40])" office:value-type="percentage" office:value="0.00738232213524664" calcext:value-type="percentage">
            <text:p>0.74%</text:p>
          </table:table-cell>
          <table:table-cell table:style-name="ce53" table:formula="of:=(1+[.AB135])/(1+[.AA135])-1" office:value-type="percentage" office:value="0.00367758650349881" calcext:value-type="percentage">
            <text:p>0.37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5]+1" office:value-type="float" office:value="90" calcext:value-type="float">
            <text:p>90</text:p>
          </table:table-cell>
          <table:table-cell table:style-name="ce18" table:formula="of:=[.C135]+60*24*7*52" office:value-type="float" office:value="48227761" calcext:value-type="float">
            <text:p>48227761</text:p>
          </table:table-cell>
          <table:table-cell table:style-name="ce29" table:formula="of:=[.D135]+[.E136]*60*24*7*52" office:value-type="float" office:value="20996330418.875" calcext:value-type="float">
            <text:p><text:s/>20,996,330,419 </text:p>
          </table:table-cell>
          <table:table-cell table:style-name="ce35" table:formula="of:=AVERAGE(433880129.334725*EXP(-0.000000235788480377594 * [.C135]);433880129.334725*EXP(-0.000000235788480377594 * [.C136]))/100000" office:value-type="float" office:value="0.05326405745538" calcext:value-type="float">
            <text:p><text:s/>0.1 </text:p>
          </table:table-cell>
          <table:table-cell table:style-name="ce42" table:formula="of:=([.D136]-[.D135])/[.D135]" office:value-type="percentage" office:value="0.00000132970499711903" calcext:value-type="percentage">
            <text:p>0.00%</text:p>
          </table:table-cell>
          <table:table-cell table:style-name="ce39" table:formula="of:=([.D136]-[.D135])/([.D135]*[.D$40])" office:value-type="percentage" office:value="0.00000265940999423807" calcext:value-type="percentage">
            <text:p>0.00%</text:p>
          </table:table-cell>
          <table:table-cell table:style-name="ce53" table:formula="of:=(1+[.G136])/(1+[.F136])-1" office:value-type="percentage" office:value="0.00000132970322885839" calcext:value-type="percentage">
            <text:p>0.00%</text:p>
          </table:table-cell>
          <table:table-cell table:style-name="ce29" table:formula="of:=[.I135]+[.J136]*60*24*7*52" office:value-type="float" office:value="19832832000" calcext:value-type="float">
            <text:p><text:s/>19,832,832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6]-[.I135])/[.I135]" office:value-type="percentage" office:value="0.00745526257270929" calcext:value-type="percentage">
            <text:p>0.75%</text:p>
          </table:table-cell>
          <table:table-cell table:style-name="ce39" table:formula="of:=([.I136]-[.I135])/([.I135]*[.I$40])" office:value-type="percentage" office:value="0.0149105251454186" calcext:value-type="percentage">
            <text:p>1.49%</text:p>
          </table:table-cell>
          <table:table-cell table:style-name="ce53" table:formula="of:=(1+[.L136])/(1+[.K136])-1" office:value-type="percentage" office:value="0.00740009293680299" calcext:value-type="percentage">
            <text:p>0.74%</text:p>
          </table:table-cell>
          <table:table-cell table:style-name="ce8" table:formula="of:=[.N135]+1" office:value-type="float" office:value="90" calcext:value-type="float">
            <text:p>90</text:p>
          </table:table-cell>
          <table:table-cell table:style-name="ce29" table:formula="of:=[.O135]+[.P136]*60*24*7*52" office:value-type="float" office:value="20164602038.9821" calcext:value-type="float">
            <text:p><text:s/>20,164,602,039 </text:p>
          </table:table-cell>
          <table:table-cell table:style-name="ce77" table:formula="of:=AVERAGE([.P135];[.O$38]*(1-[.O$39])^[.B136])" office:value-type="float" office:value="197.479740230254" calcext:value-type="float">
            <text:p><text:s/>197.5 </text:p>
          </table:table-cell>
          <table:table-cell table:style-name="ce39" table:formula="of:=([.O136]-[.O135])/[.O135]" office:value-type="percentage" office:value="0.00515978818589945" calcext:value-type="percentage">
            <text:p>0.52%</text:p>
          </table:table-cell>
          <table:table-cell table:style-name="ce39" table:formula="of:=([.O136]-[.O135])/([.O135]*[.O$40])" office:value-type="percentage" office:value="0.0103195763717989" calcext:value-type="percentage">
            <text:p>1.03%</text:p>
          </table:table-cell>
          <table:table-cell table:style-name="ce53" table:formula="of:=(1+[.R136])/(1+[.Q136])-1" office:value-type="percentage" office:value="0.00513330143778612" calcext:value-type="percentage">
            <text:p>0.51%</text:p>
          </table:table-cell>
          <table:table-cell table:style-name="ce29" table:formula="of:=[.T135]+[.U136]*60*24*7*52" office:value-type="float" office:value="20758950134.7401" calcext:value-type="float">
            <text:p><text:s/>20,758,950,135 </text:p>
          </table:table-cell>
          <table:table-cell table:style-name="ce77" table:formula="of:=AVERAGE([.U135];[.T$38]*(1-[.T$39])^[.$B136])" office:value-type="float" office:value="52.1877770727361" calcext:value-type="float">
            <text:p><text:s/>52.2 </text:p>
          </table:table-cell>
          <table:table-cell table:style-name="ce39" table:formula="of:=([.T136]-[.T135])/[.T135]" office:value-type="percentage" office:value="0.00131947130534332" calcext:value-type="percentage">
            <text:p>0.13%</text:p>
          </table:table-cell>
          <table:table-cell table:style-name="ce39" table:formula="of:=([.T136]-[.T135])/([.T135]*[.T$40])" office:value-type="percentage" office:value="0.00263894261068664" calcext:value-type="percentage">
            <text:p>0.26%</text:p>
          </table:table-cell>
          <table:table-cell table:style-name="ce53" table:formula="of:=(1+[.W136])/(1+[.V136])-1" office:value-type="percentage" office:value="0.00131773259499601" calcext:value-type="percentage">
            <text:p>0.13%</text:p>
          </table:table-cell>
          <table:table-cell table:style-name="ce29" table:formula="of:=[.Y135]+[.Z136]*60*24*7*52" office:value-type="float" office:value="20405830712.6004" calcext:value-type="float">
            <text:p><text:s/>20,405,830,713 </text:p>
          </table:table-cell>
          <table:table-cell table:style-name="ce77" table:formula="of:=AVERAGE([.Z135];[.Y$38]*(1-[.Y$39])^[.$B136])" office:value-type="float" office:value="140.556505192829" calcext:value-type="float">
            <text:p><text:s/>140.6 </text:p>
          </table:table-cell>
          <table:table-cell table:style-name="ce39" table:formula="of:=([.Y136]-[.Y135])/[.Y135]" office:value-type="percentage" office:value="0.00362352598189744" calcext:value-type="percentage">
            <text:p>0.36%</text:p>
          </table:table-cell>
          <table:table-cell table:style-name="ce39" table:formula="of:=([.Y136]-[.Y135])/([.Y135]*[.Y$40])" office:value-type="percentage" office:value="0.00724705196379487" calcext:value-type="percentage">
            <text:p>0.72%</text:p>
          </table:table-cell>
          <table:table-cell table:style-name="ce53" table:formula="of:=(1+[.AB136])/(1+[.AA136])-1" office:value-type="percentage" office:value="0.0036104434462636" calcext:value-type="percentage">
            <text:p>0.36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6]+1" office:value-type="float" office:value="91" calcext:value-type="float">
            <text:p>91</text:p>
          </table:table-cell>
          <table:table-cell table:style-name="ce18" table:formula="of:=[.C136]+60*24*7*52" office:value-type="float" office:value="48751921" calcext:value-type="float">
            <text:p>48751921</text:p>
          </table:table-cell>
          <table:table-cell table:style-name="ce29" table:formula="of:=[.D136]+[.E137]*60*24*7*52" office:value-type="float" office:value="20996355091.9501" calcext:value-type="float">
            <text:p><text:s/>20,996,355,092 </text:p>
          </table:table-cell>
          <table:table-cell table:style-name="ce35" table:formula="of:=AVERAGE(433880129.334725*EXP(-0.000000235788480377594 * [.C136]);433880129.334725*EXP(-0.000000235788480377594 * [.C137]))/100000" office:value-type="float" office:value="0.0470716481488951" calcext:value-type="float">
            <text:p><text:s/>0.0 </text:p>
          </table:table-cell>
          <table:table-cell table:style-name="ce42" table:formula="of:=([.D137]-[.D136])/[.D136]" office:value-type="percentage" office:value="0.00000117511367939492" calcext:value-type="percentage">
            <text:p>0.00%</text:p>
          </table:table-cell>
          <table:table-cell table:style-name="ce39" table:formula="of:=([.D137]-[.D136])/([.D136]*[.D$40])" office:value-type="percentage" office:value="0.00000235022735878984" calcext:value-type="percentage">
            <text:p>0.00%</text:p>
          </table:table-cell>
          <table:table-cell table:style-name="ce53" table:formula="of:=(1+[.G137])/(1+[.F137])-1" office:value-type="percentage" office:value="0.00000117511229835721" calcext:value-type="percentage">
            <text:p>0.00%</text:p>
          </table:table-cell>
          <table:table-cell table:style-name="ce29" table:formula="of:=[.I136]+[.J137]*60*24*7*52" office:value-type="float" office:value="19979596800" calcext:value-type="float">
            <text:p><text:s/>19,979,596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7]-[.I136])/[.I136]" office:value-type="percentage" office:value="0.00740009293680297" calcext:value-type="percentage">
            <text:p>0.74%</text:p>
          </table:table-cell>
          <table:table-cell table:style-name="ce39" table:formula="of:=([.I137]-[.I136])/([.I136]*[.I$40])" office:value-type="percentage" office:value="0.0148001858736059" calcext:value-type="percentage">
            <text:p>1.48%</text:p>
          </table:table-cell>
          <table:table-cell table:style-name="ce53" table:formula="of:=(1+[.L137])/(1+[.K137])-1" office:value-type="percentage" office:value="0.00734573382381765" calcext:value-type="percentage">
            <text:p>0.73%</text:p>
          </table:table-cell>
          <table:table-cell table:style-name="ce8" table:formula="of:=[.N136]+1" office:value-type="float" office:value="91" calcext:value-type="float">
            <text:p>91</text:p>
          </table:table-cell>
          <table:table-cell table:style-name="ce29" table:formula="of:=[.O136]+[.P137]*60*24*7*52" office:value-type="float" office:value="20267295282.8742" calcext:value-type="float">
            <text:p><text:s/>20,267,295,283 </text:p>
          </table:table-cell>
          <table:table-cell table:style-name="ce77" table:formula="of:=AVERAGE([.P136];[.O$38]*(1-[.O$39])^[.B137])" office:value-type="float" office:value="195.919650282435" calcext:value-type="float">
            <text:p><text:s/>195.9 </text:p>
          </table:table-cell>
          <table:table-cell table:style-name="ce39" table:formula="of:=([.O137]-[.O136])/[.O136]" office:value-type="percentage" office:value="0.00509274835642747" calcext:value-type="percentage">
            <text:p>0.51%</text:p>
          </table:table-cell>
          <table:table-cell table:style-name="ce39" table:formula="of:=([.O137]-[.O136])/([.O136]*[.O$40])" office:value-type="percentage" office:value="0.0101854967128549" calcext:value-type="percentage">
            <text:p>1.02%</text:p>
          </table:table-cell>
          <table:table-cell table:style-name="ce53" table:formula="of:=(1+[.R137])/(1+[.Q137])-1" office:value-type="percentage" office:value="0.0050669436872921" calcext:value-type="percentage">
            <text:p>0.51%</text:p>
          </table:table-cell>
          <table:table-cell table:style-name="ce29" table:formula="of:=[.T136]+[.U137]*60*24*7*52" office:value-type="float" office:value="20785443205.4958" calcext:value-type="float">
            <text:p><text:s/>20,785,443,205 </text:p>
          </table:table-cell>
          <table:table-cell table:style-name="ce77" table:formula="of:=AVERAGE([.U136];[.T$38]*(1-[.T$39])^[.$B137])" office:value-type="float" office:value="50.543862094945" calcext:value-type="float">
            <text:p><text:s/>50.5 </text:p>
          </table:table-cell>
          <table:table-cell table:style-name="ce39" table:formula="of:=([.T137]-[.T136])/[.T136]" office:value-type="percentage" office:value="0.00127622401825377" calcext:value-type="percentage">
            <text:p>0.13%</text:p>
          </table:table-cell>
          <table:table-cell table:style-name="ce39" table:formula="of:=([.T137]-[.T136])/([.T136]*[.T$40])" office:value-type="percentage" office:value="0.00255244803650754" calcext:value-type="percentage">
            <text:p>0.26%</text:p>
          </table:table-cell>
          <table:table-cell table:style-name="ce53" table:formula="of:=(1+[.W137])/(1+[.V137])-1" office:value-type="percentage" office:value="0.00127459734650648" calcext:value-type="percentage">
            <text:p>0.13%</text:p>
          </table:table-cell>
          <table:table-cell table:style-name="ce29" table:formula="of:=[.Y136]+[.Z137]*60*24*7*52" office:value-type="float" office:value="20478421801.1252" calcext:value-type="float">
            <text:p><text:s/>20,478,421,801 </text:p>
          </table:table-cell>
          <table:table-cell table:style-name="ce77" table:formula="of:=AVERAGE([.Z136];[.Y$38]*(1-[.Y$39])^[.$B137])" office:value-type="float" office:value="138.490324566495" calcext:value-type="float">
            <text:p><text:s/>138.5 </text:p>
          </table:table-cell>
          <table:table-cell table:style-name="ce39" table:formula="of:=([.Y137]-[.Y136])/[.Y136]" office:value-type="percentage" office:value="0.00355736992760351" calcext:value-type="percentage">
            <text:p>0.36%</text:p>
          </table:table-cell>
          <table:table-cell table:style-name="ce39" table:formula="of:=([.Y137]-[.Y136])/([.Y136]*[.Y$40])" office:value-type="percentage" office:value="0.00711473985520702" calcext:value-type="percentage">
            <text:p>0.71%</text:p>
          </table:table-cell>
          <table:table-cell table:style-name="ce53" table:formula="of:=(1+[.AB137])/(1+[.AA137])-1" office:value-type="percentage" office:value="0.00354475990531578" calcext:value-type="percentage">
            <text:p>0.3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7]+1" office:value-type="float" office:value="92" calcext:value-type="float">
            <text:p>92</text:p>
          </table:table-cell>
          <table:table-cell table:style-name="ce18" table:formula="of:=[.C137]+60*24*7*52" office:value-type="float" office:value="49276081" calcext:value-type="float">
            <text:p>49276081</text:p>
          </table:table-cell>
          <table:table-cell table:style-name="ce29" table:formula="of:=[.D137]+[.E138]*60*24*7*52" office:value-type="float" office:value="20996376896.5659" calcext:value-type="float">
            <text:p><text:s/>20,996,376,897 </text:p>
          </table:table-cell>
          <table:table-cell table:style-name="ce35" table:formula="of:=AVERAGE(433880129.334725*EXP(-0.000000235788480377594 * [.C137]);433880129.334725*EXP(-0.000000235788480377594 * [.C138]))/100000" office:value-type="float" office:value="0.0415991602087306" calcext:value-type="float">
            <text:p><text:s/>0.0 </text:p>
          </table:table-cell>
          <table:table-cell table:style-name="ce42" table:formula="of:=([.D138]-[.D137])/[.D137]" office:value-type="percentage" office:value="0.00000103849528733531" calcext:value-type="percentage">
            <text:p>0.00%</text:p>
          </table:table-cell>
          <table:table-cell table:style-name="ce39" table:formula="of:=([.D138]-[.D137])/([.D137]*[.D$40])" office:value-type="percentage" office:value="0.00000207699057467063" calcext:value-type="percentage">
            <text:p>0.00%</text:p>
          </table:table-cell>
          <table:table-cell table:style-name="ce53" table:formula="of:=(1+[.G138])/(1+[.F138])-1" office:value-type="percentage" office:value="0.00000103849420884927" calcext:value-type="percentage">
            <text:p>0.00%</text:p>
          </table:table-cell>
          <table:table-cell table:style-name="ce29" table:formula="of:=[.I137]+[.J138]*60*24*7*52" office:value-type="float" office:value="20126361600" calcext:value-type="float">
            <text:p><text:s/>20,126,361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8]-[.I137])/[.I137]" office:value-type="percentage" office:value="0.00734573382381771" calcext:value-type="percentage">
            <text:p>0.73%</text:p>
          </table:table-cell>
          <table:table-cell table:style-name="ce39" table:formula="of:=([.I138]-[.I137])/([.I137]*[.I$40])" office:value-type="percentage" office:value="0.0146914676476354" calcext:value-type="percentage">
            <text:p>1.47%</text:p>
          </table:table-cell>
          <table:table-cell table:style-name="ce53" table:formula="of:=(1+[.L138])/(1+[.K138])-1" office:value-type="percentage" office:value="0.00729216750234696" calcext:value-type="percentage">
            <text:p>0.73%</text:p>
          </table:table-cell>
          <table:table-cell table:style-name="ce8" table:formula="of:=[.N137]+1" office:value-type="float" office:value="92" calcext:value-type="float">
            <text:p>92</text:p>
          </table:table-cell>
          <table:table-cell table:style-name="ce29" table:formula="of:=[.O137]+[.P138]*60*24*7*52" office:value-type="float" office:value="20369177250.1395" calcext:value-type="float">
            <text:p><text:s/>20,369,177,250 </text:p>
          </table:table-cell>
          <table:table-cell table:style-name="ce77" table:formula="of:=AVERAGE([.P137];[.O$38]*(1-[.O$39])^[.B138])" office:value-type="float" office:value="194.371885045204" calcext:value-type="float">
            <text:p><text:s/>194.4 </text:p>
          </table:table-cell>
          <table:table-cell table:style-name="ce39" table:formula="of:=([.O138]-[.O137])/[.O137]" office:value-type="percentage" office:value="0.0050269148321623" calcext:value-type="percentage">
            <text:p>0.50%</text:p>
          </table:table-cell>
          <table:table-cell table:style-name="ce39" table:formula="of:=([.O138]-[.O137])/([.O137]*[.O$40])" office:value-type="percentage" office:value="0.0100538296643246" calcext:value-type="percentage">
            <text:p>1.01%</text:p>
          </table:table-cell>
          <table:table-cell table:style-name="ce53" table:formula="of:=(1+[.R138])/(1+[.Q138])-1" office:value-type="percentage" office:value="0.00500177135355817" calcext:value-type="percentage">
            <text:p>0.50%</text:p>
          </table:table-cell>
          <table:table-cell table:style-name="ce29" table:formula="of:=[.T137]+[.U138]*60*24*7*52" office:value-type="float" office:value="20811101744.5227" calcext:value-type="float">
            <text:p><text:s/>20,811,101,745 </text:p>
          </table:table-cell>
          <table:table-cell table:style-name="ce77" table:formula="of:=AVERAGE([.U137];[.T$38]*(1-[.T$39])^[.$B138])" office:value-type="float" office:value="48.9517304389542" calcext:value-type="float">
            <text:p><text:s/>49.0 </text:p>
          </table:table-cell>
          <table:table-cell table:style-name="ce39" table:formula="of:=([.T138]-[.T137])/[.T137]" office:value-type="percentage" office:value="0.00123444753009153" calcext:value-type="percentage">
            <text:p>0.12%</text:p>
          </table:table-cell>
          <table:table-cell table:style-name="ce39" table:formula="of:=([.T138]-[.T137])/([.T137]*[.T$40])" office:value-type="percentage" office:value="0.00246889506018307" calcext:value-type="percentage">
            <text:p>0.25%</text:p>
          </table:table-cell>
          <table:table-cell table:style-name="ce53" table:formula="of:=(1+[.W138])/(1+[.V138])-1" office:value-type="percentage" office:value="0.00123292554819354" calcext:value-type="percentage">
            <text:p>0.12%</text:p>
          </table:table-cell>
          <table:table-cell table:style-name="ce29" table:formula="of:=[.Y137]+[.Z138]*60*24*7*52" office:value-type="float" office:value="20549945800.6486" calcext:value-type="float">
            <text:p><text:s/>20,549,945,801 </text:p>
          </table:table-cell>
          <table:table-cell table:style-name="ce77" table:formula="of:=AVERAGE([.Z137];[.Y$38]*(1-[.Y$39])^[.$B138])" office:value-type="float" office:value="136.454516795367" calcext:value-type="float">
            <text:p><text:s/>136.5 </text:p>
          </table:table-cell>
          <table:table-cell table:style-name="ce39" table:formula="of:=([.Y138]-[.Y137])/[.Y137]" office:value-type="percentage" office:value="0.00349265193470771" calcext:value-type="percentage">
            <text:p>0.35%</text:p>
          </table:table-cell>
          <table:table-cell table:style-name="ce39" table:formula="of:=([.Y138]-[.Y137])/([.Y137]*[.Y$40])" office:value-type="percentage" office:value="0.00698530386941543" calcext:value-type="percentage">
            <text:p>0.70%</text:p>
          </table:table-cell>
          <table:table-cell table:style-name="ce53" table:formula="of:=(1+[.AB138])/(1+[.AA138])-1" office:value-type="percentage" office:value="0.00348049577440745" calcext:value-type="percentage">
            <text:p>0.35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8]+1" office:value-type="float" office:value="93" calcext:value-type="float">
            <text:p>93</text:p>
          </table:table-cell>
          <table:table-cell table:style-name="ce18" table:formula="of:=[.C138]+60*24*7*52" office:value-type="float" office:value="49800241" calcext:value-type="float">
            <text:p>49800241</text:p>
          </table:table-cell>
          <table:table-cell table:style-name="ce29" table:formula="of:=[.D138]+[.E139]*60*24*7*52" office:value-type="float" office:value="20996396166.2058" calcext:value-type="float">
            <text:p><text:s/>20,996,396,166 </text:p>
          </table:table-cell>
          <table:table-cell table:style-name="ce35" table:formula="of:=AVERAGE(433880129.334725*EXP(-0.000000235788480377594 * [.C138]);433880129.334725*EXP(-0.000000235788480377594 * [.C139]))/100000" office:value-type="float" office:value="0.0367628965231431" calcext:value-type="float">
            <text:p><text:s/>0.0 </text:p>
          </table:table-cell>
          <table:table-cell table:style-name="ce42" table:formula="of:=([.D139]-[.D138])/[.D138]" office:value-type="percentage" office:value="0.000000917760237297832" calcext:value-type="percentage">
            <text:p>0.00%</text:p>
          </table:table-cell>
          <table:table-cell table:style-name="ce39" table:formula="of:=([.D139]-[.D138])/([.D138]*[.D$40])" office:value-type="percentage" office:value="0.00000183552047459566" calcext:value-type="percentage">
            <text:p>0.00%</text:p>
          </table:table-cell>
          <table:table-cell table:style-name="ce53" table:formula="of:=(1+[.G139])/(1+[.F139])-1" office:value-type="percentage" office:value="0.000000917759394925" calcext:value-type="percentage">
            <text:p>0.00%</text:p>
          </table:table-cell>
          <table:table-cell table:style-name="ce29" table:formula="of:=[.I138]+[.J139]*60*24*7*52" office:value-type="float" office:value="20273126400" calcext:value-type="float">
            <text:p><text:s/>20,273,126,4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39]-[.I138])/[.I138]" office:value-type="percentage" office:value="0.00729216750234677" calcext:value-type="percentage">
            <text:p>0.73%</text:p>
          </table:table-cell>
          <table:table-cell table:style-name="ce39" table:formula="of:=([.I139]-[.I138])/([.I138]*[.I$40])" office:value-type="percentage" office:value="0.0145843350046935" calcext:value-type="percentage">
            <text:p>1.46%</text:p>
          </table:table-cell>
          <table:table-cell table:style-name="ce53" table:formula="of:=(1+[.L139])/(1+[.K139])-1" office:value-type="percentage" office:value="0.00723937675444075" calcext:value-type="percentage">
            <text:p>0.72%</text:p>
          </table:table-cell>
          <table:table-cell table:style-name="ce8" table:formula="of:=[.N138]+1" office:value-type="float" office:value="93" calcext:value-type="float">
            <text:p>93</text:p>
          </table:table-cell>
          <table:table-cell table:style-name="ce29" table:formula="of:=[.O138]+[.P139]*60*24*7*52" office:value-type="float" office:value="20470254349.8633" calcext:value-type="float">
            <text:p><text:s/>20,470,254,350 </text:p>
          </table:table-cell>
          <table:table-cell table:style-name="ce77" table:formula="of:=AVERAGE([.P138];[.O$38]*(1-[.O$39])^[.B139])" office:value-type="float" office:value="192.836347153347" calcext:value-type="float">
            <text:p><text:s/>192.8 </text:p>
          </table:table-cell>
          <table:table-cell table:style-name="ce39" table:formula="of:=([.O139]-[.O138])/[.O138]" office:value-type="percentage" office:value="0.00496225735986503" calcext:value-type="percentage">
            <text:p>0.50%</text:p>
          </table:table-cell>
          <table:table-cell table:style-name="ce39" table:formula="of:=([.O139]-[.O138])/([.O138]*[.O$40])" office:value-type="percentage" office:value="0.00992451471973006" calcext:value-type="percentage">
            <text:p>0.99%</text:p>
          </table:table-cell>
          <table:table-cell table:style-name="ce53" table:formula="of:=(1+[.R139])/(1+[.Q139])-1" office:value-type="percentage" office:value="0.00493775494902793" calcext:value-type="percentage">
            <text:p>0.49%</text:p>
          </table:table-cell>
          <table:table-cell table:style-name="ce29" table:formula="of:=[.T138]+[.U139]*60*24*7*52" office:value-type="float" office:value="20835952039.5702" calcext:value-type="float">
            <text:p><text:s/>20,835,952,040 </text:p>
          </table:table-cell>
          <table:table-cell table:style-name="ce77" table:formula="of:=AVERAGE([.U138];[.T$38]*(1-[.T$39])^[.$B139])" office:value-type="float" office:value="47.4097509301271" calcext:value-type="float">
            <text:p><text:s/>47.4 </text:p>
          </table:table-cell>
          <table:table-cell table:style-name="ce39" table:formula="of:=([.T139]-[.T138])/[.T138]" office:value-type="percentage" office:value="0.00119408839342565" calcext:value-type="percentage">
            <text:p>0.12%</text:p>
          </table:table-cell>
          <table:table-cell table:style-name="ce39" table:formula="of:=([.T139]-[.T138])/([.T138]*[.T$40])" office:value-type="percentage" office:value="0.00238817678685131" calcext:value-type="percentage">
            <text:p>0.24%</text:p>
          </table:table-cell>
          <table:table-cell table:style-name="ce53" table:formula="of:=(1+[.W139])/(1+[.V139])-1" office:value-type="percentage" office:value="0.00119266424689113" calcext:value-type="percentage">
            <text:p>0.12%</text:p>
          </table:table-cell>
          <table:table-cell table:style-name="ce29" table:formula="of:=[.Y138]+[.Z139]*60*24*7*52" office:value-type="float" office:value="20620418397.3791" calcext:value-type="float">
            <text:p><text:s/>20,620,418,397 </text:p>
          </table:table-cell>
          <table:table-cell table:style-name="ce77" table:formula="of:=AVERAGE([.Z138];[.Y$38]*(1-[.Y$39])^[.$B139])" office:value-type="float" office:value="134.448635398475" calcext:value-type="float">
            <text:p><text:s/>134.4 </text:p>
          </table:table-cell>
          <table:table-cell table:style-name="ce39" table:formula="of:=([.Y139]-[.Y138])/[.Y138]" office:value-type="percentage" office:value="0.00342933248652367" calcext:value-type="percentage">
            <text:p>0.34%</text:p>
          </table:table-cell>
          <table:table-cell table:style-name="ce39" table:formula="of:=([.Y139]-[.Y138])/([.Y138]*[.Y$40])" office:value-type="percentage" office:value="0.00685866497304734" calcext:value-type="percentage">
            <text:p>0.69%</text:p>
          </table:table-cell>
          <table:table-cell table:style-name="ce53" table:formula="of:=(1+[.AB139])/(1+[.AA139])-1" office:value-type="percentage" office:value="0.00341761235743987" calcext:value-type="percentage">
            <text:p>0.3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39]+1" office:value-type="float" office:value="94" calcext:value-type="float">
            <text:p>94</text:p>
          </table:table-cell>
          <table:table-cell table:style-name="ce18" table:formula="of:=[.C139]+60*24*7*52" office:value-type="float" office:value="50324401" calcext:value-type="float">
            <text:p>50324401</text:p>
          </table:table-cell>
          <table:table-cell table:style-name="ce29" table:formula="of:=[.D139]+[.E140]*60*24*7*52" office:value-type="float" office:value="20996413195.5826" calcext:value-type="float">
            <text:p><text:s/>20,996,413,196 </text:p>
          </table:table-cell>
          <table:table-cell table:style-name="ce35" table:formula="of:=AVERAGE(433880129.334725*EXP(-0.000000235788480377594 * [.C139]);433880129.334725*EXP(-0.000000235788480377594 * [.C140]))/100000" office:value-type="float" office:value="0.0324888904965846" calcext:value-type="float">
            <text:p><text:s/>0.0 </text:p>
          </table:table-cell>
          <table:table-cell table:style-name="ce42" table:formula="of:=([.D140]-[.D139])/[.D139]" office:value-type="percentage" office:value="0.000000811061894036273" calcext:value-type="percentage">
            <text:p>0.00%</text:p>
          </table:table-cell>
          <table:table-cell table:style-name="ce39" table:formula="of:=([.D140]-[.D139])/([.D139]*[.D$40])" office:value-type="percentage" office:value="0.00000162212378807255" calcext:value-type="percentage">
            <text:p>0.00%</text:p>
          </table:table-cell>
          <table:table-cell table:style-name="ce53" table:formula="of:=(1+[.G140])/(1+[.F140])-1" office:value-type="percentage" office:value="0.00000081106123617225" calcext:value-type="percentage">
            <text:p>0.00%</text:p>
          </table:table-cell>
          <table:table-cell table:style-name="ce29" table:formula="of:=[.I139]+[.J140]*60*24*7*52" office:value-type="float" office:value="20419891200" calcext:value-type="float">
            <text:p><text:s/>20,419,891,2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40]-[.I139])/[.I139]" office:value-type="percentage" office:value="0.0072393767544408" calcext:value-type="percentage">
            <text:p>0.72%</text:p>
          </table:table-cell>
          <table:table-cell table:style-name="ce39" table:formula="of:=([.I140]-[.I139])/([.I139]*[.I$40])" office:value-type="percentage" office:value="0.0144787535088816" calcext:value-type="percentage">
            <text:p>1.45%</text:p>
          </table:table-cell>
          <table:table-cell table:style-name="ce53" table:formula="of:=(1+[.L140])/(1+[.K140])-1" office:value-type="percentage" office:value="0.00718734485715578" calcext:value-type="percentage">
            <text:p>0.72%</text:p>
          </table:table-cell>
          <table:table-cell table:style-name="ce8" table:formula="of:=[.N139]+1" office:value-type="float" office:value="94" calcext:value-type="float">
            <text:p>94</text:p>
          </table:table-cell>
          <table:table-cell table:style-name="ce29" table:formula="of:=[.O139]+[.P140]*60*24*7*52" office:value-type="float" office:value="20570532940.4994" calcext:value-type="float">
            <text:p><text:s/>20,570,532,940 </text:p>
          </table:table-cell>
          <table:table-cell table:style-name="ce77" table:formula="of:=AVERAGE([.P139];[.O$38]*(1-[.O$39])^[.B140])" office:value-type="float" office:value="191.312940010835" calcext:value-type="float">
            <text:p><text:s/>191.3 </text:p>
          </table:table-cell>
          <table:table-cell table:style-name="ce39" table:formula="of:=([.O140]-[.O139])/[.O139]" office:value-type="percentage" office:value="0.00489874668493053" calcext:value-type="percentage">
            <text:p>0.49%</text:p>
          </table:table-cell>
          <table:table-cell table:style-name="ce39" table:formula="of:=([.O140]-[.O139])/([.O139]*[.O$40])" office:value-type="percentage" office:value="0.00979749336986106" calcext:value-type="percentage">
            <text:p>0.98%</text:p>
          </table:table-cell>
          <table:table-cell table:style-name="ce53" table:formula="of:=(1+[.R140])/(1+[.Q140])-1" office:value-type="percentage" office:value="0.00487486595151099" calcext:value-type="percentage">
            <text:p>0.49%</text:p>
          </table:table-cell>
          <table:table-cell table:style-name="ce29" table:formula="of:=[.T139]+[.U140]*60*24*7*52" office:value-type="float" office:value="20860019550.3238" calcext:value-type="float">
            <text:p><text:s/>20,860,019,550 </text:p>
          </table:table-cell>
          <table:table-cell table:style-name="ce77" table:formula="of:=AVERAGE([.U139];[.T$38]*(1-[.T$39])^[.$B140])" office:value-type="float" office:value="45.9163437758281" calcext:value-type="float">
            <text:p><text:s/>45.9 </text:p>
          </table:table-cell>
          <table:table-cell table:style-name="ce39" table:formula="of:=([.T140]-[.T139])/[.T139]" office:value-type="percentage" office:value="0.00115509532311405" calcext:value-type="percentage">
            <text:p>0.12%</text:p>
          </table:table-cell>
          <table:table-cell table:style-name="ce39" table:formula="of:=([.T140]-[.T139])/([.T139]*[.T$40])" office:value-type="percentage" office:value="0.0023101906462281" calcext:value-type="percentage">
            <text:p>0.23%</text:p>
          </table:table-cell>
          <table:table-cell table:style-name="ce53" table:formula="of:=(1+[.W140])/(1+[.V140])-1" office:value-type="percentage" office:value="0.00115376261731082" calcext:value-type="percentage">
            <text:p>0.12%</text:p>
          </table:table-cell>
          <table:table-cell table:style-name="ce29" table:formula="of:=[.Y139]+[.Z140]*60*24*7*52" office:value-type="float" office:value="20689855046.9376" calcext:value-type="float">
            <text:p><text:s/>20,689,855,047 </text:p>
          </table:table-cell>
          <table:table-cell table:style-name="ce77" table:formula="of:=AVERAGE([.Z139];[.Y$38]*(1-[.Y$39])^[.$B140])" office:value-type="float" office:value="132.472240458118" calcext:value-type="float">
            <text:p><text:s/>132.5 </text:p>
          </table:table-cell>
          <table:table-cell table:style-name="ce39" table:formula="of:=([.Y140]-[.Y139])/[.Y139]" office:value-type="percentage" office:value="0.00336737345578549" calcext:value-type="percentage">
            <text:p>0.34%</text:p>
          </table:table-cell>
          <table:table-cell table:style-name="ce39" table:formula="of:=([.Y140]-[.Y139])/([.Y139]*[.Y$40])" office:value-type="percentage" office:value="0.00673474691157098" calcext:value-type="percentage">
            <text:p>0.67%</text:p>
          </table:table-cell>
          <table:table-cell table:style-name="ce53" table:formula="of:=(1+[.AB140])/(1+[.AA140])-1" office:value-type="percentage" office:value="0.0033560723069832" calcext:value-type="percentage">
            <text:p>0.34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40]+1" office:value-type="float" office:value="95" calcext:value-type="float">
            <text:p>95</text:p>
          </table:table-cell>
          <table:table-cell table:style-name="ce18" table:formula="of:=[.C140]+60*24*7*52" office:value-type="float" office:value="50848561" calcext:value-type="float">
            <text:p>50848561</text:p>
          </table:table-cell>
          <table:table-cell table:style-name="ce29" table:formula="of:=[.D140]+[.E141]*60*24*7*52" office:value-type="float" office:value="20996428245.1465" calcext:value-type="float">
            <text:p><text:s/>20,996,428,245 </text:p>
          </table:table-cell>
          <table:table-cell table:style-name="ce35" table:formula="of:=AVERAGE(433880129.334725*EXP(-0.000000235788480377594 * [.C140]);433880129.334725*EXP(-0.000000235788480377594 * [.C141]))/100000" office:value-type="float" office:value="0.0287117747926795" calcext:value-type="float">
            <text:p><text:s/>0.0 </text:p>
          </table:table-cell>
          <table:table-cell table:style-name="ce42" table:formula="of:=([.D141]-[.D140])/[.D140]" office:value-type="percentage" office:value="0.000000716768323090153" calcext:value-type="percentage">
            <text:p>0.00%</text:p>
          </table:table-cell>
          <table:table-cell table:style-name="ce39" table:formula="of:=([.D141]-[.D140])/([.D140]*[.D$40])" office:value-type="percentage" office:value="0.00000143353664618031" calcext:value-type="percentage">
            <text:p>0.00%</text:p>
          </table:table-cell>
          <table:table-cell table:style-name="ce53" table:formula="of:=(1+[.G141])/(1+[.F141])-1" office:value-type="percentage" office:value="0.000000716767809327834" calcext:value-type="percentage">
            <text:p>0.00%</text:p>
          </table:table-cell>
          <table:table-cell table:style-name="ce29" table:formula="of:=[.I140]+[.J141]*60*24*7*52" office:value-type="float" office:value="20566656000" calcext:value-type="float">
            <text:p><text:s/>20,566,656,0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41]-[.I140])/[.I140]" office:value-type="percentage" office:value="0.00718734485715575" calcext:value-type="percentage">
            <text:p>0.72%</text:p>
          </table:table-cell>
          <table:table-cell table:style-name="ce39" table:formula="of:=([.I141]-[.I140])/([.I140]*[.I$40])" office:value-type="percentage" office:value="0.0143746897143115" calcext:value-type="percentage">
            <text:p>1.44%</text:p>
          </table:table-cell>
          <table:table-cell table:style-name="ce53" table:formula="of:=(1+[.L141])/(1+[.K141])-1" office:value-type="percentage" office:value="0.00713605556489116" calcext:value-type="percentage">
            <text:p>0.71%</text:p>
          </table:table-cell>
          <table:table-cell table:style-name="ce8" table:formula="of:=[.N140]+1" office:value-type="float" office:value="95" calcext:value-type="float">
            <text:p>95</text:p>
          </table:table-cell>
          <table:table-cell table:style-name="ce29" table:formula="of:=[.O140]+[.P141]*60*24*7*52" office:value-type="float" office:value="20670019330.2695" calcext:value-type="float">
            <text:p><text:s/>20,670,019,330 </text:p>
          </table:table-cell>
          <table:table-cell table:style-name="ce77" table:formula="of:=AVERAGE([.P140];[.O$38]*(1-[.O$39])^[.B141])" office:value-type="float" office:value="189.801567784749" calcext:value-type="float">
            <text:p><text:s/>189.8 </text:p>
          </table:table-cell>
          <table:table-cell table:style-name="ce39" table:formula="of:=([.O141]-[.O140])/[.O140]" office:value-type="percentage" office:value="0.0048363545104942" calcext:value-type="percentage">
            <text:p>0.48%</text:p>
          </table:table-cell>
          <table:table-cell table:style-name="ce39" table:formula="of:=([.O141]-[.O140])/([.O140]*[.O$40])" office:value-type="percentage" office:value="0.00967270902098839" calcext:value-type="percentage">
            <text:p>0.97%</text:p>
          </table:table-cell>
          <table:table-cell table:style-name="ce53" table:formula="of:=(1+[.R141])/(1+[.Q141])-1" office:value-type="percentage" office:value="0.00481307676497278" calcext:value-type="percentage">
            <text:p>0.48%</text:p>
          </table:table-cell>
          <table:table-cell table:style-name="ce29" table:formula="of:=[.T140]+[.U141]*60*24*7*52" office:value-type="float" office:value="20883328934.4886" calcext:value-type="float">
            <text:p><text:s/>20,883,328,934 </text:p>
          </table:table-cell>
          <table:table-cell table:style-name="ce77" table:formula="of:=AVERAGE([.U140];[.T$38]*(1-[.T$39])^[.$B141])" office:value-type="float" office:value="44.4699789468895" calcext:value-type="float">
            <text:p><text:s/>44.5 </text:p>
          </table:table-cell>
          <table:table-cell table:style-name="ce39" table:formula="of:=([.T141]-[.T140])/[.T140]" office:value-type="percentage" office:value="0.00111741909486565" calcext:value-type="percentage">
            <text:p>0.11%</text:p>
          </table:table-cell>
          <table:table-cell table:style-name="ce39" table:formula="of:=([.T141]-[.T140])/([.T140]*[.T$40])" office:value-type="percentage" office:value="0.0022348381897313" calcext:value-type="percentage">
            <text:p>0.22%</text:p>
          </table:table-cell>
          <table:table-cell table:style-name="ce53" table:formula="of:=(1+[.W141])/(1+[.V141])-1" office:value-type="percentage" office:value="0.00111617186311253" calcext:value-type="percentage">
            <text:p>0.11%</text:p>
          </table:table-cell>
          <table:table-cell table:style-name="ce29" table:formula="of:=[.Y140]+[.Z141]*60*24*7*52" office:value-type="float" office:value="20758270977.7476" calcext:value-type="float">
            <text:p><text:s/>20,758,270,978 </text:p>
          </table:table-cell>
          <table:table-cell table:style-name="ce77" table:formula="of:=AVERAGE([.Z140];[.Y$38]*(1-[.Y$39])^[.$B141])" office:value-type="float" office:value="130.524898523383" calcext:value-type="float">
            <text:p><text:s/>130.5 </text:p>
          </table:table-cell>
          <table:table-cell table:style-name="ce39" table:formula="of:=([.Y141]-[.Y140])/[.Y140]" office:value-type="percentage" office:value="0.00330673804407069" calcext:value-type="percentage">
            <text:p>0.33%</text:p>
          </table:table-cell>
          <table:table-cell table:style-name="ce39" table:formula="of:=([.Y141]-[.Y140])/([.Y140]*[.Y$40])" office:value-type="percentage" office:value="0.00661347608814139" calcext:value-type="percentage">
            <text:p>0.66%</text:p>
          </table:table-cell>
          <table:table-cell table:style-name="ce53" table:formula="of:=(1+[.AB141])/(1+[.AA141])-1" office:value-type="percentage" office:value="0.00329583956599055" calcext:value-type="percentage">
            <text:p>0.33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41]+1" office:value-type="float" office:value="96" calcext:value-type="float">
            <text:p>96</text:p>
          </table:table-cell>
          <table:table-cell table:style-name="ce18" table:formula="of:=[.C141]+60*24*7*52" office:value-type="float" office:value="51372721" calcext:value-type="float">
            <text:p>51372721</text:p>
          </table:table-cell>
          <table:table-cell table:style-name="ce29" table:formula="of:=[.D141]+[.E142]*60*24*7*52" office:value-type="float" office:value="20996441545.0678" calcext:value-type="float">
            <text:p><text:s/>20,996,441,545 </text:p>
          </table:table-cell>
          <table:table-cell table:style-name="ce35" table:formula="of:=AVERAGE(433880129.334725*EXP(-0.000000235788480377594 * [.C141]);433880129.334725*EXP(-0.000000235788480377594 * [.C142]))/100000" office:value-type="float" office:value="0.0253737815956568" calcext:value-type="float">
            <text:p><text:s/>0.0 </text:p>
          </table:table-cell>
          <table:table-cell table:style-name="ce42" table:formula="of:=([.D142]-[.D141])/[.D141]" office:value-type="percentage" office:value="0.000000633437325850423" calcext:value-type="percentage">
            <text:p>0.00%</text:p>
          </table:table-cell>
          <table:table-cell table:style-name="ce39" table:formula="of:=([.D142]-[.D141])/([.D141]*[.D$40])" office:value-type="percentage" office:value="0.00000126687465170085" calcext:value-type="percentage">
            <text:p>0.00%</text:p>
          </table:table-cell>
          <table:table-cell table:style-name="ce53" table:formula="of:=(1+[.G142])/(1+[.F142])-1" office:value-type="percentage" office:value="0.000000633436924468711" calcext:value-type="percentage">
            <text:p>0.00%</text:p>
          </table:table-cell>
          <table:table-cell table:style-name="ce29" table:formula="of:=[.I141]+[.J142]*60*24*7*52" office:value-type="float" office:value="20713420800" calcext:value-type="float">
            <text:p><text:s/>20,713,420,8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42]-[.I141])/[.I141]" office:value-type="percentage" office:value="0.00713605556489105" calcext:value-type="percentage">
            <text:p>0.71%</text:p>
          </table:table-cell>
          <table:table-cell table:style-name="ce39" table:formula="of:=([.I142]-[.I141])/([.I141]*[.I$40])" office:value-type="percentage" office:value="0.0142721111297821" calcext:value-type="percentage">
            <text:p>1.43%</text:p>
          </table:table-cell>
          <table:table-cell table:style-name="ce53" table:formula="of:=(1+[.L142])/(1+[.K142])-1" office:value-type="percentage" office:value="0.00708549309247841" calcext:value-type="percentage">
            <text:p>0.71%</text:p>
          </table:table-cell>
          <table:table-cell table:style-name="ce8" table:formula="of:=[.N141]+1" office:value-type="float" office:value="96" calcext:value-type="float">
            <text:p>96</text:p>
          </table:table-cell>
          <table:table-cell table:style-name="ce29" table:formula="of:=[.O141]+[.P142]*60*24*7*52" office:value-type="float" office:value="20768719777.5604" calcext:value-type="float">
            <text:p><text:s/>20,768,719,778 </text:p>
          </table:table-cell>
          <table:table-cell table:style-name="ce77" table:formula="of:=AVERAGE([.P141];[.O$38]*(1-[.O$39])^[.B142])" office:value-type="float" office:value="188.30213539925" calcext:value-type="float">
            <text:p><text:s/>188.3 </text:p>
          </table:table-cell>
          <table:table-cell table:style-name="ce39" table:formula="of:=([.O142]-[.O141])/[.O141]" office:value-type="percentage" office:value="0.0047750534585293" calcext:value-type="percentage">
            <text:p>0.48%</text:p>
          </table:table-cell>
          <table:table-cell table:style-name="ce39" table:formula="of:=([.O142]-[.O141])/([.O141]*[.O$40])" office:value-type="percentage" office:value="0.00955010691705859" calcext:value-type="percentage">
            <text:p>0.96%</text:p>
          </table:table-cell>
          <table:table-cell table:style-name="ce53" table:formula="of:=(1+[.R142])/(1+[.Q142])-1" office:value-type="percentage" office:value="0.00475236068221729" calcext:value-type="percentage">
            <text:p>0.48%</text:p>
          </table:table-cell>
          <table:table-cell table:style-name="ce29" table:formula="of:=[.T141]+[.U142]*60*24*7*52" office:value-type="float" office:value="20905904073.0522" calcext:value-type="float">
            <text:p><text:s/>20,905,904,073 </text:p>
          </table:table-cell>
          <table:table-cell table:style-name="ce77" table:formula="of:=AVERAGE([.U141];[.T$38]*(1-[.T$39])^[.$B142])" office:value-type="float" office:value="43.0691746100625" calcext:value-type="float">
            <text:p><text:s/>43.1 </text:p>
          </table:table-cell>
          <table:table-cell table:style-name="ce39" table:formula="of:=([.T142]-[.T141])/[.T141]" office:value-type="percentage" office:value="0.00108101244942455" calcext:value-type="percentage">
            <text:p>0.11%</text:p>
          </table:table-cell>
          <table:table-cell table:style-name="ce39" table:formula="of:=([.T142]-[.T141])/([.T141]*[.T$40])" office:value-type="percentage" office:value="0.0021620248988491" calcext:value-type="percentage">
            <text:p>0.22%</text:p>
          </table:table-cell>
          <table:table-cell table:style-name="ce53" table:formula="of:=(1+[.W142])/(1+[.V142])-1" office:value-type="percentage" office:value="0.00107984512340287" calcext:value-type="percentage">
            <text:p>0.11%</text:p>
          </table:table-cell>
          <table:table-cell table:style-name="ce29" table:formula="of:=[.Y141]+[.Z142]*60*24*7*52" office:value-type="float" office:value="20825681194.3747" calcext:value-type="float">
            <text:p><text:s/>20,825,681,194 </text:p>
          </table:table-cell>
          <table:table-cell table:style-name="ce77" table:formula="of:=AVERAGE([.Z141];[.Y$38]*(1-[.Y$39])^[.$B142])" office:value-type="float" office:value="128.60618251509" calcext:value-type="float">
            <text:p><text:s/>128.6 </text:p>
          </table:table-cell>
          <table:table-cell table:style-name="ce39" table:formula="of:=([.Y142]-[.Y141])/[.Y141]" office:value-type="percentage" office:value="0.00324739072437062" calcext:value-type="percentage">
            <text:p>0.32%</text:p>
          </table:table-cell>
          <table:table-cell table:style-name="ce39" table:formula="of:=([.Y142]-[.Y141])/([.Y141]*[.Y$40])" office:value-type="percentage" office:value="0.00649478144874125" calcext:value-type="percentage">
            <text:p>0.65%</text:p>
          </table:table-cell>
          <table:table-cell table:style-name="ce53" table:formula="of:=(1+[.AB142])/(1+[.AA142])-1" office:value-type="percentage" office:value="0.00323687931251526" calcext:value-type="percentage">
            <text:p>0.3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 table:formula="of:=[.B142]+1" office:value-type="float" office:value="97" calcext:value-type="float">
            <text:p>97</text:p>
          </table:table-cell>
          <table:table-cell table:style-name="ce18" table:formula="of:=[.C142]+60*24*7*52" office:value-type="float" office:value="51896881" calcext:value-type="float">
            <text:p>51896881</text:p>
          </table:table-cell>
          <table:table-cell table:style-name="ce29" table:formula="of:=[.D142]+[.E143]*60*24*7*52" office:value-type="float" office:value="20996453298.7578" calcext:value-type="float">
            <text:p><text:s/>20,996,453,299 </text:p>
          </table:table-cell>
          <table:table-cell table:style-name="ce35" table:formula="of:=AVERAGE(433880129.334725*EXP(-0.000000235788480377594 * [.C142]);433880129.334725*EXP(-0.000000235788480377594 * [.C143]))/100000" office:value-type="float" office:value="0.0224238591000736" calcext:value-type="float">
            <text:p><text:s/>0.0 </text:p>
          </table:table-cell>
          <table:table-cell table:style-name="ce42" table:formula="of:=([.D143]-[.D142])/[.D142]" office:value-type="percentage" office:value="0.000000559794380488422" calcext:value-type="percentage">
            <text:p>0.00%</text:p>
          </table:table-cell>
          <table:table-cell table:style-name="ce39" table:formula="of:=([.D143]-[.D142])/([.D142]*[.D$40])" office:value-type="percentage" office:value="0.00000111958876097684" calcext:value-type="percentage">
            <text:p>0.00%</text:p>
          </table:table-cell>
          <table:table-cell table:style-name="ce53" table:formula="of:=(1+[.G143])/(1+[.F143])-1" office:value-type="percentage" office:value="0.000000559794067322983" calcext:value-type="percentage">
            <text:p>0.00%</text:p>
          </table:table-cell>
          <table:table-cell table:style-name="ce29" table:formula="of:=[.I142]+[.J143]*60*24*7*52" office:value-type="float" office:value="20860185600" calcext:value-type="float">
            <text:p><text:s/>20,860,185,600 </text:p>
          </table:table-cell>
          <table:table-cell table:style-name="ce64" table:formula="of:=[.I$38]" office:value-type="float" office:value="280" calcext:value-type="float">
            <text:p><text:s/>280.0 </text:p>
          </table:table-cell>
          <table:table-cell table:style-name="ce39" table:formula="of:=([.I143]-[.I142])/[.I142]" office:value-type="percentage" office:value="0.00708549309247848" calcext:value-type="percentage">
            <text:p>0.71%</text:p>
          </table:table-cell>
          <table:table-cell table:style-name="ce39" table:formula="of:=([.I143]-[.I142])/([.I142]*[.I$40])" office:value-type="percentage" office:value="0.014170986184957" calcext:value-type="percentage">
            <text:p>1.42%</text:p>
          </table:table-cell>
          <table:table-cell table:style-name="ce53" table:formula="of:=(1+[.L143])/(1+[.K143])-1" office:value-type="percentage" office:value="0.00703564209898522" calcext:value-type="percentage">
            <text:p>0.70%</text:p>
          </table:table-cell>
          <table:table-cell table:style-name="ce8" table:formula="of:=[.N142]+1" office:value-type="float" office:value="97" calcext:value-type="float">
            <text:p>97</text:p>
          </table:table-cell>
          <table:table-cell table:style-name="ce29" table:formula="of:=[.O142]+[.P143]*60*24*7*52" office:value-type="float" office:value="20866640491.3176" calcext:value-type="float">
            <text:p><text:s/>20,866,640,491 </text:p>
          </table:table-cell>
          <table:table-cell table:style-name="ce77" table:formula="of:=AVERAGE([.P142];[.O$38]*(1-[.O$39])^[.B143])" office:value-type="float" office:value="186.814548529596" calcext:value-type="float">
            <text:p><text:s/>186.8 </text:p>
          </table:table-cell>
          <table:table-cell table:style-name="ce39" table:formula="of:=([.O143]-[.O142])/[.O142]" office:value-type="percentage" office:value="0.00471481703282806" calcext:value-type="percentage">
            <text:p>0.47%</text:p>
          </table:table-cell>
          <table:table-cell table:style-name="ce39" table:formula="of:=([.O143]-[.O142])/([.O142]*[.O$40])" office:value-type="percentage" office:value="0.00942963406565613" calcext:value-type="percentage">
            <text:p>0.94%</text:p>
          </table:table-cell>
          <table:table-cell table:style-name="ce53" table:formula="of:=(1+[.R143])/(1+[.Q143])-1" office:value-type="percentage" office:value="0.00469269184936683" calcext:value-type="percentage">
            <text:p>0.47%</text:p>
          </table:table-cell>
          <table:table-cell table:style-name="ce29" table:formula="of:=[.T142]+[.U143]*60*24*7*52" office:value-type="float" office:value="20927768094.751" calcext:value-type="float">
            <text:p><text:s/>20,927,768,095 </text:p>
          </table:table-cell>
          <table:table-cell table:style-name="ce77" table:formula="of:=AVERAGE([.U142];[.T$38]*(1-[.T$39])^[.$B143])" office:value-type="float" office:value="41.7124956098455" calcext:value-type="float">
            <text:p><text:s/>41.7 </text:p>
          </table:table-cell>
          <table:table-cell table:style-name="ce39" table:formula="of:=([.T143]-[.T142])/[.T142]" office:value-type="percentage" office:value="0.00104583000201552" calcext:value-type="percentage">
            <text:p>0.10%</text:p>
          </table:table-cell>
          <table:table-cell table:style-name="ce39" table:formula="of:=([.T143]-[.T142])/([.T142]*[.T$40])" office:value-type="percentage" office:value="0.00209166000403103" calcext:value-type="percentage">
            <text:p>0.21%</text:p>
          </table:table-cell>
          <table:table-cell table:style-name="ce53" table:formula="of:=(1+[.W143])/(1+[.V143])-1" office:value-type="percentage" office:value="0.00104473738431476" calcext:value-type="percentage">
            <text:p>0.10%</text:p>
          </table:table-cell>
          <table:table-cell table:style-name="ce29" table:formula="of:=[.Y142]+[.Z143]*60*24*7*52" office:value-type="float" office:value="20892100480.8174" calcext:value-type="float">
            <text:p><text:s/>20,892,100,481 </text:p>
          </table:table-cell>
          <table:table-cell table:style-name="ce77" table:formula="of:=AVERAGE([.Z142];[.Y$38]*(1-[.Y$39])^[.$B143])" office:value-type="float" office:value="126.715671632118" calcext:value-type="float">
            <text:p><text:s/>126.7 </text:p>
          </table:table-cell>
          <table:table-cell table:style-name="ce39" table:formula="of:=([.Y143]-[.Y142])/[.Y142]" office:value-type="percentage" office:value="0.00318929718662132" calcext:value-type="percentage">
            <text:p>0.32%</text:p>
          </table:table-cell>
          <table:table-cell table:style-name="ce39" table:formula="of:=([.Y143]-[.Y142])/([.Y142]*[.Y$40])" office:value-type="percentage" office:value="0.00637859437324264" calcext:value-type="percentage">
            <text:p>0.64%</text:p>
          </table:table-cell>
          <table:table-cell table:style-name="ce53" table:formula="of:=(1+[.AB143])/(1+[.AA143])-1" office:value-type="percentage" office:value="0.00317915790725176" calcext:value-type="percentage">
            <text:p>0.32%</text:p>
          </table:table-cell>
          <table:table-cell table:style-name="ce39" table:number-columns-repeated="3"/>
          <table:table-cell table:number-columns-repeated="992"/>
        </table:table-row>
        <table:table-row table:style-name="ro2">
          <table:table-cell table:style-name="ce7" office:value-type="string" calcext:value-type="string">
            <text:p>100 years from mainnet</text:p>
          </table:table-cell>
          <table:table-cell table:style-name="ce12" table:formula="of:=[.B143]+1" office:value-type="float" office:value="98" calcext:value-type="float">
            <text:p>98</text:p>
          </table:table-cell>
          <table:table-cell table:style-name="ce19" table:formula="of:=[.C143]+60*24*7*52" office:value-type="float" office:value="52421041" calcext:value-type="float">
            <text:p>52421041</text:p>
          </table:table-cell>
          <table:table-cell table:style-name="ce31" table:formula="of:=[.D143]+[.E144]*60*24*7*52" office:value-type="float" office:value="20996463685.9793" calcext:value-type="float">
            <text:p><text:s/>20,996,463,686 </text:p>
          </table:table-cell>
          <table:table-cell table:style-name="ce37" table:formula="of:=AVERAGE(433880129.334725*EXP(-0.000000235788480377594 * [.C143]);433880129.334725*EXP(-0.000000235788480377594 * [.C144]))/100000" office:value-type="float" office:value="0.0198168907162826" calcext:value-type="float">
            <text:p><text:s/>0.0 </text:p>
          </table:table-cell>
          <table:table-cell table:style-name="ce44" table:formula="of:=([.D144]-[.D143])/[.D143]" office:value-type="percentage" office:value="0.000000494713144718403" calcext:value-type="percentage">
            <text:p>0.00%</text:p>
          </table:table-cell>
          <table:table-cell table:style-name="ce49" table:formula="of:=([.D144]-[.D143])/([.D143]*[.D$40])" office:value-type="percentage" office:value="0.000000989426289436806" calcext:value-type="percentage">
            <text:p>0.00%</text:p>
          </table:table-cell>
          <table:table-cell table:style-name="ce59" table:formula="of:=(1+[.G144])/(1+[.F144])-1" office:value-type="percentage" office:value="0.000000494712899978822" calcext:value-type="percentage">
            <text:p>0.00%</text:p>
          </table:table-cell>
          <table:table-cell table:style-name="ce31" table:formula="of:=[.I143]+[.J144]*60*24*7*52" office:value-type="float" office:value="21006950400" calcext:value-type="float">
            <text:p><text:s/>21,006,950,400 </text:p>
          </table:table-cell>
          <table:table-cell table:style-name="ce66" table:formula="of:=[.I$38]" office:value-type="float" office:value="280" calcext:value-type="float">
            <text:p><text:s/>280.0 </text:p>
          </table:table-cell>
          <table:table-cell table:style-name="ce49" table:formula="of:=([.I144]-[.I143])/[.I143]" office:value-type="percentage" office:value="0.00703564209898497" calcext:value-type="percentage">
            <text:p>0.70%</text:p>
          </table:table-cell>
          <table:table-cell table:style-name="ce49" table:formula="of:=([.I144]-[.I143])/([.I143]*[.I$40])" office:value-type="percentage" office:value="0.0140712841979699" calcext:value-type="percentage">
            <text:p>1.41%</text:p>
          </table:table-cell>
          <table:table-cell table:style-name="ce59" table:formula="of:=(1+[.L144])/(1+[.K144])-1" office:value-type="percentage" office:value="0.00698648767219456" calcext:value-type="percentage">
            <text:p>0.70%</text:p>
          </table:table-cell>
          <table:table-cell table:style-name="ce12" table:formula="of:=[.N143]+1" office:value-type="float" office:value="98" calcext:value-type="float">
            <text:p>98</text:p>
          </table:table-cell>
          <table:table-cell table:style-name="ce31" table:formula="of:=[.O143]+[.P144]*60*24*7*52" office:value-type="float" office:value="20963787631.4362" calcext:value-type="float">
            <text:p><text:s/>20,963,787,631 </text:p>
          </table:table-cell>
          <table:table-cell table:style-name="ce79" table:formula="of:=AVERAGE([.P143];[.O$38]*(1-[.O$39])^[.B144])" office:value-type="float" office:value="185.338713596212" calcext:value-type="float">
            <text:p><text:s/>185.3 </text:p>
          </table:table-cell>
          <table:table-cell table:style-name="ce49" table:formula="of:=([.O144]-[.O143])/[.O143]" office:value-type="percentage" office:value="0.00465561958375682" calcext:value-type="percentage">
            <text:p>0.47%</text:p>
          </table:table-cell>
          <table:table-cell table:style-name="ce49" table:formula="of:=([.O144]-[.O143])/([.O143]*[.O$40])" office:value-type="percentage" office:value="0.00931123916751363" calcext:value-type="percentage">
            <text:p>0.93%</text:p>
          </table:table-cell>
          <table:table-cell table:style-name="ce59" table:formula="of:=(1+[.R144])/(1+[.Q144])-1" office:value-type="percentage" office:value="0.0046340452320226" calcext:value-type="percentage">
            <text:p>0.46%</text:p>
          </table:table-cell>
          <table:table-cell table:style-name="ce31" table:formula="of:=[.T143]+[.U144]*60*24*7*52" office:value-type="float" office:value="20948943399.7664" calcext:value-type="float">
            <text:p><text:s/>20,948,943,400 </text:p>
          </table:table-cell>
          <table:table-cell table:style-name="ce79" table:formula="of:=AVERAGE([.U143];[.T$38]*(1-[.T$39])^[.$B144])" office:value-type="float" office:value="40.3985519981354" calcext:value-type="float">
            <text:p><text:s/>40.4 </text:p>
          </table:table-cell>
          <table:table-cell table:style-name="ce49" table:formula="of:=([.T144]-[.T143])/[.T143]" office:value-type="percentage" office:value="0.00101182815670887" calcext:value-type="percentage">
            <text:p>0.10%</text:p>
          </table:table-cell>
          <table:table-cell table:style-name="ce49" table:formula="of:=([.T144]-[.T143])/([.T143]*[.T$40])" office:value-type="percentage" office:value="0.00202365631341775" calcext:value-type="percentage">
            <text:p>0.20%</text:p>
          </table:table-cell>
          <table:table-cell table:style-name="ce59" table:formula="of:=(1+[.W144])/(1+[.V144])-1" office:value-type="percentage" office:value="0.00101080539534881" calcext:value-type="percentage">
            <text:p>0.10%</text:p>
          </table:table-cell>
          <table:table-cell table:style-name="ce31" table:formula="of:=[.Y143]+[.Z144]*60*24*7*52" office:value-type="float" office:value="20957543403.7494" calcext:value-type="float">
            <text:p><text:s/>20,957,543,404 </text:p>
          </table:table-cell>
          <table:table-cell table:style-name="ce79" table:formula="of:=AVERAGE([.Z143];[.Y$38]*(1-[.Y$39])^[.$B144])" office:value-type="float" office:value="124.852951259126" calcext:value-type="float">
            <text:p><text:s/>124.9 </text:p>
          </table:table-cell>
          <table:table-cell table:style-name="ce49" table:formula="of:=([.Y144]-[.Y143])/[.Y143]" office:value-type="percentage" office:value="0.00313242428601528" calcext:value-type="percentage">
            <text:p>0.31%</text:p>
          </table:table-cell>
          <table:table-cell table:style-name="ce49" table:formula="of:=([.Y144]-[.Y143])/([.Y143]*[.Y$40])" office:value-type="percentage" office:value="0.00626484857203056" calcext:value-type="percentage">
            <text:p>0.63%</text:p>
          </table:table-cell>
          <table:table-cell table:style-name="ce59" table:formula="of:=(1+[.AB144])/(1+[.AA144])-1" office:value-type="percentage" office:value="0.00312264284373476" calcext:value-type="percentage">
            <text:p>0.31%</text:p>
          </table:table-cell>
          <table:table-cell table:style-name="ce39" table:number-columns-repeated="3"/>
          <table:table-cell table:number-columns-repeated="992"/>
        </table:table-row>
        <table:table-row table:style-name="ro2" table:number-rows-repeated="12">
          <table:table-cell table:style-name="ce2"/>
          <table:table-cell table:style-name="ce8"/>
          <table:table-cell table:style-name="ce18"/>
          <table:table-cell table:style-name="ce29"/>
          <table:table-cell table:style-name="ce35"/>
          <table:table-cell table:style-name="ce42"/>
          <table:table-cell table:style-name="ce39"/>
          <table:table-cell table:style-name="ce53"/>
          <table:table-cell table:style-name="ce29"/>
          <table:table-cell table:style-name="ce64"/>
          <table:table-cell table:style-name="ce39" table:number-columns-repeated="2"/>
          <table:table-cell table:style-name="ce53"/>
          <table:table-cell table:style-name="ce8"/>
          <table:table-cell table:style-name="ce29"/>
          <table:table-cell table:style-name="ce77"/>
          <table:table-cell table:style-name="ce39" table:number-columns-repeated="2"/>
          <table:table-cell table:style-name="ce53"/>
          <table:table-cell table:style-name="ce29"/>
          <table:table-cell table:style-name="ce77"/>
          <table:table-cell table:style-name="ce39" table:number-columns-repeated="2"/>
          <table:table-cell table:style-name="ce53"/>
          <table:table-cell table:style-name="ce29"/>
          <table:table-cell table:style-name="ce77"/>
          <table:table-cell table:style-name="ce39" table:number-columns-repeated="2"/>
          <table:table-cell table:style-name="ce53"/>
          <table:table-cell table:style-name="ce39" table:number-columns-repeated="3"/>
          <table:table-cell table:number-columns-repeated="992"/>
        </table:table-row>
        <table:table-row table:style-name="ro2" table:number-rows-repeated="2">
          <table:table-cell table:style-name="ce2"/>
          <table:table-cell table:style-name="ce8"/>
          <table:table-cell table:style-name="ce18"/>
          <table:table-cell table:style-name="ce29"/>
          <table:table-cell table:style-name="ce38"/>
          <table:table-cell table:style-name="ce42"/>
          <table:table-cell table:style-name="ce29"/>
          <table:table-cell table:style-name="ce52"/>
          <table:table-cell table:style-name="ce29"/>
          <table:table-cell table:style-name="ce38"/>
          <table:table-cell table:style-name="ce42"/>
          <table:table-cell table:style-name="ce29"/>
          <table:table-cell table:style-name="ce52"/>
          <table:table-cell table:style-name="ce8"/>
          <table:table-cell table:style-name="ce29"/>
          <table:table-cell table:style-name="ce38"/>
          <table:table-cell table:style-name="ce42"/>
          <table:table-cell table:style-name="ce29"/>
          <table:table-cell table:style-name="ce52"/>
          <table:table-cell table:style-name="ce29"/>
          <table:table-cell table:style-name="ce38"/>
          <table:table-cell table:style-name="ce42"/>
          <table:table-cell/>
          <table:table-cell table:style-name="ce50"/>
          <table:table-cell table:style-name="ce29"/>
          <table:table-cell table:style-name="ce38"/>
          <table:table-cell table:style-name="ce42"/>
          <table:table-cell/>
          <table:table-cell table:style-name="ce50"/>
          <table:table-cell table:style-name="ce1" table:number-columns-repeated="3"/>
          <table:table-cell table:number-columns-repeated="992"/>
        </table:table-row>
        <table:table-row table:style-name="ro2">
          <table:table-cell table:style-name="ce2"/>
          <table:table-cell table:style-name="ce8"/>
          <table:table-cell table:style-name="ce20"/>
          <table:table-cell table:style-name="ce29"/>
          <table:table-cell table:style-name="ce38"/>
          <table:table-cell table:style-name="ce42"/>
          <table:table-cell table:style-name="ce29" table:number-columns-repeated="3"/>
          <table:table-cell table:style-name="ce38"/>
          <table:table-cell table:style-name="ce42"/>
          <table:table-cell table:style-name="ce29" table:number-columns-repeated="2"/>
          <table:table-cell table:style-name="ce8"/>
          <table:table-cell table:style-name="ce29"/>
          <table:table-cell table:style-name="ce38"/>
          <table:table-cell table:style-name="ce42"/>
          <table:table-cell table:style-name="ce29" table:number-columns-repeated="3"/>
          <table:table-cell table:style-name="ce38"/>
          <table:table-cell table:style-name="ce42"/>
          <table:table-cell table:number-columns-repeated="1002"/>
        </table:table-row>
        <table:table-row table:style-name="ro2" table:number-rows-repeated="9">
          <table:table-cell table:style-name="ce2"/>
          <table:table-cell table:style-name="ce8"/>
          <table:table-cell table:style-name="ce20"/>
          <table:table-cell table:style-name="ce29"/>
          <table:table-cell table:style-name="ce38"/>
          <table:table-cell table:style-name="ce42"/>
          <table:table-cell table:style-name="ce29" table:number-columns-repeated="3"/>
          <table:table-cell table:style-name="ce38"/>
          <table:table-cell table:style-name="ce42"/>
          <table:table-cell table:style-name="ce29" table:number-columns-repeated="2"/>
          <table:table-cell table:style-name="ce8"/>
          <table:table-cell table:style-name="ce29"/>
          <table:table-cell table:style-name="ce38"/>
          <table:table-cell table:style-name="ce42"/>
          <table:table-cell table:style-name="ce29" table:number-columns-repeated="3"/>
          <table:table-cell table:style-name="ce38"/>
          <table:table-cell table:style-name="ce42"/>
          <table:table-cell table:number-columns-repeated="1002"/>
        </table:table-row>
        <table:table-row table:style-name="ro2" table:number-rows-repeated="83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rison" table:style-name="ta2"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column table:style-name="co27" table:default-cell-style-name="Default"/>
        <table:table-column table:style-name="co22" table:number-columns-repeated="1013" table:default-cell-style-name="Default"/>
        <table:table-row table:style-name="ro1">
          <table:table-cell table:style-name="ce128" table:number-columns-repeated="4"/>
          <table:table-cell table:style-name="ce146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29" office:value-type="string" calcext:value-type="string">
            <text:p>COMPARISON TABLE</text:p>
          </table:table-cell>
          <table:table-cell table:style-name="ce129"/>
          <table:table-cell table:style-name="ce137"/>
          <table:table-cell table:style-name="ce147"/>
          <table:table-cell table:style-name="ce158"/>
          <table:table-cell table:style-name="ce168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0" office:value-type="string" calcext:value-type="string">
            <text:p>"Initial" = Apr 14 2020 (for demonstration purposes only)</text:p>
          </table:table-cell>
          <table:table-cell table:style-name="ce128"/>
          <table:table-cell table:style-name="ce138" office:value-type="string" calcext:value-type="string">
            <text:p>CURRENT</text:p>
          </table:table-cell>
          <table:table-cell table:style-name="ce148" office:value-type="string" calcext:value-type="string">
            <text:p>RED</text:p>
          </table:table-cell>
          <table:table-cell table:style-name="ce159" office:value-type="string" calcext:value-type="string">
            <text:p>GREEN</text:p>
          </table:table-cell>
          <table:table-cell table:style-name="ce169" office:value-type="string" calcext:value-type="string">
            <text:p>BLUE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0" office:value-type="string" calcext:value-type="string">
            <text:p>ALL NUMBERS ARE APPROXIMATIONS &amp; subject to adjustments</text:p>
          </table:table-cell>
          <table:table-cell table:style-name="ce128" table:number-columns-repeated="2"/>
          <table:table-cell table:style-name="ce146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 table:number-columns-repeated="2"/>
          <table:table-cell table:style-name="ce135" office:value-type="string" calcext:value-type="string">
            <text:p>Intitial Emission/Reward NIM/minute</text:p>
          </table:table-cell>
          <table:table-cell table:style-name="ce139" table:formula="of:=[$Supply.D38]" office:value-type="float" office:value="3384.57288879145" calcext:value-type="float">
            <text:p>3385</text:p>
          </table:table-cell>
          <table:table-cell table:style-name="ce149" table:formula="of:=[$Supply.O38]" office:value-type="float" office:value="400" calcext:value-type="float">
            <text:p>400</text:p>
          </table:table-cell>
          <table:table-cell table:style-name="ce160" table:formula="of:=[$Supply.T38]" office:value-type="float" office:value="900" calcext:value-type="float">
            <text:p>900</text:p>
          </table:table-cell>
          <table:table-cell table:style-name="ce170" table:formula="of:=[$Supply.Y38]" office:value-type="float" office:value="525" calcext:value-type="float">
            <text:p>525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 table:number-columns-repeated="2"/>
          <table:table-cell table:style-name="ce135" office:value-type="string" calcext:value-type="string">
            <text:p>Decrease reward per year</text:p>
          </table:table-cell>
          <table:table-cell table:style-name="ce140" office:value-type="percentage" office:value="-0.12" calcext:value-type="percentage">
            <text:p>-12.00%</text:p>
          </table:table-cell>
          <table:table-cell table:style-name="ce150" table:formula="of:=-[$Supply.O39]" office:value-type="percentage" office:value="-0.0079" calcext:value-type="percentage">
            <text:p>-0.79%</text:p>
          </table:table-cell>
          <table:table-cell table:style-name="ce161" table:formula="of:=-[$Supply.T39]" office:value-type="percentage" office:value="-0.0315" calcext:value-type="percentage">
            <text:p>-3.15%</text:p>
          </table:table-cell>
          <table:table-cell table:style-name="ce171" table:formula="of:=-[$Supply.Y39]" office:value-type="percentage" office:value="-0.0147" calcext:value-type="percentage">
            <text:p>-1.47%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1"/>
          <table:table-cell table:style-name="ce135" office:value-type="string" calcext:value-type="string">
            <text:p>Initial Stock-to-Flow Ratio (Gold 62, BTC 27.5)</text:p>
          </table:table-cell>
          <table:table-cell table:style-name="ce141" office:value-type="float" office:value="3.7" calcext:value-type="float">
            <text:p>3.7</text:p>
          </table:table-cell>
          <table:table-cell table:style-name="ce151" table:formula="of:=[.E9]/([.E5]*60*24*7*52)" office:value-type="float" office:value="31.5934065934066" calcext:value-type="float">
            <text:p>32</text:p>
          </table:table-cell>
          <table:table-cell table:style-name="ce162" table:formula="of:=[.F9]/([.F5]*60*24*7*52)" office:value-type="float" office:value="14.041514041514" calcext:value-type="float">
            <text:p>14</text:p>
          </table:table-cell>
          <table:table-cell table:style-name="ce172" table:formula="of:=[.G9]/([.G5]*60*24*7*52)" office:value-type="float" office:value="24.0711669283098" calcext:value-type="float">
            <text:p>24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1" table:number-columns-repeated="2"/>
          <table:table-cell table:style-name="ce141"/>
          <table:table-cell table:style-name="ce152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2"/>
          <table:table-cell table:style-name="ce134" office:value-type="string" calcext:value-type="string">
            <text:p>Coin Supply at Time of PoS Switch (est.)</text:p>
          </table:table-cell>
          <table:table-cell table:style-name="ce142" table:formula="of:=[$Supply.D46]" office:value-type="float" office:value="6624000000" calcext:value-type="float">
            <text:p><text:s/>6,624,000,000 </text:p>
          </table:table-cell>
          <table:table-cell table:style-name="ce153" table:formula="of:=[$Supply.D46]" office:value-type="float" office:value="6624000000" calcext:value-type="float">
            <text:p><text:s/>6,624,000,000 </text:p>
          </table:table-cell>
          <table:table-cell table:style-name="ce163" table:formula="of:=[$Supply.D46]" office:value-type="float" office:value="6624000000" calcext:value-type="float">
            <text:p><text:s/>6,624,000,000 </text:p>
          </table:table-cell>
          <table:table-cell table:style-name="ce173" table:formula="of:=[$Supply.D46]" office:value-type="float" office:value="6624000000" calcext:value-type="float">
            <text:p><text:s/>6,624,000,000 </text:p>
          </table:table-cell>
          <table:table-cell table:style-name="ce128" table:number-columns-repeated="4"/>
          <table:table-cell table:style-name="ce178" table:number-columns-repeated="2"/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28"/>
          <table:table-cell table:style-name="ce133" office:value-type="string" calcext:value-type="string">
            <text:p>Time from PoS Switch</text:p>
          </table:table-cell>
          <table:table-cell table:style-name="ce131"/>
          <table:table-cell table:style-name="ce141"/>
          <table:table-cell table:style-name="ce152"/>
          <table:table-cell table:style-name="ce157"/>
          <table:table-cell table:style-name="ce167"/>
          <table:table-cell table:style-name="ce128" table:number-columns-repeated="4"/>
          <table:table-cell table:style-name="ce178" table:number-columns-repeated="2"/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28"/>
          <table:table-cell table:style-name="ce132" office:value-type="string" calcext:value-type="string">
            <text:p>1 Year</text:p>
          </table:table-cell>
          <table:table-cell table:style-name="ce134" office:value-type="string" calcext:value-type="string">
            <text:p>Coin Supply</text:p>
          </table:table-cell>
          <table:table-cell table:style-name="ce142" table:formula="of:=[$Supply.D47]" office:value-type="float" office:value="8294932915.77277" calcext:value-type="float">
            <text:p><text:s/>8,294,932,916 </text:p>
          </table:table-cell>
          <table:table-cell table:style-name="ce153" table:formula="of:=[$Supply.O47]" office:value-type="float" office:value="6832835827.2" calcext:value-type="float">
            <text:p><text:s/>6,832,835,827 </text:p>
          </table:table-cell>
          <table:table-cell table:style-name="ce163" table:formula="of:=[$Supply.T47]" office:value-type="float" office:value="7088314032" calcext:value-type="float">
            <text:p><text:s/>7,088,314,032 </text:p>
          </table:table-cell>
          <table:table-cell table:style-name="ce173" table:formula="of:=[$Supply.Y47]" office:value-type="float" office:value="6897161397.6" calcext:value-type="float">
            <text:p><text:s/>6,897,161,398 </text:p>
          </table:table-cell>
          <table:table-cell table:style-name="ce128" table:number-columns-repeated="3"/>
          <table:table-cell table:style-name="ce144"/>
          <table:table-cell table:style-name="ce178" table:number-columns-repeated="2"/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Emission/Reward per Minute</text:p>
          </table:table-cell>
          <table:table-cell table:style-name="ce142" table:formula="of:=[.D5]*(1+[.D6])" office:value-type="float" office:value="2978.42414213648" calcext:value-type="float">
            <text:p><text:s/>2,978 </text:p>
          </table:table-cell>
          <table:table-cell table:style-name="ce153" table:formula="of:=[.E5]*(1+[.E6])" office:value-type="float" office:value="396.84" calcext:value-type="float">
            <text:p><text:s/>397 </text:p>
          </table:table-cell>
          <table:table-cell table:style-name="ce163" table:formula="of:=[.F5]*(1+[.F6])" office:value-type="float" office:value="871.65" calcext:value-type="float">
            <text:p><text:s/>872 </text:p>
          </table:table-cell>
          <table:table-cell table:style-name="ce173" table:formula="of:=[.G5]*(1+[.G6])" office:value-type="float" office:value="517.2825" calcext:value-type="float">
            <text:p><text:s/>517 </text:p>
          </table:table-cell>
          <table:table-cell table:style-name="ce128" table:number-columns-repeated="3"/>
          <table:table-cell table:style-name="ce144"/>
          <table:table-cell table:style-name="ce178" table:number-columns-repeated="2"/>
          <table:table-cell table:style-name="ce128" table:number-columns-repeated="11"/>
          <table:table-cell table:number-columns-repeated="1000"/>
        </table:table-row>
        <table:table-row table:style-name="ro6">
          <table:table-cell table:style-name="ce128"/>
          <table:table-cell table:style-name="ce134"/>
          <table:table-cell table:style-name="ce134" office:value-type="string" calcext:value-type="string">
            <text:p>Annual Growth (“Inflation”)</text:p>
          </table:table-cell>
          <table:table-cell table:style-name="ce143" table:formula="of:=[$Supply.F47]" office:value-type="percentage" office:value="0.252254365303861" calcext:value-type="percentage">
            <text:p>25.2%</text:p>
          </table:table-cell>
          <table:table-cell table:style-name="ce154" table:formula="of:=[$Supply.Q47]" office:value-type="percentage" office:value="0.0315271478260869" calcext:value-type="percentage">
            <text:p>3.2%</text:p>
          </table:table-cell>
          <table:table-cell table:style-name="ce164" table:formula="of:=[$Supply.V47]" office:value-type="percentage" office:value="0.0700957173913044" calcext:value-type="percentage">
            <text:p>7.0%</text:p>
          </table:table-cell>
          <table:table-cell table:style-name="ce174" table:formula="of:=[$Supply.AA47]" office:value-type="percentage" office:value="0.0412381336956522" calcext:value-type="percentage">
            <text:p>4.1%</text:p>
          </table:table-cell>
          <table:table-cell table:style-name="ce128" table:number-columns-repeated="3"/>
          <table:table-cell table:style-name="ce144"/>
          <table:table-cell table:style-name="ce178" table:number-columns-repeated="2"/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Annual Staking Reward (assumes 50% of coin supply staked)</text:p>
          </table:table-cell>
          <table:table-cell table:style-name="ce143" table:formula="of:=[$Supply.G47]" office:value-type="percentage" office:value="0.504508730607722" calcext:value-type="percentage">
            <text:p>50.5%</text:p>
          </table:table-cell>
          <table:table-cell table:style-name="ce154" table:formula="of:=[$Supply.R47]" office:value-type="percentage" office:value="0.0630542956521739" calcext:value-type="percentage">
            <text:p>6.3%</text:p>
          </table:table-cell>
          <table:table-cell table:style-name="ce164" table:formula="of:=[$Supply.W47]" office:value-type="percentage" office:value="0.140191434782609" calcext:value-type="percentage">
            <text:p>14.0%</text:p>
          </table:table-cell>
          <table:table-cell table:style-name="ce174" table:formula="of:=[$Supply.AB47]" office:value-type="percentage" office:value="0.0824762673913045" calcext:value-type="percentage">
            <text:p>8.2%</text:p>
          </table:table-cell>
          <table:table-cell table:style-name="ce128" table:number-columns-repeated="3"/>
          <table:table-cell table:style-name="ce144"/>
          <table:table-cell table:style-name="ce178" table:number-columns-repeated="2"/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28"/>
          <table:table-cell table:style-name="ce131"/>
          <table:table-cell table:style-name="ce128" table:number-columns-repeated="2"/>
          <table:table-cell table:style-name="ce146"/>
          <table:table-cell table:style-name="ce157"/>
          <table:table-cell table:style-name="ce167"/>
          <table:table-cell table:style-name="ce128" table:number-columns-repeated="3"/>
          <table:table-cell table:style-name="ce144"/>
          <table:table-cell table:style-name="ce183" table:number-columns-repeated="2"/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28"/>
          <table:table-cell table:style-name="ce132" office:value-type="string" calcext:value-type="string">
            <text:p>5 Years</text:p>
          </table:table-cell>
          <table:table-cell table:style-name="ce134" office:value-type="string" calcext:value-type="string">
            <text:p>Coin Supply</text:p>
          </table:table-cell>
          <table:table-cell table:style-name="ce142" table:formula="of:=[$Supply.D51]" office:value-type="float" office:value="13249081648.8343" calcext:value-type="float">
            <text:p><text:s/>13,249,081,649 </text:p>
          </table:table-cell>
          <table:table-cell table:style-name="ce153" table:formula="of:=[$Supply.O51]" office:value-type="float" office:value="7654321968.93343" calcext:value-type="float">
            <text:p><text:s/>7,654,321,969 </text:p>
          </table:table-cell>
          <table:table-cell table:style-name="ce163" table:formula="of:=[$Supply.T51]" office:value-type="float" office:value="8825710118.62471" calcext:value-type="float">
            <text:p><text:s/>8,825,710,119 </text:p>
          </table:table-cell>
          <table:table-cell table:style-name="ce173" table:formula="of:=[$Supply.Y51]" office:value-type="float" office:value="7956318198.79752" calcext:value-type="float">
            <text:p><text:s/>7,956,318,199 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Emission/Reward per Minute</text:p>
          </table:table-cell>
          <table:table-cell table:style-name="ce142" table:formula="of:=[$Supply.E51]" office:value-type="float" office:value="1944.44548922663" calcext:value-type="float">
            <text:p><text:s/>1,944 </text:p>
          </table:table-cell>
          <table:table-cell table:style-name="ce153" table:formula="of:=[$Supply.P51]" office:value-type="float" office:value="387.433234082805" calcext:value-type="float">
            <text:p><text:s/>387 </text:p>
          </table:table-cell>
          <table:table-cell table:style-name="ce163" table:formula="of:=[$Supply.U51]" office:value-type="float" office:value="791.739548256578" calcext:value-type="float">
            <text:p><text:s/>792 </text:p>
          </table:table-cell>
          <table:table-cell table:style-name="ce173" table:formula="of:=[$Supply.Z51]" office:value-type="float" office:value="494.665721150664" calcext:value-type="float">
            <text:p><text:s/>495 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Annual Growth (“Inflation”)</text:p>
          </table:table-cell>
          <table:table-cell table:style-name="ce143" table:formula="of:=[$Supply.F51]" office:value-type="percentage" office:value="0.0833369138423532" calcext:value-type="percentage">
            <text:p>8.3%</text:p>
          </table:table-cell>
          <table:table-cell table:style-name="ce154" table:formula="of:=[$Supply.Q51]" office:value-type="percentage" office:value="0.0272541038352543" calcext:value-type="percentage">
            <text:p>2.7%</text:p>
          </table:table-cell>
          <table:table-cell table:style-name="ce164" table:formula="of:=[$Supply.V51]" office:value-type="percentage" office:value="0.0493416259775634" calcext:value-type="percentage">
            <text:p>4.9%</text:p>
          </table:table-cell>
          <table:table-cell table:style-name="ce174" table:formula="of:=[$Supply.AA51]" office:value-type="percentage" office:value="0.033686219545871" calcext:value-type="percentage">
            <text:p>3.4%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Annual Staking Reward (assumes 50% of coin supply staked)</text:p>
          </table:table-cell>
          <table:table-cell table:style-name="ce143" table:formula="of:=[$Supply.G51]" office:value-type="percentage" office:value="0.166673827684706" calcext:value-type="percentage">
            <text:p>16.7%</text:p>
          </table:table-cell>
          <table:table-cell table:style-name="ce154" table:formula="of:=[$Supply.R51]" office:value-type="percentage" office:value="0.0545082076705087" calcext:value-type="percentage">
            <text:p>5.5%</text:p>
          </table:table-cell>
          <table:table-cell table:style-name="ce164" table:formula="of:=[$Supply.W51]" office:value-type="percentage" office:value="0.0986832519551268" calcext:value-type="percentage">
            <text:p>9.9%</text:p>
          </table:table-cell>
          <table:table-cell table:style-name="ce174" table:formula="of:=[$Supply.AB51]" office:value-type="percentage" office:value="0.067372439091742" calcext:value-type="percentage">
            <text:p>6.7%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5"/>
          <table:table-cell table:style-name="ce131"/>
          <table:table-cell table:style-name="ce144"/>
          <table:table-cell table:style-name="ce155"/>
          <table:table-cell table:style-name="ce165"/>
          <table:table-cell table:style-name="ce175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2" office:value-type="string" calcext:value-type="string">
            <text:p>10 Years</text:p>
          </table:table-cell>
          <table:table-cell table:style-name="ce134" office:value-type="string" calcext:value-type="string">
            <text:p>Coin Supply</text:p>
          </table:table-cell>
          <table:table-cell table:style-name="ce142" table:formula="of:=[$Supply.D56]" office:value-type="float" office:value="16820305122.4457" calcext:value-type="float">
            <text:p><text:s/>16,820,305,122 </text:p>
          </table:table-cell>
          <table:table-cell table:style-name="ce153" table:formula="of:=[$Supply.O56]" office:value-type="float" office:value="8646100191.0549" calcext:value-type="float">
            <text:p><text:s/>8,646,100,191 </text:p>
          </table:table-cell>
          <table:table-cell table:style-name="ce163" table:formula="of:=[$Supply.T56]" office:value-type="float" office:value="10714431293.638" calcext:value-type="float">
            <text:p><text:s/>10,714,431,294 </text:p>
          </table:table-cell>
          <table:table-cell table:style-name="ce173" table:formula="of:=[$Supply.Y56]" office:value-type="float" office:value="9197171169.38301" calcext:value-type="float">
            <text:p><text:s/>9,197,171,169 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Emission/Reward per Minute</text:p>
          </table:table-cell>
          <table:table-cell table:style-name="ce142" table:formula="of:=[$Supply.E56]" office:value-type="float" office:value="1048.14547840417" calcext:value-type="float">
            <text:p><text:s/>1,048 </text:p>
          </table:table-cell>
          <table:table-cell table:style-name="ce153" table:formula="of:=[$Supply.P56]" office:value-type="float" office:value="372.462814456248" calcext:value-type="float">
            <text:p><text:s/>372 </text:p>
          </table:table-cell>
          <table:table-cell table:style-name="ce163" table:formula="of:=[$Supply.U56]" office:value-type="float" office:value="675.429144175045" calcext:value-type="float">
            <text:p><text:s/>675 </text:p>
          </table:table-cell>
          <table:table-cell table:style-name="ce173" table:formula="of:=[$Supply.Z56]" office:value-type="float" office:value="459.584094009235" calcext:value-type="float">
            <text:p><text:s/>460 </text:p>
          </table:table-cell>
          <table:table-cell table:style-name="ce128" table:number-columns-repeated="17"/>
          <table:table-cell table:number-columns-repeated="1000"/>
        </table:table-row>
        <table:table-row table:style-name="ro3">
          <table:table-cell table:style-name="ce128"/>
          <table:table-cell table:style-name="ce134"/>
          <table:table-cell table:style-name="ce134" office:value-type="string" calcext:value-type="string">
            <text:p>Annual Growth (“Inflation”)</text:p>
          </table:table-cell>
          <table:table-cell table:style-name="ce143" table:formula="of:=[$Supply.F56]" office:value-type="percentage" office:value="0.0337655337876956" calcext:value-type="percentage">
            <text:p>3.4%</text:p>
          </table:table-cell>
          <table:table-cell table:style-name="ce154" table:formula="of:=[$Supply.Q56]" office:value-type="percentage" office:value="0.0231017761397037" calcext:value-type="percentage">
            <text:p>2.3%</text:p>
          </table:table-cell>
          <table:table-cell table:style-name="ce164" table:formula="of:=[$Supply.V56]" office:value-type="percentage" office:value="0.034171749785439" calcext:value-type="percentage">
            <text:p>3.4%</text:p>
          </table:table-cell>
          <table:table-cell table:style-name="ce174" table:formula="of:=[$Supply.AA56]" office:value-type="percentage" office:value="0.0268968497915409" calcext:value-type="percentage">
            <text:p>2.7%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Annual Staking Reward (assumes 50% of coin supply staked)</text:p>
          </table:table-cell>
          <table:table-cell table:style-name="ce143" table:formula="of:=[$Supply.G56]" office:value-type="percentage" office:value="0.0675310675753912" calcext:value-type="percentage">
            <text:p>6.8%</text:p>
          </table:table-cell>
          <table:table-cell table:style-name="ce154" table:formula="of:=[$Supply.R56]" office:value-type="percentage" office:value="0.0462035522794075" calcext:value-type="percentage">
            <text:p>4.6%</text:p>
          </table:table-cell>
          <table:table-cell table:style-name="ce164" table:formula="of:=[$Supply.W56]" office:value-type="percentage" office:value="0.0683434995708781" calcext:value-type="percentage">
            <text:p>6.8%</text:p>
          </table:table-cell>
          <table:table-cell table:style-name="ce174" table:formula="of:=[$Supply.AB56]" office:value-type="percentage" office:value="0.0537936995830819" calcext:value-type="percentage">
            <text:p>5.4%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1"/>
          <table:table-cell table:style-name="ce128" table:number-columns-repeated="2"/>
          <table:table-cell table:style-name="ce146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2" office:value-type="string" calcext:value-type="string">
            <text:p>25 Years</text:p>
          </table:table-cell>
          <table:table-cell table:style-name="ce134" office:value-type="string" calcext:value-type="string">
            <text:p>Coin Supply</text:p>
          </table:table-cell>
          <table:table-cell table:style-name="ce142" table:formula="of:=[$Supply.D71]" office:value-type="float" office:value="20342414901.7571" calcext:value-type="float">
            <text:p><text:s/>20,342,414,902 </text:p>
          </table:table-cell>
          <table:table-cell table:style-name="ce153" table:formula="of:=[$Supply.O71]" office:value-type="float" office:value="11396146489.3164" calcext:value-type="float">
            <text:p><text:s/>11,396,146,489 </text:p>
          </table:table-cell>
          <table:table-cell table:style-name="ce163" table:formula="of:=[$Supply.T71]" office:value-type="float" office:value="14864867919.2994" calcext:value-type="float">
            <text:p><text:s/>14,864,867,919 </text:p>
          </table:table-cell>
          <table:table-cell table:style-name="ce173" table:formula="of:=[$Supply.Y71]" office:value-type="float" office:value="12413521611.963" calcext:value-type="float">
            <text:p><text:s/>12,413,521,612 </text:p>
          </table:table-cell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Emission/Reward per Minute</text:p>
          </table:table-cell>
          <table:table-cell table:style-name="ce142" table:formula="of:=[$Supply.E71]" office:value-type="float" office:value="164.171944784274" calcext:value-type="float">
            <text:p><text:s/>164 </text:p>
          </table:table-cell>
          <table:table-cell table:style-name="ce153" table:formula="of:=[$Supply.P71]" office:value-type="float" office:value="330.687912771421" calcext:value-type="float">
            <text:p><text:s/>331 </text:p>
          </table:table-cell>
          <table:table-cell table:style-name="ce163" table:formula="of:=[$Supply.U71]" office:value-type="float" office:value="417.920013269031" calcext:value-type="float">
            <text:p><text:s/>418 </text:p>
          </table:table-cell>
          <table:table-cell table:style-name="ce173" table:formula="of:=[$Supply.Z71]" office:value-type="float" office:value="368.043853048675" calcext:value-type="float">
            <text:p><text:s/>368 </text:p>
          </table:table-cell>
          <table:table-cell table:style-name="ce128"/>
          <table:table-cell table:style-name="ce177"/>
          <table:table-cell table:style-name="ce179"/>
          <table:table-cell table:style-name="ce181"/>
          <table:table-cell table:style-name="ce184"/>
          <table:table-cell table:style-name="ce128" table:number-columns-repeated="12"/>
          <table:table-cell table:number-columns-repeated="1000"/>
        </table:table-row>
        <table:table-row table:style-name="ro3">
          <table:table-cell table:style-name="ce128"/>
          <table:table-cell table:style-name="ce134"/>
          <table:table-cell table:style-name="ce134" office:value-type="string" calcext:value-type="string">
            <text:p>Annual Growth (“Inflation”)</text:p>
          </table:table-cell>
          <table:table-cell table:style-name="ce143" table:formula="of:=[$Supply.F71]" office:value-type="percentage" office:value="0.00424816481382968" calcext:value-type="percentage">
            <text:p>0.4%</text:p>
          </table:table-cell>
          <table:table-cell table:style-name="ce154" table:formula="of:=[$Supply.Q71]" office:value-type="percentage" office:value="0.0154447351669907" calcext:value-type="percentage">
            <text:p>1.5%</text:p>
          </table:table-cell>
          <table:table-cell table:style-name="ce164" table:formula="of:=[$Supply.V71]" office:value-type="percentage" office:value="0.0149569699265157" calcext:value-type="percentage">
            <text:p>1.5%</text:p>
          </table:table-cell>
          <table:table-cell table:style-name="ce174" table:formula="of:=[$Supply.AA71]" office:value-type="percentage" office:value="0.015785946985979" calcext:value-type="percentage">
            <text:p>1.6%</text:p>
          </table:table-cell>
          <table:table-cell table:style-name="ce128"/>
          <table:table-cell table:style-name="ce178"/>
          <table:table-cell table:style-name="ce180"/>
          <table:table-cell table:style-name="ce182"/>
          <table:table-cell table:style-name="ce185"/>
          <table:table-cell table:style-name="ce128" table:number-columns-repeated="12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Annual Staking Reward (assumes 50% of coin supply staked)</text:p>
          </table:table-cell>
          <table:table-cell table:style-name="ce143" table:formula="of:=[$Supply.G71]" office:value-type="percentage" office:value="0.00849632962765935" calcext:value-type="percentage">
            <text:p>0.8%</text:p>
          </table:table-cell>
          <table:table-cell table:style-name="ce154" table:formula="of:=[$Supply.R71]" office:value-type="percentage" office:value="0.0308894703339814" calcext:value-type="percentage">
            <text:p>3.1%</text:p>
          </table:table-cell>
          <table:table-cell table:style-name="ce164" table:formula="of:=[$Supply.W71]" office:value-type="percentage" office:value="0.0299139398530313" calcext:value-type="percentage">
            <text:p>3.0%</text:p>
          </table:table-cell>
          <table:table-cell table:style-name="ce174" table:formula="of:=[$Supply.AB71]" office:value-type="percentage" office:value="0.0315718939719579" calcext:value-type="percentage">
            <text:p>3.2%</text:p>
          </table:table-cell>
          <table:table-cell table:style-name="ce128"/>
          <table:table-cell table:style-name="ce178"/>
          <table:table-cell table:style-name="ce180"/>
          <table:table-cell table:style-name="ce182"/>
          <table:table-cell table:style-name="ce185"/>
          <table:table-cell table:style-name="ce128" table:number-columns-repeated="12"/>
          <table:table-cell table:number-columns-repeated="1000"/>
        </table:table-row>
        <table:table-row table:style-name="ro1">
          <table:table-cell table:style-name="ce128"/>
          <table:table-cell table:style-name="ce131"/>
          <table:table-cell table:style-name="ce128" table:number-columns-repeated="2"/>
          <table:table-cell table:style-name="ce146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2" office:value-type="string" calcext:value-type="string">
            <text:p>50 Years</text:p>
          </table:table-cell>
          <table:table-cell table:style-name="ce134" office:value-type="string" calcext:value-type="string">
            <text:p>Coin Supply</text:p>
          </table:table-cell>
          <table:table-cell table:style-name="ce142" table:formula="of:=[$Supply.D96]" office:value-type="float" office:value="20966771774.1618" calcext:value-type="float">
            <text:p><text:s/>20,966,771,774 </text:p>
          </table:table-cell>
          <table:table-cell table:style-name="ce153" table:formula="of:=[$Supply.O96]" office:value-type="float" office:value="15311339150.1234" calcext:value-type="float">
            <text:p><text:s/>15,311,339,150 </text:p>
          </table:table-cell>
          <table:table-cell table:style-name="ce163" table:formula="of:=[$Supply.T96]" office:value-type="float" office:value="18574224211.9739" calcext:value-type="float">
            <text:p><text:s/>18,574,224,212 </text:p>
          </table:table-cell>
          <table:table-cell table:style-name="ce173" table:formula="of:=[$Supply.Y96]" office:value-type="float" office:value="16414509851.1241" calcext:value-type="float">
            <text:p><text:s/>16,414,509,851 </text:p>
          </table:table-cell>
          <table:table-cell table:style-name="ce128" table:number-columns-repeated="17"/>
          <table:table-cell table:number-columns-repeated="1000"/>
        </table:table-row>
        <table:table-row table:style-name="ro6">
          <table:table-cell table:style-name="ce128"/>
          <table:table-cell table:style-name="ce134"/>
          <table:table-cell table:style-name="ce134" office:value-type="string" calcext:value-type="string">
            <text:p>Emission/Reward per Minute</text:p>
          </table:table-cell>
          <table:table-cell table:style-name="ce142" table:formula="of:=[$Supply.E96]" office:value-type="float" office:value="7.47184588862194" calcext:value-type="float">
            <text:p><text:s/>7 </text:p>
          </table:table-cell>
          <table:table-cell table:style-name="ce153" table:formula="of:=[$Supply.P96]" office:value-type="float" office:value="271.209290102018" calcext:value-type="float">
            <text:p><text:s/>271 </text:p>
          </table:table-cell>
          <table:table-cell table:style-name="ce163" table:formula="of:=[$Supply.U96]" office:value-type="float" office:value="187.751664699208" calcext:value-type="float">
            <text:p><text:s/>188 </text:p>
          </table:table-cell>
          <table:table-cell table:style-name="ce173" table:formula="of:=[$Supply.Z96]" office:value-type="float" office:value="254.162596588647" calcext:value-type="float">
            <text:p><text:s/>254 </text:p>
          </table:table-cell>
          <table:table-cell table:style-name="ce128"/>
          <table:table-cell table:style-name="ce177"/>
          <table:table-cell table:style-name="ce179"/>
          <table:table-cell table:style-name="ce181"/>
          <table:table-cell table:style-name="ce184"/>
          <table:table-cell table:style-name="ce128" table:number-columns-repeated="12"/>
          <table:table-cell table:number-columns-repeated="1000"/>
        </table:table-row>
        <table:table-row table:style-name="ro1">
          <table:table-cell table:style-name="ce128"/>
          <table:table-cell table:style-name="ce136"/>
          <table:table-cell table:style-name="ce134" office:value-type="string" calcext:value-type="string">
            <text:p>Annual Growth (“Inflation”)</text:p>
          </table:table-cell>
          <table:table-cell table:style-name="ce143" table:formula="of:=[$Supply.F96]" office:value-type="percentage" office:value="0.00018682773310504" calcext:value-type="percentage">
            <text:p>0.0%</text:p>
          </table:table-cell>
          <table:table-cell table:style-name="ce154" table:formula="of:=[$Supply.Q96]" office:value-type="percentage" office:value="0.00937143879408552" calcext:value-type="percentage">
            <text:p>0.9%</text:p>
          </table:table-cell>
          <table:table-cell table:style-name="ce164" table:formula="of:=[$Supply.V96]" office:value-type="percentage" office:value="0.00532652697342597" calcext:value-type="percentage">
            <text:p>0.5%</text:p>
          </table:table-cell>
          <table:table-cell table:style-name="ce174" table:formula="of:=[$Supply.AA96]" office:value-type="percentage" office:value="0.00818251398505849" calcext:value-type="percentage">
            <text:p>0.8%</text:p>
          </table:table-cell>
          <table:table-cell table:style-name="ce128"/>
          <table:table-cell table:style-name="ce178"/>
          <table:table-cell table:style-name="ce180"/>
          <table:table-cell table:style-name="ce182"/>
          <table:table-cell table:style-name="ce185"/>
          <table:table-cell table:style-name="ce128" table:number-columns-repeated="12"/>
          <table:table-cell table:number-columns-repeated="1000"/>
        </table:table-row>
        <table:table-row table:style-name="ro1">
          <table:table-cell table:style-name="ce128"/>
          <table:table-cell table:style-name="ce134"/>
          <table:table-cell table:style-name="ce134" office:value-type="string" calcext:value-type="string">
            <text:p>Annual Staking Reward (assumes 50% of coin supply staked)</text:p>
          </table:table-cell>
          <table:table-cell table:style-name="ce143" table:formula="of:=[$Supply.G96]" office:value-type="percentage" office:value="0.000373655466210079" calcext:value-type="percentage">
            <text:p>0.0%</text:p>
          </table:table-cell>
          <table:table-cell table:style-name="ce154" table:formula="of:=[$Supply.R96]" office:value-type="percentage" office:value="0.018742877588171" calcext:value-type="percentage">
            <text:p>1.9%</text:p>
          </table:table-cell>
          <table:table-cell table:style-name="ce164" table:formula="of:=[$Supply.W96]" office:value-type="percentage" office:value="0.0106530539468519" calcext:value-type="percentage">
            <text:p>1.1%</text:p>
          </table:table-cell>
          <table:table-cell table:style-name="ce174" table:formula="of:=[$Supply.AB96]" office:value-type="percentage" office:value="0.016365027970117" calcext:value-type="percentage">
            <text:p>1.6%</text:p>
          </table:table-cell>
          <table:table-cell table:style-name="ce128"/>
          <table:table-cell table:style-name="ce178"/>
          <table:table-cell table:style-name="ce180"/>
          <table:table-cell table:style-name="ce182"/>
          <table:table-cell table:style-name="ce185"/>
          <table:table-cell table:style-name="ce128" table:number-columns-repeated="12"/>
          <table:table-cell table:number-columns-repeated="1000"/>
        </table:table-row>
        <table:table-row table:style-name="ro1">
          <table:table-cell table:style-name="ce128"/>
          <table:table-cell table:style-name="ce131"/>
          <table:table-cell table:style-name="ce128" table:number-columns-repeated="2"/>
          <table:table-cell table:style-name="ce146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1">
          <table:table-cell table:style-name="ce128"/>
          <table:table-cell table:style-name="ce132" office:value-type="string" calcext:value-type="string">
            <text:p>98+ Years</text:p>
          </table:table-cell>
          <table:table-cell table:style-name="ce134" office:value-type="string" calcext:value-type="string">
            <text:p>Supply Cap</text:p>
          </table:table-cell>
          <table:table-cell table:style-name="ce145" office:value-type="float" office:value="21000000000" calcext:value-type="float">
            <text:p>21,000,000,000</text:p>
          </table:table-cell>
          <table:table-cell table:style-name="ce156" office:value-type="float" office:value="21000000000" calcext:value-type="float">
            <text:p>21,000,000,000</text:p>
          </table:table-cell>
          <table:table-cell table:style-name="ce166" office:value-type="float" office:value="21000000000" calcext:value-type="float">
            <text:p>21,000,000,000</text:p>
          </table:table-cell>
          <table:table-cell table:style-name="ce176" office:value-type="float" office:value="21000000000" calcext:value-type="float">
            <text:p>21,000,000,000</text:p>
          </table:table-cell>
          <table:table-cell table:style-name="ce128" table:number-columns-repeated="17"/>
          <table:table-cell table:number-columns-repeated="1000"/>
        </table:table-row>
        <table:table-row table:style-name="ro1" table:number-rows-repeated="973">
          <table:table-cell table:style-name="ce128" table:number-columns-repeated="4"/>
          <table:table-cell table:style-name="ce146"/>
          <table:table-cell table:style-name="ce157"/>
          <table:table-cell table:style-name="ce167"/>
          <table:table-cell table:style-name="ce128" table:number-columns-repeated="17"/>
          <table:table-cell table:number-columns-repeated="1000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y" style:display-name="PageStyle_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ison" style:display-name="PageStyle_Comparis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5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draw:stroke="dash" draw:stroke-dash="msLineDash_20_1" svg:stroke-width="0.079cm" svg:stroke-color="#4f81bd" draw:fill-color="#4f81b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ab4744" draw:fill-color="#ab474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8aa64f" draw:fill-color="#8aa64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msLineDash_20_2" svg:stroke-width="0.079cm" svg:stroke-color="#8064a2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msLineDash_20_3" svg:stroke-width="0.079cm" svg:stroke-color="#b7b7b7" draw:fill-color="#b7b7b7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c853e" draw:fill-color="#dc853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93a9ce" draw:fill-color="#93a9c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msLineDash_20_4" svg:stroke-width="0.079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b8cd97" draw:fill-color="#b8cd97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42.095cm" svg:height="15.981cm" xlink:href=".." xlink:type="simple" chart:class="chart:line" chart:column-mapping="1 2 3 0 1 2 3 0 4" chart:style-name="ch1">
        <chart:plot-area chart:style-name="ch2" table:cell-range-address="Supply.B46:Supply.B144 Supply.I46:Supply.I144 Supply.O46:Supply.O144 Supply.T46:Supply.T144 Supply.D46:Supply.D144 Supply.Y46:Supply.Y144" chart:data-source-has-labels="column" svg:x="2.309cm" svg:y="0.319cm" svg:width="38.945cm" svg:height="13.905cm">
          <chartooo:coordinate-region svg:x="4.597cm" svg:y="0.492cm" svg:width="36.471cm" svg:height="13.138cm"/>
          <chart:axis chart:dimension="x" chart:name="primary-x" chart:style-name="ch3" chartooo:axis-type="text">
            <chart:title svg:x="17.724cm" svg:y="14.544cm" chart:style-name="ch4">
              <text:p>Years 1-110 from Apr 14 2020*</text:p>
            </chart:title>
            <chart:categories table:cell-range-address="Supply.B46:Supply.B144"/>
          </chart:axis>
          <chart:axis chart:dimension="y" chart:name="primary-y" chart:style-name="ch5">
            <chart:title svg:x="0.451cm" svg:y="9.621cm" chart:style-name="ch6">
              <text:p>Total NIM Supply</text:p>
            </chart:title>
            <chart:grid chart:style-name="ch7" chart:class="major"/>
          </chart:axis>
          <chart:series chart:style-name="ch8" chart:values-cell-range-address="Supply.I46:Supply.I144" chart:class="chart:line">
            <chart:data-point chart:repeated="99"/>
          </chart:series>
          <chart:series chart:style-name="ch9" chart:values-cell-range-address="Supply.O46:Supply.O144" chart:class="chart:line">
            <chart:data-point chart:repeated="99"/>
          </chart:series>
          <chart:series chart:style-name="ch10" chart:values-cell-range-address="Supply.T46:Supply.T144" chart:class="chart:line">
            <chart:data-point chart:repeated="99"/>
          </chart:series>
          <chart:series chart:style-name="ch11" chart:values-cell-range-address="Supply.D46:Supply.D144" chart:class="chart:line">
            <chart:data-point chart:repeated="99"/>
          </chart:series>
          <chart:series chart:style-name="ch12" chart:values-cell-range-address="Supply.I46:Supply.I144" chart:class="chart:line">
            <chart:data-point chart:repeated="99"/>
          </chart:series>
          <chart:series chart:style-name="ch13" chart:values-cell-range-address="Supply.O46:Supply.O144" chart:class="chart:line">
            <chart:data-point chart:repeated="99"/>
          </chart:series>
          <chart:series chart:style-name="ch14" chart:values-cell-range-address="Supply.T46:Supply.T144" chart:class="chart:line">
            <chart:data-point chart:repeated="99"/>
          </chart:series>
          <chart:series chart:style-name="ch15" chart:values-cell-range-address="Supply.D46:Supply.D144" chart:class="chart:line">
            <chart:data-point chart:repeated="99"/>
          </chart:series>
          <chart:series chart:style-name="ch16" chart:values-cell-range-address="Supply.Y46:Supply.Y144" chart:class="chart:line">
            <chart:data-point chart:repeated="9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upply.B46:Supply.B144</svg:desc>
                </draw:g>
              </table:table-cell>
              <table:table-cell office:value-type="float" office:value="6624000000">
                <text:p>6624000000</text:p>
                <draw:g>
                  <svg:desc>Supply.I46:Supply.I144</svg:desc>
                </draw:g>
              </table:table-cell>
              <table:table-cell office:value-type="float" office:value="6624000000">
                <text:p>6624000000</text:p>
                <draw:g>
                  <svg:desc>Supply.O46:Supply.O144</svg:desc>
                </draw:g>
              </table:table-cell>
              <table:table-cell office:value-type="float" office:value="6624000000">
                <text:p>6624000000</text:p>
                <draw:g>
                  <svg:desc>Supply.T46:Supply.T144</svg:desc>
                </draw:g>
              </table:table-cell>
              <table:table-cell office:value-type="float" office:value="6624000000">
                <text:p>6624000000</text:p>
                <draw:g>
                  <svg:desc>Supply.D46:Supply.D144</svg:desc>
                </draw:g>
              </table:table-cell>
              <table:table-cell office:value-type="float" office:value="6624000000">
                <text:p>6624000000</text:p>
                <draw:g>
                  <svg:desc>Supply.I46:Supply.I144</svg:desc>
                </draw:g>
              </table:table-cell>
              <table:table-cell office:value-type="float" office:value="6624000000">
                <text:p>6624000000</text:p>
                <draw:g>
                  <svg:desc>Supply.O46:Supply.O144</svg:desc>
                </draw:g>
              </table:table-cell>
              <table:table-cell office:value-type="float" office:value="6624000000">
                <text:p>6624000000</text:p>
                <draw:g>
                  <svg:desc>Supply.T46:Supply.T144</svg:desc>
                </draw:g>
              </table:table-cell>
              <table:table-cell office:value-type="float" office:value="6624000000">
                <text:p>6624000000</text:p>
                <draw:g>
                  <svg:desc>Supply.D46:Supply.D144</svg:desc>
                </draw:g>
              </table:table-cell>
              <table:table-cell office:value-type="float" office:value="6624000000">
                <text:p>6624000000</text:p>
                <draw:g>
                  <svg:desc>Supply.Y46:Supply.Y1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  <table:table-cell office:value-type="float" office:value="6897161397.6">
                <text:p>6897161397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  <table:table-cell office:value-type="float" office:value="7167318623.85528">
                <text:p>7167318623.855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  <table:table-cell office:value-type="float" office:value="7434010189.48461">
                <text:p>7434010189.484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  <table:table-cell office:value-type="float" office:value="7697034214.39918">
                <text:p>7697034214.399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  <table:table-cell office:value-type="float" office:value="7956318198.79752">
                <text:p>7956318198.797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  <table:table-cell office:value-type="float" office:value="8211853914.95019">
                <text:p>8211853914.950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  <table:table-cell office:value-type="float" office:value="8463664859.23793">
                <text:p>8463664859.237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  <table:table-cell office:value-type="float" office:value="8711789984.22588">
                <text:p>8711789984.225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  <table:table-cell office:value-type="float" office:value="8956275570.66713">
                <text:p>8956275570.667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  <table:table-cell office:value-type="float" office:value="9197171169.38301">
                <text:p>9197171169.383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  <table:table-cell office:value-type="float" office:value="9434527577.99543">
                <text:p>9434527577.995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  <table:table-cell office:value-type="float" office:value="9668395835.00006">
                <text:p>9668395835.00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  <table:table-cell office:value-type="float" office:value="9898826722.42615">
                <text:p>9898826722.426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  <table:table-cell office:value-type="float" office:value="10125870522.7068">
                <text:p>10125870522.70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  <table:table-cell office:value-type="float" office:value="10349576902.5731">
                <text:p>10349576902.57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  <table:table-cell office:value-type="float" office:value="10569994860.3804">
                <text:p>10569994860.38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  <table:table-cell office:value-type="float" office:value="10787172705.0703">
                <text:p>10787172705.07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  <table:table-cell office:value-type="float" office:value="11001158050.8746">
                <text:p>11001158050.87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  <table:table-cell office:value-type="float" office:value="11211997819.8111">
                <text:p>11211997819.8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  <table:table-cell office:value-type="float" office:value="11419738248.0021">
                <text:p>11419738248.00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  <table:table-cell office:value-type="float" office:value="11624424893.8275">
                <text:p>11624424893.82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  <table:table-cell office:value-type="float" office:value="11826102646.9238">
                <text:p>11826102646.92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  <table:table-cell office:value-type="float" office:value="12024815737.5318">
                <text:p>12024815737.53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  <table:table-cell office:value-type="float" office:value="12220607745.949">
                <text:p>12220607745.9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  <table:table-cell office:value-type="float" office:value="12413521611.963">
                <text:p>12413521611.96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439884800">
                <text:p>10439884800</text:p>
              </table:table-cell>
              <table:table-cell office:value-type="float" office:value="11568110532.0261">
                <text:p>11568110532.0261</text:p>
              </table:table-cell>
              <table:table-cell office:value-type="float" office:value="15077024579.62">
                <text:p>15077024579.62</text:p>
              </table:table-cell>
              <table:table-cell office:value-type="float" office:value="20418462933.3089">
                <text:p>20418462933.3089</text:p>
              </table:table-cell>
              <table:table-cell office:value-type="float" office:value="10439884800">
                <text:p>10439884800</text:p>
              </table:table-cell>
              <table:table-cell office:value-type="float" office:value="11568110532.0261">
                <text:p>11568110532.0261</text:p>
              </table:table-cell>
              <table:table-cell office:value-type="float" office:value="15077024579.62">
                <text:p>15077024579.62</text:p>
              </table:table-cell>
              <table:table-cell office:value-type="float" office:value="20418462933.3089">
                <text:p>20418462933.3089</text:p>
              </table:table-cell>
              <table:table-cell office:value-type="float" office:value="12603599644.2068">
                <text:p>12603599644.20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86649600">
                <text:p>10586649600</text:p>
              </table:table-cell>
              <table:table-cell office:value-type="float" office:value="11738716058.8108">
                <text:p>11738716058.8108</text:p>
              </table:table-cell>
              <table:table-cell office:value-type="float" office:value="15282498305.2513">
                <text:p>15282498305.2513</text:p>
              </table:table-cell>
              <table:table-cell office:value-type="float" office:value="20485669720.6744">
                <text:p>20485669720.6744</text:p>
              </table:table-cell>
              <table:table-cell office:value-type="float" office:value="10586649600">
                <text:p>10586649600</text:p>
              </table:table-cell>
              <table:table-cell office:value-type="float" office:value="11738716058.8108">
                <text:p>11738716058.8108</text:p>
              </table:table-cell>
              <table:table-cell office:value-type="float" office:value="15282498305.2513">
                <text:p>15282498305.2513</text:p>
              </table:table-cell>
              <table:table-cell office:value-type="float" office:value="20485669720.6744">
                <text:p>20485669720.6744</text:p>
              </table:table-cell>
              <table:table-cell office:value-type="float" office:value="12790883529.4069">
                <text:p>12790883529.40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733414400">
                <text:p>10733414400</text:p>
              </table:table-cell>
              <table:table-cell office:value-type="float" office:value="11907973801.94">
                <text:p>11907973801.94</text:p>
              </table:table-cell>
              <table:table-cell office:value-type="float" office:value="15481499608.5805">
                <text:p>15481499608.5805</text:p>
              </table:table-cell>
              <table:table-cell office:value-type="float" office:value="20545063135.2811">
                <text:p>20545063135.2811</text:p>
              </table:table-cell>
              <table:table-cell office:value-type="float" office:value="10733414400">
                <text:p>10733414400</text:p>
              </table:table-cell>
              <table:table-cell office:value-type="float" office:value="11907973801.94">
                <text:p>11907973801.94</text:p>
              </table:table-cell>
              <table:table-cell office:value-type="float" office:value="15481499608.5805">
                <text:p>15481499608.5805</text:p>
              </table:table-cell>
              <table:table-cell office:value-type="float" office:value="20545063135.2811">
                <text:p>20545063135.2811</text:p>
              </table:table-cell>
              <table:table-cell office:value-type="float" office:value="12975414341.5095">
                <text:p>12975414341.509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880179200">
                <text:p>10880179200</text:p>
              </table:table-cell>
              <table:table-cell office:value-type="float" office:value="12075894408.9016">
                <text:p>12075894408.9016</text:p>
              </table:table-cell>
              <table:table-cell office:value-type="float" office:value="15674232370.8825">
                <text:p>15674232370.8825</text:p>
              </table:table-cell>
              <table:table-cell office:value-type="float" office:value="20597551549.5757">
                <text:p>20597551549.5757</text:p>
              </table:table-cell>
              <table:table-cell office:value-type="float" office:value="10880179200">
                <text:p>10880179200</text:p>
              </table:table-cell>
              <table:table-cell office:value-type="float" office:value="12075894408.9016">
                <text:p>12075894408.9016</text:p>
              </table:table-cell>
              <table:table-cell office:value-type="float" office:value="15674232370.8825">
                <text:p>15674232370.8825</text:p>
              </table:table-cell>
              <table:table-cell office:value-type="float" office:value="20597551549.5757">
                <text:p>20597551549.5757</text:p>
              </table:table-cell>
              <table:table-cell office:value-type="float" office:value="13157232550.6818">
                <text:p>13157232550.68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026944000">
                <text:p>11026944000</text:p>
              </table:table-cell>
              <table:table-cell office:value-type="float" office:value="12242488443.0697">
                <text:p>12242488443.0697</text:p>
              </table:table-cell>
              <table:table-cell office:value-type="float" office:value="15860894051.1859">
                <text:p>15860894051.1859</text:p>
              </table:table-cell>
              <table:table-cell office:value-type="float" office:value="20643937729.8181">
                <text:p>20643937729.8181</text:p>
              </table:table-cell>
              <table:table-cell office:value-type="float" office:value="11026944000">
                <text:p>11026944000</text:p>
              </table:table-cell>
              <table:table-cell office:value-type="float" office:value="12242488443.0697">
                <text:p>12242488443.0697</text:p>
              </table:table-cell>
              <table:table-cell office:value-type="float" office:value="15860894051.1859">
                <text:p>15860894051.1859</text:p>
              </table:table-cell>
              <table:table-cell office:value-type="float" office:value="20643937729.8181">
                <text:p>20643937729.8181</text:p>
              </table:table-cell>
              <table:table-cell office:value-type="float" office:value="13336378032.183">
                <text:p>13336378032.1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173708800">
                <text:p>11173708800</text:p>
              </table:table-cell>
              <table:table-cell office:value-type="float" office:value="12407766384.3687">
                <text:p>12407766384.3687</text:p>
              </table:table-cell>
              <table:table-cell office:value-type="float" office:value="16041675888.5666">
                <text:p>16041675888.5666</text:p>
              </table:table-cell>
              <table:table-cell office:value-type="float" office:value="20684931113.7181">
                <text:p>20684931113.7181</text:p>
              </table:table-cell>
              <table:table-cell office:value-type="float" office:value="11173708800">
                <text:p>11173708800</text:p>
              </table:table-cell>
              <table:table-cell office:value-type="float" office:value="12407766384.3687">
                <text:p>12407766384.3687</text:p>
              </table:table-cell>
              <table:table-cell office:value-type="float" office:value="16041675888.5666">
                <text:p>16041675888.5666</text:p>
              </table:table-cell>
              <table:table-cell office:value-type="float" office:value="20684931113.7181">
                <text:p>20684931113.7181</text:p>
              </table:table-cell>
              <table:table-cell office:value-type="float" office:value="13512890075.108">
                <text:p>13512890075.1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320473600">
                <text:p>11320473600</text:p>
              </table:table-cell>
              <table:table-cell office:value-type="float" office:value="12571738629.9318">
                <text:p>12571738629.9318</text:p>
              </table:table-cell>
              <table:table-cell office:value-type="float" office:value="16216763098.0733">
                <text:p>16216763098.0733</text:p>
              </table:table-cell>
              <table:table-cell office:value-type="float" office:value="20721158660.69">
                <text:p>20721158660.69</text:p>
              </table:table-cell>
              <table:table-cell office:value-type="float" office:value="11320473600">
                <text:p>11320473600</text:p>
              </table:table-cell>
              <table:table-cell office:value-type="float" office:value="12571738629.9318">
                <text:p>12571738629.9318</text:p>
              </table:table-cell>
              <table:table-cell office:value-type="float" office:value="16216763098.0733">
                <text:p>16216763098.0733</text:p>
              </table:table-cell>
              <table:table-cell office:value-type="float" office:value="20721158660.69">
                <text:p>20721158660.69</text:p>
              </table:table-cell>
              <table:table-cell office:value-type="float" office:value="13686807391.003">
                <text:p>13686807391.0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467238400">
                <text:p>11467238400</text:p>
              </table:table-cell>
              <table:table-cell office:value-type="float" office:value="12734415494.7551">
                <text:p>12734415494.7551</text:p>
              </table:table-cell>
              <table:table-cell office:value-type="float" office:value="16386335060.4823">
                <text:p>16386335060.4823</text:p>
              </table:table-cell>
              <table:table-cell office:value-type="float" office:value="20753174440.6704">
                <text:p>20753174440.6704</text:p>
              </table:table-cell>
              <table:table-cell office:value-type="float" office:value="11467238400">
                <text:p>11467238400</text:p>
              </table:table-cell>
              <table:table-cell office:value-type="float" office:value="12734415494.7551">
                <text:p>12734415494.7551</text:p>
              </table:table-cell>
              <table:table-cell office:value-type="float" office:value="16386335060.4823">
                <text:p>16386335060.4823</text:p>
              </table:table-cell>
              <table:table-cell office:value-type="float" office:value="20753174440.6704">
                <text:p>20753174440.6704</text:p>
              </table:table-cell>
              <table:table-cell office:value-type="float" office:value="13858168122.3548">
                <text:p>13858168122.35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614003200">
                <text:p>11614003200</text:p>
              </table:table-cell>
              <table:table-cell office:value-type="float" office:value="12895807212.3465">
                <text:p>12895807212.3465</text:p>
              </table:table-cell>
              <table:table-cell office:value-type="float" office:value="16550565506.0762">
                <text:p>16550565506.0762</text:p>
              </table:table-cell>
              <table:table-cell office:value-type="float" office:value="20781468108.1537">
                <text:p>20781468108.1537</text:p>
              </table:table-cell>
              <table:table-cell office:value-type="float" office:value="11614003200">
                <text:p>11614003200</text:p>
              </table:table-cell>
              <table:table-cell office:value-type="float" office:value="12895807212.3465">
                <text:p>12895807212.3465</text:p>
              </table:table-cell>
              <table:table-cell office:value-type="float" office:value="16550565506.0762">
                <text:p>16550565506.0762</text:p>
              </table:table-cell>
              <table:table-cell office:value-type="float" office:value="20781468108.1537">
                <text:p>20781468108.1537</text:p>
              </table:table-cell>
              <table:table-cell office:value-type="float" office:value="14027009850.9559">
                <text:p>14027009850.95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760768000">
                <text:p>11760768000</text:p>
              </table:table-cell>
              <table:table-cell office:value-type="float" office:value="13055923935.3689">
                <text:p>13055923935.3689</text:p>
              </table:table-cell>
              <table:table-cell office:value-type="float" office:value="16709622692.6344">
                <text:p>16709622692.6344</text:p>
              </table:table-cell>
              <table:table-cell office:value-type="float" office:value="20806472391.0461">
                <text:p>20806472391.0461</text:p>
              </table:table-cell>
              <table:table-cell office:value-type="float" office:value="11760768000">
                <text:p>11760768000</text:p>
              </table:table-cell>
              <table:table-cell office:value-type="float" office:value="13055923935.3689">
                <text:p>13055923935.3689</text:p>
              </table:table-cell>
              <table:table-cell office:value-type="float" office:value="16709622692.6344">
                <text:p>16709622692.6344</text:p>
              </table:table-cell>
              <table:table-cell office:value-type="float" office:value="20806472391.0461">
                <text:p>20806472391.0461</text:p>
              </table:table-cell>
              <table:table-cell office:value-type="float" office:value="14193369606.1467">
                <text:p>14193369606.14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907532800">
                <text:p>11907532800</text:p>
              </table:table-cell>
              <table:table-cell office:value-type="float" office:value="13214775736.2794">
                <text:p>13214775736.2794</text:p>
              </table:table-cell>
              <table:table-cell office:value-type="float" office:value="16863669577.8162">
                <text:p>16863669577.8162</text:p>
              </table:table-cell>
              <table:table-cell office:value-type="float" office:value="20828569708.8765">
                <text:p>20828569708.8765</text:p>
              </table:table-cell>
              <table:table-cell office:value-type="float" office:value="11907532800">
                <text:p>11907532800</text:p>
              </table:table-cell>
              <table:table-cell office:value-type="float" office:value="13214775736.2794">
                <text:p>13214775736.2794</text:p>
              </table:table-cell>
              <table:table-cell office:value-type="float" office:value="16863669577.8162">
                <text:p>16863669577.8162</text:p>
              </table:table-cell>
              <table:table-cell office:value-type="float" office:value="20828569708.8765">
                <text:p>20828569708.8765</text:p>
              </table:table-cell>
              <table:table-cell office:value-type="float" office:value="14357283872.9363">
                <text:p>14357283872.93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054297600">
                <text:p>12054297600</text:p>
              </table:table-cell>
              <table:table-cell office:value-type="float" office:value="13372372607.9628">
                <text:p>13372372607.9628</text:p>
              </table:table-cell>
              <table:table-cell office:value-type="float" office:value="17012863986.1149">
                <text:p>17012863986.1149</text:p>
              </table:table-cell>
              <table:table-cell office:value-type="float" office:value="20848098021.5819">
                <text:p>20848098021.5819</text:p>
              </table:table-cell>
              <table:table-cell office:value-type="float" office:value="12054297600">
                <text:p>12054297600</text:p>
              </table:table-cell>
              <table:table-cell office:value-type="float" office:value="13372372607.9628">
                <text:p>13372372607.9628</text:p>
              </table:table-cell>
              <table:table-cell office:value-type="float" office:value="17012863986.1149">
                <text:p>17012863986.1149</text:p>
              </table:table-cell>
              <table:table-cell office:value-type="float" office:value="20848098021.5819">
                <text:p>20848098021.5819</text:p>
              </table:table-cell>
              <table:table-cell office:value-type="float" office:value="14518788600.0041">
                <text:p>14518788600.00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201062400">
                <text:p>12201062400</text:p>
              </table:table-cell>
              <table:table-cell office:value-type="float" office:value="13528724464.3599">
                <text:p>13528724464.3599</text:p>
              </table:table-cell>
              <table:table-cell office:value-type="float" office:value="17157358770.5522">
                <text:p>17157358770.5522</text:p>
              </table:table-cell>
              <table:table-cell office:value-type="float" office:value="20865355998.3213">
                <text:p>20865355998.3213</text:p>
              </table:table-cell>
              <table:table-cell office:value-type="float" office:value="12201062400">
                <text:p>12201062400</text:p>
              </table:table-cell>
              <table:table-cell office:value-type="float" office:value="13528724464.3599">
                <text:p>13528724464.3599</text:p>
              </table:table-cell>
              <table:table-cell office:value-type="float" office:value="17157358770.5522">
                <text:p>17157358770.5522</text:p>
              </table:table-cell>
              <table:table-cell office:value-type="float" office:value="20865355998.3213">
                <text:p>20865355998.3213</text:p>
              </table:table-cell>
              <table:table-cell office:value-type="float" office:value="14677919207.5841">
                <text:p>14677919207.584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347827200">
                <text:p>12347827200</text:p>
              </table:table-cell>
              <table:table-cell office:value-type="float" office:value="13683841141.0915">
                <text:p>13683841141.0915</text:p>
              </table:table-cell>
              <table:table-cell office:value-type="float" office:value="17297301969.2798">
                <text:p>17297301969.2798</text:p>
              </table:table-cell>
              <table:table-cell office:value-type="float" office:value="20880607585.3698">
                <text:p>20880607585.3698</text:p>
              </table:table-cell>
              <table:table-cell office:value-type="float" office:value="12347827200">
                <text:p>12347827200</text:p>
              </table:table-cell>
              <table:table-cell office:value-type="float" office:value="13683841141.0915">
                <text:p>13683841141.0915</text:p>
              </table:table-cell>
              <table:table-cell office:value-type="float" office:value="17297301969.2798">
                <text:p>17297301969.2798</text:p>
              </table:table-cell>
              <table:table-cell office:value-type="float" office:value="20880607585.3698">
                <text:p>20880607585.3698</text:p>
              </table:table-cell>
              <table:table-cell office:value-type="float" office:value="14834710595.2326">
                <text:p>14834710595.2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494592000">
                <text:p>12494592000</text:p>
              </table:table-cell>
              <table:table-cell office:value-type="float" office:value="13837732396.0768">
                <text:p>13837732396.0768</text:p>
              </table:table-cell>
              <table:table-cell office:value-type="float" office:value="17432836957.2474">
                <text:p>17432836957.2474</text:p>
              </table:table-cell>
              <table:table-cell office:value-type="float" office:value="20894086042.9556">
                <text:p>20894086042.9556</text:p>
              </table:table-cell>
              <table:table-cell office:value-type="float" office:value="12494592000">
                <text:p>12494592000</text:p>
              </table:table-cell>
              <table:table-cell office:value-type="float" office:value="13837732396.0768">
                <text:p>13837732396.0768</text:p>
              </table:table-cell>
              <table:table-cell office:value-type="float" office:value="17432836957.2474">
                <text:p>17432836957.2474</text:p>
              </table:table-cell>
              <table:table-cell office:value-type="float" office:value="20894086042.9556">
                <text:p>20894086042.9556</text:p>
              </table:table-cell>
              <table:table-cell office:value-type="float" office:value="14989197149.4826">
                <text:p>14989197149.482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641356800">
                <text:p>12641356800</text:p>
              </table:table-cell>
              <table:table-cell office:value-type="float" office:value="13990407910.1478">
                <text:p>13990407910.1478</text:p>
              </table:table-cell>
              <table:table-cell office:value-type="float" office:value="17564102593.0941">
                <text:p>17564102593.0941</text:p>
              </table:table-cell>
              <table:table-cell office:value-type="float" office:value="20905997512.7793">
                <text:p>20905997512.7793</text:p>
              </table:table-cell>
              <table:table-cell office:value-type="float" office:value="12641356800">
                <text:p>12641356800</text:p>
              </table:table-cell>
              <table:table-cell office:value-type="float" office:value="13990407910.1478">
                <text:p>13990407910.1478</text:p>
              </table:table-cell>
              <table:table-cell office:value-type="float" office:value="17564102593.0941">
                <text:p>17564102593.0941</text:p>
              </table:table-cell>
              <table:table-cell office:value-type="float" office:value="20905997512.7793">
                <text:p>20905997512.7793</text:p>
              </table:table-cell>
              <table:table-cell office:value-type="float" office:value="15141412751.3852">
                <text:p>15141412751.38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788121600">
                <text:p>12788121600</text:p>
              </table:table-cell>
              <table:table-cell office:value-type="float" office:value="14141877287.6577">
                <text:p>14141877287.6577</text:p>
              </table:table-cell>
              <table:table-cell office:value-type="float" office:value="17691233361.4117">
                <text:p>17691233361.4117</text:p>
              </table:table-cell>
              <table:table-cell office:value-type="float" office:value="20916524170.7784">
                <text:p>20916524170.7784</text:p>
              </table:table-cell>
              <table:table-cell office:value-type="float" office:value="12788121600">
                <text:p>12788121600</text:p>
              </table:table-cell>
              <table:table-cell office:value-type="float" office:value="14141877287.6577">
                <text:p>14141877287.6577</text:p>
              </table:table-cell>
              <table:table-cell office:value-type="float" office:value="17691233361.4117">
                <text:p>17691233361.4117</text:p>
              </table:table-cell>
              <table:table-cell office:value-type="float" office:value="20916524170.7784">
                <text:p>20916524170.7784</text:p>
              </table:table-cell>
              <table:table-cell office:value-type="float" office:value="15291390783.9399">
                <text:p>15291390783.939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934886400">
                <text:p>12934886400</text:p>
              </table:table-cell>
              <table:table-cell office:value-type="float" office:value="14292150057.0852">
                <text:p>14292150057.0852</text:p>
              </table:table-cell>
              <table:table-cell office:value-type="float" office:value="17814359510.5272">
                <text:p>17814359510.5272</text:p>
              </table:table-cell>
              <table:table-cell office:value-type="float" office:value="20925827013.3554">
                <text:p>20925827013.3554</text:p>
              </table:table-cell>
              <table:table-cell office:value-type="float" office:value="12934886400">
                <text:p>12934886400</text:p>
              </table:table-cell>
              <table:table-cell office:value-type="float" office:value="14292150057.0852">
                <text:p>14292150057.0852</text:p>
              </table:table-cell>
              <table:table-cell office:value-type="float" office:value="17814359510.5272">
                <text:p>17814359510.5272</text:p>
              </table:table-cell>
              <table:table-cell office:value-type="float" office:value="20925827013.3554">
                <text:p>20925827013.3554</text:p>
              </table:table-cell>
              <table:table-cell office:value-type="float" office:value="15439164139.416">
                <text:p>15439164139.4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081651200">
                <text:p>13081651200</text:p>
              </table:table-cell>
              <table:table-cell office:value-type="float" office:value="14441235671.6342">
                <text:p>14441235671.6342</text:p>
              </table:table-cell>
              <table:table-cell office:value-type="float" office:value="17933607185.9456">
                <text:p>17933607185.9456</text:p>
              </table:table-cell>
              <table:table-cell office:value-type="float" office:value="20934048319.6826">
                <text:p>20934048319.6826</text:p>
              </table:table-cell>
              <table:table-cell office:value-type="float" office:value="13081651200">
                <text:p>13081651200</text:p>
              </table:table-cell>
              <table:table-cell office:value-type="float" office:value="14441235671.6342">
                <text:p>14441235671.6342</text:p>
              </table:table-cell>
              <table:table-cell office:value-type="float" office:value="17933607185.9456">
                <text:p>17933607185.9456</text:p>
              </table:table-cell>
              <table:table-cell office:value-type="float" office:value="20934048319.6826">
                <text:p>20934048319.6826</text:p>
              </table:table-cell>
              <table:table-cell office:value-type="float" office:value="15584765226.5666">
                <text:p>15584765226.56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228416000">
                <text:p>13228416000</text:p>
              </table:table-cell>
              <table:table-cell office:value-type="float" office:value="14589143509.8283">
                <text:p>14589143509.8283</text:p>
              </table:table-cell>
              <table:table-cell office:value-type="float" office:value="18049098559.5883">
                <text:p>18049098559.5883</text:p>
              </table:table-cell>
              <table:table-cell office:value-type="float" office:value="20941313827.7427">
                <text:p>20941313827.7427</text:p>
              </table:table-cell>
              <table:table-cell office:value-type="float" office:value="13228416000">
                <text:p>13228416000</text:p>
              </table:table-cell>
              <table:table-cell office:value-type="float" office:value="14589143509.8283">
                <text:p>14589143509.8283</text:p>
              </table:table-cell>
              <table:table-cell office:value-type="float" office:value="18049098559.5883">
                <text:p>18049098559.5883</text:p>
              </table:table-cell>
              <table:table-cell office:value-type="float" office:value="20941313827.7427">
                <text:p>20941313827.7427</text:p>
              </table:table-cell>
              <table:table-cell office:value-type="float" office:value="15728225977.736">
                <text:p>15728225977.7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75180800">
                <text:p>13375180800</text:p>
              </table:table-cell>
              <table:table-cell office:value-type="float" office:value="14735882876.1006">
                <text:p>14735882876.1006</text:p>
              </table:table-cell>
              <table:table-cell office:value-type="float" office:value="18160951954.9613">
                <text:p>18160951954.9613</text:p>
              </table:table-cell>
              <table:table-cell office:value-type="float" office:value="20947734657.3859">
                <text:p>20947734657.3859</text:p>
              </table:table-cell>
              <table:table-cell office:value-type="float" office:value="13375180800">
                <text:p>13375180800</text:p>
              </table:table-cell>
              <table:table-cell office:value-type="float" office:value="14735882876.1006">
                <text:p>14735882876.1006</text:p>
              </table:table-cell>
              <table:table-cell office:value-type="float" office:value="18160951954.9613">
                <text:p>18160951954.9613</text:p>
              </table:table-cell>
              <table:table-cell office:value-type="float" office:value="20947734657.3859">
                <text:p>20947734657.3859</text:p>
              </table:table-cell>
              <table:table-cell office:value-type="float" office:value="15869577855.8633">
                <text:p>15869577855.86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521945600">
                <text:p>13521945600</text:p>
              </table:table-cell>
              <table:table-cell office:value-type="float" office:value="14881463001.3794">
                <text:p>14881463001.3794</text:p>
              </table:table-cell>
              <table:table-cell office:value-type="float" office:value="18269281968.38">
                <text:p>18269281968.38</text:p>
              </table:table-cell>
              <table:table-cell office:value-type="float" office:value="20953409009.8147">
                <text:p>20953409009.8147</text:p>
              </table:table-cell>
              <table:table-cell office:value-type="float" office:value="13521945600">
                <text:p>13521945600</text:p>
              </table:table-cell>
              <table:table-cell office:value-type="float" office:value="14881463001.3794">
                <text:p>14881463001.3794</text:p>
              </table:table-cell>
              <table:table-cell office:value-type="float" office:value="18269281968.38">
                <text:p>18269281968.38</text:p>
              </table:table-cell>
              <table:table-cell office:value-type="float" office:value="20953409009.8147">
                <text:p>20953409009.8147</text:p>
              </table:table-cell>
              <table:table-cell office:value-type="float" office:value="16008851861.3821">
                <text:p>16008851861.382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668710400">
                <text:p>13668710400</text:p>
              </table:table-cell>
              <table:table-cell office:value-type="float" office:value="15025893043.6685">
                <text:p>15025893043.6685</text:p>
              </table:table-cell>
              <table:table-cell office:value-type="float" office:value="18374199586.376">
                <text:p>18374199586.376</text:p>
              </table:table-cell>
              <table:table-cell office:value-type="float" office:value="20958423669.4888">
                <text:p>20958423669.4888</text:p>
              </table:table-cell>
              <table:table-cell office:value-type="float" office:value="13668710400">
                <text:p>13668710400</text:p>
              </table:table-cell>
              <table:table-cell office:value-type="float" office:value="15025893043.6685">
                <text:p>15025893043.6685</text:p>
              </table:table-cell>
              <table:table-cell office:value-type="float" office:value="18374199586.376">
                <text:p>18374199586.376</text:p>
              </table:table-cell>
              <table:table-cell office:value-type="float" office:value="20958423669.4888">
                <text:p>20958423669.4888</text:p>
              </table:table-cell>
              <table:table-cell office:value-type="float" office:value="16146078539.0198">
                <text:p>16146078539.019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815475200">
                <text:p>13815475200</text:p>
              </table:table-cell>
              <table:table-cell office:value-type="float" office:value="15169182088.6236">
                <text:p>15169182088.6236</text:p>
              </table:table-cell>
              <table:table-cell office:value-type="float" office:value="18475812299.4052">
                <text:p>18475812299.4052</text:p>
              </table:table-cell>
              <table:table-cell office:value-type="float" office:value="20962855331.4208">
                <text:p>20962855331.4208</text:p>
              </table:table-cell>
              <table:table-cell office:value-type="float" office:value="13815475200">
                <text:p>13815475200</text:p>
              </table:table-cell>
              <table:table-cell office:value-type="float" office:value="15169182088.6236">
                <text:p>15169182088.6236</text:p>
              </table:table-cell>
              <table:table-cell office:value-type="float" office:value="18475812299.4052">
                <text:p>18475812299.4052</text:p>
              </table:table-cell>
              <table:table-cell office:value-type="float" office:value="20962855331.4208">
                <text:p>20962855331.4208</text:p>
              </table:table-cell>
              <table:table-cell office:value-type="float" office:value="16281287984.4962">
                <text:p>16281287984.49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962240000">
                <text:p>13962240000</text:p>
              </table:table-cell>
              <table:table-cell office:value-type="float" office:value="15311339150.1234">
                <text:p>15311339150.1234</text:p>
              </table:table-cell>
              <table:table-cell office:value-type="float" office:value="18574224211.9739">
                <text:p>18574224211.9739</text:p>
              </table:table-cell>
              <table:table-cell office:value-type="float" office:value="20966771774.1618">
                <text:p>20966771774.1618</text:p>
              </table:table-cell>
              <table:table-cell office:value-type="float" office:value="13962240000">
                <text:p>13962240000</text:p>
              </table:table-cell>
              <table:table-cell office:value-type="float" office:value="15311339150.1234">
                <text:p>15311339150.1234</text:p>
              </table:table-cell>
              <table:table-cell office:value-type="float" office:value="18574224211.9739">
                <text:p>18574224211.9739</text:p>
              </table:table-cell>
              <table:table-cell office:value-type="float" office:value="20966771774.1618">
                <text:p>20966771774.1618</text:p>
              </table:table-cell>
              <table:table-cell office:value-type="float" office:value="16414509851.1241">
                <text:p>16414509851.12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109004800">
                <text:p>14109004800</text:p>
              </table:table-cell>
              <table:table-cell office:value-type="float" office:value="15452373170.8375">
                <text:p>15452373170.8375</text:p>
              </table:table-cell>
              <table:table-cell office:value-type="float" office:value="18669536149.2967">
                <text:p>18669536149.2967</text:p>
              </table:table-cell>
              <table:table-cell office:value-type="float" office:value="20970232896.4177">
                <text:p>20970232896.4177</text:p>
              </table:table-cell>
              <table:table-cell office:value-type="float" office:value="14109004800">
                <text:p>14109004800</text:p>
              </table:table-cell>
              <table:table-cell office:value-type="float" office:value="15452373170.8375">
                <text:p>15452373170.8375</text:p>
              </table:table-cell>
              <table:table-cell office:value-type="float" office:value="18669536149.2967">
                <text:p>18669536149.2967</text:p>
              </table:table-cell>
              <table:table-cell office:value-type="float" office:value="20970232896.4177">
                <text:p>20970232896.4177</text:p>
              </table:table-cell>
              <table:table-cell office:value-type="float" office:value="16545773356.3126">
                <text:p>16545773356.31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255769600">
                <text:p>14255769600</text:p>
              </table:table-cell>
              <table:table-cell office:value-type="float" office:value="15592293022.7878">
                <text:p>15592293022.7878</text:p>
              </table:table-cell>
              <table:table-cell office:value-type="float" office:value="18761845760.5939">
                <text:p>18761845760.5939</text:p>
              </table:table-cell>
              <table:table-cell office:value-type="float" office:value="20973291633.1496">
                <text:p>20973291633.1496</text:p>
              </table:table-cell>
              <table:table-cell office:value-type="float" office:value="14255769600">
                <text:p>14255769600</text:p>
              </table:table-cell>
              <table:table-cell office:value-type="float" office:value="15592293022.7878">
                <text:p>15592293022.7878</text:p>
              </table:table-cell>
              <table:table-cell office:value-type="float" office:value="18761845760.5939">
                <text:p>18761845760.5939</text:p>
              </table:table-cell>
              <table:table-cell office:value-type="float" office:value="20973291633.1496">
                <text:p>20973291633.1496</text:p>
              </table:table-cell>
              <table:table-cell office:value-type="float" office:value="16675107287.9748">
                <text:p>16675107287.97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402534400">
                <text:p>14402534400</text:p>
              </table:table-cell>
              <table:table-cell office:value-type="float" office:value="15731107507.9078">
                <text:p>15731107507.9078</text:p>
              </table:table-cell>
              <table:table-cell office:value-type="float" office:value="18851247619.1352">
                <text:p>18851247619.1352</text:p>
              </table:table-cell>
              <table:table-cell office:value-type="float" office:value="20975994765.1697">
                <text:p>20975994765.1697</text:p>
              </table:table-cell>
              <table:table-cell office:value-type="float" office:value="14402534400">
                <text:p>14402534400</text:p>
              </table:table-cell>
              <table:table-cell office:value-type="float" office:value="15731107507.9078">
                <text:p>15731107507.9078</text:p>
              </table:table-cell>
              <table:table-cell office:value-type="float" office:value="18851247619.1352">
                <text:p>18851247619.1352</text:p>
              </table:table-cell>
              <table:table-cell office:value-type="float" office:value="20975994765.1697">
                <text:p>20975994765.1697</text:p>
              </table:table-cell>
              <table:table-cell office:value-type="float" office:value="16802540010.8416">
                <text:p>16802540010.84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49299200">
                <text:p>14549299200</text:p>
              </table:table-cell>
              <table:table-cell office:value-type="float" office:value="15868825358.5954">
                <text:p>15868825358.5954</text:p>
              </table:table-cell>
              <table:table-cell office:value-type="float" office:value="18937833319.1324">
                <text:p>18937833319.1324</text:p>
              </table:table-cell>
              <table:table-cell office:value-type="float" office:value="20978383634.6142">
                <text:p>20978383634.6142</text:p>
              </table:table-cell>
              <table:table-cell office:value-type="float" office:value="14549299200">
                <text:p>14549299200</text:p>
              </table:table-cell>
              <table:table-cell office:value-type="float" office:value="15868825358.5954">
                <text:p>15868825358.5954</text:p>
              </table:table-cell>
              <table:table-cell office:value-type="float" office:value="18937833319.1324">
                <text:p>18937833319.1324</text:p>
              </table:table-cell>
              <table:table-cell office:value-type="float" office:value="20978383634.6142">
                <text:p>20978383634.6142</text:p>
              </table:table-cell>
              <table:table-cell office:value-type="float" office:value="16928099472.6822">
                <text:p>16928099472.682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696064000">
                <text:p>14696064000</text:p>
              </table:table-cell>
              <table:table-cell office:value-type="float" office:value="16005455238.2625">
                <text:p>16005455238.2625</text:p>
              </table:table-cell>
              <table:table-cell office:value-type="float" office:value="19021691569.5798">
                <text:p>19021691569.5798</text:p>
              </table:table-cell>
              <table:table-cell office:value-type="float" office:value="20980494777.2372">
                <text:p>20980494777.2372</text:p>
              </table:table-cell>
              <table:table-cell office:value-type="float" office:value="14696064000">
                <text:p>14696064000</text:p>
              </table:table-cell>
              <table:table-cell office:value-type="float" office:value="16005455238.2625">
                <text:p>16005455238.2625</text:p>
              </table:table-cell>
              <table:table-cell office:value-type="float" office:value="19021691569.5798">
                <text:p>19021691569.5798</text:p>
              </table:table-cell>
              <table:table-cell office:value-type="float" office:value="20980494777.2372">
                <text:p>20980494777.2372</text:p>
              </table:table-cell>
              <table:table-cell office:value-type="float" office:value="17051813210.4338">
                <text:p>17051813210.43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842828800">
                <text:p>14842828800</text:p>
              </table:table-cell>
              <table:table-cell office:value-type="float" office:value="16141005741.8802">
                <text:p>16141005741.8802</text:p>
              </table:table-cell>
              <table:table-cell office:value-type="float" office:value="19102908285.138">
                <text:p>19102908285.138</text:p>
              </table:table-cell>
              <table:table-cell office:value-type="float" office:value="20982360481.1939">
                <text:p>20982360481.1939</text:p>
              </table:table-cell>
              <table:table-cell office:value-type="float" office:value="14842828800">
                <text:p>14842828800</text:p>
              </table:table-cell>
              <table:table-cell office:value-type="float" office:value="16141005741.8802">
                <text:p>16141005741.8802</text:p>
              </table:table-cell>
              <table:table-cell office:value-type="float" office:value="19102908285.138">
                <text:p>19102908285.138</text:p>
              </table:table-cell>
              <table:table-cell office:value-type="float" office:value="20982360481.1939">
                <text:p>20982360481.1939</text:p>
              </table:table-cell>
              <table:table-cell office:value-type="float" office:value="17173708356.2404">
                <text:p>17173708356.24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989593600">
                <text:p>14989593600</text:p>
              </table:table-cell>
              <table:table-cell office:value-type="float" office:value="16275485396.5193">
                <text:p>16275485396.5193</text:p>
              </table:table-cell>
              <table:table-cell office:value-type="float" office:value="19181566674.1562">
                <text:p>19181566674.1562</text:p>
              </table:table-cell>
              <table:table-cell office:value-type="float" office:value="20984009280.8609">
                <text:p>20984009280.8609</text:p>
              </table:table-cell>
              <table:table-cell office:value-type="float" office:value="14989593600">
                <text:p>14989593600</text:p>
              </table:table-cell>
              <table:table-cell office:value-type="float" office:value="16275485396.5193">
                <text:p>16275485396.5193</text:p>
              </table:table-cell>
              <table:table-cell office:value-type="float" office:value="19181566674.1562">
                <text:p>19181566674.1562</text:p>
              </table:table-cell>
              <table:table-cell office:value-type="float" office:value="20984009280.8609">
                <text:p>20984009280.8609</text:p>
              </table:table-cell>
              <table:table-cell office:value-type="float" office:value="17293811643.4036">
                <text:p>17293811643.40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136358400">
                <text:p>15136358400</text:p>
              </table:table-cell>
              <table:table-cell office:value-type="float" office:value="16408902661.8868">
                <text:p>16408902661.8868</text:p>
              </table:table-cell>
              <table:table-cell office:value-type="float" office:value="19257747323.9202">
                <text:p>19257747323.9202</text:p>
              </table:table-cell>
              <table:table-cell office:value-type="float" office:value="20985466393.2459">
                <text:p>20985466393.2459</text:p>
              </table:table-cell>
              <table:table-cell office:value-type="float" office:value="15136358400">
                <text:p>15136358400</text:p>
              </table:table-cell>
              <table:table-cell office:value-type="float" office:value="16408902661.8868">
                <text:p>16408902661.8868</text:p>
              </table:table-cell>
              <table:table-cell office:value-type="float" office:value="19257747323.9202">
                <text:p>19257747323.9202</text:p>
              </table:table-cell>
              <table:table-cell office:value-type="float" office:value="20985466393.2459">
                <text:p>20985466393.2459</text:p>
              </table:table-cell>
              <table:table-cell office:value-type="float" office:value="17412149412.2456">
                <text:p>17412149412.24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283123200">
                <text:p>15283123200</text:p>
              </table:table-cell>
              <table:table-cell office:value-type="float" office:value="16541265930.8579">
                <text:p>16541265930.8579</text:p>
              </table:table-cell>
              <table:table-cell office:value-type="float" office:value="19331528283.2167">
                <text:p>19331528283.2167</text:p>
              </table:table-cell>
              <table:table-cell office:value-type="float" office:value="20986754103.6603">
                <text:p>20986754103.6603</text:p>
              </table:table-cell>
              <table:table-cell office:value-type="float" office:value="15283123200">
                <text:p>15283123200</text:p>
              </table:table-cell>
              <table:table-cell office:value-type="float" office:value="16541265930.8579">
                <text:p>16541265930.8579</text:p>
              </table:table-cell>
              <table:table-cell office:value-type="float" office:value="19331528283.2167">
                <text:p>19331528283.2167</text:p>
              </table:table-cell>
              <table:table-cell office:value-type="float" office:value="20986754103.6603">
                <text:p>20986754103.6603</text:p>
              </table:table-cell>
              <table:table-cell office:value-type="float" office:value="17528747615.8856">
                <text:p>17528747615.88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429888000">
                <text:p>15429888000</text:p>
              </table:table-cell>
              <table:table-cell office:value-type="float" office:value="16672583530.0041">
                <text:p>16672583530.0041</text:p>
              </table:table-cell>
              <table:table-cell office:value-type="float" office:value="19402985142.2954">
                <text:p>19402985142.2954</text:p>
              </table:table-cell>
              <table:table-cell office:value-type="float" office:value="20987892106.5547">
                <text:p>20987892106.5547</text:p>
              </table:table-cell>
              <table:table-cell office:value-type="float" office:value="15429888000">
                <text:p>15429888000</text:p>
              </table:table-cell>
              <table:table-cell office:value-type="float" office:value="16672583530.0041">
                <text:p>16672583530.0041</text:p>
              </table:table-cell>
              <table:table-cell office:value-type="float" office:value="19402985142.2954">
                <text:p>19402985142.2954</text:p>
              </table:table-cell>
              <table:table-cell office:value-type="float" office:value="20987892106.5547">
                <text:p>20987892106.5547</text:p>
              </table:table-cell>
              <table:table-cell office:value-type="float" office:value="17643631825.9321">
                <text:p>17643631825.93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576652800">
                <text:p>15576652800</text:p>
              </table:table-cell>
              <table:table-cell office:value-type="float" office:value="16802863720.1171">
                <text:p>16802863720.1171</text:p>
              </table:table-cell>
              <table:table-cell office:value-type="float" office:value="19472191110.3131">
                <text:p>19472191110.3131</text:p>
              </table:table-cell>
              <table:table-cell office:value-type="float" office:value="20988897806.7283">
                <text:p>20988897806.7283</text:p>
              </table:table-cell>
              <table:table-cell office:value-type="float" office:value="15576652800">
                <text:p>15576652800</text:p>
              </table:table-cell>
              <table:table-cell office:value-type="float" office:value="16802863720.1171">
                <text:p>16802863720.1171</text:p>
              </table:table-cell>
              <table:table-cell office:value-type="float" office:value="19472191110.3131">
                <text:p>19472191110.3131</text:p>
              </table:table-cell>
              <table:table-cell office:value-type="float" office:value="20988897806.7283">
                <text:p>20988897806.7283</text:p>
              </table:table-cell>
              <table:table-cell office:value-type="float" office:value="17756827238.0909">
                <text:p>17756827238.090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723417600">
                <text:p>15723417600</text:p>
              </table:table-cell>
              <table:table-cell office:value-type="float" office:value="16932114696.7282">
                <text:p>16932114696.7282</text:p>
              </table:table-cell>
              <table:table-cell office:value-type="float" office:value="19539217090.3383">
                <text:p>19539217090.3383</text:p>
              </table:table-cell>
              <table:table-cell office:value-type="float" office:value="20989786585.5217">
                <text:p>20989786585.5217</text:p>
              </table:table-cell>
              <table:table-cell office:value-type="float" office:value="15723417600">
                <text:p>15723417600</text:p>
              </table:table-cell>
              <table:table-cell office:value-type="float" office:value="16932114696.7282">
                <text:p>16932114696.7282</text:p>
              </table:table-cell>
              <table:table-cell office:value-type="float" office:value="19539217090.3383">
                <text:p>19539217090.3383</text:p>
              </table:table-cell>
              <table:table-cell office:value-type="float" office:value="20989786585.5217">
                <text:p>20989786585.5217</text:p>
              </table:table-cell>
              <table:table-cell office:value-type="float" office:value="17868358677.6909">
                <text:p>17868358677.690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870182400">
                <text:p>15870182400</text:p>
              </table:table-cell>
              <table:table-cell office:value-type="float" office:value="17060344590.624">
                <text:p>17060344590.624</text:p>
              </table:table-cell>
              <table:table-cell office:value-type="float" office:value="19604131751.9926">
                <text:p>19604131751.9926</text:p>
              </table:table-cell>
              <table:table-cell office:value-type="float" office:value="20990572036.0609">
                <text:p>20990572036.0609</text:p>
              </table:table-cell>
              <table:table-cell office:value-type="float" office:value="15870182400">
                <text:p>15870182400</text:p>
              </table:table-cell>
              <table:table-cell office:value-type="float" office:value="17060344590.624">
                <text:p>17060344590.624</text:p>
              </table:table-cell>
              <table:table-cell office:value-type="float" office:value="19604131751.9926">
                <text:p>19604131751.9926</text:p>
              </table:table-cell>
              <table:table-cell office:value-type="float" office:value="20990572036.0609">
                <text:p>20990572036.0609</text:p>
              </table:table-cell>
              <table:table-cell office:value-type="float" office:value="17978250605.1289">
                <text:p>17978250605.12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016947200">
                <text:p>16016947200</text:p>
              </table:table-cell>
              <table:table-cell office:value-type="float" office:value="17187561468.3581">
                <text:p>17187561468.3581</text:p>
              </table:table-cell>
              <table:table-cell office:value-type="float" office:value="19667001601.8048">
                <text:p>19667001601.8048</text:p>
              </table:table-cell>
              <table:table-cell office:value-type="float" office:value="20991266171.1528">
                <text:p>20991266171.1528</text:p>
              </table:table-cell>
              <table:table-cell office:value-type="float" office:value="16016947200">
                <text:p>16016947200</text:p>
              </table:table-cell>
              <table:table-cell office:value-type="float" office:value="17187561468.3581">
                <text:p>17187561468.3581</text:p>
              </table:table-cell>
              <table:table-cell office:value-type="float" office:value="19667001601.8048">
                <text:p>19667001601.8048</text:p>
              </table:table-cell>
              <table:table-cell office:value-type="float" office:value="20991266171.1528">
                <text:p>20991266171.1528</text:p>
              </table:table-cell>
              <table:table-cell office:value-type="float" office:value="18086527121.2335">
                <text:p>18086527121.23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163712000">
                <text:p>16163712000</text:p>
              </table:table-cell>
              <table:table-cell office:value-type="float" office:value="17313773332.7581">
                <text:p>17313773332.7581</text:p>
              </table:table-cell>
              <table:table-cell office:value-type="float" office:value="19727891051.348">
                <text:p>19727891051.348</text:p>
              </table:table-cell>
              <table:table-cell office:value-type="float" office:value="20991879607.0114">
                <text:p>20991879607.0114</text:p>
              </table:table-cell>
              <table:table-cell office:value-type="float" office:value="16163712000">
                <text:p>16163712000</text:p>
              </table:table-cell>
              <table:table-cell office:value-type="float" office:value="17313773332.7581">
                <text:p>17313773332.7581</text:p>
              </table:table-cell>
              <table:table-cell office:value-type="float" office:value="19727891051.348">
                <text:p>19727891051.348</text:p>
              </table:table-cell>
              <table:table-cell office:value-type="float" office:value="20991879607.0114">
                <text:p>20991879607.0114</text:p>
              </table:table-cell>
              <table:table-cell office:value-type="float" office:value="18193211972.5514">
                <text:p>18193211972.551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310476800">
                <text:p>16310476800</text:p>
              </table:table-cell>
              <table:table-cell office:value-type="float" office:value="17438988123.4293">
                <text:p>17438988123.4293</text:p>
              </table:table-cell>
              <table:table-cell office:value-type="float" office:value="19786862483.2305">
                <text:p>19786862483.2305</text:p>
              </table:table-cell>
              <table:table-cell office:value-type="float" office:value="20992421725.6233">
                <text:p>20992421725.6233</text:p>
              </table:table-cell>
              <table:table-cell office:value-type="float" office:value="16310476800">
                <text:p>16310476800</text:p>
              </table:table-cell>
              <table:table-cell office:value-type="float" office:value="17438988123.4293">
                <text:p>17438988123.4293</text:p>
              </table:table-cell>
              <table:table-cell office:value-type="float" office:value="19786862483.2305">
                <text:p>19786862483.2305</text:p>
              </table:table-cell>
              <table:table-cell office:value-type="float" office:value="20992421725.6233">
                <text:p>20992421725.6233</text:p>
              </table:table-cell>
              <table:table-cell office:value-type="float" office:value="18298328556.5549">
                <text:p>18298328556.554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457241600">
                <text:p>16457241600</text:p>
              </table:table-cell>
              <table:table-cell office:value-type="float" office:value="17563213717.2542">
                <text:p>17563213717.2542</text:p>
              </table:table-cell>
              <table:table-cell office:value-type="float" office:value="19843976315.0088">
                <text:p>19843976315.0088</text:p>
              </table:table-cell>
              <table:table-cell office:value-type="float" office:value="20992900818.2381">
                <text:p>20992900818.2381</text:p>
              </table:table-cell>
              <table:table-cell office:value-type="float" office:value="16457241600">
                <text:p>16457241600</text:p>
              </table:table-cell>
              <table:table-cell office:value-type="float" office:value="17563213717.2542">
                <text:p>17563213717.2542</text:p>
              </table:table-cell>
              <table:table-cell office:value-type="float" office:value="19843976315.0088">
                <text:p>19843976315.0088</text:p>
              </table:table-cell>
              <table:table-cell office:value-type="float" office:value="20992900818.2381">
                <text:p>20992900818.2381</text:p>
              </table:table-cell>
              <table:table-cell office:value-type="float" office:value="18401899926.7735">
                <text:p>18401899926.773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604006400">
                <text:p>16604006400</text:p>
              </table:table-cell>
              <table:table-cell office:value-type="float" office:value="17686457928.8879">
                <text:p>17686457928.8879</text:p>
              </table:table-cell>
              <table:table-cell office:value-type="float" office:value="19899291061.086">
                <text:p>19899291061.086</text:p>
              </table:table-cell>
              <table:table-cell office:value-type="float" office:value="20993324212.1751">
                <text:p>20993324212.1751</text:p>
              </table:table-cell>
              <table:table-cell office:value-type="float" office:value="16604006400">
                <text:p>16604006400</text:p>
              </table:table-cell>
              <table:table-cell office:value-type="float" office:value="17686457928.8879">
                <text:p>17686457928.8879</text:p>
              </table:table-cell>
              <table:table-cell office:value-type="float" office:value="19899291061.086">
                <text:p>19899291061.086</text:p>
              </table:table-cell>
              <table:table-cell office:value-type="float" office:value="20993324212.1751">
                <text:p>20993324212.1751</text:p>
              </table:table-cell>
              <table:table-cell office:value-type="float" office:value="18503948797.8499">
                <text:p>18503948797.84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750771200">
                <text:p>16750771200</text:p>
              </table:table-cell>
              <table:table-cell office:value-type="float" office:value="17808728511.2497">
                <text:p>17808728511.2497</text:p>
              </table:table-cell>
              <table:table-cell office:value-type="float" office:value="19952863392.6618">
                <text:p>19952863392.6618</text:p>
              </table:table-cell>
              <table:table-cell office:value-type="float" office:value="20993698382.8896">
                <text:p>20993698382.8896</text:p>
              </table:table-cell>
              <table:table-cell office:value-type="float" office:value="16750771200">
                <text:p>16750771200</text:p>
              </table:table-cell>
              <table:table-cell office:value-type="float" office:value="17808728511.2497">
                <text:p>17808728511.2497</text:p>
              </table:table-cell>
              <table:table-cell office:value-type="float" office:value="19952863392.6618">
                <text:p>19952863392.6618</text:p>
              </table:table-cell>
              <table:table-cell office:value-type="float" office:value="20993698382.8896">
                <text:p>20993698382.8896</text:p>
              </table:table-cell>
              <table:table-cell office:value-type="float" office:value="18604497550.5215">
                <text:p>18604497550.52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897536000">
                <text:p>16897536000</text:p>
              </table:table-cell>
              <table:table-cell office:value-type="float" office:value="17930033156.0108">
                <text:p>17930033156.0108</text:p>
              </table:table-cell>
              <table:table-cell office:value-type="float" office:value="20004748195.7929">
                <text:p>20004748195.7929</text:p>
              </table:table-cell>
              <table:table-cell office:value-type="float" office:value="20994029053.0087">
                <text:p>20994029053.0087</text:p>
              </table:table-cell>
              <table:table-cell office:value-type="float" office:value="16897536000">
                <text:p>16897536000</text:p>
              </table:table-cell>
              <table:table-cell office:value-type="float" office:value="17930033156.0108">
                <text:p>17930033156.0108</text:p>
              </table:table-cell>
              <table:table-cell office:value-type="float" office:value="20004748195.7929">
                <text:p>20004748195.7929</text:p>
              </table:table-cell>
              <table:table-cell office:value-type="float" office:value="20994029053.0087">
                <text:p>20994029053.0087</text:p>
              </table:table-cell>
              <table:table-cell office:value-type="float" office:value="18703568236.5289">
                <text:p>18703568236.528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044300800">
                <text:p>17044300800</text:p>
              </table:table-cell>
              <table:table-cell office:value-type="float" office:value="18050379494.0783">
                <text:p>18050379494.0783</text:p>
              </table:table-cell>
              <table:table-cell office:value-type="float" office:value="20054998627.6254">
                <text:p>20054998627.6254</text:p>
              </table:table-cell>
              <table:table-cell office:value-type="float" office:value="20994321279.8544">
                <text:p>20994321279.8544</text:p>
              </table:table-cell>
              <table:table-cell office:value-type="float" office:value="17044300800">
                <text:p>17044300800</text:p>
              </table:table-cell>
              <table:table-cell office:value-type="float" office:value="18050379494.0783">
                <text:p>18050379494.0783</text:p>
              </table:table-cell>
              <table:table-cell office:value-type="float" office:value="20054998627.6254">
                <text:p>20054998627.6254</text:p>
              </table:table-cell>
              <table:table-cell office:value-type="float" office:value="20994321279.8544">
                <text:p>20994321279.8544</text:p>
              </table:table-cell>
              <table:table-cell office:value-type="float" office:value="18801182583.4519">
                <text:p>18801182583.45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191065600">
                <text:p>17191065600</text:p>
              </table:table-cell>
              <table:table-cell office:value-type="float" office:value="18169775096.0751">
                <text:p>18169775096.0751</text:p>
              </table:table-cell>
              <table:table-cell office:value-type="float" office:value="20103666170.8552">
                <text:p>20103666170.8552</text:p>
              </table:table-cell>
              <table:table-cell office:value-type="float" office:value="20994579532.7911">
                <text:p>20994579532.7911</text:p>
              </table:table-cell>
              <table:table-cell office:value-type="float" office:value="17191065600">
                <text:p>17191065600</text:p>
              </table:table-cell>
              <table:table-cell office:value-type="float" office:value="18169775096.0751">
                <text:p>18169775096.0751</text:p>
              </table:table-cell>
              <table:table-cell office:value-type="float" office:value="20103666170.8552">
                <text:p>20103666170.8552</text:p>
              </table:table-cell>
              <table:table-cell office:value-type="float" office:value="20994579532.7911">
                <text:p>20994579532.7911</text:p>
              </table:table-cell>
              <table:table-cell office:value-type="float" office:value="18897361999.4751">
                <text:p>18897361999.475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337830400">
                <text:p>17337830400</text:p>
              </table:table-cell>
              <table:table-cell office:value-type="float" office:value="18288227472.8161">
                <text:p>18288227472.8161</text:p>
              </table:table-cell>
              <table:table-cell office:value-type="float" office:value="20150800686.4733">
                <text:p>20150800686.4733</text:p>
              </table:table-cell>
              <table:table-cell office:value-type="float" office:value="20994807761.5808">
                <text:p>20994807761.5808</text:p>
              </table:table-cell>
              <table:table-cell office:value-type="float" office:value="17337830400">
                <text:p>17337830400</text:p>
              </table:table-cell>
              <table:table-cell office:value-type="float" office:value="18288227472.8161">
                <text:p>18288227472.8161</text:p>
              </table:table-cell>
              <table:table-cell office:value-type="float" office:value="20150800686.4733">
                <text:p>20150800686.4733</text:p>
              </table:table-cell>
              <table:table-cell office:value-type="float" office:value="20994807761.5808">
                <text:p>20994807761.5808</text:p>
              </table:table-cell>
              <table:table-cell office:value-type="float" office:value="18992127578.0829">
                <text:p>18992127578.08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484595200">
                <text:p>17484595200</text:p>
              </table:table-cell>
              <table:table-cell office:value-type="float" office:value="18405744075.7808">
                <text:p>18405744075.7808</text:p>
              </table:table-cell>
              <table:table-cell office:value-type="float" office:value="20196450464.8494">
                <text:p>20196450464.8494</text:p>
              </table:table-cell>
              <table:table-cell office:value-type="float" office:value="20995009456.7915">
                <text:p>20995009456.7915</text:p>
              </table:table-cell>
              <table:table-cell office:value-type="float" office:value="17484595200">
                <text:p>17484595200</text:p>
              </table:table-cell>
              <table:table-cell office:value-type="float" office:value="18405744075.7808">
                <text:p>18405744075.7808</text:p>
              </table:table-cell>
              <table:table-cell office:value-type="float" office:value="20196450464.8494">
                <text:p>20196450464.8494</text:p>
              </table:table-cell>
              <table:table-cell office:value-type="float" office:value="20995009456.7915">
                <text:p>20995009456.7915</text:p>
              </table:table-cell>
              <table:table-cell office:value-type="float" office:value="19085500102.685">
                <text:p>19085500102.68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631360000">
                <text:p>17631360000</text:p>
              </table:table-cell>
              <table:table-cell office:value-type="float" office:value="18522332297.5822">
                <text:p>18522332297.5822</text:p>
              </table:table-cell>
              <table:table-cell office:value-type="float" office:value="20240662275.2066">
                <text:p>20240662275.2066</text:p>
              </table:table-cell>
              <table:table-cell office:value-type="float" office:value="20995187703.1821">
                <text:p>20995187703.1821</text:p>
              </table:table-cell>
              <table:table-cell office:value-type="float" office:value="17631360000">
                <text:p>17631360000</text:p>
              </table:table-cell>
              <table:table-cell office:value-type="float" office:value="18522332297.5822">
                <text:p>18522332297.5822</text:p>
              </table:table-cell>
              <table:table-cell office:value-type="float" office:value="20240662275.2066">
                <text:p>20240662275.2066</text:p>
              </table:table-cell>
              <table:table-cell office:value-type="float" office:value="20995187703.1821">
                <text:p>20995187703.1821</text:p>
              </table:table-cell>
              <table:table-cell office:value-type="float" office:value="19177500051.1756">
                <text:p>19177500051.175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778124800">
                <text:p>17778124800</text:p>
              </table:table-cell>
              <table:table-cell office:value-type="float" office:value="18637999472.4313">
                <text:p>18637999472.4313</text:p>
              </table:table-cell>
              <table:table-cell office:value-type="float" office:value="20283481413.5376">
                <text:p>20283481413.5376</text:p>
              </table:table-cell>
              <table:table-cell office:value-type="float" office:value="20995345226.8816">
                <text:p>20995345226.8816</text:p>
              </table:table-cell>
              <table:table-cell office:value-type="float" office:value="17778124800">
                <text:p>17778124800</text:p>
              </table:table-cell>
              <table:table-cell office:value-type="float" office:value="18637999472.4313">
                <text:p>18637999472.4313</text:p>
              </table:table-cell>
              <table:table-cell office:value-type="float" office:value="20283481413.5376">
                <text:p>20283481413.5376</text:p>
              </table:table-cell>
              <table:table-cell office:value-type="float" office:value="20995345226.8816">
                <text:p>20995345226.8816</text:p>
              </table:table-cell>
              <table:table-cell office:value-type="float" office:value="19268147600.4233">
                <text:p>19268147600.42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924889600">
                <text:p>17924889600</text:p>
              </table:table-cell>
              <table:table-cell office:value-type="float" office:value="18752752876.5991">
                <text:p>18752752876.5991</text:p>
              </table:table-cell>
              <table:table-cell office:value-type="float" office:value="20324951749.0112">
                <text:p>20324951749.0112</text:p>
              </table:table-cell>
              <table:table-cell office:value-type="float" office:value="20995484437.0828">
                <text:p>20995484437.0828</text:p>
              </table:table-cell>
              <table:table-cell office:value-type="float" office:value="17924889600">
                <text:p>17924889600</text:p>
              </table:table-cell>
              <table:table-cell office:value-type="float" office:value="18752752876.5991">
                <text:p>18752752876.5991</text:p>
              </table:table-cell>
              <table:table-cell office:value-type="float" office:value="20324951749.0112">
                <text:p>20324951749.0112</text:p>
              </table:table-cell>
              <table:table-cell office:value-type="float" office:value="20995484437.0828">
                <text:p>20995484437.0828</text:p>
              </table:table-cell>
              <table:table-cell office:value-type="float" office:value="19357462630.6971">
                <text:p>19357462630.697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071654400">
                <text:p>18071654400</text:p>
              </table:table-cell>
              <table:table-cell office:value-type="float" office:value="18866599728.8739">
                <text:p>18866599728.8739</text:p>
              </table:table-cell>
              <table:table-cell office:value-type="float" office:value="20365115768.9173">
                <text:p>20365115768.9173</text:p>
              </table:table-cell>
              <table:table-cell office:value-type="float" office:value="20995607462.8891">
                <text:p>20995607462.8891</text:p>
              </table:table-cell>
              <table:table-cell office:value-type="float" office:value="18071654400">
                <text:p>18071654400</text:p>
              </table:table-cell>
              <table:table-cell office:value-type="float" office:value="18866599728.8739">
                <text:p>18866599728.8739</text:p>
              </table:table-cell>
              <table:table-cell office:value-type="float" office:value="20365115768.9173">
                <text:p>20365115768.9173</text:p>
              </table:table-cell>
              <table:table-cell office:value-type="float" office:value="20995607462.8891">
                <text:p>20995607462.8891</text:p>
              </table:table-cell>
              <table:table-cell office:value-type="float" office:value="19445464730.0258">
                <text:p>19445464730.025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218419200">
                <text:p>18218419200</text:p>
              </table:table-cell>
              <table:table-cell office:value-type="float" office:value="18979547191.0158">
                <text:p>18979547191.0158</text:p>
              </table:table-cell>
              <table:table-cell office:value-type="float" office:value="20404014622.1964">
                <text:p>20404014622.1964</text:p>
              </table:table-cell>
              <table:table-cell office:value-type="float" office:value="20995716185.8768">
                <text:p>20995716185.8768</text:p>
              </table:table-cell>
              <table:table-cell office:value-type="float" office:value="18218419200">
                <text:p>18218419200</text:p>
              </table:table-cell>
              <table:table-cell office:value-type="float" office:value="18979547191.0158">
                <text:p>18979547191.0158</text:p>
              </table:table-cell>
              <table:table-cell office:value-type="float" office:value="20404014622.1964">
                <text:p>20404014622.1964</text:p>
              </table:table-cell>
              <table:table-cell office:value-type="float" office:value="20995716185.8768">
                <text:p>20995716185.8768</text:p>
              </table:table-cell>
              <table:table-cell office:value-type="float" office:value="19532173198.4944">
                <text:p>19532173198.49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365184000">
                <text:p>18365184000</text:p>
              </table:table-cell>
              <table:table-cell office:value-type="float" office:value="19091602368.2068">
                <text:p>19091602368.2068</text:p>
              </table:table-cell>
              <table:table-cell office:value-type="float" office:value="20441688161.5973">
                <text:p>20441688161.5973</text:p>
              </table:table-cell>
              <table:table-cell office:value-type="float" office:value="20995812268.8729">
                <text:p>20995812268.8729</text:p>
              </table:table-cell>
              <table:table-cell office:value-type="float" office:value="18365184000">
                <text:p>18365184000</text:p>
              </table:table-cell>
              <table:table-cell office:value-type="float" office:value="19091602368.2068">
                <text:p>19091602368.2068</text:p>
              </table:table-cell>
              <table:table-cell office:value-type="float" office:value="20441688161.5973">
                <text:p>20441688161.5973</text:p>
              </table:table-cell>
              <table:table-cell office:value-type="float" office:value="20995812268.8729">
                <text:p>20995812268.8729</text:p>
              </table:table-cell>
              <table:table-cell office:value-type="float" office:value="19617607052.4766">
                <text:p>19617607052.47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8511948800">
                <text:p>18511948800</text:p>
              </table:table-cell>
              <table:table-cell office:value-type="float" office:value="19202772309.498">
                <text:p>19202772309.498</text:p>
              </table:table-cell>
              <table:table-cell office:value-type="float" office:value="20478174984.5069">
                <text:p>20478174984.5069</text:p>
              </table:table-cell>
              <table:table-cell office:value-type="float" office:value="20995897181.3861">
                <text:p>20995897181.3861</text:p>
              </table:table-cell>
              <table:table-cell office:value-type="float" office:value="18511948800">
                <text:p>18511948800</text:p>
              </table:table-cell>
              <table:table-cell office:value-type="float" office:value="19202772309.498">
                <text:p>19202772309.498</text:p>
              </table:table-cell>
              <table:table-cell office:value-type="float" office:value="20478174984.5069">
                <text:p>20478174984.5069</text:p>
              </table:table-cell>
              <table:table-cell office:value-type="float" office:value="20995897181.3861">
                <text:p>20995897181.3861</text:p>
              </table:table-cell>
              <table:table-cell office:value-type="float" office:value="19701785028.8052">
                <text:p>19701785028.80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658713600">
                <text:p>18658713600</text:p>
              </table:table-cell>
              <table:table-cell office:value-type="float" office:value="19313064008.2529">
                <text:p>19313064008.2529</text:p>
              </table:table-cell>
              <table:table-cell office:value-type="float" office:value="20513512472.495">
                <text:p>20513512472.495</text:p>
              </table:table-cell>
              <table:table-cell office:value-type="float" office:value="20995972222.0822">
                <text:p>20995972222.0822</text:p>
              </table:table-cell>
              <table:table-cell office:value-type="float" office:value="18658713600">
                <text:p>18658713600</text:p>
              </table:table-cell>
              <table:table-cell office:value-type="float" office:value="19313064008.2529">
                <text:p>19313064008.2529</text:p>
              </table:table-cell>
              <table:table-cell office:value-type="float" office:value="20513512472.495">
                <text:p>20513512472.495</text:p>
              </table:table-cell>
              <table:table-cell office:value-type="float" office:value="20995972222.0822">
                <text:p>20995972222.0822</text:p>
              </table:table-cell>
              <table:table-cell office:value-type="float" office:value="19784725588.8817">
                <text:p>19784725588.881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805478400">
                <text:p>18805478400</text:p>
              </table:table-cell>
              <table:table-cell office:value-type="float" office:value="19422484402.5877">
                <text:p>19422484402.5877</text:p>
              </table:table-cell>
              <table:table-cell office:value-type="float" office:value="20547736829.6114">
                <text:p>20547736829.6114</text:p>
              </table:table-cell>
              <table:table-cell office:value-type="float" office:value="20996038538.6456">
                <text:p>20996038538.6456</text:p>
              </table:table-cell>
              <table:table-cell office:value-type="float" office:value="18805478400">
                <text:p>18805478400</text:p>
              </table:table-cell>
              <table:table-cell office:value-type="float" office:value="19422484402.5877">
                <text:p>19422484402.5877</text:p>
              </table:table-cell>
              <table:table-cell office:value-type="float" office:value="20547736829.6114">
                <text:p>20547736829.6114</text:p>
              </table:table-cell>
              <table:table-cell office:value-type="float" office:value="20996038538.6456">
                <text:p>20996038538.6456</text:p>
              </table:table-cell>
              <table:table-cell office:value-type="float" office:value="19866446922.7252">
                <text:p>19866446922.72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952243200">
                <text:p>18952243200</text:p>
              </table:table-cell>
              <table:table-cell office:value-type="float" office:value="19531040375.8073">
                <text:p>19531040375.8073</text:p>
              </table:table-cell>
              <table:table-cell office:value-type="float" office:value="20580883119.4786">
                <text:p>20580883119.4786</text:p>
              </table:table-cell>
              <table:table-cell office:value-type="float" office:value="20996097145.3325">
                <text:p>20996097145.3325</text:p>
              </table:table-cell>
              <table:table-cell office:value-type="float" office:value="18952243200">
                <text:p>18952243200</text:p>
              </table:table-cell>
              <table:table-cell office:value-type="float" office:value="19531040375.8073">
                <text:p>19531040375.8073</text:p>
              </table:table-cell>
              <table:table-cell office:value-type="float" office:value="20580883119.4786">
                <text:p>20580883119.4786</text:p>
              </table:table-cell>
              <table:table-cell office:value-type="float" office:value="20996097145.3325">
                <text:p>20996097145.3325</text:p>
              </table:table-cell>
              <table:table-cell office:value-type="float" office:value="19946966952.9611">
                <text:p>19946966952.96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099008000">
                <text:p>19099008000</text:p>
              </table:table-cell>
              <table:table-cell office:value-type="float" office:value="19638738756.8384">
                <text:p>19638738756.8384</text:p>
              </table:table-cell>
              <table:table-cell office:value-type="float" office:value="20612985301.2151">
                <text:p>20612985301.2151</text:p>
              </table:table-cell>
              <table:table-cell office:value-type="float" office:value="20996148938.483">
                <text:p>20996148938.483</text:p>
              </table:table-cell>
              <table:table-cell office:value-type="float" office:value="19099008000">
                <text:p>19099008000</text:p>
              </table:table-cell>
              <table:table-cell office:value-type="float" office:value="19638738756.8384">
                <text:p>19638738756.8384</text:p>
              </table:table-cell>
              <table:table-cell office:value-type="float" office:value="20612985301.2151">
                <text:p>20612985301.2151</text:p>
              </table:table-cell>
              <table:table-cell office:value-type="float" office:value="20996148938.483">
                <text:p>20996148938.483</text:p>
              </table:table-cell>
              <table:table-cell office:value-type="float" office:value="20026303338.7526">
                <text:p>20026303338.75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245772800">
                <text:p>19245772800</text:p>
              </table:table-cell>
              <table:table-cell office:value-type="float" office:value="19745586320.6594">
                <text:p>19745586320.6594</text:p>
              </table:table-cell>
              <table:table-cell office:value-type="float" office:value="20644076264.2268">
                <text:p>20644076264.2268</text:p>
              </table:table-cell>
              <table:table-cell office:value-type="float" office:value="20996194710.2299">
                <text:p>20996194710.2299</text:p>
              </table:table-cell>
              <table:table-cell office:value-type="float" office:value="19245772800">
                <text:p>19245772800</text:p>
              </table:table-cell>
              <table:table-cell office:value-type="float" office:value="19745586320.6594">
                <text:p>19745586320.6594</text:p>
              </table:table-cell>
              <table:table-cell office:value-type="float" office:value="20644076264.2268">
                <text:p>20644076264.2268</text:p>
              </table:table-cell>
              <table:table-cell office:value-type="float" office:value="20996194710.2299">
                <text:p>20996194710.2299</text:p>
              </table:table-cell>
              <table:table-cell office:value-type="float" office:value="20104473479.6729">
                <text:p>20104473479.672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392537600">
                <text:p>19392537600</text:p>
              </table:table-cell>
              <table:table-cell office:value-type="float" office:value="19851589788.7262">
                <text:p>19851589788.7262</text:p>
              </table:table-cell>
              <table:table-cell office:value-type="float" office:value="20674187861.9036">
                <text:p>20674187861.9036</text:p>
              </table:table-cell>
              <table:table-cell office:value-type="float" office:value="20996235160.6137">
                <text:p>20996235160.6137</text:p>
              </table:table-cell>
              <table:table-cell office:value-type="float" office:value="19392537600">
                <text:p>19392537600</text:p>
              </table:table-cell>
              <table:table-cell office:value-type="float" office:value="19851589788.7262">
                <text:p>19851589788.7262</text:p>
              </table:table-cell>
              <table:table-cell office:value-type="float" office:value="20674187861.9036">
                <text:p>20674187861.9036</text:p>
              </table:table-cell>
              <table:table-cell office:value-type="float" office:value="20996235160.6137">
                <text:p>20996235160.6137</text:p>
              </table:table-cell>
              <table:table-cell office:value-type="float" office:value="20181494519.5217">
                <text:p>20181494519.521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539302400">
                <text:p>19539302400</text:p>
              </table:table-cell>
              <table:table-cell office:value-type="float" office:value="19956755829.3952">
                <text:p>19956755829.3952</text:p>
              </table:table-cell>
              <table:table-cell office:value-type="float" office:value="20703350944.2537">
                <text:p>20703350944.2537</text:p>
              </table:table-cell>
              <table:table-cell office:value-type="float" office:value="20996270908.2891">
                <text:p>20996270908.2891</text:p>
              </table:table-cell>
              <table:table-cell office:value-type="float" office:value="19539302400">
                <text:p>19539302400</text:p>
              </table:table-cell>
              <table:table-cell office:value-type="float" office:value="19956755829.3952">
                <text:p>19956755829.3952</text:p>
              </table:table-cell>
              <table:table-cell office:value-type="float" office:value="20703350944.2537">
                <text:p>20703350944.2537</text:p>
              </table:table-cell>
              <table:table-cell office:value-type="float" office:value="20996270908.2891">
                <text:p>20996270908.2891</text:p>
              </table:table-cell>
              <table:table-cell office:value-type="float" office:value="20257383350.0848">
                <text:p>20257383350.08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686067200">
                <text:p>19686067200</text:p>
              </table:table-cell>
              <table:table-cell office:value-type="float" office:value="20061091058.343">
                <text:p>20061091058.343</text:p>
              </table:table-cell>
              <table:table-cell office:value-type="float" office:value="20731595389.5097">
                <text:p>20731595389.5097</text:p>
              </table:table-cell>
              <table:table-cell office:value-type="float" office:value="20996302499.9867">
                <text:p>20996302499.9867</text:p>
              </table:table-cell>
              <table:table-cell office:value-type="float" office:value="19686067200">
                <text:p>19686067200</text:p>
              </table:table-cell>
              <table:table-cell office:value-type="float" office:value="20061091058.343">
                <text:p>20061091058.343</text:p>
              </table:table-cell>
              <table:table-cell office:value-type="float" office:value="20731595389.5097">
                <text:p>20731595389.5097</text:p>
              </table:table-cell>
              <table:table-cell office:value-type="float" office:value="20996302499.9867">
                <text:p>20996302499.9867</text:p>
              </table:table-cell>
              <table:table-cell office:value-type="float" office:value="20332156614.8385">
                <text:p>20332156614.83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832832000">
                <text:p>19832832000</text:p>
              </table:table-cell>
              <table:table-cell office:value-type="float" office:value="20164602038.9821">
                <text:p>20164602038.9821</text:p>
              </table:table-cell>
              <table:table-cell office:value-type="float" office:value="20758950134.7401">
                <text:p>20758950134.7401</text:p>
              </table:table-cell>
              <table:table-cell office:value-type="float" office:value="20996330418.875">
                <text:p>20996330418.875</text:p>
              </table:table-cell>
              <table:table-cell office:value-type="float" office:value="19832832000">
                <text:p>19832832000</text:p>
              </table:table-cell>
              <table:table-cell office:value-type="float" office:value="20164602038.9821">
                <text:p>20164602038.9821</text:p>
              </table:table-cell>
              <table:table-cell office:value-type="float" office:value="20758950134.7401">
                <text:p>20758950134.7401</text:p>
              </table:table-cell>
              <table:table-cell office:value-type="float" office:value="20996330418.875">
                <text:p>20996330418.875</text:p>
              </table:table-cell>
              <table:table-cell office:value-type="float" office:value="20405830712.6004">
                <text:p>20405830712.600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979596800">
                <text:p>19979596800</text:p>
              </table:table-cell>
              <table:table-cell office:value-type="float" office:value="20267295282.8742">
                <text:p>20267295282.8742</text:p>
              </table:table-cell>
              <table:table-cell office:value-type="float" office:value="20785443205.4958">
                <text:p>20785443205.4958</text:p>
              </table:table-cell>
              <table:table-cell office:value-type="float" office:value="20996355091.9501">
                <text:p>20996355091.9501</text:p>
              </table:table-cell>
              <table:table-cell office:value-type="float" office:value="19979596800">
                <text:p>19979596800</text:p>
              </table:table-cell>
              <table:table-cell office:value-type="float" office:value="20267295282.8742">
                <text:p>20267295282.8742</text:p>
              </table:table-cell>
              <table:table-cell office:value-type="float" office:value="20785443205.4958">
                <text:p>20785443205.4958</text:p>
              </table:table-cell>
              <table:table-cell office:value-type="float" office:value="20996355091.9501">
                <text:p>20996355091.9501</text:p>
              </table:table-cell>
              <table:table-cell office:value-type="float" office:value="20478421801.1252">
                <text:p>20478421801.12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126361600">
                <text:p>20126361600</text:p>
              </table:table-cell>
              <table:table-cell office:value-type="float" office:value="20369177250.1395">
                <text:p>20369177250.1395</text:p>
              </table:table-cell>
              <table:table-cell office:value-type="float" office:value="20811101744.5227">
                <text:p>20811101744.5227</text:p>
              </table:table-cell>
              <table:table-cell office:value-type="float" office:value="20996376896.5659">
                <text:p>20996376896.5659</text:p>
              </table:table-cell>
              <table:table-cell office:value-type="float" office:value="20126361600">
                <text:p>20126361600</text:p>
              </table:table-cell>
              <table:table-cell office:value-type="float" office:value="20369177250.1395">
                <text:p>20369177250.1395</text:p>
              </table:table-cell>
              <table:table-cell office:value-type="float" office:value="20811101744.5227">
                <text:p>20811101744.5227</text:p>
              </table:table-cell>
              <table:table-cell office:value-type="float" office:value="20996376896.5659">
                <text:p>20996376896.5659</text:p>
              </table:table-cell>
              <table:table-cell office:value-type="float" office:value="20549945800.6486">
                <text:p>20549945800.64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0273126400">
                <text:p>20273126400</text:p>
              </table:table-cell>
              <table:table-cell office:value-type="float" office:value="20470254349.8633">
                <text:p>20470254349.8633</text:p>
              </table:table-cell>
              <table:table-cell office:value-type="float" office:value="20835952039.5702">
                <text:p>20835952039.5702</text:p>
              </table:table-cell>
              <table:table-cell office:value-type="float" office:value="20996396166.2058">
                <text:p>20996396166.2058</text:p>
              </table:table-cell>
              <table:table-cell office:value-type="float" office:value="20273126400">
                <text:p>20273126400</text:p>
              </table:table-cell>
              <table:table-cell office:value-type="float" office:value="20470254349.8633">
                <text:p>20470254349.8633</text:p>
              </table:table-cell>
              <table:table-cell office:value-type="float" office:value="20835952039.5702">
                <text:p>20835952039.5702</text:p>
              </table:table-cell>
              <table:table-cell office:value-type="float" office:value="20996396166.2058">
                <text:p>20996396166.2058</text:p>
              </table:table-cell>
              <table:table-cell office:value-type="float" office:value="20620418397.3791">
                <text:p>20620418397.37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0419891200">
                <text:p>20419891200</text:p>
              </table:table-cell>
              <table:table-cell office:value-type="float" office:value="20570532940.4994">
                <text:p>20570532940.4994</text:p>
              </table:table-cell>
              <table:table-cell office:value-type="float" office:value="20860019550.3238">
                <text:p>20860019550.3238</text:p>
              </table:table-cell>
              <table:table-cell office:value-type="float" office:value="20996413195.5826">
                <text:p>20996413195.5826</text:p>
              </table:table-cell>
              <table:table-cell office:value-type="float" office:value="20419891200">
                <text:p>20419891200</text:p>
              </table:table-cell>
              <table:table-cell office:value-type="float" office:value="20570532940.4994">
                <text:p>20570532940.4994</text:p>
              </table:table-cell>
              <table:table-cell office:value-type="float" office:value="20860019550.3238">
                <text:p>20860019550.3238</text:p>
              </table:table-cell>
              <table:table-cell office:value-type="float" office:value="20996413195.5826">
                <text:p>20996413195.5826</text:p>
              </table:table-cell>
              <table:table-cell office:value-type="float" office:value="20689855046.9376">
                <text:p>20689855046.93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0566656000">
                <text:p>20566656000</text:p>
              </table:table-cell>
              <table:table-cell office:value-type="float" office:value="20670019330.2695">
                <text:p>20670019330.2695</text:p>
              </table:table-cell>
              <table:table-cell office:value-type="float" office:value="20883328934.4886">
                <text:p>20883328934.4886</text:p>
              </table:table-cell>
              <table:table-cell office:value-type="float" office:value="20996428245.1465">
                <text:p>20996428245.1465</text:p>
              </table:table-cell>
              <table:table-cell office:value-type="float" office:value="20566656000">
                <text:p>20566656000</text:p>
              </table:table-cell>
              <table:table-cell office:value-type="float" office:value="20670019330.2695">
                <text:p>20670019330.2695</text:p>
              </table:table-cell>
              <table:table-cell office:value-type="float" office:value="20883328934.4886">
                <text:p>20883328934.4886</text:p>
              </table:table-cell>
              <table:table-cell office:value-type="float" office:value="20996428245.1465">
                <text:p>20996428245.1465</text:p>
              </table:table-cell>
              <table:table-cell office:value-type="float" office:value="20758270977.7476">
                <text:p>20758270977.74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0713420800">
                <text:p>20713420800</text:p>
              </table:table-cell>
              <table:table-cell office:value-type="float" office:value="20768719777.5604">
                <text:p>20768719777.5604</text:p>
              </table:table-cell>
              <table:table-cell office:value-type="float" office:value="20905904073.0522">
                <text:p>20905904073.0522</text:p>
              </table:table-cell>
              <table:table-cell office:value-type="float" office:value="20996441545.0678">
                <text:p>20996441545.0678</text:p>
              </table:table-cell>
              <table:table-cell office:value-type="float" office:value="20713420800">
                <text:p>20713420800</text:p>
              </table:table-cell>
              <table:table-cell office:value-type="float" office:value="20768719777.5604">
                <text:p>20768719777.5604</text:p>
              </table:table-cell>
              <table:table-cell office:value-type="float" office:value="20905904073.0522">
                <text:p>20905904073.0522</text:p>
              </table:table-cell>
              <table:table-cell office:value-type="float" office:value="20996441545.0678">
                <text:p>20996441545.0678</text:p>
              </table:table-cell>
              <table:table-cell office:value-type="float" office:value="20825681194.3747">
                <text:p>20825681194.374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0860185600">
                <text:p>20860185600</text:p>
              </table:table-cell>
              <table:table-cell office:value-type="float" office:value="20866640491.3176">
                <text:p>20866640491.3176</text:p>
              </table:table-cell>
              <table:table-cell office:value-type="float" office:value="20927768094.751">
                <text:p>20927768094.751</text:p>
              </table:table-cell>
              <table:table-cell office:value-type="float" office:value="20996453298.7578">
                <text:p>20996453298.7578</text:p>
              </table:table-cell>
              <table:table-cell office:value-type="float" office:value="20860185600">
                <text:p>20860185600</text:p>
              </table:table-cell>
              <table:table-cell office:value-type="float" office:value="20866640491.3176">
                <text:p>20866640491.3176</text:p>
              </table:table-cell>
              <table:table-cell office:value-type="float" office:value="20927768094.751">
                <text:p>20927768094.751</text:p>
              </table:table-cell>
              <table:table-cell office:value-type="float" office:value="20996453298.7578">
                <text:p>20996453298.7578</text:p>
              </table:table-cell>
              <table:table-cell office:value-type="float" office:value="20892100480.8174">
                <text:p>20892100480.81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1006950400">
                <text:p>21006950400</text:p>
              </table:table-cell>
              <table:table-cell office:value-type="float" office:value="20963787631.4362">
                <text:p>20963787631.4362</text:p>
              </table:table-cell>
              <table:table-cell office:value-type="float" office:value="20948943399.7664">
                <text:p>20948943399.7664</text:p>
              </table:table-cell>
              <table:table-cell office:value-type="float" office:value="20996463685.9793">
                <text:p>20996463685.9793</text:p>
              </table:table-cell>
              <table:table-cell office:value-type="float" office:value="21006950400">
                <text:p>21006950400</text:p>
              </table:table-cell>
              <table:table-cell office:value-type="float" office:value="20963787631.4362">
                <text:p>20963787631.4362</text:p>
              </table:table-cell>
              <table:table-cell office:value-type="float" office:value="20948943399.7664">
                <text:p>20948943399.7664</text:p>
              </table:table-cell>
              <table:table-cell office:value-type="float" office:value="20996463685.9793">
                <text:p>20996463685.9793</text:p>
              </table:table-cell>
              <table:table-cell office:value-type="float" office:value="20957543403.7494">
                <text:p>20957543403.7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6cm" draw:distance="0.237cm"/>
    <draw:stroke-dash draw:name="msLineDash_20_2" draw:display-name="msLineDash 2" draw:style="rect" draw:dots2="1" draw:dots2-length="0.316cm" draw:distance="0.237cm"/>
    <draw:stroke-dash draw:name="msLineDash_20_3" draw:display-name="msLineDash 3" draw:style="rect" draw:dots2="1" draw:dots2-length="0.316cm" draw:distance="0.237cm"/>
    <draw:stroke-dash draw:name="msLineDash_20_4" draw:display-name="msLineDash 4" draw:style="rect" draw:dots2="1" draw:dots2-length="0.316cm" draw:distance="0.23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draw:stroke="dash" draw:stroke-dash="msLineDash_20_1" svg:stroke-width="0.079cm" svg:stroke-color="#4f81bd" draw:fill-color="#4f81b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ab4744" draw:fill-color="#ab474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8aa64f" draw:fill-color="#8aa64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msLineDash_20_2" svg:stroke-width="0.079cm" svg:stroke-color="#8064a2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msLineDash_20_3" svg:stroke-width="0.079cm" svg:stroke-color="#b7b7b7" draw:fill-color="#b7b7b7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c853e" draw:fill-color="#dc853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93a9ce" draw:fill-color="#93a9c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msLineDash_20_4" svg:stroke-width="0.079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b8cd97" draw:fill-color="#b8cd97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3.363cm" svg:height="15.981cm" xlink:href=".." xlink:type="simple" chart:class="chart:line" chart:column-mapping="1 2 3 0 1 2 3 0 4" chart:style-name="ch1">
        <chart:plot-area chart:style-name="ch2" table:cell-range-address="Supply.B46:Supply.B71 Supply.I46:Supply.I71 Supply.O46:Supply.O71 Supply.T46:Supply.T71 Supply.D46:Supply.D71 Supply.Y46:Supply.Y71" chart:data-source-has-labels="column" svg:x="1.935cm" svg:y="0.319cm" svg:width="20.961cm" svg:height="13.905cm">
          <chartooo:coordinate-region svg:x="4.223cm" svg:y="0.492cm" svg:width="18.486cm" svg:height="13.138cm"/>
          <chart:axis chart:dimension="x" chart:name="primary-x" chart:style-name="ch3" chartooo:axis-type="text">
            <chart:title svg:x="8.517cm" svg:y="14.544cm" chart:style-name="ch4">
              <text:p>Years 1-25 from Apr 14 2020*</text:p>
            </chart:title>
            <chart:categories table:cell-range-address="Supply.B46:Supply.B71"/>
          </chart:axis>
          <chart:axis chart:dimension="y" chart:name="primary-y" chart:style-name="ch5">
            <chart:title svg:x="0.451cm" svg:y="9.621cm" chart:style-name="ch6">
              <text:p>Total NIM Supply</text:p>
            </chart:title>
            <chart:grid chart:style-name="ch7" chart:class="major"/>
          </chart:axis>
          <chart:series chart:style-name="ch8" chart:values-cell-range-address="Supply.I46:Supply.I71" chart:class="chart:line">
            <chart:data-point chart:repeated="26"/>
          </chart:series>
          <chart:series chart:style-name="ch9" chart:values-cell-range-address="Supply.O46:Supply.O71" chart:class="chart:line">
            <chart:data-point chart:repeated="26"/>
          </chart:series>
          <chart:series chart:style-name="ch10" chart:values-cell-range-address="Supply.T46:Supply.T71" chart:class="chart:line">
            <chart:data-point chart:repeated="26"/>
          </chart:series>
          <chart:series chart:style-name="ch11" chart:values-cell-range-address="Supply.D46:Supply.D71" chart:class="chart:line">
            <chart:data-point chart:repeated="26"/>
          </chart:series>
          <chart:series chart:style-name="ch12" chart:values-cell-range-address="Supply.I46:Supply.I71" chart:class="chart:line">
            <chart:data-point chart:repeated="26"/>
          </chart:series>
          <chart:series chart:style-name="ch13" chart:values-cell-range-address="Supply.O46:Supply.O71" chart:class="chart:line">
            <chart:data-point chart:repeated="26"/>
          </chart:series>
          <chart:series chart:style-name="ch14" chart:values-cell-range-address="Supply.T46:Supply.T71" chart:class="chart:line">
            <chart:data-point chart:repeated="26"/>
          </chart:series>
          <chart:series chart:style-name="ch15" chart:values-cell-range-address="Supply.D46:Supply.D71" chart:class="chart:line">
            <chart:data-point chart:repeated="26"/>
          </chart:series>
          <chart:series chart:style-name="ch16" chart:values-cell-range-address="Supply.Y46:Supply.Y71" chart:class="chart:line">
            <chart:data-point chart:repeated="2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upply.B46:Supply.B71</svg:desc>
                </draw:g>
              </table:table-cell>
              <table:table-cell office:value-type="float" office:value="6624000000">
                <text:p>6624000000</text:p>
                <draw:g>
                  <svg:desc>Supply.I46:Supply.I71</svg:desc>
                </draw:g>
              </table:table-cell>
              <table:table-cell office:value-type="float" office:value="6624000000">
                <text:p>6624000000</text:p>
                <draw:g>
                  <svg:desc>Supply.O46:Supply.O71</svg:desc>
                </draw:g>
              </table:table-cell>
              <table:table-cell office:value-type="float" office:value="6624000000">
                <text:p>6624000000</text:p>
                <draw:g>
                  <svg:desc>Supply.T46:Supply.T71</svg:desc>
                </draw:g>
              </table:table-cell>
              <table:table-cell office:value-type="float" office:value="6624000000">
                <text:p>6624000000</text:p>
                <draw:g>
                  <svg:desc>Supply.D46:Supply.D71</svg:desc>
                </draw:g>
              </table:table-cell>
              <table:table-cell office:value-type="float" office:value="6624000000">
                <text:p>6624000000</text:p>
                <draw:g>
                  <svg:desc>Supply.I46:Supply.I71</svg:desc>
                </draw:g>
              </table:table-cell>
              <table:table-cell office:value-type="float" office:value="6624000000">
                <text:p>6624000000</text:p>
                <draw:g>
                  <svg:desc>Supply.O46:Supply.O71</svg:desc>
                </draw:g>
              </table:table-cell>
              <table:table-cell office:value-type="float" office:value="6624000000">
                <text:p>6624000000</text:p>
                <draw:g>
                  <svg:desc>Supply.T46:Supply.T71</svg:desc>
                </draw:g>
              </table:table-cell>
              <table:table-cell office:value-type="float" office:value="6624000000">
                <text:p>6624000000</text:p>
                <draw:g>
                  <svg:desc>Supply.D46:Supply.D71</svg:desc>
                </draw:g>
              </table:table-cell>
              <table:table-cell office:value-type="float" office:value="6624000000">
                <text:p>6624000000</text:p>
                <draw:g>
                  <svg:desc>Supply.Y46:Supply.Y7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  <table:table-cell office:value-type="float" office:value="6897161397.6">
                <text:p>6897161397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  <table:table-cell office:value-type="float" office:value="7167318623.85528">
                <text:p>7167318623.855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  <table:table-cell office:value-type="float" office:value="7434010189.48461">
                <text:p>7434010189.484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  <table:table-cell office:value-type="float" office:value="7697034214.39918">
                <text:p>7697034214.399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  <table:table-cell office:value-type="float" office:value="7956318198.79752">
                <text:p>7956318198.797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  <table:table-cell office:value-type="float" office:value="8211853914.95019">
                <text:p>8211853914.950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  <table:table-cell office:value-type="float" office:value="8463664859.23793">
                <text:p>8463664859.237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  <table:table-cell office:value-type="float" office:value="8711789984.22588">
                <text:p>8711789984.225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  <table:table-cell office:value-type="float" office:value="8956275570.66713">
                <text:p>8956275570.667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  <table:table-cell office:value-type="float" office:value="9197171169.38301">
                <text:p>9197171169.383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  <table:table-cell office:value-type="float" office:value="9434527577.99543">
                <text:p>9434527577.995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  <table:table-cell office:value-type="float" office:value="9668395835.00006">
                <text:p>9668395835.00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  <table:table-cell office:value-type="float" office:value="9898826722.42615">
                <text:p>9898826722.426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  <table:table-cell office:value-type="float" office:value="10125870522.7068">
                <text:p>10125870522.70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  <table:table-cell office:value-type="float" office:value="10349576902.5731">
                <text:p>10349576902.57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  <table:table-cell office:value-type="float" office:value="10569994860.3804">
                <text:p>10569994860.38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  <table:table-cell office:value-type="float" office:value="10787172705.0703">
                <text:p>10787172705.07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  <table:table-cell office:value-type="float" office:value="11001158050.8746">
                <text:p>11001158050.87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  <table:table-cell office:value-type="float" office:value="11211997819.8111">
                <text:p>11211997819.8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  <table:table-cell office:value-type="float" office:value="11419738248.0021">
                <text:p>11419738248.00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  <table:table-cell office:value-type="float" office:value="11624424893.8275">
                <text:p>11624424893.82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  <table:table-cell office:value-type="float" office:value="11826102646.9238">
                <text:p>11826102646.92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  <table:table-cell office:value-type="float" office:value="12024815737.5318">
                <text:p>12024815737.53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  <table:table-cell office:value-type="float" office:value="12220607745.949">
                <text:p>12220607745.9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  <table:table-cell office:value-type="float" office:value="12413521611.963">
                <text:p>12413521611.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6cm" draw:distance="0.237cm"/>
    <draw:stroke-dash draw:name="msLineDash_20_2" draw:display-name="msLineDash 2" draw:style="rect" draw:dots2="1" draw:dots2-length="0.316cm" draw:distance="0.237cm"/>
    <draw:stroke-dash draw:name="msLineDash_20_3" draw:display-name="msLineDash 3" draw:style="rect" draw:dots2="1" draw:dots2-length="0.316cm" draw:distance="0.237cm"/>
    <draw:stroke-dash draw:name="msLineDash_20_4" draw:display-name="msLineDash 4" draw:style="rect" draw:dots2="1" draw:dots2-length="0.316cm" draw:distance="0.237cm"/>
  </office:styles>
</office:document-styles>
</file>